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officeooo:paragraph-rsid="04082f68"/>
    </style:style>
    <style:style style:name="P19" style:family="paragraph" style:parent-style-name="Text_20_body">
      <style:paragraph-properties fo:text-align="start" style:justify-single-word="false"/>
      <style:text-properties officeooo:paragraph-rsid="0127543c"/>
    </style:style>
    <style:style style:name="P20" style:family="paragraph" style:parent-style-name="Text_20_body">
      <style:paragraph-properties fo:text-align="start" style:justify-single-word="false"/>
      <style:text-properties officeooo:paragraph-rsid="02814464"/>
    </style:style>
    <style:style style:name="P21" style:family="paragraph" style:parent-style-name="Text_20_body">
      <style:text-properties officeooo:paragraph-rsid="04082f68"/>
    </style:style>
    <style:style style:name="P22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4" style:family="paragraph" style:parent-style-name="Text_20_body">
      <style:text-properties officeooo:rsid="02d7aedb" officeooo:paragraph-rsid="040a29d5"/>
    </style:style>
    <style:style style:name="P25" style:family="paragraph" style:parent-style-name="Text_20_body">
      <style:text-properties officeooo:paragraph-rsid="040a29d5"/>
    </style:style>
    <style:style style:name="P26" style:family="paragraph" style:parent-style-name="Text_20_body">
      <style:text-properties officeooo:paragraph-rsid="040a29d5" style:text-scale="97%"/>
    </style:style>
    <style:style style:name="P27" style:family="paragraph" style:parent-style-name="Text_20_body">
      <style:paragraph-properties fo:text-align="center" style:justify-single-word="false"/>
      <style:text-properties officeooo:paragraph-rsid="040a29d5"/>
    </style:style>
    <style:style style:name="P28" style:family="paragraph" style:parent-style-name="Text_20_body">
      <style:text-properties officeooo:rsid="01b6f25c" officeooo:paragraph-rsid="03c1791e"/>
    </style:style>
    <style:style style:name="P29" style:family="paragraph" style:parent-style-name="Text_20_body">
      <style:paragraph-properties fo:text-align="end" style:justify-single-word="false"/>
      <style:text-properties officeooo:paragraph-rsid="0127543c"/>
    </style:style>
    <style:style style:name="P30" style:family="paragraph" style:parent-style-name="Text_20_body">
      <style:text-properties officeooo:paragraph-rsid="038c7c4a"/>
    </style:style>
    <style:style style:name="P31" style:family="paragraph" style:parent-style-name="Text_20_body">
      <style:text-properties officeooo:rsid="038e4e09" officeooo:paragraph-rsid="038e4e09"/>
    </style:style>
    <style:style style:name="P32" style:family="paragraph" style:parent-style-name="Text_20_body">
      <style:text-properties officeooo:rsid="038ff3af" officeooo:paragraph-rsid="038ff3af"/>
    </style:style>
    <style:style style:name="P33" style:family="paragraph" style:parent-style-name="Text_20_body">
      <style:text-properties officeooo:paragraph-rsid="0342a8dc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text-properties officeooo:rsid="01d234aa" officeooo:paragraph-rsid="02814464"/>
    </style:style>
    <style:style style:name="P37" style:family="paragraph" style:parent-style-name="Text_20_body">
      <style:text-properties officeooo:rsid="01d234aa" officeooo:paragraph-rsid="03ece5ef"/>
    </style:style>
    <style:style style:name="P38" style:family="paragraph" style:parent-style-name="Text_20_body">
      <style:text-properties officeooo:rsid="0376a180" officeooo:paragraph-rsid="03fbfef5"/>
    </style:style>
    <style:style style:name="P39" style:family="paragraph" style:parent-style-name="Text_20_body">
      <style:text-properties officeooo:rsid="0379eaac" officeooo:paragraph-rsid="03fbfef5"/>
    </style:style>
    <style:style style:name="P40" style:family="paragraph" style:parent-style-name="Text_20_body">
      <style:text-properties officeooo:paragraph-rsid="02814464"/>
    </style:style>
    <style:style style:name="P41" style:family="paragraph" style:parent-style-name="Text_20_body">
      <style:text-properties officeooo:rsid="037e6dba" officeooo:paragraph-rsid="03fbfef5"/>
    </style:style>
    <style:style style:name="P42" style:family="paragraph" style:parent-style-name="Text_20_body">
      <style:text-properties fo:font-size="2pt" officeooo:paragraph-rsid="03fbfef5"/>
    </style:style>
    <style:style style:name="P43" style:family="paragraph" style:parent-style-name="Text_20_body">
      <style:text-properties officeooo:paragraph-rsid="03fbfef5"/>
    </style:style>
    <style:style style:name="P44" style:family="paragraph" style:parent-style-name="Text_20_body">
      <style:text-properties officeooo:rsid="023cd3d4" officeooo:paragraph-rsid="023cd3d4"/>
    </style:style>
    <style:style style:name="P45" style:family="paragraph" style:parent-style-name="Text_20_body">
      <style:text-properties officeooo:paragraph-rsid="02f0b64c"/>
    </style:style>
    <style:style style:name="P46" style:family="paragraph" style:parent-style-name="Text_20_body">
      <style:text-properties officeooo:rsid="02838805" officeooo:paragraph-rsid="02838805"/>
    </style:style>
    <style:style style:name="P47" style:family="paragraph" style:parent-style-name="Text_20_body">
      <style:text-properties officeooo:paragraph-rsid="0046c0af"/>
    </style:style>
    <style:style style:name="P48" style:family="paragraph" style:parent-style-name="Text_20_body">
      <style:text-properties officeooo:paragraph-rsid="0052b719"/>
    </style:style>
    <style:style style:name="P49" style:family="paragraph" style:parent-style-name="Text_20_body">
      <style:text-properties officeooo:paragraph-rsid="003398e2"/>
    </style:style>
    <style:style style:name="P50" style:family="paragraph" style:parent-style-name="Text_20_body">
      <style:text-properties officeooo:paragraph-rsid="00339c80"/>
    </style:style>
    <style:style style:name="P51" style:family="paragraph" style:parent-style-name="Text_20_body">
      <style:text-properties officeooo:paragraph-rsid="0045a9b1"/>
    </style:style>
    <style:style style:name="P52" style:family="paragraph" style:parent-style-name="Text_20_body">
      <style:text-properties officeooo:paragraph-rsid="033b840e"/>
    </style:style>
    <style:style style:name="P53" style:family="paragraph" style:parent-style-name="Text_20_body">
      <style:text-properties officeooo:paragraph-rsid="03e10d45"/>
    </style:style>
    <style:style style:name="P54" style:family="paragraph" style:parent-style-name="Text_20_body">
      <style:text-properties officeooo:rsid="03f11f06" officeooo:paragraph-rsid="03f11f06"/>
    </style:style>
    <style:style style:name="P55" style:family="paragraph" style:parent-style-name="Text_20_body">
      <style:text-properties officeooo:rsid="03e127bc" officeooo:paragraph-rsid="03e127bc"/>
    </style:style>
    <style:style style:name="P56" style:family="paragraph" style:parent-style-name="Text_20_body">
      <style:text-properties officeooo:paragraph-rsid="0369f45a"/>
    </style:style>
    <style:style style:name="P57" style:family="paragraph" style:parent-style-name="Text_20_body">
      <style:text-properties officeooo:paragraph-rsid="00c47932"/>
    </style:style>
    <style:style style:name="P58" style:family="paragraph" style:parent-style-name="Text_20_body">
      <style:text-properties officeooo:paragraph-rsid="037d102f"/>
    </style:style>
    <style:style style:name="P59" style:family="paragraph" style:parent-style-name="Text_20_body">
      <style:text-properties officeooo:paragraph-rsid="04168a53"/>
    </style:style>
    <style:style style:name="P60" style:family="paragraph" style:parent-style-name="Text_20_body">
      <style:text-properties officeooo:rsid="01a77b18" officeooo:paragraph-rsid="0419d3fe"/>
    </style:style>
    <style:style style:name="P61" style:family="paragraph" style:parent-style-name="Preformatted_20_Text">
      <style:paragraph-properties fo:text-align="end" style:justify-single-word="false"/>
    </style:style>
    <style:style style:name="P62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3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4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5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6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7" style:family="paragraph" style:parent-style-name="Preformatted_20_Text">
      <style:text-properties officeooo:paragraph-rsid="03fd1168"/>
    </style:style>
    <style:style style:name="P68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5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6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7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89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0" style:family="paragraph" style:parent-style-name="Preformatted_20_Text">
      <style:text-properties officeooo:paragraph-rsid="03491fd8"/>
    </style:style>
    <style:style style:name="P91" style:family="paragraph" style:parent-style-name="Preformatted_20_Text">
      <style:text-properties officeooo:paragraph-rsid="04025387"/>
    </style:style>
    <style:style style:name="P92" style:family="paragraph" style:parent-style-name="Preformatted_20_Text">
      <style:text-properties officeooo:paragraph-rsid="033b840e"/>
    </style:style>
    <style:style style:name="P93" style:family="paragraph" style:parent-style-name="Preformatted_20_Text">
      <style:text-properties officeooo:paragraph-rsid="03f19698"/>
    </style:style>
    <style:style style:name="P94" style:family="paragraph" style:parent-style-name="Preformatted_20_Text">
      <style:paragraph-properties fo:text-align="start" style:justify-single-word="false"/>
    </style:style>
    <style:style style:name="P95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6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7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98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99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0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1" style:family="paragraph" style:parent-style-name="Preformatted_20_Text">
      <style:text-properties officeooo:paragraph-rsid="04082f68"/>
    </style:style>
    <style:style style:name="P102" style:family="paragraph" style:parent-style-name="Preformatted_20_Text">
      <style:text-properties officeooo:paragraph-rsid="03e8a588"/>
    </style:style>
    <style:style style:name="P103" style:family="paragraph" style:parent-style-name="Preformatted_20_Text">
      <style:text-properties officeooo:rsid="03e127bc" officeooo:paragraph-rsid="03e127bc"/>
    </style:style>
    <style:style style:name="P104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5" style:family="paragraph" style:parent-style-name="Preformatted_20_Text">
      <style:text-properties style:language-asian="zxx" style:country-asian="none" style:language-complex="zxx" style:country-complex="none"/>
    </style:style>
    <style:style style:name="P106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07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08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5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1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2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3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4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5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7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0a29d5"/>
    </style:style>
    <style:style style:name="P158" style:family="paragraph" style:parent-style-name="Preformatted_20_Text">
      <style:text-properties officeooo:paragraph-rsid="026b98c9"/>
    </style:style>
    <style:style style:name="P159" style:family="paragraph" style:parent-style-name="Preformatted_20_Text">
      <style:text-properties officeooo:rsid="019edc34" officeooo:paragraph-rsid="040a29d5"/>
    </style:style>
    <style:style style:name="P160" style:family="paragraph" style:parent-style-name="Preformatted_20_Text">
      <style:text-properties officeooo:rsid="02aa99f2" officeooo:paragraph-rsid="040a29d5"/>
    </style:style>
    <style:style style:name="P161" style:family="paragraph" style:parent-style-name="Preformatted_20_Text">
      <style:text-properties officeooo:paragraph-rsid="034d05c7"/>
    </style:style>
    <style:style style:name="P162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3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4" style:family="paragraph" style:parent-style-name="Preformatted_20_Text">
      <style:text-properties officeooo:paragraph-rsid="02ecc076"/>
    </style:style>
    <style:style style:name="P165" style:family="paragraph" style:parent-style-name="Preformatted_20_Text">
      <style:text-properties officeooo:paragraph-rsid="03c1fcac"/>
    </style:style>
    <style:style style:name="P166" style:family="paragraph" style:parent-style-name="Preformatted_20_Text">
      <style:text-properties officeooo:paragraph-rsid="03384e9d"/>
    </style:style>
    <style:style style:name="P167" style:family="paragraph" style:parent-style-name="Preformatted_20_Text">
      <style:text-properties officeooo:rsid="0200e899" officeooo:paragraph-rsid="03384e9d"/>
    </style:style>
    <style:style style:name="P168" style:family="paragraph" style:parent-style-name="Preformatted_20_Text">
      <style:text-properties officeooo:rsid="03b6690e" officeooo:paragraph-rsid="03b6690e"/>
    </style:style>
    <style:style style:name="P169" style:family="paragraph" style:parent-style-name="Preformatted_20_Text">
      <style:text-properties officeooo:paragraph-rsid="03b6690e"/>
    </style:style>
    <style:style style:name="P170" style:family="paragraph" style:parent-style-name="Preformatted_20_Text">
      <style:text-properties officeooo:rsid="018c6cce" officeooo:paragraph-rsid="03f19698"/>
    </style:style>
    <style:style style:name="P171" style:family="paragraph" style:parent-style-name="Preformatted_20_Text">
      <style:text-properties officeooo:paragraph-rsid="03bb0bc5"/>
    </style:style>
    <style:style style:name="P172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3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4" style:family="paragraph" style:parent-style-name="Preformatted_20_Text">
      <style:text-properties officeooo:rsid="03af146a" officeooo:paragraph-rsid="03bb0bc5"/>
    </style:style>
    <style:style style:name="P175" style:family="paragraph" style:parent-style-name="Preformatted_20_Text">
      <style:text-properties officeooo:rsid="01b6f25c" officeooo:paragraph-rsid="03c1791e"/>
    </style:style>
    <style:style style:name="P176" style:family="paragraph" style:parent-style-name="Preformatted_20_Text">
      <style:text-properties officeooo:rsid="029cfef9" officeooo:paragraph-rsid="03c1791e"/>
    </style:style>
    <style:style style:name="P177" style:family="paragraph" style:parent-style-name="Preformatted_20_Text">
      <style:text-properties officeooo:paragraph-rsid="03c4695e"/>
    </style:style>
    <style:style style:name="P178" style:family="paragraph" style:parent-style-name="Preformatted_20_Text">
      <style:text-properties officeooo:paragraph-rsid="0342a8dc"/>
    </style:style>
    <style:style style:name="P179" style:family="paragraph" style:parent-style-name="Preformatted_20_Text">
      <style:text-properties officeooo:paragraph-rsid="038ad74e"/>
    </style:style>
    <style:style style:name="P180" style:family="paragraph" style:parent-style-name="Preformatted_20_Text">
      <style:text-properties officeooo:paragraph-rsid="02814464"/>
    </style:style>
    <style:style style:name="P181" style:family="paragraph" style:parent-style-name="Preformatted_20_Text">
      <style:text-properties officeooo:rsid="017172c5" officeooo:paragraph-rsid="02b7860a"/>
    </style:style>
    <style:style style:name="P182" style:family="paragraph" style:parent-style-name="Preformatted_20_Text">
      <style:text-properties officeooo:rsid="017172c5" officeooo:paragraph-rsid="02814464"/>
    </style:style>
    <style:style style:name="P183" style:family="paragraph" style:parent-style-name="Preformatted_20_Text">
      <style:text-properties officeooo:rsid="01d234aa" officeooo:paragraph-rsid="02814464"/>
    </style:style>
    <style:style style:name="P184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85" style:family="paragraph" style:parent-style-name="Preformatted_20_Text">
      <style:text-properties fo:font-weight="bold" officeooo:paragraph-rsid="03fbfef5" style:font-weight-asian="bold" style:font-weight-complex="bold"/>
    </style:style>
    <style:style style:name="P186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87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88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89" style:family="paragraph" style:parent-style-name="Preformatted_20_Text">
      <style:text-properties fo:font-weight="bold" officeooo:paragraph-rsid="033b840e" style:font-weight-asian="bold" style:font-weight-complex="bold"/>
    </style:style>
    <style:style style:name="P190" style:family="paragraph" style:parent-style-name="Preformatted_20_Text">
      <style:text-properties fo:font-weight="bold" officeooo:paragraph-rsid="026b98c9" style:font-weight-asian="bold" style:font-weight-complex="bold"/>
    </style:style>
    <style:style style:name="P191" style:family="paragraph" style:parent-style-name="Preformatted_20_Text">
      <style:text-properties fo:font-weight="bold" officeooo:paragraph-rsid="0419d3fe" style:font-weight-asian="bold" style:font-weight-complex="bold"/>
    </style:style>
    <style:style style:name="P192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3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194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195" style:family="paragraph" style:parent-style-name="Preformatted_20_Text">
      <style:text-properties officeooo:rsid="03ea67f7" officeooo:paragraph-rsid="03ea67f7"/>
    </style:style>
    <style:style style:name="P196" style:family="paragraph" style:parent-style-name="Preformatted_20_Text">
      <style:text-properties officeooo:rsid="03ec809c" officeooo:paragraph-rsid="03ec809c"/>
    </style:style>
    <style:style style:name="P197" style:family="paragraph" style:parent-style-name="Preformatted_20_Text">
      <style:text-properties officeooo:rsid="0376a180" officeooo:paragraph-rsid="03fbfef5"/>
    </style:style>
    <style:style style:name="P198" style:family="paragraph" style:parent-style-name="Preformatted_20_Text">
      <style:text-properties officeooo:paragraph-rsid="03fbfef5"/>
    </style:style>
    <style:style style:name="P199" style:family="paragraph" style:parent-style-name="Preformatted_20_Text">
      <style:text-properties officeooo:rsid="0212e752" officeooo:paragraph-rsid="02814464"/>
    </style:style>
    <style:style style:name="P200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1" style:family="paragraph" style:parent-style-name="Preformatted_20_Text">
      <style:text-properties officeooo:paragraph-rsid="02a030d1"/>
    </style:style>
    <style:style style:name="P202" style:family="paragraph" style:parent-style-name="Preformatted_20_Text">
      <style:text-properties officeooo:rsid="02cd2109" officeooo:paragraph-rsid="0342a8dc"/>
    </style:style>
    <style:style style:name="P203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04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05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06" style:family="paragraph" style:parent-style-name="Preformatted_20_Text">
      <style:text-properties officeooo:paragraph-rsid="036e91d8"/>
    </style:style>
    <style:style style:name="P207" style:family="paragraph" style:parent-style-name="Preformatted_20_Text">
      <style:text-properties officeooo:paragraph-rsid="022f7946"/>
    </style:style>
    <style:style style:name="P208" style:family="paragraph" style:parent-style-name="Preformatted_20_Text">
      <style:text-properties officeooo:paragraph-rsid="02f0b64c"/>
    </style:style>
    <style:style style:name="P209" style:family="paragraph" style:parent-style-name="Preformatted_20_Text">
      <style:text-properties officeooo:paragraph-rsid="024cc78f"/>
    </style:style>
    <style:style style:name="P210" style:family="paragraph" style:parent-style-name="Preformatted_20_Text">
      <style:text-properties officeooo:rsid="022fc0c9" officeooo:paragraph-rsid="023bbbc0"/>
    </style:style>
    <style:style style:name="P211" style:family="paragraph" style:parent-style-name="Preformatted_20_Text">
      <style:text-properties officeooo:paragraph-rsid="023bbbc0"/>
    </style:style>
    <style:style style:name="P212" style:family="paragraph" style:parent-style-name="Preformatted_20_Text">
      <style:text-properties officeooo:paragraph-rsid="021f7c74"/>
    </style:style>
    <style:style style:name="P213" style:family="paragraph" style:parent-style-name="Preformatted_20_Text">
      <style:text-properties officeooo:paragraph-rsid="023379bb"/>
    </style:style>
    <style:style style:name="P214" style:family="paragraph" style:parent-style-name="Preformatted_20_Text">
      <style:text-properties officeooo:rsid="023ff07c" officeooo:paragraph-rsid="02416f6b"/>
    </style:style>
    <style:style style:name="P215" style:family="paragraph" style:parent-style-name="Preformatted_20_Text">
      <style:text-properties officeooo:rsid="02eeb890" officeooo:paragraph-rsid="02eeb890"/>
    </style:style>
    <style:style style:name="P216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17" style:family="paragraph" style:parent-style-name="Preformatted_20_Text">
      <style:text-properties officeooo:paragraph-rsid="023ace28"/>
    </style:style>
    <style:style style:name="P218" style:family="paragraph" style:parent-style-name="Preformatted_20_Text">
      <style:text-properties officeooo:rsid="02467a94" officeooo:paragraph-rsid="02467a94"/>
    </style:style>
    <style:style style:name="P219" style:family="paragraph" style:parent-style-name="Preformatted_20_Text">
      <style:text-properties officeooo:paragraph-rsid="03daefd2"/>
    </style:style>
    <style:style style:name="P220" style:family="paragraph" style:parent-style-name="Preformatted_20_Text">
      <style:text-properties officeooo:rsid="024b657d" officeooo:paragraph-rsid="024b657d"/>
    </style:style>
    <style:style style:name="P221" style:family="paragraph" style:parent-style-name="Preformatted_20_Text">
      <style:text-properties officeooo:rsid="02838805" officeooo:paragraph-rsid="02838805"/>
    </style:style>
    <style:style style:name="P222" style:family="paragraph" style:parent-style-name="Preformatted_20_Text">
      <style:text-properties officeooo:rsid="02838805" officeooo:paragraph-rsid="0284af25"/>
    </style:style>
    <style:style style:name="P223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24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25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26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27" style:family="paragraph" style:parent-style-name="Preformatted_20_Text">
      <style:text-properties officeooo:paragraph-rsid="0077e640"/>
    </style:style>
    <style:style style:name="P228" style:family="paragraph" style:parent-style-name="Preformatted_20_Text">
      <style:text-properties officeooo:paragraph-rsid="006fcb97"/>
    </style:style>
    <style:style style:name="P229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0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1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2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3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34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35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36" style:family="paragraph" style:parent-style-name="Preformatted_20_Text">
      <style:text-properties officeooo:rsid="024962a2" officeooo:paragraph-rsid="024962a2"/>
    </style:style>
    <style:style style:name="P237" style:family="paragraph" style:parent-style-name="Preformatted_20_Text">
      <style:text-properties officeooo:paragraph-rsid="0273d694"/>
    </style:style>
    <style:style style:name="P238" style:family="paragraph" style:parent-style-name="Preformatted_20_Text">
      <style:text-properties officeooo:paragraph-rsid="0052b719"/>
    </style:style>
    <style:style style:name="P239" style:family="paragraph" style:parent-style-name="Preformatted_20_Text">
      <style:text-properties officeooo:paragraph-rsid="004b5915"/>
    </style:style>
    <style:style style:name="P240" style:family="paragraph" style:parent-style-name="Preformatted_20_Text">
      <style:text-properties officeooo:paragraph-rsid="03e10d45"/>
    </style:style>
    <style:style style:name="P241" style:family="paragraph" style:parent-style-name="Preformatted_20_Text">
      <style:text-properties officeooo:paragraph-rsid="003398e2"/>
    </style:style>
    <style:style style:name="P242" style:family="paragraph" style:parent-style-name="Preformatted_20_Text">
      <style:text-properties officeooo:paragraph-rsid="00339c80"/>
    </style:style>
    <style:style style:name="P243" style:family="paragraph" style:parent-style-name="Preformatted_20_Text">
      <style:text-properties officeooo:paragraph-rsid="039d59d3"/>
    </style:style>
    <style:style style:name="P244" style:family="paragraph" style:parent-style-name="Preformatted_20_Text">
      <style:text-properties officeooo:paragraph-rsid="0045a9b1"/>
    </style:style>
    <style:style style:name="P245" style:family="paragraph" style:parent-style-name="Preformatted_20_Text">
      <style:text-properties officeooo:paragraph-rsid="03001cde"/>
    </style:style>
    <style:style style:name="P246" style:family="paragraph" style:parent-style-name="Preformatted_20_Text">
      <style:text-properties officeooo:paragraph-rsid="036faf7c"/>
    </style:style>
    <style:style style:name="P247" style:family="paragraph" style:parent-style-name="Preformatted_20_Text">
      <style:text-properties officeooo:rsid="03b83cdc" officeooo:paragraph-rsid="03b83cdc"/>
    </style:style>
    <style:style style:name="P248" style:family="paragraph" style:parent-style-name="Preformatted_20_Text">
      <style:text-properties officeooo:rsid="030c9839" officeooo:paragraph-rsid="033b840e"/>
    </style:style>
    <style:style style:name="P249" style:family="paragraph" style:parent-style-name="Preformatted_20_Text">
      <style:text-properties officeooo:rsid="030f6f34" officeooo:paragraph-rsid="033b840e"/>
    </style:style>
    <style:style style:name="P250" style:family="paragraph" style:parent-style-name="Preformatted_20_Text">
      <style:text-properties officeooo:rsid="03128ece" officeooo:paragraph-rsid="033b840e"/>
    </style:style>
    <style:style style:name="P251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2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3" style:family="paragraph" style:parent-style-name="Preformatted_20_Text">
      <style:text-properties officeooo:rsid="03298d06" officeooo:paragraph-rsid="03491fd8"/>
    </style:style>
    <style:style style:name="P254" style:family="paragraph" style:parent-style-name="Preformatted_20_Text">
      <style:text-properties officeooo:rsid="032f0ed1" officeooo:paragraph-rsid="03491fd8"/>
    </style:style>
    <style:style style:name="P255" style:family="paragraph" style:parent-style-name="Preformatted_20_Text">
      <style:text-properties officeooo:rsid="03325b16" officeooo:paragraph-rsid="03491fd8"/>
    </style:style>
    <style:style style:name="P256" style:family="paragraph" style:parent-style-name="Preformatted_20_Text">
      <style:text-properties officeooo:paragraph-rsid="017cd83f"/>
    </style:style>
    <style:style style:name="P257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58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59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0" style:family="paragraph" style:parent-style-name="Preformatted_20_Text">
      <style:text-properties officeooo:paragraph-rsid="0369f45a"/>
    </style:style>
    <style:style style:name="P261" style:family="paragraph" style:parent-style-name="Preformatted_20_Text">
      <style:text-properties officeooo:paragraph-rsid="03759f53"/>
    </style:style>
    <style:style style:name="P262" style:family="paragraph" style:parent-style-name="Preformatted_20_Text">
      <style:text-properties officeooo:rsid="03765f47" officeooo:paragraph-rsid="03765f47"/>
    </style:style>
    <style:style style:name="P263" style:family="paragraph" style:parent-style-name="Preformatted_20_Text">
      <style:text-properties officeooo:paragraph-rsid="00c47932"/>
    </style:style>
    <style:style style:name="P264" style:family="paragraph" style:parent-style-name="Preformatted_20_Text">
      <style:text-properties officeooo:rsid="0113fe4f" officeooo:paragraph-rsid="0113fe4f"/>
    </style:style>
    <style:style style:name="P265" style:family="paragraph" style:parent-style-name="Preformatted_20_Text">
      <style:text-properties officeooo:paragraph-rsid="0113fe4f"/>
    </style:style>
    <style:style style:name="P266" style:family="paragraph" style:parent-style-name="Preformatted_20_Text">
      <style:text-properties officeooo:paragraph-rsid="026b98c9" style:text-scale="96%"/>
    </style:style>
    <style:style style:name="P267" style:family="paragraph" style:parent-style-name="Preformatted_20_Text">
      <style:text-properties officeooo:paragraph-rsid="03d582bd"/>
    </style:style>
    <style:style style:name="P268" style:family="paragraph" style:parent-style-name="Preformatted_20_Text">
      <style:text-properties officeooo:paragraph-rsid="041051f4"/>
    </style:style>
    <style:style style:name="P269" style:family="paragraph" style:parent-style-name="Preformatted_20_Text">
      <style:text-properties officeooo:paragraph-rsid="04108aea"/>
    </style:style>
    <style:style style:name="P270" style:family="paragraph" style:parent-style-name="Preformatted_20_Text">
      <style:text-properties officeooo:paragraph-rsid="04168a53"/>
    </style:style>
    <style:style style:name="P271" style:family="paragraph" style:parent-style-name="Preformatted_20_Text">
      <style:text-properties officeooo:paragraph-rsid="0416d613"/>
    </style:style>
    <style:style style:name="P272" style:family="paragraph" style:parent-style-name="Preformatted_20_Text">
      <style:text-properties officeooo:rsid="01a722b4" officeooo:paragraph-rsid="0419d3fe"/>
    </style:style>
    <style:style style:name="P273" style:family="paragraph" style:parent-style-name="Preformatted_20_Text">
      <style:text-properties officeooo:rsid="02a504f9" officeooo:paragraph-rsid="0419d3fe"/>
    </style:style>
    <style:style style:name="P274" style:family="paragraph" style:parent-style-name="Preformatted_20_Text">
      <style:text-properties officeooo:paragraph-rsid="0419d3fe"/>
    </style:style>
    <style:style style:name="P275" style:family="paragraph" style:parent-style-name="Preformatted_20_Text">
      <style:text-properties officeooo:paragraph-rsid="041bc4b9"/>
    </style:style>
    <style:style style:name="P276" style:family="paragraph" style:parent-style-name="Preformatted_20_Text">
      <style:text-properties officeooo:rsid="041f19cc" officeooo:paragraph-rsid="041f19cc"/>
    </style:style>
    <style:style style:name="P277" style:family="paragraph" style:parent-style-name="Preformatted_20_Text">
      <style:text-properties officeooo:rsid="0422d3ba" officeooo:paragraph-rsid="0422d3ba"/>
    </style:style>
    <style:style style:name="P278" style:family="paragraph" style:parent-style-name="Table_20_Contents">
      <style:text-properties fo:font-size="2pt" style:font-size-asian="48pt" style:font-size-complex="48pt"/>
    </style:style>
    <style:style style:name="P279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80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1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2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83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84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285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6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7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8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9" style:family="paragraph" style:parent-style-name="Table_20_Contents">
      <style:paragraph-properties fo:text-align="center" style:justify-single-word="false"/>
      <style:text-properties officeooo:rsid="0227be70"/>
    </style:style>
    <style:style style:name="P290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291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292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293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294" style:family="paragraph" style:parent-style-name="Standard">
      <style:text-properties officeooo:paragraph-rsid="03fbfef5"/>
    </style:style>
    <style:style style:name="P295" style:family="paragraph" style:parent-style-name="Standard">
      <style:text-properties style:language-asian="zxx" style:country-asian="none" style:language-complex="zxx" style:country-complex="none"/>
    </style:style>
    <style:style style:name="P296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297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298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299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00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01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02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03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04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05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06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07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308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09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10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11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12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13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14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15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16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17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18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19" style:family="paragraph" style:parent-style-name="Standard">
      <style:text-properties officeooo:paragraph-rsid="0419d3fe" style:language-asian="zxx" style:country-asian="none" style:language-complex="zxx" style:country-complex="none"/>
    </style:style>
    <style:style style:name="P320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321" style:family="paragraph" style:parent-style-name="Standard">
      <style:text-properties officeooo:paragraph-rsid="033b840e"/>
    </style:style>
    <style:style style:name="P322" style:family="paragraph" style:parent-style-name="Standard">
      <style:text-properties officeooo:paragraph-rsid="04082f68"/>
    </style:style>
    <style:style style:name="P323" style:family="paragraph" style:parent-style-name="Standard">
      <style:text-properties officeooo:paragraph-rsid="040a29d5"/>
    </style:style>
    <style:style style:name="P324" style:family="paragraph" style:parent-style-name="Standard">
      <style:text-properties officeooo:paragraph-rsid="026b98c9"/>
    </style:style>
    <style:style style:name="P325" style:family="paragraph" style:parent-style-name="Standard">
      <style:paragraph-properties fo:text-align="start" style:justify-single-word="false"/>
      <style:text-properties officeooo:paragraph-rsid="040a29d5"/>
    </style:style>
    <style:style style:name="P326" style:family="paragraph" style:parent-style-name="Standard">
      <style:paragraph-properties fo:text-align="start" style:justify-single-word="false"/>
      <style:text-properties officeooo:paragraph-rsid="03bcceaa"/>
    </style:style>
    <style:style style:name="P327" style:family="paragraph" style:parent-style-name="Standard">
      <style:paragraph-properties fo:text-align="start" style:justify-single-word="false"/>
      <style:text-properties officeooo:paragraph-rsid="03491fd8"/>
    </style:style>
    <style:style style:name="P328" style:family="paragraph" style:parent-style-name="Standard">
      <style:paragraph-properties fo:text-align="start" style:justify-single-word="false"/>
      <style:text-properties officeooo:paragraph-rsid="03f19698"/>
    </style:style>
    <style:style style:name="P329" style:family="paragraph" style:parent-style-name="Standard">
      <style:paragraph-properties fo:text-align="start" style:justify-single-word="false"/>
      <style:text-properties officeooo:paragraph-rsid="041051f4"/>
    </style:style>
    <style:style style:name="P330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31" style:family="paragraph" style:parent-style-name="Standard">
      <style:text-properties officeooo:rsid="01be927f" officeooo:paragraph-rsid="040a29d5"/>
    </style:style>
    <style:style style:name="P332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33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34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35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6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37" style:family="paragraph" style:parent-style-name="Standard">
      <style:paragraph-properties fo:text-align="center" style:justify-single-word="false"/>
      <style:text-properties officeooo:paragraph-rsid="0419d3fe"/>
    </style:style>
    <style:style style:name="P338" style:family="paragraph" style:parent-style-name="Standard">
      <style:text-properties officeooo:paragraph-rsid="00ea0f9e"/>
    </style:style>
    <style:style style:name="P339" style:family="paragraph" style:parent-style-name="Standard">
      <style:text-properties officeooo:paragraph-rsid="0116246e"/>
    </style:style>
    <style:style style:name="P340" style:family="paragraph" style:parent-style-name="Standard">
      <style:paragraph-properties fo:text-align="justify" style:justify-single-word="false"/>
      <style:text-properties officeooo:paragraph-rsid="03384e9d"/>
    </style:style>
    <style:style style:name="P341" style:family="paragraph" style:parent-style-name="Standard">
      <style:text-properties officeooo:paragraph-rsid="03384e9d"/>
    </style:style>
    <style:style style:name="P342" style:family="paragraph" style:parent-style-name="Standard">
      <style:text-properties officeooo:paragraph-rsid="03bb0bc5"/>
    </style:style>
    <style:style style:name="P343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4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5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6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7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48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49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50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51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2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3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54" style:family="paragraph" style:parent-style-name="Standard">
      <style:text-properties officeooo:paragraph-rsid="0342a8dc"/>
    </style:style>
    <style:style style:name="P355" style:family="paragraph" style:parent-style-name="Standard">
      <style:text-properties officeooo:paragraph-rsid="02814464"/>
    </style:style>
    <style:style style:name="P356" style:family="paragraph" style:parent-style-name="Standard">
      <style:text-properties officeooo:rsid="0212e752" officeooo:paragraph-rsid="02814464"/>
    </style:style>
    <style:style style:name="P357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58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59" style:family="paragraph" style:parent-style-name="Standard">
      <style:text-properties officeooo:paragraph-rsid="021f7c74"/>
    </style:style>
    <style:style style:name="P360" style:family="paragraph" style:parent-style-name="Standard">
      <style:text-properties officeooo:paragraph-rsid="033b840e" style:text-scale="98%"/>
    </style:style>
    <style:style style:name="P361" style:family="paragraph" style:parent-style-name="Standard">
      <style:text-properties officeooo:paragraph-rsid="036faf7c"/>
    </style:style>
    <style:style style:name="P362" style:family="paragraph" style:parent-style-name="Standard">
      <style:text-properties officeooo:paragraph-rsid="03491fd8"/>
    </style:style>
    <style:style style:name="P363" style:family="paragraph" style:parent-style-name="Standard">
      <style:text-properties officeooo:rsid="03306a56" officeooo:paragraph-rsid="03491fd8"/>
    </style:style>
    <style:style style:name="P364" style:family="paragraph" style:parent-style-name="Standard">
      <style:text-properties officeooo:paragraph-rsid="03f19698"/>
    </style:style>
    <style:style style:name="P365" style:family="paragraph" style:parent-style-name="Standard">
      <style:text-properties officeooo:paragraph-rsid="03e0e9fb"/>
    </style:style>
    <style:style style:name="P366" style:family="paragraph" style:parent-style-name="Standard">
      <style:text-properties officeooo:paragraph-rsid="01946094"/>
    </style:style>
    <style:style style:name="P367" style:family="paragraph" style:parent-style-name="Standard">
      <style:text-properties officeooo:rsid="01927071" officeooo:paragraph-rsid="01946094"/>
    </style:style>
    <style:style style:name="P368" style:family="paragraph" style:parent-style-name="Standard">
      <style:text-properties officeooo:rsid="01974903" officeooo:paragraph-rsid="01974903"/>
    </style:style>
    <style:style style:name="P369" style:family="paragraph" style:parent-style-name="Standard">
      <style:text-properties officeooo:paragraph-rsid="03e10d45"/>
    </style:style>
    <style:style style:name="P370" style:family="paragraph" style:parent-style-name="Standard">
      <style:text-properties officeooo:paragraph-rsid="0369f45a"/>
    </style:style>
    <style:style style:name="P371" style:family="paragraph" style:parent-style-name="Standard">
      <style:text-properties officeooo:paragraph-rsid="021b6349"/>
    </style:style>
    <style:style style:name="P372" style:family="paragraph" style:parent-style-name="Standard">
      <style:text-properties officeooo:rsid="029c4d63" officeooo:paragraph-rsid="029c4d63"/>
    </style:style>
    <style:style style:name="P373" style:family="paragraph" style:parent-style-name="Standard">
      <style:text-properties officeooo:paragraph-rsid="039e036c"/>
    </style:style>
    <style:style style:name="P374" style:family="paragraph" style:parent-style-name="Standard">
      <style:text-properties officeooo:paragraph-rsid="039e285f"/>
    </style:style>
    <style:style style:name="P375" style:family="paragraph" style:parent-style-name="Standard">
      <style:text-properties officeooo:paragraph-rsid="03d582bd"/>
    </style:style>
    <style:style style:name="P376" style:family="paragraph" style:parent-style-name="Standard">
      <style:text-properties officeooo:paragraph-rsid="041051f4"/>
    </style:style>
    <style:style style:name="P377" style:family="paragraph" style:parent-style-name="Standard">
      <style:text-properties officeooo:paragraph-rsid="04168a53"/>
    </style:style>
    <style:style style:name="P378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79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380" style:family="paragraph" style:parent-style-name="Standard">
      <style:text-properties officeooo:rsid="0397287c" officeooo:paragraph-rsid="0419d3fe"/>
    </style:style>
    <style:style style:name="P381" style:family="paragraph" style:parent-style-name="Standard">
      <style:text-properties officeooo:rsid="01a74fd4" officeooo:paragraph-rsid="0419d3fe"/>
    </style:style>
    <style:style style:name="P382" style:family="paragraph" style:parent-style-name="Standard">
      <style:text-properties officeooo:paragraph-rsid="0419d3fe"/>
    </style:style>
    <style:style style:name="P383" style:family="paragraph" style:parent-style-name="Standard">
      <style:text-properties officeooo:paragraph-rsid="041bc4b9"/>
    </style:style>
    <style:style style:name="P384" style:family="paragraph" style:parent-style-name="Standard">
      <style:text-properties officeooo:paragraph-rsid="04261bee"/>
    </style:style>
    <style:style style:name="P385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86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87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88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389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390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1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92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393" style:family="paragraph" style:parent-style-name="Heading_20_2">
      <style:paragraph-properties fo:break-before="column"/>
    </style:style>
    <style:style style:name="P394" style:family="paragraph" style:parent-style-name="Heading_20_2">
      <style:paragraph-properties fo:break-before="column"/>
      <style:text-properties officeooo:paragraph-rsid="03f19698"/>
    </style:style>
    <style:style style:name="P395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396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397" style:family="paragraph" style:parent-style-name="Heading_20_2">
      <style:paragraph-properties fo:break-before="column"/>
      <style:text-properties officeooo:paragraph-rsid="040a29d5"/>
    </style:style>
    <style:style style:name="P398" style:family="paragraph" style:parent-style-name="Heading_20_2">
      <style:paragraph-properties fo:break-before="column"/>
      <style:text-properties officeooo:paragraph-rsid="0342a8dc"/>
    </style:style>
    <style:style style:name="P399" style:family="paragraph" style:parent-style-name="Heading_20_2">
      <style:paragraph-properties fo:break-before="column"/>
      <style:text-properties officeooo:paragraph-rsid="0419d3fe"/>
    </style:style>
    <style:style style:name="P400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01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02" style:family="paragraph" style:parent-style-name="Heading_20_1">
      <style:paragraph-properties fo:break-before="column"/>
      <style:text-properties officeooo:paragraph-rsid="04082f68"/>
    </style:style>
    <style:style style:name="P403" style:family="paragraph" style:parent-style-name="Heading_20_1">
      <style:paragraph-properties fo:break-before="column"/>
      <style:text-properties officeooo:paragraph-rsid="0342a8dc"/>
    </style:style>
    <style:style style:name="P404" style:family="paragraph" style:parent-style-name="Heading_20_1">
      <style:paragraph-properties fo:break-before="column"/>
      <style:text-properties officeooo:paragraph-rsid="03491fd8"/>
    </style:style>
    <style:style style:name="P405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0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07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08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09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10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11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12" style:family="paragraph" style:parent-style-name="Heading_20_2">
      <style:text-properties officeooo:rsid="0376a180" officeooo:paragraph-rsid="03fbfef5"/>
    </style:style>
    <style:style style:name="P413" style:family="paragraph" style:parent-style-name="Heading_20_2">
      <style:text-properties style:language-asian="zxx" style:country-asian="none" style:language-complex="zxx" style:country-complex="none"/>
    </style:style>
    <style:style style:name="P414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15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16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17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18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19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20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21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22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23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4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5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6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7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8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9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0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1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2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3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4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5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6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7" style:family="paragraph" style:parent-style-name="Heading_20_2">
      <style:text-properties style:font-name="Liberation Mono" officeooo:paragraph-rsid="04082f68"/>
    </style:style>
    <style:style style:name="P438" style:family="paragraph" style:parent-style-name="Heading_20_2">
      <style:text-properties officeooo:paragraph-rsid="04082f68"/>
    </style:style>
    <style:style style:name="P439" style:family="paragraph" style:parent-style-name="Heading_20_2">
      <style:text-properties officeooo:paragraph-rsid="040a29d5"/>
    </style:style>
    <style:style style:name="P440" style:family="paragraph" style:parent-style-name="Heading_20_2">
      <style:text-properties officeooo:rsid="02fbb784" officeooo:paragraph-rsid="040a29d5"/>
    </style:style>
    <style:style style:name="P441" style:family="paragraph" style:parent-style-name="Heading_20_2">
      <style:text-properties officeooo:rsid="034ce9ad" officeooo:paragraph-rsid="034ce9ad"/>
    </style:style>
    <style:style style:name="P442" style:family="paragraph" style:parent-style-name="Heading_20_2">
      <style:text-properties officeooo:paragraph-rsid="00ea0f9e"/>
    </style:style>
    <style:style style:name="P443" style:family="paragraph" style:parent-style-name="Heading_20_2">
      <style:text-properties officeooo:paragraph-rsid="03384e9d"/>
    </style:style>
    <style:style style:name="P444" style:family="paragraph" style:parent-style-name="Heading_20_2">
      <style:text-properties officeooo:paragraph-rsid="03bb0bc5"/>
    </style:style>
    <style:style style:name="P445" style:family="paragraph" style:parent-style-name="Heading_20_2">
      <style:text-properties officeooo:paragraph-rsid="03c1791e"/>
    </style:style>
    <style:style style:name="P446" style:family="paragraph" style:parent-style-name="Heading_20_2">
      <style:text-properties officeooo:paragraph-rsid="03fbfef5"/>
    </style:style>
    <style:style style:name="P447" style:family="paragraph" style:parent-style-name="Heading_20_2">
      <style:text-properties officeooo:paragraph-rsid="02814464"/>
    </style:style>
    <style:style style:name="P448" style:family="paragraph" style:parent-style-name="Heading_20_2">
      <style:text-properties officeooo:rsid="03c7ee88" officeooo:paragraph-rsid="03fbfef5"/>
    </style:style>
    <style:style style:name="P449" style:family="paragraph" style:parent-style-name="Heading_20_2">
      <style:text-properties officeooo:rsid="02c7087d" officeooo:paragraph-rsid="03fbfef5"/>
    </style:style>
    <style:style style:name="P450" style:family="paragraph" style:parent-style-name="Heading_20_2">
      <style:text-properties officeooo:paragraph-rsid="036e91d8"/>
    </style:style>
    <style:style style:name="P451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52" style:family="paragraph" style:parent-style-name="Heading_20_2">
      <style:text-properties officeooo:rsid="0227be70" officeooo:paragraph-rsid="0227be70"/>
    </style:style>
    <style:style style:name="P453" style:family="paragraph" style:parent-style-name="Heading_20_2">
      <style:text-properties officeooo:paragraph-rsid="02f0b64c"/>
    </style:style>
    <style:style style:name="P454" style:family="paragraph" style:parent-style-name="Heading_20_2">
      <style:text-properties officeooo:rsid="021f7c74" officeooo:paragraph-rsid="021f7c74"/>
    </style:style>
    <style:style style:name="P455" style:family="paragraph" style:parent-style-name="Heading_20_2">
      <style:text-properties officeooo:paragraph-rsid="02199e3d"/>
    </style:style>
    <style:style style:name="P456" style:family="paragraph" style:parent-style-name="Heading_20_2">
      <style:text-properties officeooo:paragraph-rsid="021f7c74"/>
    </style:style>
    <style:style style:name="P457" style:family="paragraph" style:parent-style-name="Heading_20_2">
      <style:text-properties officeooo:paragraph-rsid="03e10d45"/>
    </style:style>
    <style:style style:name="P458" style:family="paragraph" style:parent-style-name="Heading_20_2">
      <style:text-properties officeooo:paragraph-rsid="03491fd8"/>
    </style:style>
    <style:style style:name="P459" style:family="paragraph" style:parent-style-name="Heading_20_2">
      <style:text-properties officeooo:paragraph-rsid="033b840e"/>
    </style:style>
    <style:style style:name="P460" style:family="paragraph" style:parent-style-name="Heading_20_2">
      <style:text-properties officeooo:paragraph-rsid="03f19698"/>
    </style:style>
    <style:style style:name="P461" style:family="paragraph" style:parent-style-name="Heading_20_2">
      <style:text-properties officeooo:paragraph-rsid="00c81103"/>
    </style:style>
    <style:style style:name="P462" style:family="paragraph" style:parent-style-name="Heading_20_2">
      <style:text-properties officeooo:paragraph-rsid="021b6349"/>
    </style:style>
    <style:style style:name="P463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64" style:family="paragraph" style:parent-style-name="Heading_20_2">
      <style:text-properties officeooo:paragraph-rsid="026b98c9"/>
    </style:style>
    <style:style style:name="P465" style:family="paragraph" style:parent-style-name="Heading_20_2">
      <style:text-properties officeooo:paragraph-rsid="03d582bd"/>
    </style:style>
    <style:style style:name="P466" style:family="paragraph" style:parent-style-name="Heading_20_2">
      <style:text-properties officeooo:paragraph-rsid="041051f4"/>
    </style:style>
    <style:style style:name="P467" style:family="paragraph" style:parent-style-name="Heading_20_2">
      <style:text-properties officeooo:paragraph-rsid="04141e02"/>
    </style:style>
    <style:style style:name="P468" style:family="paragraph" style:parent-style-name="Heading_20_2">
      <style:text-properties officeooo:paragraph-rsid="0116246e"/>
    </style:style>
    <style:style style:name="P469" style:family="paragraph" style:parent-style-name="Heading_20_2">
      <style:text-properties officeooo:paragraph-rsid="0416d613"/>
    </style:style>
    <style:style style:name="P470" style:family="paragraph" style:parent-style-name="Heading_20_2">
      <style:text-properties officeooo:paragraph-rsid="0419d3fe"/>
    </style:style>
    <style:style style:name="P471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72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73" style:family="paragraph" style:parent-style-name="Preformatted_20_Text">
      <style:paragraph-properties fo:margin-top="0mm" fo:margin-bottom="4.99mm" loext:contextual-spacing="false"/>
    </style:style>
    <style:style style:name="P474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75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76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77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78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79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80" style:family="paragraph" style:parent-style-name="Heading_20_2">
      <style:paragraph-properties fo:break-before="page"/>
    </style:style>
    <style:style style:name="P481" style:family="paragraph" style:parent-style-name="Heading_20_2">
      <style:paragraph-properties fo:break-before="page"/>
      <style:text-properties officeooo:paragraph-rsid="02814464"/>
    </style:style>
    <style:style style:name="P482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83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84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85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86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487" style:family="paragraph" style:parent-style-name="Heading_20_1">
      <style:paragraph-properties fo:break-before="page"/>
      <style:text-properties officeooo:paragraph-rsid="040a29d5"/>
    </style:style>
    <style:style style:name="P488" style:family="paragraph" style:parent-style-name="Heading_20_1">
      <style:paragraph-properties fo:break-before="page"/>
      <style:text-properties officeooo:paragraph-rsid="033b840e"/>
    </style:style>
    <style:style style:name="P489" style:family="paragraph" style:parent-style-name="Heading_20_1">
      <style:paragraph-properties fo:break-before="page"/>
      <style:text-properties officeooo:paragraph-rsid="0419d3fe"/>
    </style:style>
    <style:style style:name="P490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491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492" style:family="paragraph" style:parent-style-name="Heading_20_1">
      <style:text-properties style:language-asian="zxx" style:country-asian="none" style:language-complex="zxx" style:country-complex="none"/>
    </style:style>
    <style:style style:name="P493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494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495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496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497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498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499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00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01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02" style:family="paragraph" style:parent-style-name="Heading_20_1">
      <style:text-properties officeooo:paragraph-rsid="0342a8dc"/>
    </style:style>
    <style:style style:name="P503" style:family="paragraph" style:parent-style-name="Heading_20_1">
      <style:paragraph-properties fo:margin-top="4.23mm" fo:margin-bottom="0.12mm" loext:contextual-spacing="false"/>
    </style:style>
    <style:style style:name="P504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05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06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07" style:family="paragraph" style:parent-style-name="List_20_Heading">
      <style:text-properties officeooo:rsid="012665f7" officeooo:paragraph-rsid="012665f7"/>
    </style:style>
    <style:style style:name="P50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509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10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11" style:family="paragraph" style:parent-style-name="Heading_20_2">
      <style:text-properties officeooo:paragraph-rsid="00d830e9"/>
    </style:style>
    <style:style style:name="P512" style:family="paragraph" style:parent-style-name="Heading_20_2">
      <style:text-properties officeooo:paragraph-rsid="04284a53"/>
    </style:style>
    <style:style style:name="P513" style:family="paragraph" style:parent-style-name="Contents_20_Heading">
      <style:paragraph-properties fo:break-before="page"/>
    </style:style>
    <style:style style:name="P51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1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16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7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8" style:family="paragraph" style:parent-style-name="Heading_20_3">
      <style:text-properties officeooo:paragraph-rsid="0419d3fe"/>
    </style:style>
    <style:style style:name="P519" style:family="paragraph" style:parent-style-name="Heading_20_3">
      <style:text-properties officeooo:paragraph-rsid="04168a53"/>
    </style:style>
    <style:style style:name="P520" style:family="paragraph" style:parent-style-name="Heading_20_3">
      <style:text-properties officeooo:paragraph-rsid="02814464"/>
    </style:style>
    <style:style style:name="P521" style:family="paragraph" style:parent-style-name="Heading_20_3">
      <style:text-properties officeooo:paragraph-rsid="03fbfef5"/>
    </style:style>
    <style:style style:name="P522" style:family="paragraph" style:parent-style-name="Heading_20_3">
      <style:text-properties officeooo:paragraph-rsid="0342a8dc"/>
    </style:style>
    <style:style style:name="P523" style:family="paragraph" style:parent-style-name="Heading_20_3">
      <style:text-properties officeooo:paragraph-rsid="02f0b64c"/>
    </style:style>
    <style:style style:name="P524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25" style:family="paragraph" style:parent-style-name="Heading_20_3">
      <style:text-properties officeooo:paragraph-rsid="03491fd8"/>
    </style:style>
    <style:style style:name="P526" style:family="paragraph" style:parent-style-name="Heading_20_3">
      <style:text-properties officeooo:paragraph-rsid="04082f68"/>
    </style:style>
    <style:style style:name="P527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28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29" style:family="paragraph" style:parent-style-name="Heading_20_3">
      <style:paragraph-properties fo:break-before="column"/>
    </style:style>
    <style:style style:name="P530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011c3b" style:font-weight-asian="normal" style:font-weight-complex="normal"/>
    </style:style>
    <style:style style:name="T7" style:family="text">
      <style:text-properties style:font-name="Liberation Mono" fo:font-size="8pt" fo:font-weight="normal" officeooo:rsid="010db811" style:font-weight-asian="normal" style:font-weight-complex="normal"/>
    </style:style>
    <style:style style:name="T8" style:family="text">
      <style:text-properties style:font-name="Liberation Mono" fo:font-size="8pt" fo:font-weight="normal" officeooo:rsid="0419d3fe" style:font-weight-asian="normal" style:font-weight-complex="normal"/>
    </style:style>
    <style:style style:name="T9" style:family="text">
      <style:text-properties style:font-name="Liberation Mono" fo:font-size="8pt" fo:font-weight="normal" officeooo:rsid="04284a53" style:font-weight-asian="normal" style:font-weight-complex="normal"/>
    </style:style>
    <style:style style:name="T10" style:family="text">
      <style:text-properties style:font-name="Liberation Mono" fo:font-size="20pt" officeooo:rsid="00ce047f" style:font-size-asian="20pt" style:font-size-complex="20pt" style:text-scale="96%"/>
    </style:style>
    <style:style style:name="T11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0" style:family="text">
      <style:text-properties style:font-name="Liberation Mono" fo:font-size="10pt" style:font-size-asian="10pt" style:font-size-complex="10pt"/>
    </style:style>
    <style:style style:name="T21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8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3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39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3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4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6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7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8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2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3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5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6" style:family="text">
      <style:text-properties style:font-name="Liberation Mono" style:text-scale="96%"/>
    </style:style>
    <style:style style:name="T57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8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59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f83a4f" style:font-weight-asian="normal" style:font-weight-complex="normal"/>
    </style:style>
    <style:style style:name="T62" style:family="text">
      <style:text-properties fo:font-weight="normal" officeooo:rsid="025e051d" style:font-weight-asian="normal" style:font-weight-complex="normal"/>
    </style:style>
    <style:style style:name="T63" style:family="text">
      <style:text-properties fo:font-weight="normal" officeooo:rsid="036faf7c" style:font-weight-asian="normal" style:font-weight-complex="normal"/>
    </style:style>
    <style:style style:name="T64" style:family="text">
      <style:text-properties fo:font-weight="normal" officeooo:rsid="03860fb1" style:font-weight-asian="normal" style:font-weight-complex="normal"/>
    </style:style>
    <style:style style:name="T65" style:family="text">
      <style:text-properties fo:font-weight="normal" officeooo:rsid="0405b41a" style:font-weight-asian="normal" style:font-weight-complex="normal"/>
    </style:style>
    <style:style style:name="T66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7ed182" style:font-weight-asian="bold" style:font-weight-complex="bold"/>
    </style:style>
    <style:style style:name="T69" style:family="text">
      <style:text-properties fo:font-weight="bold" officeooo:rsid="007fb1e8" style:font-weight-asian="bold" style:font-weight-complex="bold"/>
    </style:style>
    <style:style style:name="T70" style:family="text">
      <style:text-properties fo:font-weight="bold" officeooo:rsid="00a06768" style:font-weight-asian="bold" style:font-weight-complex="bold"/>
    </style:style>
    <style:style style:name="T71" style:family="text">
      <style:text-properties fo:font-weight="bold" officeooo:rsid="00d3319f" style:font-weight-asian="bold" style:font-weight-complex="bold"/>
    </style:style>
    <style:style style:name="T72" style:family="text">
      <style:text-properties fo:font-weight="bold" officeooo:rsid="00d4c15d" style:font-weight-asian="bold" style:font-weight-complex="bold"/>
    </style:style>
    <style:style style:name="T73" style:family="text">
      <style:text-properties fo:font-weight="bold" officeooo:rsid="01497040" style:font-weight-asian="bold" style:font-weight-complex="bold"/>
    </style:style>
    <style:style style:name="T74" style:family="text">
      <style:text-properties fo:font-weight="bold" officeooo:rsid="00c185b1" style:font-weight-asian="bold" style:font-weight-complex="bold"/>
    </style:style>
    <style:style style:name="T75" style:family="text">
      <style:text-properties fo:font-weight="bold" officeooo:rsid="01945578" style:font-weight-asian="bold" style:font-weight-complex="bold"/>
    </style:style>
    <style:style style:name="T76" style:family="text">
      <style:text-properties fo:font-weight="bold" officeooo:rsid="021b6349" style:font-weight-asian="bold" style:font-weight-complex="bold"/>
    </style:style>
    <style:style style:name="T77" style:family="text">
      <style:text-properties fo:font-weight="bold" officeooo:rsid="022fc0c9" style:font-weight-asian="bold" style:font-weight-complex="bold"/>
    </style:style>
    <style:style style:name="T78" style:family="text">
      <style:text-properties fo:font-weight="bold" officeooo:rsid="023ace28" style:font-weight-asian="bold" style:font-weight-complex="bold"/>
    </style:style>
    <style:style style:name="T79" style:family="text">
      <style:text-properties fo:font-weight="bold" officeooo:rsid="024e93b6" style:font-weight-asian="bold" style:font-weight-complex="bold"/>
    </style:style>
    <style:style style:name="T80" style:family="text">
      <style:text-properties fo:font-weight="bold" officeooo:rsid="025bb494" style:font-weight-asian="bold" style:font-weight-complex="bold"/>
    </style:style>
    <style:style style:name="T81" style:family="text">
      <style:text-properties fo:font-weight="bold" officeooo:rsid="00c03f60" style:font-weight-asian="bold" style:font-weight-complex="bold"/>
    </style:style>
    <style:style style:name="T82" style:family="text">
      <style:text-properties fo:font-weight="bold" officeooo:rsid="03032164" style:font-weight-asian="bold" style:font-weight-complex="bold"/>
    </style:style>
    <style:style style:name="T83" style:family="text">
      <style:text-properties fo:font-weight="bold" officeooo:rsid="03065e6b" style:font-weight-asian="bold" style:font-weight-complex="bold"/>
    </style:style>
    <style:style style:name="T84" style:family="text">
      <style:text-properties fo:font-weight="bold" officeooo:rsid="0308c9f4" style:font-weight-asian="bold" style:font-weight-complex="bold"/>
    </style:style>
    <style:style style:name="T85" style:family="text">
      <style:text-properties fo:font-weight="bold" officeooo:rsid="032525af" style:font-weight-asian="bold" style:font-weight-complex="bold"/>
    </style:style>
    <style:style style:name="T86" style:family="text">
      <style:text-properties fo:font-weight="bold" style:font-weight-asian="bold" style:font-weight-complex="bold" style:text-scale="95%"/>
    </style:style>
    <style:style style:name="T87" style:family="text">
      <style:text-properties fo:font-weight="bold" style:font-weight-asian="bold" style:font-weight-complex="bold" style:text-scale="94%"/>
    </style:style>
    <style:style style:name="T88" style:family="text">
      <style:text-properties fo:font-weight="bold" officeooo:rsid="034b37b2" style:font-weight-asian="bold" style:font-weight-complex="bold"/>
    </style:style>
    <style:style style:name="T89" style:family="text">
      <style:text-properties fo:font-weight="bold" officeooo:rsid="0358599e" style:font-weight-asian="bold" style:font-weight-complex="bold"/>
    </style:style>
    <style:style style:name="T90" style:family="text">
      <style:text-properties fo:font-weight="bold" officeooo:rsid="036faf7c" style:font-weight-asian="bold" style:font-weight-complex="bold"/>
    </style:style>
    <style:style style:name="T91" style:family="text">
      <style:text-properties fo:font-weight="bold" officeooo:rsid="0384effb" style:font-weight-asian="bold" style:font-weight-complex="bold"/>
    </style:style>
    <style:style style:name="T92" style:family="text">
      <style:text-properties fo:font-weight="bold" officeooo:rsid="03a4dbf7" style:font-weight-asian="bold" style:font-weight-complex="bold"/>
    </style:style>
    <style:style style:name="T93" style:family="text">
      <style:text-properties fo:font-weight="bold" officeooo:rsid="03a63c8b" style:font-weight-asian="bold" style:font-weight-complex="bold"/>
    </style:style>
    <style:style style:name="T94" style:family="text">
      <style:text-properties fo:font-weight="bold" style:font-weight-asian="bold" style:font-weight-complex="bold" style:text-scale="96%"/>
    </style:style>
    <style:style style:name="T95" style:family="text">
      <style:text-properties fo:font-weight="bold" officeooo:rsid="03c5f91c" style:font-weight-asian="bold" style:font-weight-complex="bold"/>
    </style:style>
    <style:style style:name="T96" style:family="text">
      <style:text-properties fo:font-weight="bold" officeooo:rsid="03c72f78" style:font-weight-asian="bold" style:font-weight-complex="bold"/>
    </style:style>
    <style:style style:name="T97" style:family="text">
      <style:text-properties fo:font-weight="bold" officeooo:rsid="03f35155" style:font-weight-asian="bold" style:font-weight-complex="bold"/>
    </style:style>
    <style:style style:name="T98" style:family="text">
      <style:text-properties fo:font-weight="bold" officeooo:rsid="03fe5888" style:font-weight-asian="bold" style:font-weight-complex="bold"/>
    </style:style>
    <style:style style:name="T99" style:family="text">
      <style:text-properties fo:font-weight="bold" officeooo:rsid="04025387" style:font-weight-asian="bold" style:font-weight-complex="bold"/>
    </style:style>
    <style:style style:name="T100" style:family="text">
      <style:text-properties fo:font-weight="bold" officeooo:rsid="041051f4" style:font-weight-asian="bold" style:font-weight-complex="bold"/>
    </style:style>
    <style:style style:name="T101" style:family="text">
      <style:text-properties fo:font-weight="bold" fo:background-color="#cccccc" loext:char-shading-value="0" style:font-weight-asian="bold" style:font-weight-complex="bold"/>
    </style:style>
    <style:style style:name="T102" style:family="text">
      <style:text-properties fo:font-weight="bold" fo:background-color="#b2b2b2" loext:char-shading-value="0" style:font-weight-asian="bold" style:font-weight-complex="bold"/>
    </style:style>
    <style:style style:name="T103" style:family="text">
      <style:text-properties fo:font-weight="bold" style:font-size-asian="10.5pt" style:font-weight-asian="bold" style:font-weight-complex="bold" style:text-scale="93%"/>
    </style:style>
    <style:style style:name="T104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size="10pt"/>
    </style:style>
    <style:style style:name="T11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17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style:font-size-asian="10pt" style:font-size-complex="10pt"/>
    </style:style>
    <style:style style:name="T127" style:family="text">
      <style:text-properties fo:font-size="10pt" officeooo:rsid="00a7fb5b" style:font-size-asian="10pt" style:font-size-complex="10pt"/>
    </style:style>
    <style:style style:name="T128" style:family="text">
      <style:text-properties fo:font-size="10pt" officeooo:rsid="00a10c7d" style:font-size-asian="10pt" style:font-size-complex="10pt"/>
    </style:style>
    <style:style style:name="T129" style:family="text">
      <style:text-properties fo:font-size="10pt" officeooo:rsid="00a601a5" style:font-size-asian="10pt" style:font-size-complex="10pt"/>
    </style:style>
    <style:style style:name="T130" style:family="text">
      <style:text-properties fo:font-size="10pt" style:font-size-asian="10pt" style:font-size-complex="10pt" style:text-scale="96%"/>
    </style:style>
    <style:style style:name="T131" style:family="text">
      <style:text-properties fo:font-size="10pt" officeooo:rsid="02c52f8f" style:font-size-asian="10pt" style:font-size-complex="10pt"/>
    </style:style>
    <style:style style:name="T132" style:family="text">
      <style:text-properties fo:font-size="10pt" style:font-size-asian="10pt" style:font-size-complex="10pt" style:text-scale="98%"/>
    </style:style>
    <style:style style:name="T133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4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5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6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47" style:family="text">
      <style:text-properties fo:font-size="10pt" fo:font-weight="bold" style:font-size-asian="10pt" style:font-weight-asian="bold" style:font-size-complex="10pt" style:font-weight-complex="bold"/>
    </style:style>
    <style:style style:name="T148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49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0" style:family="text">
      <style:text-properties fo:font-size="10pt" fo:font-weight="bold" style:font-weight-asian="bold" style:font-weight-complex="bold"/>
    </style:style>
    <style:style style:name="T151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2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3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4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55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56" style:family="text">
      <style:text-properties fo:font-size="10pt" style:language-asian="zxx" style:country-asian="none" style:language-complex="zxx" style:country-complex="none"/>
    </style:style>
    <style:style style:name="T157" style:family="text">
      <style:text-properties fo:font-size="10pt" officeooo:rsid="0244d8d8"/>
    </style:style>
    <style:style style:name="T158" style:family="text">
      <style:text-properties style:font-name="Liberation Serif"/>
    </style:style>
    <style:style style:name="T159" style:family="text">
      <style:text-properties style:font-name="Liberation Serif" fo:font-size="12pt" officeooo:rsid="00d830e9" style:font-size-asian="12pt" style:font-size-complex="12pt"/>
    </style:style>
    <style:style style:name="T160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1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2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63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4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5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66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7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68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69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0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1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2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3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76" style:family="text">
      <style:text-properties style:font-name="Liberation Serif" fo:font-size="12pt" style:font-size-asian="10pt" style:font-size-complex="10pt"/>
    </style:style>
    <style:style style:name="T177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79" style:family="text">
      <style:text-properties style:font-name="Liberation Serif" fo:font-weight="bold" style:font-weight-asian="bold" style:font-weight-complex="bold"/>
    </style:style>
    <style:style style:name="T180" style:family="text">
      <style:text-properties style:font-name="Liberation Serif" fo:font-weight="bold" officeooo:rsid="039e036c" style:font-weight-asian="bold" style:font-weight-complex="bold"/>
    </style:style>
    <style:style style:name="T181" style:family="text">
      <style:text-properties style:font-name="Liberation Serif" style:language-asian="zxx" style:country-asian="none" style:language-complex="zxx" style:country-complex="none"/>
    </style:style>
    <style:style style:name="T182" style:family="text">
      <style:text-properties style:font-name="Liberation Serif" officeooo:rsid="01451f1b" style:language-asian="zxx" style:country-asian="none" style:language-complex="zxx" style:country-complex="none"/>
    </style:style>
    <style:style style:name="T183" style:family="text">
      <style:text-properties style:font-name="Liberation Serif" officeooo:rsid="003ba28b" style:language-asian="zxx" style:country-asian="none" style:language-complex="zxx" style:country-complex="none"/>
    </style:style>
    <style:style style:name="T184" style:family="text">
      <style:text-properties style:font-name="Liberation Serif" officeooo:rsid="00c37d88" style:language-asian="zxx" style:country-asian="none" style:language-complex="zxx" style:country-complex="none"/>
    </style:style>
    <style:style style:name="T185" style:family="text">
      <style:text-properties style:font-name="Liberation Serif" officeooo:rsid="013c68c0" style:language-asian="zxx" style:country-asian="none" style:language-complex="zxx" style:country-complex="none"/>
    </style:style>
    <style:style style:name="T186" style:family="text">
      <style:text-properties style:font-name="Liberation Serif" officeooo:rsid="00f5cca2" style:language-asian="zxx" style:country-asian="none" style:language-complex="zxx" style:country-complex="none"/>
    </style:style>
    <style:style style:name="T187" style:family="text">
      <style:text-properties style:font-name="Liberation Serif" officeooo:rsid="00f79e3e" style:language-asian="zxx" style:country-asian="none" style:language-complex="zxx" style:country-complex="none"/>
    </style:style>
    <style:style style:name="T188" style:family="text">
      <style:text-properties style:font-name="Liberation Serif" officeooo:rsid="00981a31" style:language-asian="zxx" style:country-asian="none" style:language-complex="zxx" style:country-complex="none"/>
    </style:style>
    <style:style style:name="T189" style:family="text">
      <style:text-properties style:font-name="Liberation Serif" officeooo:rsid="0259ef43" style:language-asian="zxx" style:country-asian="none" style:language-complex="zxx" style:country-complex="none"/>
    </style:style>
    <style:style style:name="T190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91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92" style:family="text">
      <style:text-properties style:font-name="Liberation Serif" fo:font-size="10pt" officeooo:rsid="02f7c28c" style:font-size-asian="10pt" style:font-size-complex="10pt"/>
    </style:style>
    <style:style style:name="T193" style:family="text">
      <style:text-properties style:font-name="Liberation Serif" fo:font-size="10pt" fo:font-weight="bold" officeooo:rsid="03b09bba" style:font-weight-asian="bold" style:font-weight-complex="bold"/>
    </style:style>
    <style:style style:name="T194" style:family="text">
      <style:text-properties style:font-name="Liberation Serif" officeooo:rsid="031b65ec"/>
    </style:style>
    <style:style style:name="T195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96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97" style:family="text">
      <style:text-properties style:font-name="Liberation Serif" officeooo:rsid="0397287c"/>
    </style:style>
    <style:style style:name="T198" style:family="text">
      <style:text-properties style:font-name="Liberation Serif" officeooo:rsid="039e036c"/>
    </style:style>
    <style:style style:name="T199" style:family="text">
      <style:text-properties style:font-name="Liberation Serif" officeooo:rsid="03d3a156"/>
    </style:style>
    <style:style style:name="T200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1" style:family="text">
      <style:text-properties style:font-name="Liberation Serif" style:font-name-asian="SimSun" style:font-name-complex="Arial" style:text-scale="100%"/>
    </style:style>
    <style:style style:name="T202" style:family="text">
      <style:text-properties style:font-name="Liberation Serif" style:text-scale="100%"/>
    </style:style>
    <style:style style:name="T203" style:family="text">
      <style:text-properties officeooo:rsid="00312850"/>
    </style:style>
    <style:style style:name="T204" style:family="text">
      <style:text-properties fo:font-style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officeooo:rsid="01a570ec" style:font-style-asian="italic" style:font-style-complex="italic"/>
    </style:style>
    <style:style style:name="T207" style:family="text">
      <style:text-properties fo:font-style="italic" officeooo:rsid="021b6349" style:font-style-asian="italic" style:font-style-complex="italic"/>
    </style:style>
    <style:style style:name="T208" style:family="text">
      <style:text-properties fo:font-style="italic" fo:font-weight="bold" style:font-weight-asian="bold" style:font-weight-complex="bold"/>
    </style:style>
    <style:style style:name="T209" style:family="text">
      <style:text-properties fo:font-style="italic" fo:font-weight="bold" officeooo:rsid="016478bd" style:font-weight-asian="bold" style:font-weight-complex="bold"/>
    </style:style>
    <style:style style:name="T210" style:family="text">
      <style:text-properties fo:font-style="italic" fo:font-weight="bold" fo:background-color="#b2b2b2" loext:char-shading-value="0" style:font-weight-asian="bold" style:font-weight-complex="bold"/>
    </style:style>
    <style:style style:name="T2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2" style:family="text">
      <style:text-properties fo:font-style="italic" fo:font-weight="normal" officeooo:rsid="016478bd" style:font-weight-asian="normal" style:font-weight-complex="normal"/>
    </style:style>
    <style:style style:name="T213" style:family="text">
      <style:text-properties officeooo:rsid="004b5915"/>
    </style:style>
    <style:style style:name="T214" style:family="text">
      <style:text-properties style:text-scale="96%"/>
    </style:style>
    <style:style style:name="T215" style:family="text">
      <style:text-properties officeooo:rsid="0057ce50"/>
    </style:style>
    <style:style style:name="T216" style:family="text">
      <style:text-properties officeooo:rsid="00605c36"/>
    </style:style>
    <style:style style:name="T217" style:family="text">
      <style:text-properties officeooo:rsid="014f3a94" style:font-size-asian="10.5pt" style:text-scale="95%"/>
    </style:style>
    <style:style style:name="T218" style:family="text">
      <style:text-properties officeooo:rsid="01ac9960" style:font-size-asian="10.5pt" style:text-scale="95%"/>
    </style:style>
    <style:style style:name="T219" style:family="text">
      <style:text-properties officeooo:rsid="01b1039d" style:font-size-asian="10.5pt" style:text-scale="95%"/>
    </style:style>
    <style:style style:name="T220" style:family="text">
      <style:text-properties style:font-size-asian="10.5pt" style:text-scale="96%"/>
    </style:style>
    <style:style style:name="T221" style:family="text">
      <style:text-properties style:font-size-asian="10.5pt" style:text-scale="93%"/>
    </style:style>
    <style:style style:name="T222" style:family="text">
      <style:text-properties officeooo:rsid="0075ece9"/>
    </style:style>
    <style:style style:name="T223" style:family="text">
      <style:text-properties officeooo:rsid="007b6bae"/>
    </style:style>
    <style:style style:name="T224" style:family="text">
      <style:text-properties style:text-scale="98%"/>
    </style:style>
    <style:style style:name="T225" style:family="text">
      <style:text-properties officeooo:rsid="00aadc15" style:text-scale="98%"/>
    </style:style>
    <style:style style:name="T226" style:family="text">
      <style:text-properties officeooo:rsid="00b93643" style:text-scale="98%"/>
    </style:style>
    <style:style style:name="T227" style:family="text">
      <style:text-properties officeooo:rsid="03665e1d" style:text-scale="98%"/>
    </style:style>
    <style:style style:name="T228" style:family="text">
      <style:text-properties officeooo:rsid="03c5f91c" style:text-scale="98%"/>
    </style:style>
    <style:style style:name="T229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0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31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32" style:family="text">
      <style:text-properties fo:font-size="20pt" fo:font-weight="bold" style:font-size-asian="10pt" style:font-weight-asian="bold" style:font-size-complex="10pt" style:font-weight-complex="bold"/>
    </style:style>
    <style:style style:name="T233" style:family="text">
      <style:text-properties fo:font-size="20pt" style:font-size-asian="18pt" style:font-size-complex="18pt"/>
    </style:style>
    <style:style style:name="T234" style:family="text">
      <style:text-properties fo:font-size="20pt" officeooo:rsid="0244d8d8" style:font-size-asian="18pt" style:font-size-complex="18pt"/>
    </style:style>
    <style:style style:name="T235" style:family="text">
      <style:text-properties officeooo:rsid="009583dc"/>
    </style:style>
    <style:style style:name="T236" style:family="text">
      <style:text-properties officeooo:rsid="009e39bf"/>
    </style:style>
    <style:style style:name="T237" style:family="text">
      <style:text-properties officeooo:rsid="009f792c"/>
    </style:style>
    <style:style style:name="T238" style:family="text">
      <style:text-properties officeooo:rsid="00a06768"/>
    </style:style>
    <style:style style:name="T239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0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1" style:family="text">
      <style:text-properties fo:font-size="9pt" fo:font-weight="bold" style:font-size-asian="9pt" style:font-weight-asian="bold" style:font-size-complex="9pt" style:font-weight-complex="bold"/>
    </style:style>
    <style:style style:name="T242" style:family="text">
      <style:text-properties officeooo:rsid="00b93643"/>
    </style:style>
    <style:style style:name="T243" style:family="text">
      <style:text-properties officeooo:rsid="00bb3295"/>
    </style:style>
    <style:style style:name="T244" style:family="text">
      <style:text-properties officeooo:rsid="00bd2ed4"/>
    </style:style>
    <style:style style:name="T245" style:family="text">
      <style:text-properties officeooo:rsid="00c03f60"/>
    </style:style>
    <style:style style:name="T246" style:family="text">
      <style:text-properties officeooo:rsid="00cfab32"/>
    </style:style>
    <style:style style:name="T247" style:family="text">
      <style:text-properties officeooo:rsid="00d030a9"/>
    </style:style>
    <style:style style:name="T248" style:family="text">
      <style:text-properties officeooo:rsid="00d3319f"/>
    </style:style>
    <style:style style:name="T249" style:family="text">
      <style:text-properties officeooo:rsid="00d4c15d"/>
    </style:style>
    <style:style style:name="T250" style:family="text">
      <style:text-properties officeooo:rsid="00d554ab"/>
    </style:style>
    <style:style style:name="T251" style:family="text">
      <style:text-properties officeooo:rsid="00df1bef"/>
    </style:style>
    <style:style style:name="T252" style:family="text">
      <style:text-properties officeooo:rsid="00e9d3fc"/>
    </style:style>
    <style:style style:name="T253" style:family="text">
      <style:text-properties officeooo:rsid="00ea0f9e"/>
    </style:style>
    <style:style style:name="T254" style:family="text">
      <style:text-properties officeooo:rsid="00ed1783"/>
    </style:style>
    <style:style style:name="T255" style:family="text">
      <style:text-properties officeooo:rsid="00f154ce"/>
    </style:style>
    <style:style style:name="T256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57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58" style:family="text">
      <style:text-properties fo:font-size="18pt" fo:font-weight="bold" style:font-size-asian="18pt" style:font-weight-asian="bold" style:font-size-complex="18pt" style:font-weight-complex="bold"/>
    </style:style>
    <style:style style:name="T259" style:family="text">
      <style:text-properties officeooo:rsid="00fdfb90"/>
    </style:style>
    <style:style style:name="T260" style:family="text">
      <style:text-properties officeooo:rsid="010f9280"/>
    </style:style>
    <style:style style:name="T261" style:family="text">
      <style:text-properties officeooo:rsid="0113fe4f"/>
    </style:style>
    <style:style style:name="T262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63" style:family="text">
      <style:text-properties officeooo:rsid="012665f7"/>
    </style:style>
    <style:style style:name="T264" style:family="text">
      <style:text-properties fo:background-color="#cccccc" loext:char-shading-value="0"/>
    </style:style>
    <style:style style:name="T265" style:family="text">
      <style:text-properties fo:background-color="#cccccc" loext:char-shading-value="0" style:language-asian="zxx" style:country-asian="none" style:language-complex="zxx" style:country-complex="none"/>
    </style:style>
    <style:style style:name="T266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67" style:family="text">
      <style:text-properties officeooo:rsid="013c68c0"/>
    </style:style>
    <style:style style:name="T268" style:family="text">
      <style:text-properties officeooo:rsid="01497040"/>
    </style:style>
    <style:style style:name="T269" style:family="text">
      <style:text-properties officeooo:rsid="01513779"/>
    </style:style>
    <style:style style:name="T270" style:family="text">
      <style:text-properties officeooo:rsid="016001a7"/>
    </style:style>
    <style:style style:name="T271" style:family="text">
      <style:text-properties officeooo:rsid="01663bd0"/>
    </style:style>
    <style:style style:name="T272" style:family="text">
      <style:text-properties officeooo:rsid="016e58d6"/>
    </style:style>
    <style:style style:name="T273" style:family="text">
      <style:text-properties style:text-scale="94%"/>
    </style:style>
    <style:style style:name="T274" style:family="text">
      <style:text-properties officeooo:rsid="01739523"/>
    </style:style>
    <style:style style:name="T275" style:family="text">
      <style:text-properties officeooo:rsid="017dd730"/>
    </style:style>
    <style:style style:name="T276" style:family="text">
      <style:text-properties officeooo:rsid="00c185b1"/>
    </style:style>
    <style:style style:name="T277" style:family="text">
      <style:text-properties officeooo:rsid="0184446e"/>
    </style:style>
    <style:style style:name="T278" style:family="text">
      <style:text-properties officeooo:rsid="01844471"/>
    </style:style>
    <style:style style:name="T279" style:family="text">
      <style:text-properties officeooo:rsid="0186360b"/>
    </style:style>
    <style:style style:name="T280" style:family="text">
      <style:text-properties officeooo:rsid="018bcb85"/>
    </style:style>
    <style:style style:name="T281" style:family="text">
      <style:text-properties officeooo:rsid="018bfa4a"/>
    </style:style>
    <style:style style:name="T282" style:family="text">
      <style:text-properties officeooo:rsid="01943292"/>
    </style:style>
    <style:style style:name="T283" style:family="text">
      <style:text-properties style:language-asian="zxx" style:country-asian="none" style:language-complex="zxx" style:country-complex="none"/>
    </style:style>
    <style:style style:name="T284" style:family="text">
      <style:text-properties officeooo:rsid="00e9d3fc" style:language-asian="zxx" style:country-asian="none" style:language-complex="zxx" style:country-complex="none"/>
    </style:style>
    <style:style style:name="T285" style:family="text">
      <style:text-properties officeooo:rsid="0102519f" style:language-asian="zxx" style:country-asian="none" style:language-complex="zxx" style:country-complex="none"/>
    </style:style>
    <style:style style:name="T286" style:family="text">
      <style:text-properties officeooo:rsid="0127543c" style:language-asian="zxx" style:country-asian="none" style:language-complex="zxx" style:country-complex="none"/>
    </style:style>
    <style:style style:name="T287" style:family="text">
      <style:text-properties officeooo:rsid="0136df83" style:language-asian="zxx" style:country-asian="none" style:language-complex="zxx" style:country-complex="none"/>
    </style:style>
    <style:style style:name="T288" style:family="text">
      <style:text-properties officeooo:rsid="012bf91d" style:language-asian="zxx" style:country-asian="none" style:language-complex="zxx" style:country-complex="none"/>
    </style:style>
    <style:style style:name="T289" style:family="text">
      <style:text-properties officeooo:rsid="013f89ee" style:language-asian="zxx" style:country-asian="none" style:language-complex="zxx" style:country-complex="none"/>
    </style:style>
    <style:style style:name="T290" style:family="text">
      <style:text-properties officeooo:rsid="00ffdb2f" style:language-asian="zxx" style:country-asian="none" style:language-complex="zxx" style:country-complex="none"/>
    </style:style>
    <style:style style:name="T291" style:family="text">
      <style:text-properties officeooo:rsid="01451f1b" style:language-asian="zxx" style:country-asian="none" style:language-complex="zxx" style:country-complex="none"/>
    </style:style>
    <style:style style:name="T292" style:family="text">
      <style:text-properties officeooo:rsid="00312850" style:language-asian="zxx" style:country-asian="none" style:language-complex="zxx" style:country-complex="none"/>
    </style:style>
    <style:style style:name="T293" style:family="text">
      <style:text-properties officeooo:rsid="002ee6a1" style:language-asian="zxx" style:country-asian="none" style:language-complex="zxx" style:country-complex="none"/>
    </style:style>
    <style:style style:name="T294" style:family="text">
      <style:text-properties officeooo:rsid="00605c36" style:language-asian="zxx" style:country-asian="none" style:language-complex="zxx" style:country-complex="none"/>
    </style:style>
    <style:style style:name="T295" style:family="text">
      <style:text-properties officeooo:rsid="013878e3" style:language-asian="zxx" style:country-asian="none" style:language-complex="zxx" style:country-complex="none"/>
    </style:style>
    <style:style style:name="T296" style:family="text">
      <style:text-properties style:language-asian="zxx" style:country-asian="none" style:language-complex="zxx" style:country-complex="none" style:text-scale="96%"/>
    </style:style>
    <style:style style:name="T297" style:family="text">
      <style:text-properties officeooo:rsid="0067081a" style:language-asian="zxx" style:country-asian="none" style:language-complex="zxx" style:country-complex="none"/>
    </style:style>
    <style:style style:name="T298" style:family="text">
      <style:text-properties officeooo:rsid="007ed182" style:language-asian="zxx" style:country-asian="none" style:language-complex="zxx" style:country-complex="none"/>
    </style:style>
    <style:style style:name="T299" style:family="text">
      <style:text-properties officeooo:rsid="0052b719" style:language-asian="zxx" style:country-asian="none" style:language-complex="zxx" style:country-complex="none"/>
    </style:style>
    <style:style style:name="T300" style:family="text">
      <style:text-properties officeooo:rsid="00f47dd4" style:language-asian="zxx" style:country-asian="none" style:language-complex="zxx" style:country-complex="none"/>
    </style:style>
    <style:style style:name="T301" style:family="text">
      <style:text-properties officeooo:rsid="00fdfb90" style:language-asian="zxx" style:country-asian="none" style:language-complex="zxx" style:country-complex="none"/>
    </style:style>
    <style:style style:name="T302" style:family="text">
      <style:text-properties officeooo:rsid="004b5915" style:language-asian="zxx" style:country-asian="none" style:language-complex="zxx" style:country-complex="none"/>
    </style:style>
    <style:style style:name="T303" style:family="text">
      <style:text-properties officeooo:rsid="003398e2" style:language-asian="zxx" style:country-asian="none" style:language-complex="zxx" style:country-complex="none"/>
    </style:style>
    <style:style style:name="T304" style:family="text">
      <style:text-properties officeooo:rsid="004e99f7" style:language-asian="zxx" style:country-asian="none" style:language-complex="zxx" style:country-complex="none"/>
    </style:style>
    <style:style style:name="T305" style:family="text">
      <style:text-properties officeooo:rsid="00339c80" style:language-asian="zxx" style:country-asian="none" style:language-complex="zxx" style:country-complex="none"/>
    </style:style>
    <style:style style:name="T306" style:family="text">
      <style:text-properties officeooo:rsid="003ba28b" style:language-asian="zxx" style:country-asian="none" style:language-complex="zxx" style:country-complex="none"/>
    </style:style>
    <style:style style:name="T307" style:family="text">
      <style:text-properties officeooo:rsid="00afe477" style:language-asian="zxx" style:country-asian="none" style:language-complex="zxx" style:country-complex="none"/>
    </style:style>
    <style:style style:name="T308" style:family="text">
      <style:text-properties officeooo:rsid="017dd730" style:language-asian="zxx" style:country-asian="none" style:language-complex="zxx" style:country-complex="none"/>
    </style:style>
    <style:style style:name="T309" style:family="text">
      <style:text-properties officeooo:rsid="0182d314" style:language-asian="zxx" style:country-asian="none" style:language-complex="zxx" style:country-complex="none"/>
    </style:style>
    <style:style style:name="T310" style:family="text">
      <style:text-properties officeooo:rsid="00afcf78" style:language-asian="zxx" style:country-asian="none" style:language-complex="zxx" style:country-complex="none"/>
    </style:style>
    <style:style style:name="T311" style:family="text">
      <style:text-properties officeooo:rsid="00346933" style:language-asian="zxx" style:country-asian="none" style:language-complex="zxx" style:country-complex="none"/>
    </style:style>
    <style:style style:name="T312" style:family="text">
      <style:text-properties officeooo:rsid="0113fe4f" style:language-asian="zxx" style:country-asian="none" style:language-complex="zxx" style:country-complex="none"/>
    </style:style>
    <style:style style:name="T313" style:family="text">
      <style:text-properties officeooo:rsid="00396f0c" style:language-asian="zxx" style:country-asian="none" style:language-complex="zxx" style:country-complex="none"/>
    </style:style>
    <style:style style:name="T314" style:family="text">
      <style:text-properties officeooo:rsid="00f79e3e" style:language-asian="zxx" style:country-asian="none" style:language-complex="zxx" style:country-complex="none"/>
    </style:style>
    <style:style style:name="T315" style:family="text">
      <style:text-properties officeooo:rsid="00981a31" style:language-asian="zxx" style:country-asian="none" style:language-complex="zxx" style:country-complex="none"/>
    </style:style>
    <style:style style:name="T316" style:family="text">
      <style:text-properties officeooo:rsid="00a10c7d" style:language-asian="zxx" style:country-asian="none" style:language-complex="zxx" style:country-complex="none"/>
    </style:style>
    <style:style style:name="T317" style:family="text">
      <style:text-properties officeooo:rsid="01c5db1f" style:language-asian="zxx" style:country-asian="none" style:language-complex="zxx" style:country-complex="none"/>
    </style:style>
    <style:style style:name="T318" style:family="text">
      <style:text-properties officeooo:rsid="01eb6c50" style:language-asian="zxx" style:country-asian="none" style:language-complex="zxx" style:country-complex="none"/>
    </style:style>
    <style:style style:name="T319" style:family="text">
      <style:text-properties officeooo:rsid="02230976" style:language-asian="zxx" style:country-asian="none" style:language-complex="zxx" style:country-complex="none"/>
    </style:style>
    <style:style style:name="T320" style:family="text">
      <style:text-properties officeooo:rsid="021b6349" style:language-asian="zxx" style:country-asian="none" style:language-complex="zxx" style:country-complex="none"/>
    </style:style>
    <style:style style:name="T321" style:family="text">
      <style:text-properties officeooo:rsid="02eb28a8" style:language-asian="zxx" style:country-asian="none" style:language-complex="zxx" style:country-complex="none"/>
    </style:style>
    <style:style style:name="T322" style:family="text">
      <style:text-properties officeooo:rsid="02ec0e7d" style:language-asian="zxx" style:country-asian="none" style:language-complex="zxx" style:country-complex="none"/>
    </style:style>
    <style:style style:name="T323" style:family="text">
      <style:text-properties officeooo:rsid="03065e6b" style:language-asian="zxx" style:country-asian="none" style:language-complex="zxx" style:country-complex="none"/>
    </style:style>
    <style:style style:name="T324" style:family="text">
      <style:text-properties officeooo:rsid="01d347b8" style:language-asian="zxx" style:country-asian="none" style:language-complex="zxx" style:country-complex="none"/>
    </style:style>
    <style:style style:name="T325" style:family="text">
      <style:text-properties officeooo:rsid="030d146e" style:language-asian="zxx" style:country-asian="none" style:language-complex="zxx" style:country-complex="none"/>
    </style:style>
    <style:style style:name="T326" style:family="text">
      <style:text-properties officeooo:rsid="0323355e" style:language-asian="zxx" style:country-asian="none" style:language-complex="zxx" style:country-complex="none"/>
    </style:style>
    <style:style style:name="T327" style:family="text">
      <style:text-properties officeooo:rsid="0338bd93" style:language-asian="zxx" style:country-asian="none" style:language-complex="zxx" style:country-complex="none"/>
    </style:style>
    <style:style style:name="T328" style:family="text">
      <style:text-properties officeooo:rsid="033eb313" style:language-asian="zxx" style:country-asian="none" style:language-complex="zxx" style:country-complex="none"/>
    </style:style>
    <style:style style:name="T329" style:family="text">
      <style:text-properties officeooo:rsid="0093a1fb" style:language-asian="zxx" style:country-asian="none" style:language-complex="zxx" style:country-complex="none"/>
    </style:style>
    <style:style style:name="T330" style:family="text">
      <style:text-properties officeooo:rsid="0398d27f" style:language-asian="zxx" style:country-asian="none" style:language-complex="zxx" style:country-complex="none"/>
    </style:style>
    <style:style style:name="T331" style:family="text">
      <style:text-properties officeooo:rsid="025557f9" style:language-asian="zxx" style:country-asian="none" style:language-complex="zxx" style:country-complex="none"/>
    </style:style>
    <style:style style:name="T332" style:family="text">
      <style:text-properties officeooo:rsid="02defa70" style:language-asian="zxx" style:country-asian="none" style:language-complex="zxx" style:country-complex="none"/>
    </style:style>
    <style:style style:name="T333" style:family="text">
      <style:text-properties officeooo:rsid="00c37d88" style:language-asian="zxx" style:country-asian="none" style:language-complex="zxx" style:country-complex="none"/>
    </style:style>
    <style:style style:name="T334" style:family="text">
      <style:text-properties officeooo:rsid="03fd1168" style:language-asian="zxx" style:country-asian="none" style:language-complex="zxx" style:country-complex="none"/>
    </style:style>
    <style:style style:name="T335" style:family="text">
      <style:text-properties officeooo:rsid="040136b7" style:language-asian="zxx" style:country-asian="none" style:language-complex="zxx" style:country-complex="none"/>
    </style:style>
    <style:style style:name="T336" style:family="text">
      <style:text-properties officeooo:rsid="014f3a94" style:language-asian="zxx" style:country-asian="none" style:language-complex="zxx" style:country-complex="none"/>
    </style:style>
    <style:style style:name="T337" style:family="text">
      <style:text-properties officeooo:rsid="01945578"/>
    </style:style>
    <style:style style:name="T338" style:family="text">
      <style:text-properties officeooo:rsid="019edc34"/>
    </style:style>
    <style:style style:name="T339" style:family="text">
      <style:text-properties officeooo:rsid="01a693fe"/>
    </style:style>
    <style:style style:name="T340" style:family="text">
      <style:text-properties officeooo:rsid="01a722b4"/>
    </style:style>
    <style:style style:name="T341" style:family="text">
      <style:text-properties officeooo:rsid="01b56742"/>
    </style:style>
    <style:style style:name="T342" style:family="text">
      <style:text-properties officeooo:rsid="01bad05c"/>
    </style:style>
    <style:style style:name="T343" style:family="text">
      <style:text-properties officeooo:rsid="01bc0de9"/>
    </style:style>
    <style:style style:name="T344" style:family="text">
      <style:text-properties officeooo:rsid="01bfbb76"/>
    </style:style>
    <style:style style:name="T345" style:family="text">
      <style:text-properties officeooo:rsid="01c14d25"/>
    </style:style>
    <style:style style:name="T346" style:family="text">
      <style:text-properties officeooo:rsid="01d770fb"/>
    </style:style>
    <style:style style:name="T347" style:family="text">
      <style:text-properties officeooo:rsid="01e027b2"/>
    </style:style>
    <style:style style:name="T348" style:family="text">
      <style:text-properties officeooo:rsid="01ea0859"/>
    </style:style>
    <style:style style:name="T349" style:family="text">
      <style:text-properties officeooo:rsid="01fd7efa"/>
    </style:style>
    <style:style style:name="T350" style:family="text">
      <style:text-properties officeooo:rsid="0200e899"/>
    </style:style>
    <style:style style:name="T351" style:family="text">
      <style:text-properties officeooo:rsid="02024f66"/>
    </style:style>
    <style:style style:name="T352" style:family="text">
      <style:text-properties officeooo:rsid="02054745"/>
    </style:style>
    <style:style style:name="T353" style:family="text">
      <style:text-properties officeooo:rsid="0205c490"/>
    </style:style>
    <style:style style:name="T354" style:family="text">
      <style:text-properties officeooo:rsid="02135762"/>
    </style:style>
    <style:style style:name="T355" style:family="text">
      <style:text-properties officeooo:rsid="021a4be7"/>
    </style:style>
    <style:style style:name="T356" style:family="text">
      <style:text-properties officeooo:rsid="021b6349"/>
    </style:style>
    <style:style style:name="T357" style:family="text">
      <style:text-properties officeooo:rsid="0148cbec"/>
    </style:style>
    <style:style style:name="T358" style:family="text">
      <style:text-properties officeooo:rsid="021c818f"/>
    </style:style>
    <style:style style:name="T359" style:family="text">
      <style:text-properties officeooo:rsid="01451f1b"/>
    </style:style>
    <style:style style:name="T360" style:family="text">
      <style:text-properties officeooo:rsid="02210001"/>
    </style:style>
    <style:style style:name="T361" style:family="text">
      <style:text-properties officeooo:rsid="022f7946"/>
    </style:style>
    <style:style style:name="T362" style:family="text">
      <style:text-properties officeooo:rsid="022fc0c9"/>
    </style:style>
    <style:style style:name="T363" style:family="text">
      <style:text-properties officeooo:rsid="0230319f"/>
    </style:style>
    <style:style style:name="T364" style:family="text">
      <style:text-properties officeooo:rsid="023ace28"/>
    </style:style>
    <style:style style:name="T365" style:family="text">
      <style:text-properties officeooo:rsid="023cd3d4"/>
    </style:style>
    <style:style style:name="T366" style:family="text">
      <style:text-properties officeooo:rsid="023e130e"/>
    </style:style>
    <style:style style:name="T367" style:family="text">
      <style:text-properties officeooo:rsid="0241dccf"/>
    </style:style>
    <style:style style:name="T368" style:family="text">
      <style:text-properties officeooo:rsid="024962a2"/>
    </style:style>
    <style:style style:name="T369" style:family="text">
      <style:text-properties officeooo:rsid="024aa8de"/>
    </style:style>
    <style:style style:name="T370" style:family="text">
      <style:text-properties officeooo:rsid="024cc78f"/>
    </style:style>
    <style:style style:name="T371" style:family="text">
      <style:text-properties officeooo:rsid="024e93b6"/>
    </style:style>
    <style:style style:name="T372" style:family="text">
      <style:text-properties officeooo:rsid="026efc05"/>
    </style:style>
    <style:style style:name="T373" style:family="text">
      <style:text-properties fo:background-color="#999999" loext:char-shading-value="0"/>
    </style:style>
    <style:style style:name="T374" style:family="text">
      <style:text-properties officeooo:rsid="0273d694"/>
    </style:style>
    <style:style style:name="T375" style:family="text">
      <style:text-properties officeooo:rsid="0274f3ef"/>
    </style:style>
    <style:style style:name="T376" style:family="text">
      <style:text-properties style:font-name="Noto Sans"/>
    </style:style>
    <style:style style:name="T377" style:family="text">
      <style:text-properties style:font-name="Noto Sans" fo:font-weight="bold" style:font-weight-asian="bold" style:font-weight-complex="bold"/>
    </style:style>
    <style:style style:name="T378" style:family="text">
      <style:text-properties style:font-name="Noto Sans" fo:font-weight="bold" officeooo:rsid="00189815" style:font-weight-asian="bold" style:font-weight-complex="bold"/>
    </style:style>
    <style:style style:name="T379" style:family="text">
      <style:text-properties style:font-name="Noto Sans" fo:font-weight="bold" officeooo:rsid="040e38df" style:font-weight-asian="bold" style:font-weight-complex="bold"/>
    </style:style>
    <style:style style:name="T380" style:family="text">
      <style:text-properties officeooo:rsid="029c4d63"/>
    </style:style>
    <style:style style:name="T381" style:family="text">
      <style:text-properties officeooo:rsid="029f4213"/>
    </style:style>
    <style:style style:name="T382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83" style:family="text">
      <style:text-properties officeooo:rsid="02aa99f2"/>
    </style:style>
    <style:style style:name="T384" style:family="text">
      <style:text-properties officeooo:rsid="02aba195"/>
    </style:style>
    <style:style style:name="T385" style:family="text">
      <style:text-properties officeooo:rsid="02ad6d90"/>
    </style:style>
    <style:style style:name="T386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87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88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89" style:family="text">
      <style:text-properties fo:font-size="12pt" fo:font-weight="normal" officeooo:rsid="02c7a45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390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1" style:family="text">
      <style:text-properties officeooo:rsid="02b549c7"/>
    </style:style>
    <style:style style:name="T392" style:family="text">
      <style:text-properties fo:font-size="16pt" style:font-size-asian="18pt" style:font-size-complex="18pt"/>
    </style:style>
    <style:style style:name="T393" style:family="text">
      <style:text-properties fo:font-size="16pt" officeooo:rsid="0310eb68" style:font-size-asian="18pt" style:font-size-complex="18pt"/>
    </style:style>
    <style:style style:name="T394" style:family="text">
      <style:text-properties officeooo:rsid="02bf9e07"/>
    </style:style>
    <style:style style:name="T395" style:family="text">
      <style:text-properties officeooo:rsid="02c24587"/>
    </style:style>
    <style:style style:name="T396" style:family="text">
      <style:text-properties officeooo:rsid="02c3f534"/>
    </style:style>
    <style:style style:name="T397" style:family="text">
      <style:text-properties officeooo:rsid="02c7a45d"/>
    </style:style>
    <style:style style:name="T398" style:family="text">
      <style:text-properties officeooo:rsid="02c8e004"/>
    </style:style>
    <style:style style:name="T399" style:family="text">
      <style:text-properties officeooo:rsid="02d98d88"/>
    </style:style>
    <style:style style:name="T400" style:family="text">
      <style:text-properties officeooo:rsid="02eeb890"/>
    </style:style>
    <style:style style:name="T401" style:family="text">
      <style:text-properties officeooo:rsid="02f26ce0"/>
    </style:style>
    <style:style style:name="T402" style:family="text">
      <style:text-properties officeooo:rsid="02fbb784"/>
    </style:style>
    <style:style style:name="T403" style:family="text">
      <style:text-properties fo:font-size="22pt"/>
    </style:style>
    <style:style style:name="T404" style:family="text">
      <style:text-properties fo:font-size="22pt" fo:font-weight="bold" style:font-size-asian="10pt" style:font-weight-asian="bold" style:font-size-complex="10pt" style:font-weight-complex="bold"/>
    </style:style>
    <style:style style:name="T405" style:family="text">
      <style:text-properties officeooo:rsid="03001cde"/>
    </style:style>
    <style:style style:name="T406" style:family="text">
      <style:text-properties officeooo:rsid="03032164"/>
    </style:style>
    <style:style style:name="T407" style:family="text">
      <style:text-properties officeooo:rsid="03065e6b"/>
    </style:style>
    <style:style style:name="T408" style:family="text">
      <style:text-properties officeooo:rsid="0308c9f4"/>
    </style:style>
    <style:style style:name="T409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0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1" style:family="text">
      <style:text-properties style:text-scale="95%"/>
    </style:style>
    <style:style style:name="T412" style:family="text">
      <style:text-properties officeooo:rsid="03369637"/>
    </style:style>
    <style:style style:name="T413" style:family="text">
      <style:text-properties officeooo:rsid="033eb313"/>
    </style:style>
    <style:style style:name="T414" style:family="text">
      <style:text-properties officeooo:rsid="0347f5dc"/>
    </style:style>
    <style:style style:name="T415" style:family="text">
      <style:text-properties officeooo:rsid="034ce9ad"/>
    </style:style>
    <style:style style:name="T416" style:family="text">
      <style:text-properties style:font-name="monospace"/>
    </style:style>
    <style:style style:name="T417" style:family="text">
      <style:text-properties style:font-name="monospace" officeooo:rsid="034dda62"/>
    </style:style>
    <style:style style:name="T418" style:family="text">
      <style:text-properties officeooo:rsid="03509362"/>
    </style:style>
    <style:style style:name="T419" style:family="text">
      <style:text-properties officeooo:rsid="0355c6dc"/>
    </style:style>
    <style:style style:name="T420" style:family="text">
      <style:text-properties officeooo:rsid="035702fe"/>
    </style:style>
    <style:style style:name="T421" style:family="text">
      <style:text-properties officeooo:rsid="0358f51e"/>
    </style:style>
    <style:style style:name="T422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3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24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25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26" style:family="text">
      <style:text-properties officeooo:rsid="037177a5"/>
    </style:style>
    <style:style style:name="T427" style:family="text">
      <style:text-properties officeooo:rsid="0371a65e"/>
    </style:style>
    <style:style style:name="T428" style:family="text">
      <style:text-properties officeooo:rsid="03759f53"/>
    </style:style>
    <style:style style:name="T429" style:family="text">
      <style:text-properties officeooo:rsid="0379eaac"/>
    </style:style>
    <style:style style:name="T430" style:family="text">
      <style:text-properties officeooo:rsid="037e1db3"/>
    </style:style>
    <style:style style:name="T431" style:family="text">
      <style:text-properties officeooo:rsid="0384effb"/>
    </style:style>
    <style:style style:name="T432" style:family="text">
      <style:text-properties style:text-scale="97%"/>
    </style:style>
    <style:style style:name="T433" style:family="text">
      <style:text-properties officeooo:rsid="038fd7ed"/>
    </style:style>
    <style:style style:name="T434" style:family="text">
      <style:text-properties officeooo:rsid="0395ba2e"/>
    </style:style>
    <style:style style:name="T435" style:family="text">
      <style:text-properties officeooo:rsid="039fedf9"/>
    </style:style>
    <style:style style:name="T436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37" style:family="text">
      <style:text-properties officeooo:rsid="03ae1eed"/>
    </style:style>
    <style:style style:name="T438" style:family="text">
      <style:text-properties officeooo:rsid="03aefd41"/>
    </style:style>
    <style:style style:name="T439" style:family="text">
      <style:text-properties officeooo:rsid="03b6690e"/>
    </style:style>
    <style:style style:name="T440" style:family="text">
      <style:text-properties officeooo:rsid="03c5f91c"/>
    </style:style>
    <style:style style:name="T441" style:family="text">
      <style:text-properties officeooo:rsid="03cef3ef"/>
    </style:style>
    <style:style style:name="T442" style:family="text">
      <style:text-properties officeooo:rsid="03d1be6d"/>
    </style:style>
    <style:style style:name="T443" style:family="text">
      <style:text-properties officeooo:rsid="03dae67a"/>
    </style:style>
    <style:style style:name="T444" style:family="text">
      <style:text-properties officeooo:rsid="03daefd2"/>
    </style:style>
    <style:style style:name="T445" style:family="text">
      <style:text-properties officeooo:rsid="03e10d45"/>
    </style:style>
    <style:style style:name="T446" style:family="text">
      <style:text-properties officeooo:rsid="03e39c93"/>
    </style:style>
    <style:style style:name="T447" style:family="text">
      <style:text-properties officeooo:rsid="03e6da2b"/>
    </style:style>
    <style:style style:name="T448" style:family="text">
      <style:text-properties officeooo:rsid="03e8a588"/>
    </style:style>
    <style:style style:name="T449" style:family="text">
      <style:text-properties officeooo:rsid="03eafb66"/>
    </style:style>
    <style:style style:name="T450" style:family="text">
      <style:text-properties officeooo:rsid="03f051a2"/>
    </style:style>
    <style:style style:name="T451" style:family="text">
      <style:text-properties fo:font-size="6pt" officeooo:rsid="03f051a2"/>
    </style:style>
    <style:style style:name="T452" style:family="text">
      <style:text-properties officeooo:rsid="03f35155"/>
    </style:style>
    <style:style style:name="T453" style:family="text">
      <style:text-properties officeooo:rsid="03f6cd4d"/>
    </style:style>
    <style:style style:name="T454" style:family="text">
      <style:text-properties officeooo:rsid="03f85892"/>
    </style:style>
    <style:style style:name="T455" style:family="text">
      <style:text-properties officeooo:rsid="03fa022f"/>
    </style:style>
    <style:style style:name="T456" style:family="text">
      <style:text-properties officeooo:rsid="0404a81f"/>
    </style:style>
    <style:style style:name="T457" style:family="text">
      <style:text-properties officeooo:rsid="040a29d5"/>
    </style:style>
    <style:style style:name="T458" style:family="text">
      <style:text-properties officeooo:rsid="041051f4"/>
    </style:style>
    <style:style style:name="T459" style:family="text">
      <style:text-properties officeooo:rsid="04108aea"/>
    </style:style>
    <style:style style:name="T460" style:family="text">
      <style:text-properties officeooo:rsid="041324ad"/>
    </style:style>
    <style:style style:name="T461" style:family="text">
      <style:text-properties officeooo:rsid="04168a53"/>
    </style:style>
    <style:style style:name="T462" style:family="text">
      <style:text-properties officeooo:rsid="041bc4b9"/>
    </style:style>
    <style:style style:name="T463" style:family="text">
      <style:text-properties officeooo:rsid="041f0372"/>
    </style:style>
    <style:style style:name="T464" style:family="text">
      <style:text-properties officeooo:rsid="0423cda8"/>
    </style:style>
    <style:style style:name="T465" style:family="text">
      <style:text-properties officeooo:rsid="0424ed5a"/>
    </style:style>
    <style:style style:name="T466" style:family="text">
      <style:text-properties officeooo:rsid="04284a5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78"/>
            </table:table-cell>
            <table:table-cell table:style-name="Table58.B1" office:value-type="string">
              <text:p text:style-name="P293"/>
            </table:table-cell>
          </table:table-row>
          <table:table-row>
            <table:table-cell table:style-name="Table58.A1" office:value-type="string">
              <text:p text:style-name="P278"><draw:frame draw:style-name="fr2" draw:name="Image1" text:anchor-type="as-char" svg:width="64.65mm" svg:height="59.94mm" draw:z-index="26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293">Ruby</text:p>
              <text:p text:style-name="P61"><text:span text:style-name="T376"><text:s text:c="37"/></text:span><text:span text:style-name="T377">GLOSSARY </text:span><text:span text:style-name="T378">V0.</text:span><text:span text:style-name="T379">7</text:span></text:p>
            </table:table-cell>
          </table:table-row>
        </table:table>
        <text:p text:style-name="P58"/>
        <text:p text:style-name="P58"/>
        <text:p text:style-name="P58"/>
        <text:p text:style-name="P58"/>
        <text:p text:style-name="P58"/>
      </text:section>
      <text:section text:style-name="Sect2" text:name="Section1">
        <text:section text:style-name="Sect3" text:name="Section4">
          <text:p text:style-name="P295"><text:span text:style-name="Source_20_Text"><text:span text:style-name="T436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13">Table of Contents</text:p>
              </text:index-title>
              <text:p text:style-name="P515"><text:a xlink:type="simple" xlink:href="#__RefHeading___Toc16061_456348229" text:style-name="Index_20_Link" text:visited-style-name="Index_20_Link">Errors<text:tab/>3</text:a></text:p>
              <text:p text:style-name="P514"><text:a xlink:type="simple" xlink:href="#__RefHeading___Toc10552_924721042" text:style-name="Index_20_Link" text:visited-style-name="Index_20_Link">raise<text:tab/>3</text:a></text:p>
              <text:p text:style-name="P514"><text:a xlink:type="simple" xlink:href="#__RefHeading___Toc10554_924721042" text:style-name="Index_20_Link" text:visited-style-name="Index_20_Link">rescue<text:tab/>3</text:a></text:p>
              <text:p text:style-name="P514"><text:a xlink:type="simple" xlink:href="#__RefHeading___Toc11516_1800458073" text:style-name="Index_20_Link" text:visited-style-name="Index_20_Link">ensure<text:tab/>3</text:a></text:p>
              <text:p text:style-name="P514"><text:a xlink:type="simple" xlink:href="#__RefHeading___Toc11518_1800458073" text:style-name="Index_20_Link" text:visited-style-name="Index_20_Link">retry<text:tab/>3</text:a></text:p>
              <text:p text:style-name="P515"><text:a xlink:type="simple" xlink:href="#__RefHeading___Toc12818_1905917240" text:style-name="Index_20_Link" text:visited-style-name="Index_20_Link">Time<text:tab/>3</text:a></text:p>
              <text:p text:style-name="P514"><text:a xlink:type="simple" xlink:href="#__RefHeading___Toc6933_650475850" text:style-name="Index_20_Link" text:visited-style-name="Index_20_Link">Time.gm<text:tab/>3</text:a></text:p>
              <text:p text:style-name="P514"><text:a xlink:type="simple" xlink:href="#__RefHeading___Toc6935_650475850" text:style-name="Index_20_Link" text:visited-style-name="Index_20_Link">Time.local<text:tab/>3</text:a></text:p>
              <text:p text:style-name="P530"><text:a xlink:type="simple" xlink:href="#__RefHeading___Toc8790_18812532" text:style-name="Index_20_Link" text:visited-style-name="Index_20_Link">Time.at<text:tab/>3</text:a></text:p>
              <text:p text:style-name="P530"><text:a xlink:type="simple" xlink:href="#__RefHeading___Toc8792_18812532" text:style-name="Index_20_Link" text:visited-style-name="Index_20_Link">add time<text:tab/>3</text:a></text:p>
              <text:p text:style-name="P515"><text:a xlink:type="simple" xlink:href="#__RefHeading___Toc8963_1841296335" text:style-name="Index_20_Link" text:visited-style-name="Index_20_Link">Arrays [ ]<text:tab/>4</text:a></text:p>
              <text:p text:style-name="P514"><text:a xlink:type="simple" xlink:href="#__RefHeading___Toc2507_379422752" text:style-name="Index_20_Link" text:visited-style-name="Index_20_Link">Creating arrays<text:tab/>4</text:a></text:p>
              <text:p text:style-name="P514"><text:a xlink:type="simple" xlink:href="#__RefHeading___Toc11617_1460611570" text:style-name="Index_20_Link" text:visited-style-name="Index_20_Link">%w(array)<text:tab/>4</text:a></text:p>
              <text:p text:style-name="P514"><text:a xlink:type="simple" xlink:href="#__RefHeading___Toc9891_1955588018" text:style-name="Index_20_Link" text:visited-style-name="Index_20_Link">parallel assignments<text:tab/>4</text:a></text:p>
              <text:p text:style-name="P514"><text:a xlink:type="simple" xlink:href="#__RefHeading___Toc9857_2016969865" text:style-name="Index_20_Link" text:visited-style-name="Index_20_Link">ranged array<text:tab/>4</text:a></text:p>
              <text:p text:style-name="P514"><text:a xlink:type="simple" xlink:href="#__RefHeading___Toc2511_379422752" text:style-name="Index_20_Link" text:visited-style-name="Index_20_Link">.flatten<text:tab/>4</text:a></text:p>
              <text:p text:style-name="P514"><text:a xlink:type="simple" xlink:href="#__RefHeading___Toc2513_379422752" text:style-name="Index_20_Link" text:visited-style-name="Index_20_Link">.uniq<text:tab/>4</text:a></text:p>
              <text:p text:style-name="P514"><text:a xlink:type="simple" xlink:href="#__RefHeading___Toc11618_1992706738" text:style-name="Index_20_Link" text:visited-style-name="Index_20_Link">.compact<text:tab/>4</text:a></text:p>
              <text:p text:style-name="P514"><text:a xlink:type="simple" xlink:href="#__RefHeading___Toc11790_2034189443" text:style-name="Index_20_Link" text:visited-style-name="Index_20_Link">.length<text:tab/>4</text:a></text:p>
              <text:p text:style-name="P514"><text:a xlink:type="simple" xlink:href="#__RefHeading___Toc11619_1460611570" text:style-name="Index_20_Link" text:visited-style-name="Index_20_Link">adding/deleting<text:tab/>4</text:a></text:p>
              <text:p text:style-name="P530"><text:a xlink:type="simple" xlink:href="#__RefHeading___Toc11792_2034189443" text:style-name="Index_20_Link" text:visited-style-name="Index_20_Link">.pop and .push<text:tab/>4</text:a></text:p>
              <text:p text:style-name="P530"><text:a xlink:type="simple" xlink:href="#__RefHeading___Toc11621_1460611570" text:style-name="Index_20_Link" text:visited-style-name="Index_20_Link">&lt;&lt; shovel operator<text:tab/>4</text:a></text:p>
              <text:p text:style-name="P530"><text:a xlink:type="simple" xlink:href="#__RefHeading___Toc11623_1460611570" text:style-name="Index_20_Link" text:visited-style-name="Index_20_Link">.shift<text:tab/>4</text:a></text:p>
              <text:p text:style-name="P530"><text:a xlink:type="simple" xlink:href="#__RefHeading___Toc11625_1460611570" text:style-name="Index_20_Link" text:visited-style-name="Index_20_Link">.delete()<text:tab/>4</text:a></text:p>
              <text:p text:style-name="P530"><text:a xlink:type="simple" xlink:href="#__RefHeading___Toc4699_870494724" text:style-name="Index_20_Link" text:visited-style-name="Index_20_Link">.delete_at()<text:tab/>4</text:a></text:p>
              <text:p text:style-name="P530"><text:a xlink:type="simple" xlink:href="#__RefHeading___Toc4854_870494724" text:style-name="Index_20_Link" text:visited-style-name="Index_20_Link">.delete_if{}<text:tab/>4</text:a></text:p>
              <text:p text:style-name="P514"><text:a xlink:type="simple" xlink:href="#__RefHeading___Toc11794_2034189443" text:style-name="Index_20_Link" text:visited-style-name="Index_20_Link">.last<text:tab/>5</text:a></text:p>
              <text:p text:style-name="P514"><text:a xlink:type="simple" xlink:href="#__RefHeading___Toc11796_2034189443" text:style-name="Index_20_Link" text:visited-style-name="Index_20_Link">.join()<text:tab/>5</text:a></text:p>
              <text:p text:style-name="P514"><text:a xlink:type="simple" xlink:href="#__RefHeading___Toc4417_1112330199" text:style-name="Index_20_Link" text:visited-style-name="Index_20_Link">.split()<text:tab/>5</text:a></text:p>
              <text:p text:style-name="P514"><text:a xlink:type="simple" xlink:href="#__RefHeading___Toc4701_870494724" text:style-name="Index_20_Link" text:visited-style-name="Index_20_Link">.index()<text:tab/>5</text:a></text:p>
              <text:p text:style-name="P514"><text:a xlink:type="simple" xlink:href="#__RefHeading___Toc9522_970994290" text:style-name="Index_20_Link" text:visited-style-name="Index_20_Link">.include?<text:tab/>5</text:a></text:p>
              <text:p text:style-name="P514"><text:a xlink:type="simple" xlink:href="#__RefHeading___Toc7187_650475850" text:style-name="Index_20_Link" text:visited-style-name="Index_20_Link">.select{}<text:tab/>5</text:a></text:p>
              <text:p text:style-name="P514"><text:a xlink:type="simple" xlink:href="#__RefHeading___Toc9206_970994290" text:style-name="Index_20_Link" text:visited-style-name="Index_20_Link">.sort<text:tab/>5</text:a></text:p>
              <text:p text:style-name="P514"><text:a xlink:type="simple" xlink:href="#__RefHeading___Toc11627_1460611570" text:style-name="Index_20_Link" text:visited-style-name="Index_20_Link">.max<text:tab/>5</text:a></text:p>
              <text:p text:style-name="P514"><text:a xlink:type="simple" xlink:href="#__RefHeading___Toc10019_915285827" text:style-name="Index_20_Link" text:visited-style-name="Index_20_Link">.any?<text:tab/>5</text:a></text:p>
              <text:p text:style-name="P514"><text:a xlink:type="simple" xlink:href="#__RefHeading___Toc8415_1782535436" text:style-name="Index_20_Link" text:visited-style-name="Index_20_Link">.zip<text:tab/>5</text:a></text:p>
              <text:p text:style-name="P514"><text:a xlink:type="simple" xlink:href="#__RefHeading___Toc11246_5189540" text:style-name="Index_20_Link" text:visited-style-name="Index_20_Link">.rotate<text:tab/>5</text:a></text:p>
              <text:p text:style-name="P514"><text:a xlink:type="simple" xlink:href="#__RefHeading___Toc11250_5189540" text:style-name="Index_20_Link" text:visited-style-name="Index_20_Link">.tap{}<text:tab/>5</text:a></text:p>
              <text:p text:style-name="P514"><text:a xlink:type="simple" xlink:href="#__RefHeading___Toc11496_1800458073" text:style-name="Index_20_Link" text:visited-style-name="Index_20_Link">Range<text:tab/>5</text:a></text:p>
              <text:p text:style-name="P514"><text:a xlink:type="simple" xlink:href="#__RefHeading___Toc4703_870494724" text:style-name="Index_20_Link" text:visited-style-name="Index_20_Link">.map{}<text:tab/>6</text:a></text:p>
              <text:p text:style-name="P514"><text:a xlink:type="simple" xlink:href="#__RefHeading___Toc11629_1460611570" text:style-name="Index_20_Link" text:visited-style-name="Index_20_Link">.inject()<text:tab/>6</text:a></text:p>
              <text:p text:style-name="P515"><text:a xlink:type="simple" xlink:href="#__RefHeading___Toc3403_1456555390" text:style-name="Index_20_Link" text:visited-style-name="Index_20_Link">External files<text:tab/>7</text:a></text:p>
              <text:p text:style-name="P514"><text:a xlink:type="simple" xlink:href="#__RefHeading___Toc3405_1456555390" text:style-name="Index_20_Link" text:visited-style-name="Index_20_Link">load<text:tab/>7</text:a></text:p>
              <text:p text:style-name="P514"><text:a xlink:type="simple" xlink:href="#__RefHeading___Toc3755_2142260940" text:style-name="Index_20_Link" text:visited-style-name="Index_20_Link">require<text:tab/>7</text:a></text:p>
              <text:p text:style-name="P530"><text:a xlink:type="simple" xlink:href="#__RefHeading___Toc10546_924721042" text:style-name="Index_20_Link" text:visited-style-name="Index_20_Link">same folder<text:tab/>7</text:a></text:p>
              <text:p text:style-name="P514"><text:a xlink:type="simple" xlink:href="#__RefHeading___Toc3407_1456555390" text:style-name="Index_20_Link" text:visited-style-name="Index_20_Link">Reading from a file<text:tab/>7</text:a></text:p>
              <text:p text:style-name="P514"><text:a xlink:type="simple" xlink:href="#__RefHeading___Toc3367_1456555390" text:style-name="Index_20_Link" text:visited-style-name="Index_20_Link">Writing to a file<text:tab/>7</text:a></text:p>
              <text:p text:style-name="P514"><text:a xlink:type="simple" xlink:href="#__RefHeading___Toc10170_915285827" text:style-name="Index_20_Link" text:visited-style-name="Index_20_Link">File.exists?<text:tab/>7</text:a></text:p>
              <text:p text:style-name="P514"><text:a xlink:type="simple" xlink:href="#__RefHeading___Toc11665_241723351" text:style-name="Index_20_Link" text:visited-style-name="Index_20_Link">Serialization<text:tab/>7</text:a></text:p>
              <text:p text:style-name="P530"><text:a xlink:type="simple" xlink:href="#__RefHeading___Toc11667_241723351" text:style-name="Index_20_Link" text:visited-style-name="Index_20_Link">YAML<text:tab/>7</text:a></text:p>
              <text:p text:style-name="P515"><text:a xlink:type="simple" xlink:href="#__RefHeading___Toc10172_915285827" text:style-name="Index_20_Link" text:visited-style-name="Index_20_Link">Comments #<text:tab/>7</text:a></text:p>
              <text:p text:style-name="P515"><text:a xlink:type="simple" xlink:href="#__RefHeading___Toc11631_1460611570" text:style-name="Index_20_Link" text:visited-style-name="Index_20_Link">Classes<text:tab/>8</text:a></text:p>
              <text:p text:style-name="P514"><text:a xlink:type="simple" xlink:href="#__RefHeading___Toc7081_920350223" text:style-name="Index_20_Link" text:visited-style-name="Index_20_Link">initialize<text:tab/>8</text:a></text:p>
              <text:p text:style-name="P530"><text:a xlink:type="simple" xlink:href="#__RefHeading___Toc11800_1800458073" text:style-name="Index_20_Link" text:visited-style-name="Index_20_Link">allocate<text:tab/>8</text:a></text:p>
              <text:p text:style-name="P514"><text:a xlink:type="simple" xlink:href="#__RefHeading___Toc11802_1800458073" text:style-name="Index_20_Link" text:visited-style-name="Index_20_Link">Private<text:tab/>8</text:a></text:p>
              <text:p text:style-name="P514"><text:a xlink:type="simple" xlink:href="#__RefHeading___Toc11498_1800458073" text:style-name="Index_20_Link" text:visited-style-name="Index_20_Link">Public<text:tab/>9</text:a></text:p>
              <text:p text:style-name="P514"><text:a xlink:type="simple" xlink:href="#__RefHeading___Toc11500_1800458073" text:style-name="Index_20_Link" text:visited-style-name="Index_20_Link">Protected<text:tab/>9</text:a></text:p>
              <text:p text:style-name="P514"><text:a xlink:type="simple" xlink:href="#__RefHeading___Toc13946_1937033018" text:style-name="Index_20_Link" text:visited-style-name="Index_20_Link">Instance vs Class<text:tab/>10</text:a></text:p>
              <text:p text:style-name="P530"><text:a xlink:type="simple" xlink:href="#__RefHeading___Toc7741_10318499591" text:style-name="Index_20_Link" text:visited-style-name="Index_20_Link">Class methods<text:tab/>10</text:a></text:p>
              <text:p text:style-name="P530"><text:a xlink:type="simple" xlink:href="#__RefHeading___Toc7743_10318499591" text:style-name="Index_20_Link" text:visited-style-name="Index_20_Link">Instance methods<text:tab/>10</text:a></text:p>
              <text:p text:style-name="P514"><text:a xlink:type="simple" xlink:href="#__RefHeading___Toc8786_18812532" text:style-name="Index_20_Link" text:visited-style-name="Index_20_Link">:: double semicolumn<text:tab/>10</text:a></text:p>
              <text:p text:style-name="P514"><text:a xlink:type="simple" xlink:href="#__RefHeading___Toc11804_1800458073" text:style-name="Index_20_Link" text:visited-style-name="Index_20_Link">attr_accessor<text:tab/>10</text:a></text:p>
              <text:p text:style-name="P514"><text:a xlink:type="simple" xlink:href="#__RefHeading___Toc11806_1800458073" text:style-name="Index_20_Link" text:visited-style-name="Index_20_Link">structs<text:tab/>10</text:a></text:p>
              <text:p text:style-name="P530"><text:a xlink:type="simple" xlink:href="#__RefHeading___Toc11502_1800458073" text:style-name="Index_20_Link" text:visited-style-name="Index_20_Link">structs with methods<text:tab/>10</text:a></text:p>
              <text:p text:style-name="P515"><text:a xlink:type="simple" xlink:href="#__RefHeading___Toc10176_915285827" text:style-name="Index_20_Link" text:visited-style-name="Index_20_Link">Conditionals<text:tab/>11</text:a></text:p>
              <text:p text:style-name="P514"><text:a xlink:type="simple" xlink:href="#__RefHeading___Toc2537_379422752" text:style-name="Index_20_Link" text:visited-style-name="Index_20_Link">if<text:tab/>11</text:a></text:p>
              <text:p text:style-name="P530"><text:a xlink:type="simple" xlink:href="#__RefHeading___Toc7825_1031849959" text:style-name="Index_20_Link" text:visited-style-name="Index_20_Link">ONE-LINER<text:tab/>11</text:a></text:p>
              <text:p text:style-name="P514"><text:a xlink:type="simple" xlink:href="#__RefHeading___Toc9208_970994290" text:style-name="Index_20_Link" text:visited-style-name="Index_20_Link">unless<text:tab/>11</text:a></text:p>
              <text:p text:style-name="P514"><text:a xlink:type="simple" xlink:href="#__RefHeading___Toc9210_970994290" text:style-name="Index_20_Link" text:visited-style-name="Index_20_Link">elsif<text:tab/>11</text:a></text:p>
              <text:p text:style-name="P514"><text:a xlink:type="simple" xlink:href="#__RefHeading___Toc2543_379422752" text:style-name="Index_20_Link" text:visited-style-name="Index_20_Link">else<text:tab/>11</text:a></text:p>
              <text:p text:style-name="P514"><text:a xlink:type="simple" xlink:href="#__RefHeading___Toc9669_379422752" text:style-name="Index_20_Link" text:visited-style-name="Index_20_Link">Switch statement<text:tab/>11</text:a></text:p>
              <text:p text:style-name="P514"><text:a xlink:type="simple" xlink:href="#__RefHeading___Toc9706_379422752" text:style-name="Index_20_Link" text:visited-style-name="Index_20_Link">Ternary Operator<text:tab/>11</text:a></text:p>
              <text:p text:style-name="P515"><text:a xlink:type="simple" xlink:href="#__RefHeading___Toc2517_379422752" text:style-name="Index_20_Link" text:visited-style-name="Index_20_Link">Booleans<text:tab/>12</text:a></text:p>
              <text:p text:style-name="P514"><text:a xlink:type="simple" xlink:href="#__RefHeading___Toc2519_379422752" text:style-name="Index_20_Link" text:visited-style-name="Index_20_Link">Logical Operators<text:tab/>12</text:a></text:p>
              <text:p text:style-name="P514"><text:a xlink:type="simple" xlink:href="#__RefHeading___Toc10309_1836067520" text:style-name="Index_20_Link" text:visited-style-name="Index_20_Link">.between<text:tab/>12</text:a></text:p>
              <text:p text:style-name="P514"><text:a xlink:type="simple" xlink:href="#__RefHeading___Toc10079_915285827" text:style-name="Index_20_Link" text:visited-style-name="Index_20_Link">False in ruby<text:tab/>12</text:a></text:p>
              <text:p text:style-name="P514"><text:a xlink:type="simple" xlink:href="#__RefHeading___Toc2521_379422752" text:style-name="Index_20_Link" text:visited-style-name="Index_20_Link">Comparison Op<text:tab/>12</text:a></text:p>
              <text:p text:style-name="P530"><text:a xlink:type="simple" xlink:href="#__RefHeading___Toc18239_1912268999" text:style-name="Index_20_Link" text:visited-style-name="Index_20_Link">&lt;=&gt; Spaceship<text:tab/>12</text:a></text:p>
              <text:p text:style-name="P515"><text:a xlink:type="simple" xlink:href="#__RefHeading___Toc11999_2034189443" text:style-name="Index_20_Link" text:visited-style-name="Index_20_Link">Hashes { }<text:tab/>13</text:a></text:p>
              <text:p text:style-name="P514"><text:a xlink:type="simple" xlink:href="#__RefHeading___Toc7877_1031849959" text:style-name="Index_20_Link" text:visited-style-name="Index_20_Link">syntax<text:tab/>13</text:a></text:p>
              <text:p text:style-name="P530"><text:a xlink:type="simple" xlink:href="#__RefHeading___Toc9526_970994290" text:style-name="Index_20_Link" text:visited-style-name="Index_20_Link">Hash.new<text:tab/>13</text:a></text:p>
              <text:p text:style-name="P530"><text:a xlink:type="simple" xlink:href="#__RefHeading___Toc8417_1782535436" text:style-name="Index_20_Link" text:visited-style-name="Index_20_Link">keys<text:tab/>13</text:a></text:p>
              <text:p text:style-name="P514"><text:a xlink:type="simple" xlink:href="#__RefHeading___Toc9528_970994290" text:style-name="Index_20_Link" text:visited-style-name="Index_20_Link">adding keys<text:tab/>13</text:a></text:p>
              <text:p text:style-name="P514"><text:a xlink:type="simple" xlink:href="#__RefHeading___Toc7879_1031849959" text:style-name="Index_20_Link" text:visited-style-name="Index_20_Link">adding values<text:tab/>13</text:a></text:p>
              <text:p text:style-name="P514"><text:a xlink:type="simple" xlink:href="#__RefHeading___Toc7815_1031849959" text:style-name="Index_20_Link" text:visited-style-name="Index_20_Link">Retrieving<text:tab/>13</text:a></text:p>
              <text:p text:style-name="P530"><text:a xlink:type="simple" xlink:href="#__RefHeading___Toc7817_1031849959" text:style-name="Index_20_Link" text:visited-style-name="Index_20_Link">retrieving values<text:tab/>13</text:a></text:p>
              <text:p text:style-name="P530"><text:a xlink:type="simple" xlink:href="#__RefHeading___Toc7819_1031849959" text:style-name="Index_20_Link" text:visited-style-name="Index_20_Link">retrieving methods<text:tab/>13</text:a></text:p>
              <text:p text:style-name="P530"><text:a xlink:type="simple" xlink:href="#__RefHeading___Toc8419_1782535436" text:style-name="Index_20_Link" text:visited-style-name="Index_20_Link">has_key?<text:tab/>13</text:a></text:p>
              <text:p text:style-name="P530"><text:a xlink:type="simple" xlink:href="#__RefHeading___Toc18243_1912268999" text:style-name="Index_20_Link" text:visited-style-name="Index_20_Link">sorting keys<text:tab/>13</text:a></text:p>
              <text:p text:style-name="P514"><text:a xlink:type="simple" xlink:href="#__RefHeading___Toc4938_870494724" text:style-name="Index_20_Link" text:visited-style-name="Index_20_Link">iter with .each<text:tab/>13</text:a></text:p>
              <text:p text:style-name="P530"><text:a xlink:type="simple" xlink:href="#__RefHeading___Toc9530_970994290" text:style-name="Index_20_Link" text:visited-style-name="Index_20_Link">.each_key / _value<text:tab/>13</text:a></text:p>
              <text:p text:style-name="P514"><text:a xlink:type="simple" xlink:href="#__RefHeading___Toc7821_1031849959" text:style-name="Index_20_Link" text:visited-style-name="Index_20_Link">Modifying values<text:tab/>13</text:a></text:p>
              <text:p text:style-name="P514"><text:a xlink:type="simple" xlink:href="#__RefHeading___Toc7733_1031849959" text:style-name="Index_20_Link" text:visited-style-name="Index_20_Link">.delete<text:tab/>14</text:a></text:p>
              <text:p text:style-name="P514"><text:a xlink:type="simple" xlink:href="#__RefHeading___Toc9532_970994290" text:style-name="Index_20_Link" text:visited-style-name="Index_20_Link">.select<text:tab/>14</text:a></text:p>
              <text:p text:style-name="P514"><text:a xlink:type="simple" xlink:href="#__RefHeading___Toc7823_1031849959" text:style-name="Index_20_Link" text:visited-style-name="Index_20_Link">nesting<text:tab/>14</text:a></text:p>
              <text:p text:style-name="P514"><text:a xlink:type="simple" xlink:href="#__RefHeading___Toc8421_1782535436" text:style-name="Index_20_Link" text:visited-style-name="Index_20_Link">Hashes in methods<text:tab/>14</text:a></text:p>
              <text:p text:style-name="P514"><text:a xlink:type="simple" xlink:href="#__RefHeading___Toc8425_1782535436" text:style-name="Index_20_Link" text:visited-style-name="Index_20_Link">Hash from two arrays<text:tab/>14</text:a></text:p>
              <text:p text:style-name="P514"><text:a xlink:type="simple" xlink:href="#__RefHeading___Toc11504_1800458073" text:style-name="Index_20_Link" text:visited-style-name="Index_20_Link">as method arguments<text:tab/>14</text:a></text:p>
              <text:p text:style-name="P514"><text:a xlink:type="simple" xlink:href="#__RefHeading___Toc8960_1841296335" text:style-name="Index_20_Link" text:visited-style-name="Index_20_Link">Hashing Examples<text:tab/>14</text:a></text:p>
              <text:p text:style-name="P530"><text:a xlink:type="simple" xlink:href="#__RefHeading___Toc8427_1782535436" text:style-name="Index_20_Link" text:visited-style-name="Index_20_Link">Anagrams<text:tab/>14</text:a></text:p>
              <text:p text:style-name="P530"><text:a xlink:type="simple" xlink:href="#__RefHeading___Toc23174_1937033018" text:style-name="Index_20_Link" text:visited-style-name="Index_20_Link">Histogram<text:tab/>14</text:a></text:p>
              <text:p text:style-name="P515"><text:a xlink:type="simple" xlink:href="#__RefHeading___Toc2545_379422752" text:style-name="Index_20_Link" text:visited-style-name="Index_20_Link">Iterators and loops<text:tab/>15</text:a></text:p>
              <text:p text:style-name="P514"><text:a xlink:type="simple" xlink:href="#__RefHeading___Toc2547_379422752" text:style-name="Index_20_Link" text:visited-style-name="Index_20_Link">.each<text:tab/>15</text:a></text:p>
              <text:p text:style-name="P530"><text:a xlink:type="simple" xlink:href="#__RefHeading___Toc6974_650475850" text:style-name="Index_20_Link" text:visited-style-name="Index_20_Link">.each_char<text:tab/>15</text:a></text:p>
              <text:p text:style-name="P530"><text:a xlink:type="simple" xlink:href="#__RefHeading___Toc8429_1782535436" text:style-name="Index_20_Link" text:visited-style-name="Index_20_Link">.each_with_index<text:tab/>15</text:a></text:p>
              <text:p text:style-name="P514"><text:a xlink:type="simple" xlink:href="#__RefHeading___Toc7735_1031849959" text:style-name="Index_20_Link" text:visited-style-name="Index_20_Link">.upto()<text:tab/>15</text:a></text:p>
              <text:p text:style-name="P514"><text:a xlink:type="simple" xlink:href="#__RefHeading___Toc13948_1937033018" text:style-name="Index_20_Link" text:visited-style-name="Index_20_Link">.downto()<text:tab/>15</text:a></text:p>
              <text:p text:style-name="P514"><text:a xlink:type="simple" xlink:href="#__RefHeading___Toc3223_1456555390" text:style-name="Index_20_Link" text:visited-style-name="Index_20_Link">.times<text:tab/>15</text:a></text:p>
              <text:p text:style-name="P514"><text:a xlink:type="simple" xlink:href="#__RefHeading___Toc2551_379422752" text:style-name="Index_20_Link" text:visited-style-name="Index_20_Link">loop<text:tab/>15</text:a></text:p>
              <text:p text:style-name="P514"><text:a xlink:type="simple" xlink:href="#__RefHeading___Toc2553_379422752" text:style-name="Index_20_Link" text:visited-style-name="Index_20_Link">next<text:tab/>15</text:a></text:p>
              <text:p text:style-name="P514"><text:a xlink:type="simple" xlink:href="#__RefHeading___Toc11808_1800458073" text:style-name="Index_20_Link" text:visited-style-name="Index_20_Link">.step()<text:tab/>15</text:a></text:p>
              <text:p text:style-name="P514"><text:a xlink:type="simple" xlink:href="#__RefHeading___Toc2555_379422752" text:style-name="Index_20_Link" text:visited-style-name="Index_20_Link">while Loops<text:tab/>16</text:a></text:p>
              <text:p text:style-name="P514"><text:a xlink:type="simple" xlink:href="#__RefHeading___Toc2557_379422752" text:style-name="Index_20_Link" text:visited-style-name="Index_20_Link">until Loops<text:tab/>16</text:a></text:p>
              <text:p text:style-name="P514"><text:a xlink:type="simple" xlink:href="#__RefHeading___Toc11393_924721042" text:style-name="Index_20_Link" text:visited-style-name="Index_20_Link">catch and throw<text:tab/>16</text:a></text:p>
              <text:p text:style-name="P514"><text:a xlink:type="simple" xlink:href="#__RefHeading___Toc2559_379422752" text:style-name="Index_20_Link" text:visited-style-name="Index_20_Link">for Loops<text:tab/>16</text:a></text:p>
              <text:p text:style-name="P515"><text:a xlink:type="simple" xlink:href="#__RefHeading___Toc10021_915285827" text:style-name="Index_20_Link" text:visited-style-name="Index_20_Link">Blocks<text:tab/>17</text:a></text:p>
              <text:p text:style-name="P514"><text:a xlink:type="simple" xlink:href="#__RefHeading___Toc9893_1955588018" text:style-name="Index_20_Link" text:visited-style-name="Index_20_Link">Calling blocks<text:tab/>17</text:a></text:p>
              <text:p text:style-name="P515"><text:a xlink:type="simple" xlink:href="#__RefHeading___Toc9895_1955588018" text:style-name="Index_20_Link" text:visited-style-name="Index_20_Link">yield<text:tab/>17</text:a></text:p>
              <text:p text:style-name="P530"><text:a xlink:type="simple" xlink:href="#__RefHeading___Toc9679_947124772" text:style-name="Index_20_Link" text:visited-style-name="Index_20_Link">with parameters<text:tab/>17</text:a></text:p>
              <text:p text:style-name="P514"><text:a xlink:type="simple" xlink:href="#__RefHeading___Toc9994_947124772" text:style-name="Index_20_Link" text:visited-style-name="Index_20_Link">(&amp;:foo) ampersand<text:tab/>17</text:a></text:p>
              <text:p text:style-name="P514"><text:a xlink:type="simple" xlink:href="#__RefHeading___Toc11254_5189540" text:style-name="Index_20_Link" text:visited-style-name="Index_20_Link">my_each<text:tab/>17</text:a></text:p>
              <text:p text:style-name="P515"><text:a xlink:type="simple" xlink:href="#__RefHeading___Toc10023_915285827" text:style-name="Index_20_Link" text:visited-style-name="Index_20_Link">Procs<text:tab/>18</text:a></text:p>
              <text:p text:style-name="P514"><text:a xlink:type="simple" xlink:href="#__RefHeading___Toc7749_1031849959" text:style-name="Index_20_Link" text:visited-style-name="Index_20_Link">.call(par)<text:tab/>18</text:a></text:p>
              <text:p text:style-name="P515"><text:a xlink:type="simple" xlink:href="#__RefHeading___Toc9897_1955588018" text:style-name="Index_20_Link" text:visited-style-name="Index_20_Link">Lambdas λ<text:tab/>18</text:a></text:p>
              <text:p text:style-name="P530"><text:a xlink:type="simple" xlink:href="#__RefHeading___Toc10000_947124772" text:style-name="Index_20_Link" text:visited-style-name="Index_20_Link">differences with procs<text:tab/>18</text:a></text:p>
              <text:p text:style-name="P515"><text:a xlink:type="simple" xlink:href="#__RefHeading___Toc2579_379422752" text:style-name="Index_20_Link" text:visited-style-name="Index_20_Link">Methods<text:tab/>19</text:a></text:p>
              <text:p text:style-name="P514"><text:a xlink:type="simple" xlink:href="#__RefHeading___Toc11810_1800458073" text:style-name="Index_20_Link" text:visited-style-name="Index_20_Link">gets and .chomp<text:tab/>19</text:a></text:p>
              <text:p text:style-name="P514"><text:a xlink:type="simple" xlink:href="#__RefHeading___Toc11812_1800458073" text:style-name="Index_20_Link" text:visited-style-name="Index_20_Link">puts vs. print<text:tab/>19</text:a></text:p>
              <text:p text:style-name="P514"><text:a xlink:type="simple" xlink:href="#__RefHeading___Toc7252_1333707516" text:style-name="Index_20_Link" text:visited-style-name="Index_20_Link">puts vs p<text:tab/>19</text:a></text:p>
              <text:p text:style-name="P514"><text:a xlink:type="simple" xlink:href="#__RefHeading___Toc11814_1800458073" text:style-name="Index_20_Link" text:visited-style-name="Index_20_Link">return<text:tab/>19</text:a></text:p>
              <text:p text:style-name="P514"><text:a xlink:type="simple" xlink:href="#__RefHeading___Toc10055_915285827" text:style-name="Index_20_Link" text:visited-style-name="Index_20_Link">.to_ conversions<text:tab/>19</text:a></text:p>
              <text:p text:style-name="P514"><text:a xlink:type="simple" xlink:href="#__RefHeading___Toc11816_1800458073" text:style-name="Index_20_Link" text:visited-style-name="Index_20_Link">.respond_to?<text:tab/>19</text:a></text:p>
              <text:p text:style-name="P514"><text:a xlink:type="simple" xlink:href="#__RefHeading___Toc11818_1800458073" text:style-name="Index_20_Link" text:visited-style-name="Index_20_Link">.send<text:tab/>19</text:a></text:p>
              <text:p text:style-name="P514"><text:a xlink:type="simple" xlink:href="#__RefHeading___Toc11820_1800458073" text:style-name="Index_20_Link" text:visited-style-name="Index_20_Link">arguments<text:tab/>20</text:a></text:p>
              <text:p text:style-name="P530"><text:a xlink:type="simple" xlink:href="#__RefHeading___Toc11822_1800458073" text:style-name="Index_20_Link" text:visited-style-name="Index_20_Link">default values<text:tab/>20</text:a></text:p>
              <text:p text:style-name="P530"><text:a xlink:type="simple" xlink:href="#__RefHeading___Toc14029_1937033018" text:style-name="Index_20_Link" text:visited-style-name="Index_20_Link">&amp;: pretzel<text:tab/>20</text:a></text:p>
              <text:p text:style-name="P530"><text:a xlink:type="simple" xlink:href="#__RefHeading___Toc6542_2098353626" text:style-name="Index_20_Link" text:visited-style-name="Index_20_Link">* Arraying argum<text:tab/>20</text:a></text:p>
              <text:p text:style-name="P530"><text:a xlink:type="simple" xlink:href="#__RefHeading___Toc11824_1800458073" text:style-name="Index_20_Link" text:visited-style-name="Index_20_Link">Config Options<text:tab/>20</text:a></text:p>
              <text:p text:style-name="P530"><text:a xlink:type="simple" xlink:href="#__RefHeading___Toc11826_1800458073" text:style-name="Index_20_Link" text:visited-style-name="Index_20_Link">hash as arguments<text:tab/>20</text:a></text:p>
              <text:p text:style-name="P514"><text:a xlink:type="simple" xlink:href="#__RefHeading___Toc12806_1905917240" text:style-name="Index_20_Link" text:visited-style-name="Index_20_Link">method_missing<text:tab/>20</text:a></text:p>
              <text:p text:style-name="P514"><text:a xlink:type="simple" xlink:href="#__RefHeading___Toc10311_1836067520" text:style-name="Index_20_Link" text:visited-style-name="Index_20_Link">Super<text:tab/>21</text:a></text:p>
              <text:p text:style-name="P515"><text:a xlink:type="simple" xlink:href="#__RefHeading___Toc11144_2142260940" text:style-name="Index_20_Link" text:visited-style-name="Index_20_Link">Numbers<text:tab/>22</text:a></text:p>
              <text:p text:style-name="P514"><text:a xlink:type="simple" xlink:href="#__RefHeading___Toc2563_379422752" text:style-name="Index_20_Link" text:visited-style-name="Index_20_Link">Basic Arithmetic<text:tab/>22</text:a></text:p>
              <text:p text:style-name="P514"><text:a xlink:type="simple" xlink:href="#__RefHeading___Toc7745_1031849959" text:style-name="Index_20_Link" text:visited-style-name="Index_20_Link">... vs ..<text:tab/>22</text:a></text:p>
              <text:p text:style-name="P514"><text:a xlink:type="simple" xlink:href="#__RefHeading___Toc2565_379422752" text:style-name="Index_20_Link" text:visited-style-name="Index_20_Link">Division<text:tab/>22</text:a></text:p>
              <text:p text:style-name="P514"><text:a xlink:type="simple" xlink:href="#__RefHeading___Toc2567_379422752" text:style-name="Index_20_Link" text:visited-style-name="Index_20_Link">.divmod<text:tab/>22</text:a></text:p>
              <text:p text:style-name="P514"><text:a xlink:type="simple" xlink:href="#__RefHeading___Toc2569_379422752" text:style-name="Index_20_Link" text:visited-style-name="Index_20_Link">modulo %<text:tab/>22</text:a></text:p>
              <text:p text:style-name="P514"><text:a xlink:type="simple" xlink:href="#__RefHeading___Toc11506_1800458073" text:style-name="Index_20_Link" text:visited-style-name="Index_20_Link">rounding<text:tab/>22</text:a></text:p>
              <text:p text:style-name="P514"><text:a xlink:type="simple" xlink:href="#__RefHeading___Toc3870_491805839" text:style-name="Index_20_Link" text:visited-style-name="Index_20_Link">exponentiation<text:tab/>22</text:a></text:p>
              <text:p text:style-name="P514"><text:a xlink:type="simple" xlink:href="#__RefHeading___Toc3872_491805839" text:style-name="Index_20_Link" text:visited-style-name="Index_20_Link">Math<text:tab/>22</text:a></text:p>
              <text:p text:style-name="P530"><text:a xlink:type="simple" xlink:href="#__RefHeading___Toc2575_379422752" text:style-name="Index_20_Link" text:visited-style-name="Index_20_Link">PI<text:tab/>22</text:a></text:p>
              <text:p text:style-name="P530"><text:a xlink:type="simple" xlink:href="#__RefHeading___Toc2577_379422752" text:style-name="Index_20_Link" text:visited-style-name="Index_20_Link">.sqrt<text:tab/>22</text:a></text:p>
              <text:p text:style-name="P514"><text:a xlink:type="simple" xlink:href="#__RefHeading___Toc3874_491805839" text:style-name="Index_20_Link" text:visited-style-name="Index_20_Link">Random<text:tab/>22</text:a></text:p>
              <text:p text:style-name="P514"><text:a xlink:type="simple" xlink:href="#__RefHeading___Toc11669_241723351" text:style-name="Index_20_Link" text:visited-style-name="Index_20_Link">Absolute<text:tab/>22</text:a></text:p>
              <text:p text:style-name="P515"><text:a xlink:type="simple" xlink:href="#__RefHeading___Toc9009_1665812660" text:style-name="Index_20_Link" text:visited-style-name="Index_20_Link">Strings<text:tab/>23</text:a></text:p>
              <text:p text:style-name="P514"><text:a xlink:type="simple" xlink:href="#__RefHeading___Toc7085_920350223" text:style-name="Index_20_Link" text:visited-style-name="Index_20_Link">&lt;&lt;PARAGRAPH<text:tab/>23</text:a></text:p>
              <text:p text:style-name="P514"><text:a xlink:type="simple" xlink:href="#__RefHeading___Toc3876_491805839" text:style-name="Index_20_Link" text:visited-style-name="Index_20_Link">#{interpolation}<text:tab/>23</text:a></text:p>
              <text:p text:style-name="P514"><text:a xlink:type="simple" xlink:href="#__RefHeading___Toc7087_920350223" text:style-name="Index_20_Link" text:visited-style-name="Index_20_Link">% interpolation<text:tab/>23</text:a></text:p>
              <text:p text:style-name="P514"><text:a xlink:type="simple" xlink:href="#__RefHeading___Toc2593_379422752" text:style-name="Index_20_Link" text:visited-style-name="Index_20_Link">.gsub!<text:tab/>23</text:a></text:p>
              <text:p text:style-name="P514"><text:a xlink:type="simple" xlink:href="#__RefHeading___Toc13950_1937033018" text:style-name="Index_20_Link" text:visited-style-name="Index_20_Link">.squeeze()<text:tab/>23</text:a></text:p>
              <text:p text:style-name="P514"><text:a xlink:type="simple" xlink:href="#__RefHeading___Toc4858_870494724" text:style-name="Index_20_Link" text:visited-style-name="Index_20_Link">=~ .match<text:tab/>23</text:a></text:p>
              <text:p text:style-name="P514"><text:a xlink:type="simple" xlink:href="#__RefHeading___Toc12001_2034189443" text:style-name="Index_20_Link" text:visited-style-name="Index_20_Link">Substrings<text:tab/>23</text:a></text:p>
              <text:p text:style-name="P514"><text:a xlink:type="simple" xlink:href="#__RefHeading___Toc2607_379422752" text:style-name="Index_20_Link" text:visited-style-name="Index_20_Link">.reverse<text:tab/>23</text:a></text:p>
              <text:p text:style-name="P514"><text:a xlink:type="simple" xlink:href="#__RefHeading___Toc4860_870494724" text:style-name="Index_20_Link" text:visited-style-name="Index_20_Link">.up and .downCASE<text:tab/>23</text:a></text:p>
              <text:p text:style-name="P514"><text:a xlink:type="simple" xlink:href="#__RefHeading___Toc3878_491805839" text:style-name="Index_20_Link" text:visited-style-name="Index_20_Link">.length<text:tab/>24</text:a></text:p>
              <text:p text:style-name="P514"><text:a xlink:type="simple" xlink:href="#__RefHeading___Toc7747_1031849959" text:style-name="Index_20_Link" text:visited-style-name="Index_20_Link">.chr() and .ord()<text:tab/>24</text:a></text:p>
              <text:p text:style-name="P514"><text:a xlink:type="simple" xlink:href="#__RefHeading___Toc3880_491805839" text:style-name="Index_20_Link" text:visited-style-name="Index_20_Link">alignment<text:tab/>24</text:a></text:p>
              <text:p text:style-name="P515"><text:a xlink:type="simple" xlink:href="#__RefHeading___Toc12808_1905917240" text:style-name="Index_20_Link" text:visited-style-name="Index_20_Link">Symbols :<text:tab/>24</text:a></text:p>
              <text:p text:style-name="P514"><text:a xlink:type="simple" xlink:href="#__RefHeading___Toc9302_970994290" text:style-name="Index_20_Link" text:visited-style-name="Index_20_Link">convert to symbols<text:tab/>24</text:a></text:p>
              <text:p text:style-name="P515"><text:a xlink:type="simple" xlink:href="#__RefHeading___Toc12810_1905917240" text:style-name="Index_20_Link" text:visited-style-name="Index_20_Link">Syntax<text:tab/>25</text:a></text:p>
              <text:p text:style-name="P514"><text:a xlink:type="simple" xlink:href="#__RefHeading___Toc3219_1456555390" text:style-name="Index_20_Link" text:visited-style-name="Index_20_Link">keywords<text:tab/>25</text:a></text:p>
              <text:p text:style-name="P514"><text:a xlink:type="simple" xlink:href="#__RefHeading___Toc3221_1456555390" text:style-name="Index_20_Link" text:visited-style-name="Index_20_Link">method Names<text:tab/>25</text:a></text:p>
              <text:p text:style-name="P514"><text:a xlink:type="simple" xlink:href="#__RefHeading___Toc3277_1456555390" text:style-name="Index_20_Link" text:visited-style-name="Index_20_Link">! Exclamation mark<text:tab/>25</text:a></text:p>
              <text:p text:style-name="P514"><text:a xlink:type="simple" xlink:href="#__RefHeading___Toc3761_2142260940" text:style-name="Index_20_Link" text:visited-style-name="Index_20_Link">? Question mark<text:tab/>25</text:a></text:p>
              <text:p text:style-name="P514"><text:a xlink:type="simple" xlink:href="#__RefHeading___Toc10315_1836067520" text:style-name="Index_20_Link" text:visited-style-name="Index_20_Link">; multiple lines<text:tab/>25</text:a></text:p>
              <text:p text:style-name="P514"><text:a xlink:type="simple" xlink:href="#__RefHeading___Toc3836_2142260940" text:style-name="Index_20_Link" text:visited-style-name="Index_20_Link">\ Escape character<text:tab/>25</text:a></text:p>
              <text:p text:style-name="P515"><text:a xlink:type="simple" xlink:href="#__RefHeading___Toc11508_1800458073" text:style-name="Index_20_Link" text:visited-style-name="Index_20_Link">Modules<text:tab/>25</text:a></text:p>
              <text:p text:style-name="P515"><text:a xlink:type="simple" xlink:href="#__RefHeading___Toc12812_1905917240" text:style-name="Index_20_Link" text:visited-style-name="Index_20_Link">Variables<text:tab/>26</text:a></text:p>
              <text:p text:style-name="P514"><text:a xlink:type="simple" xlink:href="#__RefHeading___Toc8794_18812532" text:style-name="Index_20_Link" text:visited-style-name="Index_20_Link">defined?<text:tab/>26</text:a></text:p>
              <text:p text:style-name="P514"><text:a xlink:type="simple" xlink:href="#__RefHeading___Toc9534_970994290" text:style-name="Index_20_Link" text:visited-style-name="Index_20_Link">||= Conditional Vars<text:tab/>26</text:a></text:p>
              <text:p text:style-name="P514"><text:a xlink:type="simple" xlink:href="#__RefHeading___Toc9536_970994290" text:style-name="Index_20_Link" text:visited-style-name="Index_20_Link">$Global variables<text:tab/>26</text:a></text:p>
              <text:p text:style-name="P514"><text:a xlink:type="simple" xlink:href="#__RefHeading___Toc7042_650475850" text:style-name="Index_20_Link" text:visited-style-name="Index_20_Link">@Instance Variables<text:tab/>26</text:a></text:p>
              <text:p text:style-name="P514"><text:a xlink:type="simple" xlink:href="#__RefHeading___Toc3213_1456555390" text:style-name="Index_20_Link" text:visited-style-name="Index_20_Link">@@Class variables<text:tab/>26</text:a></text:p>
              <text:p text:style-name="P514"><text:a xlink:type="simple" xlink:href="#__RefHeading___Toc3217_1456555390" text:style-name="Index_20_Link" text:visited-style-name="Index_20_Link">Constants<text:tab/>26</text:a></text:p>
              <text:p text:style-name="P514"><text:a xlink:type="simple" xlink:href="#__RefHeading___Toc7254_1333707516" text:style-name="Index_20_Link" text:visited-style-name="Index_20_Link">$stdin<text:tab/>26</text:a></text:p>
              <text:p text:style-name="P514"><text:a xlink:type="simple" xlink:href="#__RefHeading___Toc7444_255360517" text:style-name="Index_20_Link" text:visited-style-name="Index_20_Link">ARGV<text:tab/>26</text:a></text:p>
              <text:p text:style-name="P515"><text:a xlink:type="simple" xlink:href="#__RefHeading___Toc10550_924721042" text:style-name="Index_20_Link" text:visited-style-name="Index_20_Link">Debug<text:tab/>27</text:a></text:p>
              <text:p text:style-name="P514"><text:a xlink:type="simple" xlink:href="#__RefHeading___Toc11397_924721042" text:style-name="Index_20_Link" text:visited-style-name="Index_20_Link">The Ruby Debugger<text:tab/>27</text:a></text:p>
              <text:p text:style-name="P514"><text:a xlink:type="simple" xlink:href="#__RefHeading___Toc11510_1800458073" text:style-name="Index_20_Link" text:visited-style-name="Index_20_Link">Test::Unit<text:tab/>27</text:a></text:p>
              <text:p text:style-name="P514"><text:a xlink:type="simple" xlink:href="#__RefHeading___Toc11401_924721042" text:style-name="Index_20_Link" text:visited-style-name="Index_20_Link">Minitest::Test<text:tab/>27</text:a></text:p>
              <text:p text:style-name="P514"><text:a xlink:type="simple" xlink:href="#__RefHeading___Toc11512_1800458073" text:style-name="Index_20_Link" text:visited-style-name="Index_20_Link">it "blabla" do<text:tab/>27</text:a></text:p>
              <text:p text:style-name="P515"><text:a xlink:type="simple" xlink:href="#__RefHeading___Toc12814_1905917240" text:style-name="Index_20_Link" text:visited-style-name="Index_20_Link">IRB<text:tab/>27</text:a></text:p>
              <text:p text:style-name="P530"><text:a xlink:type="simple" xlink:href="#__RefHeading___Toc12464_458346470" text:style-name="Index_20_Link" text:visited-style-name="Index_20_Link">fix irb arrows issue:<text:tab/>27</text:a></text:p>
              <text:p text:style-name="P530"><text:a xlink:type="simple" xlink:href="#__RefHeading___Toc18247_1912268999" text:style-name="Index_20_Link" text:visited-style-name="Index_20_Link">auto indentation<text:tab/>27</text:a></text:p>
              <text:p text:style-name="P515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295"><text:span text:style-name="Source_20_Text"><text:span text:style-name="T436"/></text:span></text:p>
        </text:section>
        <text:h text:style-name="P489" text:outline-level="1"><text:bookmark-start text:name="__RefHeading___Toc16061_456348229"/><text:span text:style-name="Source_20_Text">Errors</text:span><text:bookmark-end text:name="__RefHeading___Toc16061_456348229"/></text:h>
        <text:h text:style-name="P470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74"><text:span text:style-name="Source_20_Text">class Person</text:span></text:p>
              <text:p text:style-name="P274"><text:span text:style-name="Source_20_Text"><text:s/>def initialize(name)</text:span></text:p>
              <text:p text:style-name="P274"><text:span text:style-name="Source_20_Text"><text:span text:style-name="T67"><text:s text:c="2"/>raise</text:span></text:span><text:span text:style-name="Source_20_Text"> </text:span><text:span text:style-name="Source_20_Text"><text:span text:style-name="T67">ArgumentError</text:span></text:span><text:span text:style-name="Source_20_Text">, "No name <text:s text:c="2"/></text:span></text:p>
              <text:p text:style-name="P274"><text:span text:style-name="Source_20_Text"><text:s text:c="8"/>present" if name.empty?</text:span></text:p>
              <text:p text:style-name="P83"><text:span text:style-name="Source_20_Text"><text:s text:c="2"/>end end </text:span><text:span text:style-name="Source_20_Text"><text:span text:style-name="T435">end</text:span></text:span></text:p>
            </table:table-cell>
            <table:table-cell table:style-name="Table108.A1" office:value-type="string">
              <text:p text:style-name="P284"/>
            </table:table-cell>
          </table:table-row>
        </table:table>
        <text:p text:style-name="P274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74"><text:span text:style-name="T67">raise</text:span> "Fail 1" <text:span text:style-name="T67">unless</text:span> </text:p>
              <text:p text:style-name="P274">"this is a test".titleize <text:span text:style-name="T67">==</text:span> </text:p>
              <text:p text:style-name="P83">"This Is A Test"</text:p>
            </table:table-cell>
            <table:table-cell table:style-name="Table109.B1" office:value-type="string">
              <text:p text:style-name="P382">You can call raise with no arguments at all <text:span text:style-name="T434">and a generic</text:span></text:p>
            </table:table-cell>
          </table:table-row>
        </table:table>
        <text:p text:style-name="P378"><text:s/>RuntimeError exception will be raised.</text:p>
        <text:p text:style-name="P379">But it's always better to provide a message and a class with raise, if possible.</text:p>
        <text:h text:style-name="P470" text:outline-level="2"><text:bookmark-start text:name="__RefHeading___Toc10554_924721042"/><text:span text:style-name="Source_20_Text"><text:span text:style-name="T258">rescue</text:span></text:span><text:bookmark-end text:name="__RefHeading___Toc10554_924721042"/></text:h>
        <text:p text:style-name="P382"><text:span text:style-name="Source_20_Text"><text:span text:style-name="T197">I</text:span></text:span><text:span text:style-name="Source_20_Text"><text:span text:style-name="T158">n most situations, stopping a program because of a single error isn’t necessary.</text:span></text:span></text:p>
        <text:p text:style-name="P382"><text:span text:style-name="Source_20_Text"><text:span text:style-name="T158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1">begin</text:p>
              <text:p text:style-name="P274"><text:s/>puts 10 / 0</text:p>
              <text:p text:style-name="P191">rescue</text:p>
              <text:p text:style-name="P274"><text:s/>puts "error!"</text:p>
              <text:p text:style-name="P191">end</text:p>
            </table:table-cell>
            <table:table-cell table:style-name="Table110.B1" office:value-type="string">
              <text:p text:style-name="P380">Rather than dying with a <text:span text:style-name="T23">ZeroDivisionError</text:span>, the text “error!” is instead</text:p>
              <text:p text:style-name="P380"><text:span text:style-name="Source_20_Text"><text:span text:style-name="T158">printed to the screen.</text:span></text:span></text:p>
            </table:table-cell>
          </table:table-row>
        </table:table>
        <text:p text:style-name="P274"><text:span text:style-name="Source_20_Text"><text:span text:style-name="T67">begin</text:span></text:span></text:p>
        <text:p text:style-name="P274"><text:span text:style-name="Source_20_Text"><text:s text:c="2"/>... code here ...</text:span></text:p>
        <text:p text:style-name="P274"><text:span text:style-name="Source_20_Text"><text:span text:style-name="T67">rescue ZeroDivisionError</text:span></text:span></text:p>
        <text:p text:style-name="P274"><text:span text:style-name="Source_20_Text"><text:s/>...code to rescue the zero division..</text:span></text:p>
        <text:p text:style-name="P274"><text:span text:style-name="Source_20_Text"><text:span text:style-name="T67">rescue YourOwnException</text:span></text:span></text:p>
        <text:p text:style-name="P274"><text:span text:style-name="Source_20_Text"><text:s/>...code to rescue a different type...</text:span></text:p>
        <text:p text:style-name="P274"><text:span text:style-name="Source_20_Text"><text:span text:style-name="T67">rescue StandardError=&gt;e</text:span></text:span></text:p>
        <text:p text:style-name="P274"><text:span text:style-name="Source_20_Text"><text:s text:c="3"/>puts "Error: #{</text:span><text:span text:style-name="Source_20_Text"><text:span text:style-name="T67">e</text:span></text:span><text:span text:style-name="Source_20_Text">}"</text:span></text:p>
        <text:p text:style-name="P274"><text:span text:style-name="Source_20_Text"><text:span text:style-name="T67">rescue</text:span></text:span></text:p>
        <text:p text:style-name="P274"><text:span text:style-name="Source_20_Text"><text:s text:c="2"/>...all other types here ...</text:span></text:p>
        <text:p text:style-name="P274"><text:span text:style-name="Source_20_Text"><text:span text:style-name="T441">else</text:span></text:span></text:p>
        <text:p text:style-name="P274"><text:span text:style-name="Source_20_Text"><text:s text:c="2"/>...</text:span><text:span text:style-name="Source_20_Text"><text:span text:style-name="T441">if there are no errors...</text:span></text:span></text:p>
        <text:p text:style-name="P274"><text:span text:style-name="Source_20_Text"><text:span text:style-name="T67">ensure</text:span></text:span><text:span text:style-name="Source_20_Text"> <text:s text:c="2"/></text:span></text:p>
        <text:p text:style-name="P274"><text:span text:style-name="Source_20_Text"><text:s text:c="3"/>puts "sleeping"</text:span></text:p>
        <text:p text:style-name="P274"><text:span text:style-name="Source_20_Text"><text:span text:style-name="T67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70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82">will execute whether an error <text:span text:style-name="T441">or </text:span>exception was rescued or not</text:p>
            </table:table-cell>
          </table:table-row>
        </table:table>
        <text:p text:style-name="P274"><text:span text:style-name="Source_20_Text"><text:span text:style-name="T67"/></text:span></text:p>
        <text:h text:style-name="P470" text:outline-level="2"><text:span text:style-name="Source_20_Text"/></text:h>
        <text:h text:style-name="P399" text:outline-level="2"><text:bookmark-start text:name="__RefHeading___Toc11518_1800458073"/><text:span text:style-name="Source_20_Text"><text:span text:style-name="T442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74"><text:span text:style-name="Source_20_Text">for i in 'A'..'C'</text:span></text:p>
              <text:p text:style-name="P274"><text:span text:style-name="Source_20_Text"><text:span text:style-name="T67"><text:s/>retries</text:span></text:span><text:span text:style-name="Source_20_Text"> = 2</text:span></text:p>
              <text:p text:style-name="P274"><text:span text:style-name="Source_20_Text"><text:span text:style-name="T67"><text:s/>begin</text:span></text:span></text:p>
              <text:p text:style-name="P274"><text:span text:style-name="Source_20_Text"><text:s text:c="2"/>puts "Executing command #{i}"</text:span></text:p>
              <text:p text:style-name="P274"><text:span text:style-name="Source_20_Text"><text:s text:c="2"/>raise "Exception: #{i}"</text:span></text:p>
              <text:p text:style-name="P274"><text:span text:style-name="Source_20_Text"><text:span text:style-name="T67"><text:s/>rescue Exception=&gt;e</text:span></text:span></text:p>
              <text:p text:style-name="P274"><text:span text:style-name="Source_20_Text"><text:s text:c="2"/>puts "\tCaught: #{e}"</text:span></text:p>
              <text:p text:style-name="P274"><text:span text:style-name="Source_20_Text"><text:s text:c="2"/>if </text:span><text:span text:style-name="Source_20_Text"><text:span text:style-name="T67">retries</text:span></text:span><text:span text:style-name="Source_20_Text"> &gt; 0</text:span></text:p>
              <text:p text:style-name="P274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74"><text:span text:style-name="Source_20_Text"><text:span text:style-name="T67"><text:s text:c="2"/>retries</text:span></text:span><text:span text:style-name="Source_20_Text"> -= 1</text:span></text:p>
              <text:p text:style-name="P274"><text:span text:style-name="Source_20_Text"><text:s text:c="2"/>sleep 2</text:span></text:p>
              <text:p text:style-name="P274"><text:span text:style-name="Source_20_Text"><text:s text:c="2"/></text:span><text:span text:style-name="Source_20_Text"><text:span text:style-name="T67">retry</text:span></text:span></text:p>
              <text:p text:style-name="P274"><text:span text:style-name="Source_20_Text"><text:s/>end <text:s/></text:span></text:p>
              <text:p text:style-name="P274"><text:span text:style-name="Source_20_Text"><text:s/>end</text:span></text:p>
              <text:p text:style-name="P274"><text:span text:style-name="Source_20_Text">end</text:span></text:p>
            </table:table-cell>
            <table:table-cell table:style-name="Table112.A1" office:value-type="string">
              <text:p text:style-name="P382"/>
            </table:table-cell>
          </table:table-row>
          <table:table-row>
            <table:covered-table-cell/>
            <table:table-cell table:style-name="Table112.B3" office:value-type="string">
              <text:p text:style-name="P337"><text:span text:style-name="Teletype"><text:span text:style-name="T199">the </text:span></text:span><text:span text:style-name="Teletype"><text:span text:style-name="T150">retry</text:span></text:span> statement redirects the program back to the <text:span text:style-name="Teletype"><text:span text:style-name="T150">begin</text:span></text:span> statement</text:p>
            </table:table-cell>
          </table:table-row>
        </table:table>
        <text:p text:style-name="P274"><text:span text:style-name="Source_20_Text"><text:s text:c="3"/></text:span></text:p>
        <text:h text:style-name="P501" text:outline-level="1"><text:bookmark-start text:name="__RefHeading___Toc12818_1905917240"/>Time<text:bookmark-end text:name="__RefHeading___Toc12818_1905917240"/></text:h>
        <text:p text:style-name="P274">time = Time.new <text:tab/># now</text:p>
        <text:p text:style-name="P274">time2 = time + 60<text:tab/># <text:span text:style-name="T339">o</text:span>ne minute later.</text:p>
        <text:p text:style-name="P382">You can compare times using the comparison methods, and if you subtract one time from another, you’ll get the number of seconds between them.</text:p>
        <text:h text:style-name="P435" text:outline-level="2"><text:bookmark-start text:name="__RefHeading___Toc6933_650475850"/>Time.gm<text:bookmark-end text:name="__RefHeading___Toc6933_650475850"/></text:h>
        <text:p text:style-name="P60">Greenwich Meridian Time</text:p>
        <text:h text:style-name="P435" text:outline-level="2"><text:bookmark-start text:name="__RefHeading___Toc6935_650475850"/>Time.local<text:bookmark-end text:name="__RefHeading___Toc6935_650475850"/></text:h>
        <text:p text:style-name="P272">puts Time.local(2000, 1, 1) # Y2K.</text:p>
        <text:p text:style-name="P272">puts Time.local(1976, 8, 3, 13, 31)</text:p>
        <text:p text:style-name="P382"><text:span text:style-name="T340">t</text:span>o make a time for a specific moment</text:p>
        <text:p text:style-name="P381">The more parameters you add to <text:span text:style-name="T24">local</text:span> , the more accurate your time becomes.</text:p>
        <text:p text:style-name="P381"/>
        <text:h text:style-name="P517" text:outline-level="3"><text:bookmark-start text:name="__RefHeading___Toc8790_18812532"/>Time.at<text:bookmark-end text:name="__RefHeading___Toc8790_18812532"/></text:h>
        <text:p text:style-name="P274">Time.at(628232400) </text:p>
        <text:p text:style-name="P274">#=&gt; 1989-11-28 00:00:00 -0500</text:p>
        <text:h text:style-name="P518" text:outline-level="3"><text:bookmark-start text:name="__RefHeading___Toc8792_18812532"/>add time<text:bookmark-end text:name="__RefHeading___Toc8792_18812532"/></text:h>
        <text:p text:style-name="P273">t = Time.now <text:s text:c="8"/></text:p>
        <text:p text:style-name="P274">#=&gt; 2007-11-19 08:22:21 -0600</text:p>
        <text:p text:style-name="P274">t + (60 * 60 * 24) <text:s text:c="2"/></text:p>
        <text:p text:style-name="P274"><text:span text:style-name="Source_20_Text">#=&gt; 2007-11-20 08:22:21 -0600</text:span></text:p>
        <text:p text:style-name="P319"/>
        <text:h text:style-name="P486" text:outline-level="1"><text:bookmark-start text:name="__RefHeading___Toc8963_1841296335"/>Arrays <text:span text:style-name="T413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295">Arrays aren't objects</text:p>
        <text:h text:style-name="P413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83"># Array literal notation</text:span></text:span></text:p>
        <text:p text:style-name="Preformatted_20_Text"><text:span text:style-name="Source_20_Text"><text:span text:style-name="T283">variable = []</text:span></text:span></text:p>
        <text:p text:style-name="P473"><text:span text:style-name="Source_20_Text"><text:span text:style-name="T283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75"><text:span text:style-name="Source_20_Text"><text:span text:style-name="T283">bobbies = ["Bobby!", "Back Bobby!"]</text:span></text:span></text:p>
              <text:p text:style-name="P86">=&gt;["Bobby!", "Back Bobby!"]</text:p>
            </table:table-cell>
          </table:table-row>
        </table:table>
        <text:h text:style-name="P467" text:outline-level="2"><text:bookmark-start text:name="__RefHeading___Toc11617_1460611570"/><text:span text:style-name="Source_20_Text"><text:span text:style-name="T256">%w</text:span></text:span><text:span text:style-name="Source_20_Text"><text:span text:style-name="T257">(</text:span></text:span><text:span text:style-name="Source_20_Text"><text:span text:style-name="T191">array)</text:span></text:span><text:bookmark-end text:name="__RefHeading___Toc11617_1460611570"/></text:h>
        <text:p text:style-name="P154"><text:bookmark-start text:name="__DdeLink__9019_332813877"/>%w(hello world) == ['hello', 'world']<text:bookmark-end text:name="__DdeLink__9019_332813877"/></text:p>
        <text:h text:style-name="P441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1">first_name, last_name = ["<text:span text:style-name="T415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1">first_name <text:span text:style-name="T415">=&gt; "J" </text:span></text:p>
            </table:table-cell>
            <table:table-cell table:style-name="Table1.B2" office:value-type="string">
              <text:p text:style-name="P161">last_name <text:span text:style-name="T415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2">years = Array(1995..2000) </text:p>
        <text:p text:style-name="P100"><text:span text:style-name="T177">oppure</text:span><text:span text:style-name="T398"> <text:tab/><text:tab/>(1..9).to_a</text:span></text:p>
        <text:h text:style-name="P425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1"><text:span text:style-name="Source_20_Text"><text:span text:style-name="T283">[[1,2,3], 7, [[8,9], 10]]</text:span></text:span><text:span text:style-name="Source_20_Text"><text:span text:style-name="T104">.flatten</text:span></text:span></text:p>
              <text:p text:style-name="P156">=&gt; [1,2,3,7,8,9,10]</text:p>
            </table:table-cell>
          </table:table-row>
        </table:table>
        <text:h text:style-name="P423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83">[1,1,1,2,3,4,3,3]</text:span></text:span><text:span text:style-name="Source_20_Text"><text:span text:style-name="T104">.uniq</text:span></text:span><text:span text:style-name="Source_20_Text"><text:span text:style-name="T283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2">compact</text:span></text:span><text:bookmark-end text:name="__RefHeading___Toc11618_1992706738"/></text:h>
        <text:p text:style-name="P383"><text:span text:style-name="T462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83">.</text:span></text:span><text:span text:style-name="Source_20_Text"><text:span text:style-name="T284">length</text:span></text:span><text:bookmark-end text:name="__RefHeading___Toc11790_2034189443"/></text:h>
        <text:p text:style-name="Preformatted_20_Text"><text:span text:style-name="Source_20_Text"><text:span text:style-name="T114">puts array</text:span></text:span><text:span text:style-name="Source_20_Text"><text:span text:style-name="T134">.lengt</text:span></text:span><text:span text:style-name="Source_20_Text"><text:span text:style-name="T145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19" text:outline-level="3"><text:bookmark-start text:name="__RefHeading___Toc11792_2034189443"/><text:span text:style-name="Source_20_Text"><text:span text:style-name="T283">.</text:span></text:span><text:span text:style-name="Source_20_Text"><text:span text:style-name="T284">pop </text:span></text:span><text:span text:style-name="Source_20_Text"><text:span text:style-name="T200">and</text:span></text:span><text:span text:style-name="Source_20_Text"><text:span text:style-name="T284"> .push</text:span></text:span><text:bookmark-end text:name="__RefHeading___Toc11792_2034189443"/></text:h>
        <text:p text:style-name="P338"><text:span text:style-name="Source_20_Text"><text:span text:style-name="T113">.push </text:span></text:span><text:span text:style-name="T104">adds an object to the end</text:span><text:span text:style-name="T283"> of your array, <text:s/></text:span><text:span text:style-name="Source_20_Text"><text:span text:style-name="T113">.pop</text:span></text:span><text:span text:style-name="T283"> </text:span><text:span text:style-name="T104">removes the last object</text:span><text:span text:style-name="T283"> from the array</text:span></text:p>
        <text:p text:style-name="P301"><text:s/><text:tab/><text:tab/>(and tells you what it was) </text:p>
        <text:p text:style-name="P338"><text:span text:style-name="Source_20_Text"><text:span text:style-name="T113">.push</text:span></text:span><text:span text:style-name="T283"> and .</text:span><text:span text:style-name="Source_20_Text"><text:span text:style-name="T113">pop</text:span></text:span><text:span text:style-name="T283"> actually </text:span><text:span text:style-name="T104">change</text:span><text:span text:style-name="T283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5">favorites = []</text:p>
              <text:p text:style-name="P155">favorites<text:span text:style-name="T67">.push</text:span> 'raindrops on roses'</text:p>
              <text:p text:style-name="Standard"><text:span text:style-name="T31">puts favorites</text:span><text:span text:style-name="T39">.pop</text:span><text:span text:style-name="T104"> <text:s/></text:span>=&gt; array will be emp<text:span text:style-name="T253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25">&lt;&lt;</text:span></text:span><text:span text:style-name="T19"> </text:span>shovel operator <text:s/><text:bookmark-end text:name="__RefHeading___Toc11621_1460611570"/></text:h>
        <text:p text:style-name="P59"><text:span text:style-name="T66">alters the original string rather than creating a new one. On the other hand </text:span><text:span text:style-name="Source_20_Text"><text:span text:style-name="T66">&lt;&lt;</text:span></text:span><text:span text:style-name="T66"> is an alias of </text:span><text:span text:style-name="Source_20_Text"><text:span text:style-name="T66">concat()</text:span></text:span><text:span text:style-name="T66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0"><text:span text:style-name="Source_20_Text"><text:span text:style-name="T283">meals = ["</text:span></text:span><text:span text:style-name="Source_20_Text"><text:span text:style-name="T285">0</text:span></text:span><text:span text:style-name="Source_20_Text"><text:span text:style-name="T283">", "</text:span></text:span><text:span text:style-name="Source_20_Text"><text:span text:style-name="T285">1</text:span></text:span><text:span text:style-name="Source_20_Text"><text:span text:style-name="T283">", "</text:span></text:span><text:span text:style-name="Source_20_Text"><text:span text:style-name="T285">2</text:span></text:span><text:span text:style-name="Source_20_Text"><text:span text:style-name="T283">"]</text:span></text:span></text:p>
              <text:p text:style-name="P270"><text:span text:style-name="Source_20_Text"><text:span text:style-name="T283">meals &lt;&lt; "</text:span></text:span><text:span text:style-name="Source_20_Text"><text:span text:style-name="T285">3</text:span></text:span><text:span text:style-name="Source_20_Text"><text:span text:style-name="T283">" <text:s text:c="2"/></text:span></text:span><text:span text:style-name="T283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24">.shift</text:span></text:span><text:bookmark-end text:name="__RefHeading___Toc11623_1460611570"/></text:h>
        <text:p text:style-name="P377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5">arr.shift #=&gt; 1<text:tab/>arr #=&gt; [2, 3, 4, 5]</text:p>
            </table:table-cell>
          </table:table-row>
        </table:table>
        <text:p text:style-name="P377"><text:s/><text:span text:style-name="Source_20_Text"><text:span text:style-name="T424">.unshift</text:span></text:span></text:p>
        <text:p text:style-name="Text_20_body">add<text:span text:style-name="T461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1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24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1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24">.delete_at()</text:span></text:span><text:span text:style-name="Source_20_Text"> </text:span><text:bookmark-end text:name="__RefHeading___Toc4699_870494724"/></text:h>
        <text:p text:style-name="Text_20_body"><text:span text:style-name="T283">Deletes the element at the specified </text:span><text:span text:style-name="Source_20_Text"><text:span text:style-name="T283">index</text:span></text:span><text:span text:style-name="T283">, returning that element, or </text:span><text:span text:style-name="Source_20_Text"><text:span text:style-name="T283">nil</text:span></text:span><text:span text:style-name="T283"> if the </text:span><text:span text:style-name="Source_20_Text"><text:span text:style-name="T283">index</text:span></text:span><text:span text:style-name="T283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83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6">a = ["ant", "bat", "cat", "dog"]</text:p>
              <text:p text:style-name="P156">a.<text:span text:style-name="T67">delete_at</text:span>(2) <text:s text:c="3"/>#=&gt; "cat"</text:p>
              <text:p text:style-name="P156">a <text:s/>#=&gt; ["ant", "bat", "dog"]</text:p>
              <text:p text:style-name="Preformatted_20_Text">a.<text:span text:style-name="T67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6">[1,2,3,4,5,6,7].delete_if{|i| i &lt; 4 }</text:p>
            </table:table-cell>
          </table:table-row>
        </table:table>
        <text:h text:style-name="P442" text:outline-level="2"><text:bookmark-start text:name="__RefHeading___Toc11794_2034189443"/><text:soft-page-break/><text:span text:style-name="Source_20_Text"><text:span text:style-name="T283">.</text:span></text:span><text:span text:style-name="Source_20_Text"><text:span text:style-name="T284">last</text:span></text:span><text:bookmark-end text:name="__RefHeading___Toc11794_2034189443"/></text:h>
        <text:p text:style-name="P338"><text:span text:style-name="T283">is similar to .</text:span><text:span text:style-name="Source_20_Text"><text:span text:style-name="T113">pop</text:span></text:span><text:span text:style-name="T283"> in that it tells you what’s at the</text:span></text:p>
        <text:p text:style-name="P295">end of the array, except that it <text:span text:style-name="T254">doesn't touch</text:span> the array<text:tab/><text:tab/><text:tab/><text:span text:style-name="T20">puts array</text:span><text:span text:style-name="T45">.last</text:span></text:p>
        <text:p text:style-name="P335"/>
        <text:h text:style-name="Heading_20_2" text:outline-level="2"><text:bookmark-start text:name="__RefHeading___Toc11796_2034189443"/><text:span text:style-name="Source_20_Text"><text:span text:style-name="T283">.</text:span></text:span><text:span text:style-name="Source_20_Text"><text:span text:style-name="T284">join()</text:span></text:span><text:bookmark-end text:name="__RefHeading___Toc11796_2034189443"/></text:h>
        <text:p text:style-name="P105">foods = ['banana', 'brioche', 'pear']</text:p>
        <text:p text:style-name="P105">puts foods<text:span text:style-name="T67">.join</text:span>(', ') <text:span text:style-name="T252">+ '8)'</text:span></text:p>
        <text:p text:style-name="P105">=&gt;<text:tab/>banana, brioche, pear <text:span text:style-name="T252">8)</text:span></text:p>
        <text:h text:style-name="P468" text:outline-level="2"><text:bookmark-start text:name="__RefHeading___Toc4417_1112330199"/><text:span text:style-name="T283">.</text:span><text:span text:style-name="T14">split</text:span><text:span text:style-name="T18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02">takes in a string and returns an array.</text:p>
            </table:table-cell>
            <table:table-cell table:style-name="Table2.B1" office:value-type="string">
              <text:p text:style-name="P302">.split will divide the string <text:span text:style-name="T216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74"><text:span text:style-name="Source_20_Text"><text:span text:style-name="T105">syntax</text:span></text:span></text:p>
              <text:p text:style-name="P112">text.split(",")</text:p>
            </table:table-cell>
            <table:table-cell table:style-name="Table3.B1" office:value-type="string">
              <text:p text:style-name="P339"><text:span text:style-name="T283">tells Ruby to split up the string </text:span><text:span text:style-name="Source_20_Text"><text:span text:style-name="T283">text</text:span></text:span><text:span text:style-name="T283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3"># Separate chars.</text:p>
              <text:p text:style-name="P113">array = value<text:span text:style-name="T102">.</text:span><text:span text:style-name="T262">split</text:span><text:span text:style-name="T102"> </text:span><text:bookmark text:name="s"/><text:span text:style-name="T210">""</text:span><text:span text:style-name="T208"> </text:span><text:span text:style-name="T212">or</text:span><text:span text:style-name="T209"> .split(//)</text:span></text:p>
            </table:table-cell>
            <table:covered-table-cell/>
          </table:table-row>
        </table:table>
        <text:h text:style-name="P423" text:outline-level="2"><text:bookmark-start text:name="__RefHeading___Toc4701_870494724"/>.index()<text:bookmark-end text:name="__RefHeading___Toc4701_870494724"/></text:h>
        <text:p text:style-name="Standard"><text:span text:style-name="T283">Returns the </text:span><text:a xlink:type="simple" xlink:href="http://apidock.com/ruby/Array/index" text:style-name="Internet_20_link" text:visited-style-name="Visited_20_Internet_20_Link"><text:span text:style-name="T283">index</text:span></text:a><text:span text:style-name="T283"> of the </text:span><text:a xlink:type="simple" xlink:href="http://apidock.com/ruby/Array/first" text:style-name="Internet_20_link" text:visited-style-name="Visited_20_Internet_20_Link"><text:span text:style-name="T283">first</text:span></text:a><text:span text:style-name="T283"> object in </text:span><text:span text:style-name="Teletype"><text:span text:style-name="T283">self</text:span></text:span><text:span text:style-name="T283"> such that the object is</text:span></text:p>
        <text:p text:style-name="P89">a = [ "a", "b", "c" ]</text:p>
        <text:p text:style-name="Preformatted_20_Text"><text:span text:style-name="T283">a.</text:span><text:a xlink:type="simple" xlink:href="http://apidock.com/ruby/Array/index" text:style-name="Internet_20_link" text:visited-style-name="Visited_20_Internet_20_Link"><text:span text:style-name="T283">index</text:span></text:a><text:span text:style-name="T283">("b") <text:s text:c="7"/>#=&gt; 1</text:span></text:p>
        <text:h text:style-name="P426" text:outline-level="2"><text:bookmark-start text:name="__RefHeading___Toc9522_970994290"/>.include?<text:bookmark-end text:name="__RefHeading___Toc9522_970994290"/></text:h>
        <text:p text:style-name="P164"><text:span text:style-name="Source_20_Text"><text:span text:style-name="T283">['Cat', 'Dog<text:tab/>', 'Bird'].include? 'Dog' =&gt; true</text:span></text:span></text:p>
        <text:h text:style-name="P416" text:outline-level="2"><text:bookmark-start text:name="__RefHeading___Toc7187_650475850"/><text:span text:style-name="T11">.select</text:span><text:span text:style-name="T12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7">true</text:span></text:span><text:span text:style-name="Source_20_Text"><text:tab/> </text:span><text:span text:style-name="T331">To </text:span><text:span text:style-name="T289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5"><text:span text:style-name="Source_20_Text"><text:span text:style-name="T151">[1,2,3,4,5,6]</text:span></text:span><text:span text:style-name="T283">.select </text:span></text:p>
              <text:p text:style-name="P165"><text:span text:style-name="T283">{|number| number % 2 == 0} </text:span><text:span text:style-name="T289">=&gt;<text:tab/></text:span><text:span text:style-name="Source_20_Text"><text:span text:style-name="T151">[2,4,6]</text:span></text:span></text:p>
            </table:table-cell>
          </table:table-row>
          <table:table-row>
            <table:table-cell table:style-name="Table4.A2" office:value-type="string">
              <text:p text:style-name="P165"><text:span text:style-name="Source_20_Text"><text:span text:style-name="T283">good_movies = <text:tab/><text:tab/></text:span></text:span><text:span text:style-name="Source_20_Text"><text:span text:style-name="T322">HASH EXAMPLE</text:span></text:span></text:p>
              <text:p text:style-name="P165"><text:span text:style-name="Source_20_Text"><text:span text:style-name="T283">movie</text:span></text:span><text:span text:style-name="Source_20_Text"><text:span text:style-name="T321">s</text:span></text:span><text:span text:style-name="Source_20_Text"><text:span text:style-name="T283">.select{|movie, val| val &gt; 3}</text:span></text:span></text:p>
            </table:table-cell>
          </table:table-row>
        </table:table>
        <text:h text:style-name="P413" text:outline-level="2"><text:bookmark-start text:name="__RefHeading___Toc9206_970994290"/><text:span text:style-name="T11">.</text:span><text:span text:style-name="T13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69" text:outline-level="2"><text:bookmark-start text:name="__RefHeading___Toc11627_1460611570"/><text:span text:style-name="Source_20_Text"><text:span text:style-name="T14">.max</text:span></text:span><text:bookmark-end text:name="__RefHeading___Toc11627_1460611570"/></text:h>
        <text:p text:style-name="P271"><text:span text:style-name="Source_20_Text"><text:span text:style-name="T283">[12,47,35].max<text:tab/>=&gt; 47</text:span></text:span></text:p>
        <text:h text:style-name="P427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66"><text:span text:style-name="Source_20_Text"><text:span text:style-name="T283">a = [1,2,3]</text:span></text:span></text:p>
              <text:p text:style-name="P166"/>
              <text:p text:style-name="P166"><text:span text:style-name="Source_20_Text">a.any?</text:span></text:p>
              <text:p text:style-name="P166"><text:span text:style-name="Source_20_Text">=&gt; true</text:span></text:p>
            </table:table-cell>
            <table:table-cell table:style-name="Table5.A1" office:value-type="string">
              <text:p text:style-name="P166"><text:span text:style-name="Source_20_Text"><text:span text:style-name="T350">b = []</text:span></text:span></text:p>
              <text:p text:style-name="P166"/>
              <text:p text:style-name="P166"><text:span text:style-name="Source_20_Text"><text:span text:style-name="T350">b</text:span></text:span><text:span text:style-name="Source_20_Text">.any?</text:span></text:p>
              <text:p text:style-name="P167"><text:span text:style-name="Source_20_Text">=&gt; false</text:span></text:p>
            </table:table-cell>
            <table:table-cell table:style-name="Table5.C1" office:value-type="string">
              <text:p text:style-name="P340">Check<text:span text:style-name="T350">s</text:span> for array not empty</text:p>
            </table:table-cell>
          </table:table-row>
        </table:table>
        <text:h text:style-name="P443" text:outline-level="2"><text:bookmark-start text:name="__RefHeading___Toc8415_1782535436"/><text:span text:style-name="Source_20_Text"><text:span text:style-name="T233">.</text:span></text:span><text:span text:style-name="Source_20_Text"><text:span text:style-name="T234">zip</text:span></text:span><text:bookmark-end text:name="__RefHeading___Toc8415_1782535436"/></text:h>
        <text:p text:style-name="P341"><text:span text:style-name="Source_20_Text"><text:span text:style-name="T157">a = [:a, :b, :c]</text:span></text:span></text:p>
        <text:p text:style-name="P341"><text:span text:style-name="Source_20_Text"><text:span text:style-name="T157">b = [1, <text:s text:c="2"/>2, <text:s/>3]</text:span></text:span></text:p>
        <text:p text:style-name="Preformatted_20_Text"><text:span text:style-name="Source_20_Text"><text:span text:style-name="T157">puts a.zip(b).join(',')<text:tab/></text:span></text:span><text:span text:style-name="T457">#=&gt; a,1,b,2,c,3</text:span></text:p>
        <text:h text:style-name="P427" text:outline-level="2"><text:bookmark-start text:name="__RefHeading___Toc11246_5189540"/>.rotate<text:bookmark-end text:name="__RefHeading___Toc11246_5189540"/></text:h>
        <text:p text:style-name="P168">("a".."e").to_a<text:span text:style-name="T67">.rotate</text:span>(3)</text:p>
        <text:p text:style-name="P169">=&gt; <text:span text:style-name="T439">["d", "e", "a", "b", "c"]</text:span></text:p>
        <text:h text:style-name="P444" text:outline-level="2"><text:bookmark-start text:name="__RefHeading___Toc11250_5189540"/><text:span text:style-name="Source_20_Text"><text:span text:style-name="T438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1">genre = Genre.new<text:span text:style-name="T67">.tap</text:span> </text:p>
              <text:p text:style-name="P63">{ |g| g.name = 'rap' }</text:p>
            </table:table-cell>
          </table:table-row>
          <table:table-row>
            <table:table-cell table:style-name="Table6.A2" office:value-type="string">
              <text:p text:style-name="P171">genre = Genre.new</text:p>
              <text:p text:style-name="P171">genre.name = 'rap'</text:p>
            </table:table-cell>
          </table:table-row>
        </table:table>
        <text:p text:style-name="P342"><text:span text:style-name="Source_20_Text"><text:span text:style-name="T158">These two implementations have the exact same effect – of </text:span></text:span><text:span text:style-name="Source_20_Text"><text:span text:style-name="T179">creating a new Genre object</text:span></text:span><text:span text:style-name="Source_20_Text"><text:span text:style-name="T158"> and setting that object’s </text:span></text:span><text:span text:style-name="Source_20_Text"><text:span text:style-name="T179">name equal to ‘rap’</text:span></text:span><text:span text:style-name="Source_20_Text"><text:span text:style-name="T158">.</text:span></text:span></text:p>
        <text:p text:style-name="P342"><text:span text:style-name="Source_20_Text"><text:span text:style-name="T193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1">"culo".tap { |x| puts "array: </text:p>
              <text:p text:style-name="P63">#{x.length} items long"}</text:p>
              <text:p text:style-name="P171">=&gt; array: 4 items long</text:p>
            </table:table-cell>
          </table:table-row>
          <table:table-row>
            <table:table-cell table:style-name="Table7.A2" office:value-type="string">
              <text:p text:style-name="P172">(1..10).map { |x| x }.tap { |x| puts</text:p>
              <text:p text:style-name="P173"><text:s/>"array: #{x.length} items long"}.join</text:p>
              <text:p text:style-name="P174">=&gt; array: 10 items long</text:p>
            </table:table-cell>
          </table:table-row>
        </table:table>
        <text:h text:style-name="P445" text:outline-level="2"><text:bookmark-start text:name="__RefHeading___Toc11496_1800458073"/>Range<text:bookmark-end text:name="__RefHeading___Toc11496_1800458073"/></text:h>
        <text:p text:style-name="P28"><text:s/>('A'..'Z').each do |letter|</text:p>
        <text:p text:style-name="P175"><text:s text:c="2"/>print letter</text:p>
        <text:p text:style-name="P175">end</text:p>
        <text:p text:style-name="P175"/>
        <text:p text:style-name="P176"><text:span text:style-name="Source_20_Text">alphabet = ('a'..'z').to_a</text:span></text:p>
        <text:h text:style-name="P482" text:outline-level="2"><text:bookmark-start text:name="__RefHeading___Toc4703_870494724"/>.map<text:span text:style-name="T437">{}</text:span><text:bookmark-end text:name="__RefHeading___Toc4703_870494724"/></text:h>
        <text:p text:style-name="P384"><text:span text:style-name="T202">(</text:span><text:span text:style-name="Source_20_Text"><text:span text:style-name="T43">.collect</text:span></text:span><text:span text:style-name="Source_20_Text"><text:span text:style-name="T201"> is equivalent, but </text:span></text:span><text:span text:style-name="Source_20_Text"><text:span text:style-name="T42">.map</text:span></text:span><text:span text:style-name="Source_20_Text"><text:span text:style-name="T201"> is preferred)</text:span></text:span></text:p>
        <text:p text:style-name="Standard">returns a new array filled with whatever gets returned by the block each time it runs</text:p>
        <text:p text:style-name="P343"><text:bookmark text:name="Syntax"/><text:span text:style-name="T263">S</text:span>yntax</text:p>
        <text:p text:style-name="Preformatted_20_Text"><text:span text:style-name="Variable"><text:span text:style-name="T283">arr</text:span></text:span><text:span text:style-name="Source_20_Text"><text:span text:style-name="T283">.map(</text:span></text:span><text:span text:style-name="Variable"><text:span text:style-name="T283">callback</text:span></text:span><text:span text:style-name="Source_20_Text"><text:span text:style-name="T283">[, </text:span></text:span><text:span text:style-name="Variable"><text:span text:style-name="T283">thisArg</text:span></text:span><text:span text:style-name="Source_20_Text"><text:span text:style-name="T283">])</text:span></text:span></text:p>
        <text:p text:style-name="P343"><text:bookmark text:name="Parameters"/>Parameters</text:p>
        <text:p text:style-name="P507"><text:span text:style-name="Variable"><text:span text:style-name="T39">callback</text:span></text:span><text:span text:style-name="T283"> </text:span></text:p>
        <text:p text:style-name="P407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09"><text:span text:style-name="Variable"><text:span text:style-name="T39">currentValue</text:span></text:span><text:span text:style-name="T283"> </text:span></text:p>
              <text:p text:style-name="P411">The current element being processed in the array. </text:p>
            </table:table-cell>
            <table:table-cell table:style-name="Table8.A1" office:value-type="string">
              <text:p text:style-name="P409"><text:span text:style-name="Variable"><text:span text:style-name="T39">index</text:span></text:span><text:span text:style-name="T283"> </text:span></text:p>
              <text:p text:style-name="P411">The index of the current element being processed in the array. </text:p>
            </table:table-cell>
            <table:table-cell table:style-name="Table8.C1" office:value-type="string">
              <text:p text:style-name="P409"><text:span text:style-name="Variable"><text:span text:style-name="T39">array</text:span></text:span><text:span text:style-name="T283"> </text:span></text:p>
              <text:p text:style-name="P411">The array map was called upon. </text:p>
              <text:p text:style-name="P411"/>
            </table:table-cell>
          </table:table-row>
        </table:table>
        <text:p text:style-name="P410"><text:span text:style-name="Variable"><text:span text:style-name="T39">thisArg</text:span></text:span><text:span text:style-name="T283"> Optional. Value to use as this when executing callback.</text:span></text:p>
        <text:p text:style-name="P344"><text:bookmark text:name="Description"/>Description</text:p>
        <text:p text:style-name="P19"><text:span text:style-name="Variable"><text:span text:style-name="T31">.map</text:span></text:span><text:span text:style-name="T283"> calls a provided </text:span><text:span text:style-name="Variable"><text:span text:style-name="T31">callback</text:span></text:span><text:span text:style-name="T283"> function </text:span><text:span text:style-name="Strong_20_Emphasis"><text:span text:style-name="T283">once for each element</text:span></text:span><text:span text:style-name="T283"> in an array, in order, and </text:span><text:span text:style-name="T104">constructs a new array from the results.</text:span></text:p>
        <text:p text:style-name="P29"><text:span text:style-name="T283"><text:s/></text:span><text:span text:style-name="Variable"><text:span text:style-name="T31">callback</text:span></text:span><text:span text:style-name="T283"> </text:span><text:span text:style-name="T286">works</text:span><text:span text:style-name="T283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83">undefined</text:span></text:a><text:span text:style-name="T283">. It is not called for missing elements.</text:span></text:p>
        <text:p text:style-name="Standard"><text:span text:style-name="T283">If a </text:span><text:span text:style-name="Variable"><text:span text:style-name="T31">thisArg</text:span></text:span><text:span text:style-name="T283"> parameter is provided to </text:span><text:span text:style-name="Source_20_Text"><text:span text:style-name="T283">map</text:span></text:span><text:span text:style-name="T283">, it will be passed to </text:span><text:span text:style-name="Variable"><text:span text:style-name="T31">callback</text:span></text:span><text:span text:style-name="T283"> when invoked, for use as its </text:span><text:span text:style-name="Variable"><text:span text:style-name="T31">this</text:span></text:span><text:span text:style-name="T283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1">undefined</text:span></text:span></text:a><text:span text:style-name="T283"> will be passed for use as its </text:span><text:span text:style-name="Variable"><text:span text:style-name="T31">this</text:span></text:span><text:span text:style-name="T283"> value. </text:span></text:p>
        <text:p text:style-name="Standard"><text:span text:style-name="Variable"><text:span text:style-name="T31">.map</text:span></text:span><text:span text:style-name="T283"> does not mutate the array on which it is called (</text:span><text:span text:style-name="T286">but</text:span><text:span text:style-name="T283"> </text:span><text:span text:style-name="Variable"><text:span text:style-name="T31">callback</text:span></text:span><text:span text:style-name="T283">, if invoked, may do so).</text:span></text:p>
        <text:p text:style-name="P342"><text:span text:style-name="Variable"><text:span text:style-name="T31">.map!</text:span></text:span><text:span text:style-name="T283"> </text:span><text:span text:style-name="T287">does </text:span><text:span text:style-name="T283">mutate the original array. </text:span></text:p>
        <text:p text:style-name="P303"/>
        <text:p text:style-name="P392"><text:bookmark text:name="Examples"/>Example<text:span text:style-name="T460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4">#puts <text:span text:style-name="T101">[1, 2, 3]</text:span><text:span text:style-name="T67">.map</text:span> { |n| n * n } </text:p>
              <text:p text:style-name="P114"><text:tab/><text:tab/>#=&gt; <text:span text:style-name="T264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7"><text:span text:style-name="Source_20_Text"><text:span text:style-name="T283">var numbers = </text:span></text:span><text:span text:style-name="Source_20_Text"><text:span text:style-name="T265">[1, 4, 9]</text:span></text:span><text:span text:style-name="Source_20_Text"><text:span text:style-name="T283">;</text:span></text:span></text:p>
              <text:p text:style-name="P177"><text:span text:style-name="Source_20_Text"><text:span text:style-name="T283">var roots = </text:span></text:span><text:span text:style-name="Source_20_Text"><text:span text:style-name="T104">numbers.map(Math.sqrt)</text:span></text:span><text:span text:style-name="Source_20_Text"><text:span text:style-name="T283">;</text:span></text:span></text:p>
              <text:p text:style-name="P114"><text:tab/>// roots is now <text:tab/><text:tab/><text:span text:style-name="T264">[1,2,3]</text:span> </text:p>
              <text:p text:style-name="P114"><text:tab/>// numbers is still<text:tab/><text:span text:style-name="T264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69"><text:span text:style-name="Source_20_Text"><text:span text:style-name="T288">var kvArray = </text:span></text:span></text:p>
              <text:p text:style-name="P269"><text:span text:style-name="Source_20_Text"><text:span text:style-name="T266"><text:s text:c="2"/>[{key:1, value:10}, {key:2,</text:span></text:span><text:span text:style-name="Source_20_Text"><text:span text:style-name="T288"> <text:s text:c="2"/></text:span></text:span></text:p>
              <text:p text:style-name="P269"><text:span text:style-name="Source_20_Text"><text:span text:style-name="T266"><text:s text:c="4"/>value:20}, {key:3, value: 30}]</text:span></text:span><text:span text:style-name="Source_20_Text"><text:span text:style-name="T288">;</text:span></text:span></text:p>
              <text:p text:style-name="P269"><text:span text:style-name="Source_20_Text"><text:span text:style-name="T288">var reformattedArray = </text:span></text:span><text:span text:style-name="Source_20_Text"><text:span text:style-name="T106">kvArray.map(function(obj)</text:span></text:span><text:span text:style-name="Source_20_Text"><text:span text:style-name="T288">{</text:span></text:span></text:p>
              <text:p text:style-name="P269"><text:span text:style-name="Source_20_Text"><text:span text:style-name="T288"><text:s/>var rObj = {};</text:span></text:span></text:p>
              <text:p text:style-name="P269"><text:span text:style-name="Source_20_Text"><text:span text:style-name="T288"><text:s/>rObj[obj.key] = obj.value; </text:span></text:span></text:p>
              <text:p text:style-name="P269"><text:span text:style-name="Source_20_Text"><text:span text:style-name="T288"><text:s text:c="23"/>return rObj;});</text:span></text:span></text:p>
              <text:p text:style-name="P269"><text:span text:style-name="Source_20_Text"><text:span text:style-name="T288"><text:s/>// reformattedArray is now </text:span></text:span></text:p>
              <text:p text:style-name="P269"><text:span text:style-name="Source_20_Text"><text:span text:style-name="T266"><text:s text:c="2"/>[{1:10}, {2:20}, {3:30}]</text:span></text:span><text:span text:style-name="Source_20_Text"><text:span text:style-name="T288">, </text:span></text:span></text:p>
              <text:p text:style-name="P269"><text:span text:style-name="Source_20_Text"><text:span text:style-name="T288"><text:s/>// kvArray is still</text:span></text:span></text:p>
              <text:p text:style-name="P269"><text:span text:style-name="Source_20_Text"><text:span text:style-name="T266"><text:s text:c="2"/>[{key:1, value:10}, {key:2,</text:span></text:span><text:span text:style-name="Source_20_Text"><text:span text:style-name="T288"> <text:s/></text:span></text:span></text:p>
              <text:p text:style-name="P269"><text:span text:style-name="Source_20_Text"><text:span text:style-name="T266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68"><text:span text:style-name="T458">rocks = 30.times.</text:span><text:span text:style-name="T100">map</text:span><text:span text:style-name="T458">{rand(200)+1}</text:span></text:p>
            </table:table-cell>
          </table:table-row>
        </table:table>
        <text:section text:style-name="Sect3" text:name="Section3">
          <text:h text:style-name="P466" text:outline-level="2"><text:bookmark-start text:name="__RefHeading___Toc11629_1460611570"/><text:span text:style-name="Source_20_Text"><text:span text:style-name="T231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6"><text:span text:style-name="Source_20_Text">[1, 2, 3, 4].inject(0) </text:span></text:p>
                <text:p text:style-name="P116"><text:span text:style-name="Source_20_Text">{ |result, element| result + element }</text:span></text:p>
                <text:p text:style-name="P116"><text:span text:style-name="Source_20_Text"><text:span text:style-name="T168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76">inject takes </text:p>
                <text:p text:style-name="P376"><text:span text:style-name="T67">-a </text:span><text:span text:style-name="Source_20_Text"><text:span text:style-name="T137">value</text:span></text:span><text:span text:style-name="T67"> to start with</text:span> </text:p>
                <text:p text:style-name="P376"><text:s/>(the<text:span text:style-name="Source_20_Text"><text:span text:style-name="T117"> 0</text:span></text:span> in <text:span text:style-name="T458">the</text:span> example),</text:p>
                <text:p text:style-name="P376"><text:span text:style-name="T67">-a </text:span><text:span text:style-name="Source_20_Text"><text:span text:style-name="T137">block</text:span></text:span></text:p>
              </table:table-cell>
              <table:table-cell table:style-name="Table92.C1" office:value-type="string">
                <text:p text:style-name="P329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17">hash</text:span></text:span>, <text:span text:style-name="T158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5"><text:span text:style-name="Source_20_Text">[1,"a",Object.new,:hi].inject({}) do |hash, item|</text:span></text:p>
                <text:p text:style-name="P96"><text:span text:style-name="Source_20_Text"><text:s text:c="2"/>hash[item.to_s] = item</text:span></text:p>
                <text:p text:style-name="P96"><text:span text:style-name="Source_20_Text"><text:s text:c="2"/>hash</text:span></text:p>
                <text:p text:style-name="P96"><text:span text:style-name="Source_20_Text"><text:span text:style-name="T399">end</text:span></text:span></text:p>
              </table:table-cell>
              <table:table-cell table:style-name="Table12.B1" office:value-type="string">
                <text:p text:style-name="P326"><text:span text:style-name="T158"><text:s/>the <text:s/>block executes. </text:span><text:span text:style-name="Source_20_Text"><text:span text:style-name="T158">Notice we must return the hash as the last line of the block, because the result of the block will be stored back in the accumulator</text:span></text:span><text:span text:style-name="T158"> </text:span></text:p>
              </table:table-cell>
            </table:table-row>
          </table:table>
          <text:p text:style-name="P505"><text:soft-page-break/><text:span text:style-name="Source_20_Text"/></text:p>
          <text:p text:style-name="P505"><text:span text:style-name="Source_20_Text"><text:span text:style-name="T459">INJECT INNER WORKING<text:tab/></text:span></text:span></text:p>
          <text:p text:style-name="P505"><text:span text:style-name="Source_20_Text">[1, 2, 3, 4].inject(0) <text:tab/><text:tab/><text:tab/><text:tab/>{ |result, element| result + element }</text:span></text:p>
          <text:p text:style-name="P505"><text:span text:style-name="Source_20_Text"><text:s text:c="3"/>[2, 3, 4].inject(0 + 1) <text:tab/><text:tab/><text:tab/>{ |result, element| result + eleme</text:span><text:span text:style-name="Source_20_Text"><text:span text:style-name="T349">'</text:span></text:span><text:span text:style-name="Source_20_Text">nt }</text:span></text:p>
          <text:p text:style-name="P505"><text:span text:style-name="Source_20_Text"><text:s text:c="6"/>[3, 4].inject((0 + 1) + 2) <text:tab/><text:tab/>{ |result, element| result + element }</text:span></text:p>
          <text:p text:style-name="P505"><text:span text:style-name="Source_20_Text"><text:s text:c="9"/>[4].inject(((0 + 1) + 2) + 3) <text:tab/>{ |result, element| result + element }</text:span></text:p>
          <text:p text:style-name="P505"><text:span text:style-name="Source_20_Text"><text:s text:c="10"/>[].inject((((0 + 1) + 2) + 3) + 4) { |result, element| result + </text:span><text:span text:style-name="Source_20_Text"><text:span text:style-name="T279">blabla</text:span></text:span></text:p>
          <text:p text:style-name="P505"><text:span text:style-name="Source_20_Text">(((0 + 1) + 2) + 3) + 4<text:tab/><text:tab/></text:span><text:span text:style-name="Source_20_Text"><text:span text:style-name="T279">=&gt;<text:tab/></text:span></text:span><text:span text:style-name="Source_20_Text"><text:span text:style-name="T67">10</text:span></text:span></text:p>
        </text:section>
        <text:h text:style-name="P497" text:outline-level="1"><text:bookmark-start text:name="__RefHeading___Toc3403_1456555390"/>External files<text:bookmark-end text:name="__RefHeading___Toc3403_1456555390"/></text:h>
        <text:h text:style-name="P490" text:outline-level="2"><text:bookmark-start text:name="__RefHeading___Toc3405_1456555390"/><text:span text:style-name="T433">l</text:span>oad<text:bookmark-end text:name="__RefHeading___Toc3405_1456555390"/></text:h>
        <text:p text:style-name="P304">navigate relative directories:</text:p>
        <text:p text:style-name="P334">load "<text:span text:style-name="T67">..</text:span>/extras.rb"</text:p>
        <text:p text:style-name="P305"><text:tab/>fully qualified path to the file:</text:p>
        <text:p text:style-name="P178">load "/home/users/<text:span text:style-name="T236">m</text:span>/code/loadee.rb"</text:p>
        <text:h text:style-name="P491" text:outline-level="2"><text:bookmark-start text:name="__RefHeading___Toc3755_2142260940"/><text:span text:style-name="T237">r</text:span>equire<text:bookmark-end text:name="__RefHeading___Toc3755_2142260940"/></text:h>
        <text:p text:style-name="P354">if called more than once with the same arguments, doesn’t reload files it’s already loaded<text:tab/> <text:s text:c="5"/><text:span text:style-name="T70">Example</text:span><text:span text:style-name="T238">:</text:span><text:tab/><text:span text:style-name="T23">require "loadee"</text:span></text:p>
        <text:p text:style-name="P388"><text:span text:style-name="Source_20_Text"><text:span text:style-name="T121">irb(main):001:0&gt; </text:span></text:span><text:span text:style-name="Source_20_Text"><text:span text:style-name="T143">require</text:span></text:span><text:span text:style-name="Source_20_Text"><text:span text:style-name="T121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79"><text:span text:style-name="Source_20_Text"><text:span text:style-name="T67">require_relative</text:span></text:span><text:span text:style-name="Source_20_Text"> "stacklike" </text:span></text:p>
        <text:p text:style-name="P333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0"><text:span text:style-name="T35">load</text:span> requires a full filename, including the .rb <text:span text:style-name="T432">suffix, whereas </text:span><text:span text:style-name="T38">require</text:span><text:span text:style-name="T432"> assumes the </text:span><text:span text:style-name="T27">.rb</text:span><text:span text:style-name="T432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1">With <text:span text:style-name="T35">load</text:span>, the code is loaded and reprocessed anew <text:span text:style-name="T67">each time</text:span> you use the load method.</text:p>
            </table:table-cell>
            <table:table-cell table:style-name="Table13.B2" office:value-type="string">
              <text:p text:style-name="P31"><text:span text:style-name="T35">require</text:span>, on the other hand, processes external code <text:span text:style-name="T67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2">Ruby programmers nearly always use <text:span text:style-name="T28">require</text:span> <text:span text:style-name="T224">rather than </text:span><text:span text:style-name="T26">load</text:span><text:span text:style-name="T224"> . The effects of </text:span><text:span text:style-name="Source_20_Text"><text:span text:style-name="T132">load</text:span></text:span><text:span text:style-name="T224"> are useful only if the code in the external file has changed</text:span></text:p>
            </table:table-cell>
            <table:covered-table-cell/>
          </table:table-row>
        </table:table>
        <text:h text:style-name="P417" text:outline-level="2"/>
        <text:h text:style-name="P398" text:outline-level="2"><text:bookmark-start text:name="__RefHeading___Toc3407_1456555390"/><text:span text:style-name="T329">R</text:span><text:span text:style-name="T283">eading from a file</text:span><text:bookmark-end text:name="__RefHeading___Toc3407_1456555390"/></text:h>
        <text:p text:style-name="P117"><text:span text:style-name="T280">variable</text:span> = <text:span text:style-name="T67">File.read</text:span>("<text:span text:style-name="T281">culo</text:span>.dat")</text:p>
        <text:h text:style-name="P418" text:outline-level="2"><text:bookmark-start text:name="__RefHeading___Toc3367_1456555390"/><text:span text:style-name="T235">W</text:span>riting to a file<text:bookmark-end text:name="__RefHeading___Toc3367_1456555390"/></text:h>
        <text:p text:style-name="P117">fh = File.new('temp.out', 'w')</text:p>
        <text:p text:style-name="P117"><text:span text:style-name="T67">fh.puts</text:span> fahrenheit</text:p>
        <text:p text:style-name="P117">fh.close</text:p>
        <text:p text:style-name="P306">The method call <text:span text:style-name="T23"><text:s/>fh.puts fahrenheit</text:span> has the effect of printing the value of <text:s/>fahrenheit to the file for which fh is an output handle.</text:p>
        <text:p text:style-name="P307">alternative method</text:p>
        <text:p text:style-name="P178">File<text:span text:style-name="T67">.open</text:span> 'culo.txt', 'w' <text:span text:style-name="T67">do</text:span> |<text:span text:style-name="T206">blbl</text:span>|</text:p>
        <text:p text:style-name="P178"><text:s text:c="2"/><text:span text:style-name="T206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28" text:outline-level="2"><text:bookmark-start text:name="__RefHeading___Toc10170_915285827"/>File.exists?<text:bookmark-end text:name="__RefHeading___Toc10170_915285827"/></text:h>
        <text:p text:style-name="P320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3">database.</text:span><text:span text:style-name="T44">yml</text:span>" is a typical example when YAM<text:span text:style-name="T465">­</text:span>L is used by Ruby on Rails to connect to a database<text:span text:style-name="T463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76">require "yaml"</text:p>
              <text:p text:style-name="P276">thing = YAML.load_file("some.yml")</text:p>
              <text:p text:style-name="P276">puts thing.inspect</text:p>
            </table:table-cell>
          </table:table-row>
          <table:table-row>
            <table:table-cell table:style-name="Table123.A2" office:value-type="string">
              <text:p text:style-name="P277">thing.class <text:span text:style-name="T464">#</text:span> =&gt; array</text:p>
            </table:table-cell>
          </table:table-row>
        </table:table>
        <text:p text:style-name="Standard"/>
        <text:p text:style-name="Standard"/>
        <text:h text:style-name="P502" text:outline-level="1"><text:bookmark-start text:name="__RefHeading___Toc10172_915285827"/><text:span text:style-name="T283">Comments </text:span><text:span text:style-name="T328">#</text:span><text:bookmark-end text:name="__RefHeading___Toc10172_915285827"/></text:h>
        <text:p text:style-name="P306">Adding human-readable comments to your <text:soft-page-break/>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45">Single-line</text:p>
              <text:p text:style-name="P345"/>
              <text:p text:style-name="P33"><text:span text:style-name="Strong_20_Emphasis"><text:span text:style-name="T283">Syntax</text:span></text:span></text:p>
              <text:p text:style-name="P178"><text:span text:style-name="Source_20_Text"><text:span text:style-name="T104">#</text:span></text:span><text:span text:style-name="Source_20_Text"><text:span text:style-name="T283"> comment text</text:span></text:span></text:p>
            </table:table-cell>
            <table:table-cell table:style-name="Table14.B1" office:value-type="string">
              <text:p text:style-name="P345"><text:bookmark-start text:name="__RefHeading___Toc2527_379422752"/>Multi-line<text:bookmark-end text:name="__RefHeading___Toc2527_379422752"/></text:p>
              <text:p text:style-name="P306">Ruby programmers rarely 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45"/>
            </table:table-cell>
            <table:table-cell table:style-name="Table14.B2" office:value-type="string">
              <text:p text:style-name="P178"><text:span text:style-name="Strong_20_Emphasis"><text:span text:style-name="T160">Syntax</text:span></text:span><text:span text:style-name="T283"> <text:s text:c="3"/></text:span><text:span text:style-name="T104">=begin</text:span></text:p>
              <text:p text:style-name="P117"><text:tab/> <text:s text:c="3"/><text:span text:style-name="T222">c</text:span>omment line<text:tab/> <text:s text:c="3"/>comment line</text:p>
              <text:p text:style-name="P117"><text:tab/> <text:s text:c="3"/><text:span text:style-name="T67">=end</text:span></text:p>
            </table:table-cell>
          </table:table-row>
        </table:table>
        <text:h text:style-name="P500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4">are a definition of a concept in an object-oriented language such as Ruby.</text:p>
            </table:table-cell>
            <table:table-cell table:style-name="Table15.B1" office:value-type="string">
              <text:p text:style-name="P35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5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0">1<text:span text:style-name="T67">.class</text:span></text:p>
            </table:table-cell>
            <table:table-cell table:style-name="Table16.A1" office:value-type="string">
              <text:p text:style-name="P180">Fixnum</text:p>
            </table:table-cell>
            <table:table-cell table:style-name="Table16.A1" office:value-type="string">
              <text:p text:style-name="P180">[].<text:span text:style-name="T67">class</text:span></text:p>
            </table:table-cell>
            <table:table-cell table:style-name="Table16.A1" office:value-type="string">
              <text:p text:style-name="P180">Array</text:p>
            </table:table-cell>
          </table:table-row>
        </table:table>
        <text:p text:style-name="P180"/>
        <text:p text:style-name="P180">puts 1<text:span text:style-name="T67">.is_a?</text:span>(Integer) <text:span text:style-name="T272">=&gt; true</text:span></text:p>
        <text:p text:style-name="P180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1">class Rectangle</text:p>
              <text:p text:style-name="P181"><text:s/><text:span text:style-name="T205">def initialize(</text:span><text:span text:style-name="T211">length</text:span><text:span text:style-name="T205">, </text:span><text:span text:style-name="T211">breadth</text:span><text:span text:style-name="T205">)</text:span></text:p>
              <text:p text:style-name="P181"><text:s text:c="2"/>@<text:span text:style-name="T60">length</text:span> = <text:span text:style-name="T67">length</text:span></text:p>
              <text:p text:style-name="P181"><text:s text:c="2"/>@<text:span text:style-name="T60">breadth</text:span> = <text:span text:style-name="T67">breadth</text:span></text:p>
              <text:p text:style-name="P181"><text:s/>end</text:p>
              <text:p text:style-name="P181"/>
              <text:p text:style-name="P181"><text:s/>def perimeter</text:p>
              <text:p text:style-name="P181"><text:s text:c="2"/>2 * (@length + @breadth)</text:p>
              <text:p text:style-name="P181"><text:s/>end</text:p>
              <text:p text:style-name="P181"><text:s text:c="2"/></text:p>
              <text:p text:style-name="P181"><text:s/>def area</text:p>
              <text:p text:style-name="P181"><text:s text:c="2"/>(@length * @breadth)</text:p>
              <text:p text:style-name="P181"><text:s/>end </text:p>
              <text:p text:style-name="P181">end</text:p>
              <text:p text:style-name="P72"><text:span text:style-name="Source_20_Text"><text:span text:style-name="T391">recta1</text:span></text:span><text:span text:style-name="Source_20_Text"> = </text:span><text:span text:style-name="Source_20_Text"><text:span text:style-name="T391">Rectangle</text:span></text:span><text:span text:style-name="Source_20_Text">.new(</text:span><text:span text:style-name="Source_20_Text"><text:span text:style-name="T391">10,20</text:span></text:span><text:span text:style-name="Source_20_Text">)</text:span></text:p>
            </table:table-cell>
          </table:table-row>
        </table:table>
        <text:p text:style-name="P182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0">class Integer</text:p>
              <text:p text:style-name="P180"><text:s/>def to_eng</text:p>
              <text:p text:style-name="P180"><text:s text:c="2"/>if self == 5</text:p>
              <text:p text:style-name="P180"><text:s text:c="3"/>english = 'five'</text:p>
              <text:p text:style-name="P180"><text:s text:c="2"/>else</text:p>
              <text:p text:style-name="P180"><text:s text:c="3"/>english = 'fo<text:span text:style-name="T342">ur</text:span>'</text:p>
              <text:p text:style-name="P180"><text:s text:c="2"/>end</text:p>
              <text:p text:style-name="P180"><text:s text:c="2"/>return english</text:p>
              <text:p text:style-name="P180"><text:s/>end</text:p>
              <text:p text:style-name="P180">end</text:p>
              <text:p text:style-name="P180"/>
              <text:p text:style-name="P180">puts 5.to_eng</text:p>
              <text:p text:style-name="P73">puts 42.to_eng</text:p>
            </table:table-cell>
            <table:table-cell table:style-name="Table18.B1" office:value-type="string">
              <text:p text:style-name="P355">every instance of the class Rectangle will have <text:span text:style-name="T67">its own unique copies of </text:span><text:span text:style-name="T103">these variables </text:span><text:span text:style-name="T221">and is in effect, a distinct rectangle.</text:span></text:p>
            </table:table-cell>
          </table:table-row>
        </table:table>
        <text:h text:style-name="P446" text:outline-level="2"><text:span text:style-name="Source_20_Text"><text:span text:style-name="T258"/></text:span></text:h>
        <text:p text:style-name="Standard"/>
        <text:p text:style-name="Standard"/>
        <text:h text:style-name="P447" text:outline-level="2"><text:bookmark-start text:name="__RefHeading___Toc7081_920350223"/><text:span text:style-name="T16">i</text:span><text:span text:style-name="T14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0">class Die</text:p>
              <text:p text:style-name="P183"><text:s/><text:span text:style-name="T67">def initialize</text:span></text:p>
              <text:p text:style-name="P184"><text:s text:c="2"/>roll</text:p>
              <text:p text:style-name="P184"><text:s/>end</text:p>
              <text:p text:style-name="P180"><text:s/>def roll</text:p>
              <text:p text:style-name="P180"><text:s text:c="2"/>@number_showing = </text:p>
              <text:p text:style-name="P180"><text:s text:c="4"/>1 + rand(6)</text:p>
              <text:p text:style-name="P180"><text:s/>end</text:p>
              <text:p text:style-name="P180"><text:s/>def showing</text:p>
              <text:p text:style-name="P180"><text:s text:c="3"/>@number_showing</text:p>
              <text:p text:style-name="P180"><text:s/>end</text:p>
              <text:p text:style-name="P180">end</text:p>
              <text:p text:style-name="P180"/>
              <text:p text:style-name="P195">die = Die.<text:span text:style-name="T67">new</text:span></text:p>
              <text:p text:style-name="P180">puts die.rol<text:span text:style-name="T345">l</text:span></text:p>
              <text:p text:style-name="P180"><text:span text:style-name="T449">p</text:span>uts die.showing</text:p>
              <text:p text:style-name="P196">die2 = Die.<text:span text:style-name="T67">allocate</text:span></text:p>
            </table:table-cell>
            <table:table-cell table:style-name="Table19.B1" office:value-type="string">
              <text:p text:style-name="P36">as soon as an object is created, <text:span text:style-name="T35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7">allocate</text:span></text:span> <text:bookmark-end text:name="__RefHeading___Toc11800_1800458073"/></text:h>
              <text:p text:style-name="P37">method allocates space for a new object of a class and does not call initialize on the new instance. </text:p>
            </table:table-cell>
          </table:table-row>
        </table:table>
        <text:p text:style-name="P118">Person.create(name:"John Doe",age: 27)</text:p>
        <text:p text:style-name="P180">def self.create(params)</text:p>
        <text:p text:style-name="P180"><text:s text:c="2"/>@name = params[:name]</text:p>
        <text:p text:style-name="P180"><text:s text:c="2"/>@age <text:s/>= params[:age]</text:p>
        <text:p text:style-name="Preformatted_20_Text">end</text:p>
        <text:h text:style-name="P412" text:outline-level="2"><text:bookmark-start text:name="__RefHeading___Toc11802_1800458073"/>Private<text:bookmark-end text:name="__RefHeading___Toc11802_1800458073"/></text:h>
        <text:p text:style-name="P38">only code within the object’s methods can access those private methods, whereas code outside of the class cannot.</text:p>
        <text:p text:style-name="P294">You can also use private as a command by passing in symbols representing the methods you want to keep private, like so:</text:p>
        <text:p text:style-name="P294"/>
        <text:p text:style-name="P197"><text:span text:style-name="T67">private</text:span> :<text:span text:style-name="T430">convert_to_C</text:span>, :<text:span text:style-name="T430">convert_to_F</text:span></text:p>
        <text:h text:style-name="P446" text:outline-level="2"><text:bookmark-start text:name="__RefHeading___Toc11498_1800458073"/><text:soft-page-break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39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198">class Person</text:p>
              <text:p text:style-name="P198"><text:s/>def anyone<text:span text:style-name="T429">()</text:span>...end</text:p>
              <text:p text:style-name="P198"><text:s/><text:span text:style-name="T67">private</text:span></text:p>
              <text:p text:style-name="P198"><text:s/>def private<text:span text:style-name="T429">()</text:span>...end</text:p>
              <text:p text:style-name="P198"><text:s/><text:span text:style-name="T67">public</text:span></text:p>
              <text:p text:style-name="P198"><text:s/>def public<text:span text:style-name="T429">()</text:span>...end</text:p>
              <text:p text:style-name="P198">end</text:p>
            </table:table-cell>
          </table:table-row>
        </table:table>
        <text:h text:style-name="P448" text:outline-level="2"><text:bookmark-start text:name="__RefHeading___Toc11500_1800458073"/>Protected<text:bookmark-end text:name="__RefHeading___Toc11500_1800458073"/></text:h>
        <text:p text:style-name="P294">provides most of the privacy of <text:span text:style-name="Source_20_Text">private</text:span> but lets the methods inside other instances of the same class or its descendents also access it</text:p>
        <text:h text:style-name="P481" text:outline-level="2"><text:bookmark-start text:name="__RefHeading___Toc13946_1937033018"/>Instance vs Class<text:bookmark-end text:name="__RefHeading___Toc13946_1937033018"/></text:h>
        <text:p text:style-name="P356">Class methods can only be called on classes and instance methods can only be called on an instance of a class. </text:p>
        <text:p text:style-name="P356"/>
        <text:p text:style-name="P200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0">def <text:span text:style-name="T67">self.bar</text:span></text:p>
              <text:p text:style-name="P180"><text:s/>puts 'class'</text:p>
              <text:p text:style-name="P180">end</text:p>
            </table:table-cell>
            <table:table-cell table:style-name="Table21.B1" office:value-type="string">
              <text:p text:style-name="P180">def <text:span text:style-name="T67">baz</text:span></text:p>
              <text:p text:style-name="P180"><text:s/>puts 'instance'</text:p>
              <text:p text:style-name="P180">end</text:p>
            </table:table-cell>
          </table:table-row>
        </table:table>
        <text:p text:style-name="P200">end</text:p>
        <text:p text:style-name="P199"><text:tab/><text:span text:style-name="T67">Foo.bar</text:span><text:tab/> <text:span text:style-name="T67">Foo.new.baz</text:span></text:p>
        <text:h text:style-name="P520" text:outline-level="3"><text:bookmark-start text:name="__RefHeading___Toc7741_10318499591"/>Class methods<text:bookmark-end text:name="__RefHeading___Toc7741_10318499591"/></text:h>
        <text:p text:style-name="P20">Methods start<text:span text:style-name="T453">ing</text:span> with <text:span text:style-name="Source_20_Text"><text:span text:style-name="T67">self</text:span></text:span> are <text:span text:style-name="T67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0"><text:span text:style-name="Source_20_Text">class Foo</text:span></text:p>
              <text:p text:style-name="P180"><text:span text:style-name="Source_20_Text"><text:s text:c="2"/>def </text:span><text:span text:style-name="Source_20_Text"><text:span text:style-name="T67">self</text:span></text:span><text:span text:style-name="Source_20_Text">.bar</text:span></text:p>
              <text:p text:style-name="P180"><text:span text:style-name="Source_20_Text"><text:s text:c="4"/>puts 'class'</text:span></text:p>
              <text:p text:style-name="P180"><text:span text:style-name="Source_20_Text"><text:s text:c="2"/>end</text:span></text:p>
              <text:p text:style-name="P180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0"><text:span text:style-name="Source_20_Text">class Foo</text:span></text:p>
              <text:p text:style-name="P180"><text:span text:style-name="Source_20_Text"><text:s text:c="2"/>class </text:span><text:span text:style-name="Source_20_Text"><text:span text:style-name="T454">&lt;</text:span></text:span><text:span text:style-name="Source_20_Text">&lt; self</text:span></text:p>
              <text:p text:style-name="P180"><text:span text:style-name="Source_20_Text"><text:s text:c="4"/>def bar</text:span></text:p>
              <text:p text:style-name="P180"><text:span text:style-name="Source_20_Text"><text:s text:c="6"/>puts 'class'</text:span></text:p>
              <text:p text:style-name="P180"><text:span text:style-name="Source_20_Text"><text:s text:c="4"/>end</text:span></text:p>
              <text:p text:style-name="P180"><text:span text:style-name="Source_20_Text"><text:s text:c="2"/>end</text:span></text:p>
              <text:p text:style-name="P180"><text:span text:style-name="Source_20_Text">end</text:span></text:p>
              <text:p text:style-name="P180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0"><text:span text:style-name="Source_20_Text">class Foo; end</text:span></text:p>
              <text:p text:style-name="P180"><text:span text:style-name="Source_20_Text">def Foo.bar</text:span></text:p>
              <text:p text:style-name="P180"><text:span text:style-name="Source_20_Text"><text:s/>puts 'class' </text:span><text:span text:style-name="Source_20_Text"><text:span text:style-name="T455">end</text:span></text:span><text:span text:style-name="Source_20_Text"> </text:span></text:p>
            </table:table-cell>
            <table:covered-table-cell/>
          </table:table-row>
        </table:table>
        <text:p text:style-name="P475"><text:span text:style-name="Source_20_Text">Foo.bar </text:span><text:span text:style-name="Source_20_Text"><text:span text:style-name="T354"># &lt;= call</text:span></text:span></text:p>
        <text:p text:style-name="P355">Class methods are for anything that does not deal with an individual instance of a class. </text:p>
        <text:h text:style-name="P520" text:outline-level="3"><text:bookmark-start text:name="__RefHeading___Toc7743_10318499591"/>Instance methods<text:bookmark-end text:name="__RefHeading___Toc7743_10318499591"/></text:h>
        <text:p text:style-name="P40"><text:span text:style-name="T67">Instance methods</text:span> do not start with <text:span text:style-name="Source_20_Text"><text:span text:style-name="T67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0"><text:span text:style-name="Source_20_Text">class Foo</text:span></text:p>
              <text:p text:style-name="P180"><text:span text:style-name="Source_20_Text"><text:s text:c="2"/>def baz</text:span></text:p>
              <text:p text:style-name="P180"><text:span text:style-name="Source_20_Text"><text:s text:c="4"/>puts 'instance'</text:span></text:p>
              <text:p text:style-name="P180"><text:span text:style-name="Source_20_Text"><text:s text:c="2"/>end</text:span></text:p>
              <text:p text:style-name="P180"><text:span text:style-name="Source_20_Text">end</text:span></text:p>
              <text:p text:style-name="P180"/>
              <text:p text:style-name="P180"><text:span text:style-name="Source_20_Text"><text:span text:style-name="T67">Foo.new</text:span></text:span><text:span text:style-name="Source_20_Text">.baz</text:span></text:p>
            </table:table-cell>
            <table:table-cell table:style-name="Table23.B1" office:value-type="string">
              <text:p text:style-name="P180"><text:span text:style-name="Source_20_Text">class Foo</text:span></text:p>
              <text:p text:style-name="P180"><text:span text:style-name="Source_20_Text">attr_accessor :baz</text:span></text:p>
              <text:p text:style-name="P180"><text:span text:style-name="Source_20_Text">end</text:span></text:p>
              <text:p text:style-name="P180"/>
              <text:p text:style-name="P180"><text:span text:style-name="Source_20_Text">foo = </text:span><text:span text:style-name="Source_20_Text"><text:span text:style-name="T67">Foo.new</text:span></text:span></text:p>
              <text:p text:style-name="P180"><text:span text:style-name="Source_20_Text">foo.baz = 'instance method'</text:span></text:p>
              <text:p text:style-name="P180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0"><text:span text:style-name="Source_20_Text">class Foo; end</text:span></text:p>
              <text:p text:style-name="P180"/>
              <text:p text:style-name="P180"><text:span text:style-name="Source_20_Text">foo = Foo.new</text:span></text:p>
              <text:p text:style-name="P180"><text:span text:style-name="Source_20_Text">def foo.bar</text:span></text:p>
              <text:p text:style-name="P180"><text:span text:style-name="Source_20_Text"><text:s text:c="2"/>puts 'instance'</text:span></text:p>
              <text:p text:style-name="P180"><text:span text:style-name="Source_20_Text">end</text:span></text:p>
              <text:p text:style-name="P180"/>
              <text:p text:style-name="P475"><text:span text:style-name="Source_20_Text"><text:span text:style-name="T67">Foo.new</text:span></text:span><text:span text:style-name="Source_20_Text">.baz</text:span></text:p>
            </table:table-cell>
            <table:table-cell table:style-name="Table23.B2" office:value-type="string">
              <text:p text:style-name="P355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393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198"><text:span text:style-name="Source_20_Text">module </text:span><text:span text:style-name="Source_20_Text"><text:span text:style-name="T67">SomeModule</text:span></text:span></text:p>
              <text:p text:style-name="P198"><text:span text:style-name="Source_20_Text"><text:s/>module </text:span><text:span text:style-name="Source_20_Text"><text:span text:style-name="T67">InnerModule</text:span></text:span></text:p>
              <text:p text:style-name="P198"><text:span text:style-name="Source_20_Text"><text:s text:c="2"/>class </text:span><text:span text:style-name="Source_20_Text"><text:span text:style-name="T67">MyClass</text:span></text:span></text:p>
              <text:p text:style-name="P198"><text:span text:style-name="Source_20_Text"><text:span text:style-name="T67"><text:s text:c="3"/>CONSTANT</text:span></text:span><text:span text:style-name="Source_20_Text"> = 4</text:span></text:p>
              <text:p text:style-name="P198"><text:span text:style-name="Source_20_Text"><text:s text:c="2"/>end</text:span></text:p>
              <text:p text:style-name="P198"><text:span text:style-name="Source_20_Text"><text:s/>end</text:span></text:p>
              <text:p text:style-name="P198"><text:span text:style-name="Source_20_Text">end</text:span></text:p>
            </table:table-cell>
            <table:table-cell table:style-name="Table24.B1" office:value-type="string">
              <text:p text:style-name="P294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6">CONSTANT</text:span></text:span> from outside as </text:p>
        <text:p text:style-name="P201"><text:span text:style-name="Source_20_Text"><text:span text:style-name="T382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49" text:outline-level="2"><text:bookmark-start text:name="__RefHeading___Toc11804_1800458073"/><text:span text:style-name="Source_20_Text"><text:span text:style-name="T258">attr_accessor</text:span></text:span><text:bookmark-end text:name="__RefHeading___Toc11804_1800458073"/></text:h>
        <text:p text:style-name="P198">class Person</text:p>
        <text:p text:style-name="P198"><text:s text:c="2"/><text:bookmark-start text:name="__DdeLink__11719_1086886642"/>attr_accessor :name, :age, :gender<text:bookmark-end text:name="__DdeLink__11719_1086886642"/></text:p>
        <text:p text:style-name="P198">end</text:p>
        <text:p text:style-name="P294">provides attributes for the Person class. </text:p>
        <text:p text:style-name="P294"><text:span text:style-name="T23">accessor</text:span> roughly means “make these attributes accessible to be set and changed at will.” </text:p>
        <text:p text:style-name="P294"/>
        <text:p text:style-name="P294">You're naming both a method (<text:span text:style-name="T417">name</text:span><text:span text:style-name="T416">()</text:span>) </text:p>
        <text:p text:style-name="P294">and an instance variable (<text:span text:style-name="T416">@</text:span><text:span text:style-name="T417">name)</text:span>. </text:p>
        <text:h text:style-name="P446" text:outline-level="2"><text:bookmark-start text:name="__RefHeading___Toc11806_1800458073"/>structs<text:bookmark-end text:name="__RefHeading___Toc11806_1800458073"/></text:h>
        <text:p text:style-name="P41">a special class whose only job is to have attributes and to <text:span text:style-name="T67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85"><text:bookmark-start text:name="__DdeLink__11855_1905917240"/>Person = Struct.new(:name, :age)<text:bookmark-end text:name="__DdeLink__11855_1905917240"/></text:p>
              <text:p text:style-name="P198">fred <text:s text:c="2"/>= Person.new("Fred", 50)</text:p>
              <text:p text:style-name="P198">chris <text:s/>= Person.new("Chris", 25)</text:p>
              <text:p text:style-name="P198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2"/>
              <text:p text:style-name="P43"><text:span text:style-name="T64">the </text:span><text:span text:style-name="T91">first line</text:span><text:span text:style-name="T431"> </text:span>is equivalent <text:span text:style-name="T214">to this method</text:span></text:p>
            </table:table-cell>
            <table:table-cell table:style-name="Table26.B1" office:value-type="string">
              <text:p text:style-name="P198">class Person</text:p>
              <text:p text:style-name="P198"><text:s/>attr_accessor :name, :age</text:p>
              <text:p text:style-name="P198"><text:s/>def initialize(name, age)</text:p>
              <text:p text:style-name="P198"><text:s text:c="2"/>@name = name; @age = age</text:p>
              <text:p text:style-name="P198"><text:s/>end</text:p>
              <text:p text:style-name="P198">end</text:p>
            </table:table-cell>
          </table:table-row>
        </table:table>
        <text:p text:style-name="P294">(actually parameters are optional when initializing a Struct class)</text:p>
        <text:h text:style-name="P521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198">Wheel = Struct.new(:rim, :tire) do</text:p>
              <text:p text:style-name="P198"><text:s/>def diameter<text:span text:style-name="T443">()</text:span> rim + (tire *2) end</text:p>
              <text:p text:style-name="P198">end</text:p>
            </table:table-cell>
          </table:table-row>
        </table:table>
        <text:p text:style-name="P294"/>
        <text:h text:style-name="P403" text:outline-level="1"><text:bookmark-start text:name="__RefHeading___Toc10176_915285827"/><text:soft-page-break/><text:span text:style-name="T195">C</text:span><text:span text:style-name="T196">onditionals</text:span><text:bookmark-end text:name="__RefHeading___Toc10176_915285827"/></text:h>
        <text:h text:style-name="P429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3"><text:span text:style-name="Strong_20_Emphasis"><text:span text:style-name="T283">Syntax</text:span></text:span></text:p>
              <text:p text:style-name="P178"><text:span text:style-name="Source_20_Text"><text:span text:style-name="T283">if boolean_expr</text:span></text:span></text:p>
              <text:p text:style-name="P178"><text:span text:style-name="Source_20_Text"><text:span text:style-name="T283"><text:s text:c="2"/>#do something</text:span></text:span></text:p>
              <text:p text:style-name="P178">end</text:p>
            </table:table-cell>
            <table:table-cell table:style-name="Table28.B1" table:number-rows-spanned="2" office:value-type="string">
              <text:p text:style-name="P33"><text:span text:style-name="Strong_20_Emphasis"><text:span text:style-name="T283">Example</text:span></text:span></text:p>
              <text:p text:style-name="P178"><text:span text:style-name="Source_20_Text"><text:span text:style-name="T283">if true</text:span></text:span></text:p>
              <text:p text:style-name="P178"><text:span text:style-name="Source_20_Text"><text:span text:style-name="T283"><text:s/>puts "I get printed!"</text:span></text:span></text:p>
              <text:p text:style-name="P178"><text:span text:style-name="Source_20_Text"><text:span text:style-name="T283">end</text:span></text:span></text:p>
              <text:p text:style-name="P117"/>
              <text:p text:style-name="P117"><text:span text:style-name="T203">=&gt;</text:span> I get printed!</text:p>
            </table:table-cell>
          </table:table-row>
          <table:table-row>
            <table:table-cell table:style-name="Table28.A2" office:value-type="string">
              <text:h text:style-name="P527" text:outline-level="3"><text:bookmark-start text:name="__RefHeading___Toc7825_1031849959"/><text:span text:style-name="Source_20_Text"><text:span text:style-name="T319">ONE-</text:span></text:span><text:span text:style-name="Source_20_Text"><text:span text:style-name="T283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78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2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2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29" text:outline-level="2"><text:bookmark-start text:name="__RefHeading___Toc9208_970994290"/><text:span text:style-name="Strong_20_Emphasis"><text:span text:style-name="T67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3"><text:span text:style-name="Strong_20_Emphasis"><text:span text:style-name="T283"/></text:span></text:p>
              <text:p text:style-name="P33"><text:span text:style-name="Strong_20_Emphasis"><text:span text:style-name="T283">Example</text:span></text:span></text:p>
              <text:p text:style-name="P178"><text:span text:style-name="Source_20_Text"><text:span text:style-name="T283">unless false</text:span></text:span></text:p>
              <text:p text:style-name="P178"><text:span text:style-name="Source_20_Text"><text:span text:style-name="T283"><text:s/>puts "</text:span></text:span><text:span text:style-name="Source_20_Text"><text:span text:style-name="T318">uooo</text:span></text:span><text:span text:style-name="Source_20_Text"><text:span text:style-name="T283">"</text:span></text:span></text:p>
              <text:p text:style-name="P178"><text:span text:style-name="Source_20_Text"><text:span text:style-name="T283">end</text:span></text:span></text:p>
              <text:p text:style-name="P117"/>
              <text:p text:style-name="P117"><text:span text:style-name="T203">=&gt;</text:span> I get printed!</text:p>
            </table:table-cell>
          </table:table-row>
          <table:table-row>
            <table:table-cell table:style-name="Table29.A2" office:value-type="string">
              <text:p text:style-name="P33"><text:span text:style-name="Strong_20_Emphasis"><text:span text:style-name="T283">Syntax</text:span></text:span></text:p>
              <text:p text:style-name="P178"><text:span text:style-name="Source_20_Text"><text:span text:style-name="T283">unless boolean_expr</text:span></text:span></text:p>
              <text:p text:style-name="P178"><text:span text:style-name="Source_20_Text"><text:span text:style-name="T283"><text:s text:c="2"/>#do something </text:span></text:span></text:p>
              <text:p text:style-name="P178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29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3"><text:span text:style-name="Strong_20_Emphasis"><text:span text:style-name="T283">Syntax</text:span></text:span></text:p>
            </table:table-cell>
            <table:table-cell table:style-name="Table30.A1" office:value-type="string">
              <text:p text:style-name="P306"/>
            </table:table-cell>
          </table:table-row>
          <table:table-row>
            <table:table-cell table:style-name="Table30.A2" table:number-columns-spanned="2" office:value-type="string">
              <text:p text:style-name="P178"><text:span text:style-name="Source_20_Text"><text:span text:style-name="T283">if boolean_expression</text:span></text:span></text:p>
              <text:p text:style-name="P178"><text:span text:style-name="Source_20_Text"><text:span text:style-name="T283"><text:s text:c="2"/>#do something</text:span></text:span></text:p>
              <text:p text:style-name="P178"><text:span text:style-name="Source_20_Text"><text:span text:style-name="T283">elsif boolean_expression_2</text:span></text:span></text:p>
              <text:p text:style-name="P178"><text:span text:style-name="Source_20_Text"><text:span text:style-name="T283"><text:s text:c="2"/>#do something different</text:span></text:span></text:p>
              <text:p text:style-name="P178"><text:span text:style-name="Source_20_Text"><text:span text:style-name="T283">else</text:span></text:span></text:p>
              <text:p text:style-name="P117"><text:s text:c="2"/>#do something else</text:p>
            </table:table-cell>
            <table:covered-table-cell/>
            <table:table-cell table:style-name="Table30.A1" office:value-type="string">
              <text:p text:style-name="P308">It must be paired with an </text:p>
              <text:p text:style-name="P354">if or unless </text:p>
              <text:p text:style-name="P354">block </text:p>
            </table:table-cell>
          </table:table-row>
        </table:table>
        <text:p text:style-name="P33"><text:span text:style-name="Strong_20_Emphasis"><text:span text:style-name="T283">Example</text:span></text:span></text:p>
        <text:p text:style-name="P178"><text:span text:style-name="Source_20_Text"><text:span text:style-name="T283">if x &gt; 5<text:tab/><text:tab/><text:tab/></text:span></text:span><text:span text:style-name="Source_20_Text"><text:span text:style-name="T292">#</text:span></text:span><text:span text:style-name="Source_20_Text"><text:span text:style-name="T283"> x = 5</text:span></text:span></text:p>
        <text:p text:style-name="P178"><text:span text:style-name="Source_20_Text"><text:span text:style-name="T283"><text:s text:c="2"/>print "I am big!"</text:span></text:span></text:p>
        <text:p text:style-name="P178"><text:span text:style-name="Source_20_Text"><text:span text:style-name="T283">elsif x == 5</text:span></text:span></text:p>
        <text:p text:style-name="P178"><text:span text:style-name="Source_20_Text"><text:span text:style-name="T283"><text:s text:c="2"/>print "I am medium!"</text:span></text:span></text:p>
        <text:p text:style-name="P178"><text:span text:style-name="Source_20_Text"><text:span text:style-name="T283">else</text:span></text:span></text:p>
        <text:p text:style-name="P178"><text:span text:style-name="Source_20_Text"><text:span text:style-name="T283"><text:s text:c="2"/>print "I am small!"</text:span></text:span></text:p>
        <text:p text:style-name="P178"><text:span text:style-name="Source_20_Text"><text:span text:style-name="T283">end<text:tab/><text:tab/><text:tab/><text:tab/></text:span></text:span><text:span text:style-name="Source_20_Text"><text:span text:style-name="T292">=&gt;</text:span></text:span><text:span text:style-name="Source_20_Text"><text:span text:style-name="T283">I am medium!</text:span></text:span></text:p>
        <text:h text:style-name="P429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3"><text:span text:style-name="Strong_20_Emphasis"><text:span text:style-name="T283">Syntax</text:span></text:span></text:p>
              <text:p text:style-name="P178"><text:span text:style-name="Source_20_Text"><text:span text:style-name="T283">if boolean_expr</text:span></text:span></text:p>
              <text:p text:style-name="P178"><text:span text:style-name="Source_20_Text"><text:span text:style-name="T283"><text:s text:c="2"/>#do something</text:span></text:span></text:p>
              <text:p text:style-name="P178"><text:span text:style-name="Source_20_Text"><text:span text:style-name="T283">else</text:span></text:span></text:p>
              <text:p text:style-name="P178"><text:span text:style-name="Source_20_Text"><text:span text:style-name="T283"><text:s/>#do something else</text:span></text:span></text:p>
              <text:p text:style-name="P476"><text:span text:style-name="Source_20_Text"><text:span text:style-name="T283">end</text:span></text:span></text:p>
            </table:table-cell>
            <table:table-cell table:style-name="Table31.B1" office:value-type="string">
              <text:p text:style-name="P33"><text:span text:style-name="Strong_20_Emphasis"><text:span text:style-name="T283">Example</text:span></text:span></text:p>
              <text:p text:style-name="P178"><text:span text:style-name="Source_20_Text"><text:span text:style-name="T283">if x &gt; 5 <text:s/></text:span></text:span><text:span text:style-name="Source_20_Text"><text:span text:style-name="T292">#</text:span></text:span><text:span text:style-name="Source_20_Text"><text:span text:style-name="T283">x = 5</text:span></text:span></text:p>
              <text:p text:style-name="P178"><text:span text:style-name="Source_20_Text"><text:span text:style-name="T283"><text:s text:c="2"/>print "Im big!"</text:span></text:span></text:p>
              <text:p text:style-name="P178"><text:span text:style-name="Source_20_Text"><text:span text:style-name="T283">else</text:span></text:span></text:p>
              <text:p text:style-name="P178"><text:span text:style-name="Source_20_Text"><text:span text:style-name="T283"><text:s/>print "I</text:span></text:span><text:span text:style-name="Source_20_Text"><text:span text:style-name="T293">m</text:span></text:span><text:span text:style-name="Source_20_Text"><text:span text:style-name="T283"> small"</text:span></text:span></text:p>
              <text:p text:style-name="P178"><text:span text:style-name="Source_20_Text"><text:span text:style-name="T283">end</text:span></text:span></text:p>
              <text:p text:style-name="P117"><text:span text:style-name="T203">=&gt;</text:span> <text:s/>I am small!</text:p>
            </table:table-cell>
          </table:table-row>
        </table:table>
        <text:h text:style-name="P418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3"><text:span text:style-name="Strong_20_Emphasis"><text:span text:style-name="T283">Syntax</text:span></text:span></text:p>
              <text:p text:style-name="P178"><text:span text:style-name="Source_20_Text"><text:span text:style-name="T283">case value</text:span></text:span></text:p>
              <text:p text:style-name="P178"><text:span text:style-name="Source_20_Text"><text:span text:style-name="T283">when expression1</text:span></text:span></text:p>
              <text:p text:style-name="P178"><text:span text:style-name="Source_20_Text"><text:span text:style-name="T283"><text:s text:c="2"/>#do something</text:span></text:span></text:p>
              <text:p text:style-name="P178"><text:span text:style-name="Source_20_Text"><text:span text:style-name="T283">when expression2</text:span></text:span></text:p>
              <text:p text:style-name="P178"><text:span text:style-name="Source_20_Text"><text:span text:style-name="T283"><text:s text:c="2"/>#do something</text:span></text:span></text:p>
            </table:table-cell>
            <table:table-cell table:style-name="Table32.B1" office:value-type="string">
              <text:p text:style-name="P178"><text:span text:style-name="Source_20_Text"><text:span text:style-name="T283">...</text:span></text:span></text:p>
              <text:p text:style-name="P178"><text:span text:style-name="Source_20_Text"><text:span text:style-name="T283">when expressionN</text:span></text:span></text:p>
              <text:p text:style-name="P178"><text:span text:style-name="Source_20_Text"><text:span text:style-name="T283"><text:s text:c="2"/>#do something</text:span></text:span></text:p>
              <text:p text:style-name="P178"><text:span text:style-name="Source_20_Text"><text:span text:style-name="T283">else</text:span></text:span></text:p>
              <text:p text:style-name="P178"><text:span text:style-name="Source_20_Text"><text:span text:style-name="T283"><text:s text:c="2"/>#do default case</text:span></text:span></text:p>
              <text:p text:style-name="P117">end</text:p>
            </table:table-cell>
          </table:table-row>
        </table:table>
        <text:p text:style-name="P33"><text:span text:style-name="Strong_20_Emphasis"><text:span text:style-name="T283">Example</text:span></text:span></text:p>
        <text:p text:style-name="P178"><text:span text:style-name="Source_20_Text"><text:span text:style-name="T283">a = ["4"]</text:span></text:span></text:p>
        <text:p text:style-name="P178"><text:span text:style-name="Source_20_Text"><text:span text:style-name="T283">case a</text:span></text:span></text:p>
        <text:p text:style-name="P178"><text:span text:style-name="Source_20_Text"><text:span text:style-name="T283">when 1..4, 5</text:span></text:span></text:p>
        <text:p text:style-name="P178"><text:span text:style-name="Source_20_Text"><text:span text:style-name="T283"><text:s text:c="2"/>puts "</text:span></text:span><text:span text:style-name="Source_20_Text"><text:span text:style-name="T66">between</text:span></text:span><text:span text:style-name="Source_20_Text"><text:span text:style-name="T283"> 1 and 5"</text:span></text:span></text:p>
        <text:p text:style-name="P178"><text:span text:style-name="Source_20_Text"><text:span text:style-name="T104">when</text:span></text:span><text:span text:style-name="Source_20_Text"><text:span text:style-name="T283"> 6 </text:span></text:span><text:span text:style-name="Source_20_Text"><text:span text:style-name="T108">then</text:span></text:span><text:span text:style-name="Source_20_Text"><text:span text:style-name="T283"> puts "It's 6" </text:span></text:span><text:span text:style-name="Source_20_Text"><text:span text:style-name="T390">#ONE LINER</text:span></text:span></text:p>
        <text:p text:style-name="P178"><text:span text:style-name="Source_20_Text"><text:span text:style-name="T283">when String</text:span></text:span></text:p>
        <text:p text:style-name="P178"><text:span text:style-name="Source_20_Text"><text:span text:style-name="T283"><text:s text:c="2"/>puts "</text:span></text:span><text:span text:style-name="Source_20_Text"><text:span text:style-name="T294">it's</text:span></text:span><text:span text:style-name="Source_20_Text"><text:span text:style-name="T283"> a string"</text:span></text:span></text:p>
        <text:p text:style-name="P178"><text:span text:style-name="Source_20_Text"><text:span text:style-name="T283">else</text:span></text:span></text:p>
        <text:p text:style-name="P178"><text:span text:style-name="Source_20_Text"><text:span text:style-name="T283"><text:s text:c="2"/>puts "You gave me #{a} -- I have no idea what to do with that."</text:span></text:span></text:p>
        <text:p text:style-name="P178"><text:span text:style-name="Source_20_Text"><text:span text:style-name="T283">end</text:span></text:span></text:p>
        <text:p text:style-name="P119">=&gt; You gave me 4 -- I have no idea what to do with that.</text:p>
        <text:h text:style-name="P418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3"><text:span text:style-name="Strong_20_Emphasis"><text:span text:style-name="T283">Syntax<text:tab/><text:tab/></text:span></text:span><text:span text:style-name="Strong_20_Emphasis"><text:span text:style-name="T295">if<text:tab/><text:tab/>result true</text:span></text:span></text:p>
        <text:p text:style-name="P117">boolean ? true : false</text:p>
        <text:p text:style-name="P33"><text:span text:style-name="Strong_20_Emphasis"><text:span text:style-name="T283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97"><text:span text:style-name="Source_20_Text">grade = 88</text:span></text:p>
            </table:table-cell>
            <table:table-cell table:style-name="Table33.A1" office:value-type="string">
              <text:p text:style-name="P203"><text:span text:style-name="Source_20_Text"><text:span text:style-name="T67">if</text:span></text:span></text:p>
            </table:table-cell>
            <table:table-cell table:style-name="Table33.A1" office:value-type="string">
              <text:p text:style-name="P203"><text:span text:style-name="Source_20_Text"><text:span text:style-name="T67">true</text:span></text:span></text:p>
            </table:table-cell>
            <table:table-cell table:style-name="Table33.A1" office:value-type="string">
              <text:p text:style-name="P203"><text:span text:style-name="Source_20_Text"/></text:p>
            </table:table-cell>
            <table:table-cell table:style-name="Table33.A1" office:value-type="string">
              <text:p text:style-name="P186">false</text:p>
            </table:table-cell>
            <table:table-cell table:style-name="Table33.F1" table:number-rows-spanned="2" office:value-type="string">
              <text:p text:style-name="P64"><text:span text:style-name="Source_20_Text"><text:span text:style-name="T192">=</text:span></text:span><text:span text:style-name="Source_20_Text">&gt;</text:span><text:span text:style-name="Source_20_Text"><text:span text:style-name="T192">pass</text:span></text:span></text:p>
            </table:table-cell>
          </table:table-row>
          <table:table-row>
            <table:table-cell table:style-name="Table33.A1" office:value-type="string">
              <text:p text:style-name="P97"><text:span text:style-name="Source_20_Text">grade &gt;= 70 </text:span></text:p>
            </table:table-cell>
            <table:table-cell table:style-name="Table33.A1" office:value-type="string">
              <text:p text:style-name="P203">?</text:p>
            </table:table-cell>
            <table:table-cell table:style-name="Table33.A1" office:value-type="string">
              <text:p text:style-name="P203"><text:span text:style-name="Source_20_Text">"pass"</text:span></text:p>
            </table:table-cell>
            <table:table-cell table:style-name="Table33.A1" office:value-type="string">
              <text:p text:style-name="P203"><text:span text:style-name="Source_20_Text">:</text:span></text:p>
            </table:table-cell>
            <table:table-cell table:style-name="Table33.A1" office:value-type="string">
              <text:p text:style-name="P203"><text:span text:style-name="Source_20_Text">"fail"</text:span></text:p>
            </table:table-cell>
            <table:covered-table-cell/>
          </table:table-row>
        </table:table>
        <text:p text:style-name="P178"/>
        <text:p text:style-name="P178">result = 1 &lt; 2</text:p>
        <text:p text:style-name="P117">puts result ? "very true" : "faaaalse"</text:p>
        <text:h text:style-name="P498" text:outline-level="1"><text:bookmark-start text:name="__RefHeading___Toc2517_379422752"/><text:soft-page-break/>Booleans<text:bookmark-end text:name="__RefHeading___Toc2517_379422752"/></text:h>
        <text:h text:style-name="P418" text:outline-level="2"><text:bookmark-start text:name="__RefHeading___Toc2519_379422752"/>Logical Operators<text:bookmark-end text:name="__RefHeading___Toc2519_379422752"/></text:h>
        <text:p text:style-name="P33"><text:span text:style-name="Source_20_Text"><text:span text:style-name="T104">and</text:span></text:span><text:span text:style-name="T283">, </text:span><text:span text:style-name="Source_20_Text"><text:span text:style-name="T104">or</text:span></text:span><text:span text:style-name="T283">, </text:span><text:span text:style-name="Source_20_Text"><text:span text:style-name="T104">not</text:span></text:span><text:span text:style-name="T283">, </text:span><text:span text:style-name="Source_20_Text"><text:span text:style-name="T104">&amp;&amp;</text:span></text:span><text:span text:style-name="T104">,</text:span><text:span text:style-name="T283"> </text:span><text:span text:style-name="Source_20_Text"><text:span text:style-name="T104">||</text:span></text:span><text:span text:style-name="T66">,</text:span><text:span text:style-name="T283"> </text:span><text:span text:style-name="Source_20_Text"><text:span text:style-name="T104">not</text:span></text:span></text:p>
        <text:p text:style-name="P354"><text:span text:style-name="T283">the verbiage operators (</text:span><text:span text:style-name="Source_20_Text"><text:span text:style-name="T283">and</text:span></text:span><text:span text:style-name="T283">, </text:span><text:span text:style-name="Source_20_Text"><text:span text:style-name="T283">or</text:span></text:span><text:span text:style-name="T283"> and </text:span><text:span text:style-name="Source_20_Text"><text:span text:style-name="T283">not</text:span></text:span><text:span text:style-name="T283">) </text:span></text:p>
        <text:p text:style-name="P306">have lower precedence </text:p>
        <text:p text:style-name="P354"><text:span text:style-name="T283">than the symbolic operators (</text:span><text:span text:style-name="Source_20_Text"><text:span text:style-name="T283">&amp;&amp;</text:span></text:span><text:span text:style-name="T283">, </text:span><text:span text:style-name="Source_20_Text"><text:span text:style-name="T283">||</text:span></text:span><text:span text:style-name="T283"> and </text:span><text:span text:style-name="Source_20_Text"><text:span text:style-name="T283">!</text:span></text:span><text:span text:style-name="T283">).</text:span></text:p>
        <text:p text:style-name="P33"><text:span text:style-name="Strong_20_Emphasis"><text:span text:style-name="T283">Syntax</text:span></text:span></text:p>
        <text:p text:style-name="P178"><text:span text:style-name="Source_20_Text"><text:span text:style-name="T283">// returns true if both boolean1 and boolean2 are true</text:span></text:span></text:p>
        <text:p text:style-name="P178"><text:span text:style-name="Source_20_Text"><text:span text:style-name="T283">boolean1 &amp;&amp; boolean2</text:span></text:span></text:p>
        <text:p text:style-name="P178"><text:span text:style-name="Source_20_Text"><text:span text:style-name="T283">boolean1 and boolean2</text:span></text:span></text:p>
        <text:p text:style-name="P117"/>
        <text:p text:style-name="P178"><text:span text:style-name="Source_20_Text"><text:span text:style-name="T283">// returns true if either boolean1 or boolean2 are true</text:span></text:span></text:p>
        <text:p text:style-name="P178"><text:span text:style-name="Source_20_Text"><text:span text:style-name="T283">boolean1 || boolean2</text:span></text:span></text:p>
        <text:p text:style-name="P178"><text:span text:style-name="Source_20_Text"><text:span text:style-name="T283">boolean1 or boolean2</text:span></text:span></text:p>
        <text:p text:style-name="P117"/>
        <text:p text:style-name="P178"><text:span text:style-name="Source_20_Text"><text:span text:style-name="T283">// returns the opposite of boolean</text:span></text:span></text:p>
        <text:p text:style-name="P178"><text:span text:style-name="Source_20_Text"><text:span text:style-name="T283">!boolean<text:tab/></text:span></text:span>not boolean</text:p>
        <text:p text:style-name="P33"><text:span text:style-name="Strong_20_Emphasis"><text:span text:style-name="T283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78"><text:span text:style-name="Source_20_Text"><text:span text:style-name="T283">true &amp;&amp; true</text:span></text:span></text:p>
              <text:p text:style-name="P178"><text:span text:style-name="Source_20_Text"><text:span text:style-name="T283">=&gt; true</text:span></text:span></text:p>
              <text:p text:style-name="P178"><text:span text:style-name="Source_20_Text"><text:span text:style-name="T283">true &amp;&amp; false</text:span></text:span></text:p>
              <text:p text:style-name="P178"><text:span text:style-name="Source_20_Text"><text:span text:style-name="T283">=&gt; false</text:span></text:span></text:p>
              <text:p text:style-name="P178"><text:span text:style-name="Source_20_Text"><text:span text:style-name="T283">false and true</text:span></text:span></text:p>
              <text:p text:style-name="P178"><text:span text:style-name="Source_20_Text"><text:span text:style-name="T283">=&gt; false</text:span></text:span></text:p>
              <text:p text:style-name="P178"><text:span text:style-name="Source_20_Text"><text:span text:style-name="T283">false and false</text:span></text:span></text:p>
              <text:p text:style-name="P178"><text:span text:style-name="Source_20_Text"><text:span text:style-name="T283">=&gt; false</text:span></text:span></text:p>
            </table:table-cell>
            <table:table-cell table:style-name="Table34.B1" office:value-type="string">
              <text:p text:style-name="P178"><text:span text:style-name="Source_20_Text"><text:span text:style-name="T283">true || true</text:span></text:span></text:p>
              <text:p text:style-name="P178"><text:span text:style-name="Source_20_Text"><text:span text:style-name="T283">=&gt; true</text:span></text:span></text:p>
              <text:p text:style-name="P178"><text:span text:style-name="Source_20_Text"><text:span text:style-name="T283">true || false</text:span></text:span></text:p>
              <text:p text:style-name="P178"><text:span text:style-name="Source_20_Text"><text:span text:style-name="T283">=&gt; true</text:span></text:span></text:p>
              <text:p text:style-name="P178"><text:span text:style-name="Source_20_Text"><text:span text:style-name="T283">false or true</text:span></text:span></text:p>
              <text:p text:style-name="P178"><text:span text:style-name="Source_20_Text"><text:span text:style-name="T283">=&gt; true</text:span></text:span></text:p>
              <text:p text:style-name="P178"><text:span text:style-name="Source_20_Text"><text:span text:style-name="T283">false or false</text:span></text:span></text:p>
              <text:p text:style-name="P178"><text:span text:style-name="Source_20_Text"><text:span text:style-name="T283">=&gt; false</text:span></text:span></text:p>
            </table:table-cell>
          </table:table-row>
          <table:table-row>
            <table:table-cell table:style-name="Table34.A2" office:value-type="string">
              <text:p text:style-name="P117">!true</text:p>
              <text:p text:style-name="P117">=&gt; false</text:p>
            </table:table-cell>
            <table:table-cell table:style-name="Table34.B2" office:value-type="string">
              <text:p text:style-name="P117">not false</text:p>
              <text:p text:style-name="P117">=&gt; true</text:p>
            </table:table-cell>
          </table:table-row>
        </table:table>
        <text:h text:style-name="P450" text:outline-level="2"><text:bookmark-start text:name="__RefHeading___Toc10309_1836067520"/><text:span text:style-name="Source_20_Text"><text:span text:style-name="T422">.</text:span></text:span><text:span text:style-name="Source_20_Text"><text:span text:style-name="T423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06">age.between?(13,19) </text:p>
            </table:table-cell>
            <table:table-cell table:style-name="Table35.B1" office:value-type="string">
              <text:p text:style-name="P206">age &gt;12 &amp;&amp; age &lt;20</text:p>
            </table:table-cell>
          </table:table-row>
        </table:table>
        <text:h text:style-name="P419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04">false</text:span></text:span></text:p>
            </table:table-cell>
            <table:table-cell table:style-name="Table36.B1" table:number-rows-spanned="2" office:value-type="string">
              <text:p text:style-name="P354"><text:span text:style-name="T158">only </text:span><text:span text:style-name="Source_20_Text"><text:span text:style-name="T158">them</text:span></text:span><text:span text:style-name="T158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32">nil</text:span></text:span></text:p>
            </table:table-cell>
            <table:covered-table-cell/>
          </table:table-row>
        </table:table>
        <text:p text:style-name="P11"/>
        <text:h text:style-name="P451" text:outline-level="2"/>
        <text:h text:style-name="P396" text:outline-level="2"><text:bookmark-start text:name="__RefHeading___Toc2521_379422752"/>Comparison Op<text:bookmark-end text:name="__RefHeading___Toc2521_379422752"/></text:h>
        <text:p text:style-name="P33"><text:span text:style-name="T283">Comparison operators are used to test the relationship between two objects. The equality (</text:span><text:span text:style-name="Source_20_Text"><text:span text:style-name="T104">==</text:span></text:span><text:span text:style-name="T283">) and inequality (</text:span><text:span text:style-name="Source_20_Text"><text:span text:style-name="T104">!=</text:span></text:span><text:span text:style-name="T283">) operators can be used on almost any type of value where the other operators are used for numeric comparisons.</text:span></text:p>
        <text:p text:style-name="P33"><text:span text:style-name="Strong_20_Emphasis"><text:span text:style-name="T283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78"><text:span text:style-name="Source_20_Text"><text:span text:style-name="T283">x </text:span></text:span><text:span text:style-name="Source_20_Text"><text:span text:style-name="T104">==</text:span></text:span><text:span text:style-name="Source_20_Text"><text:span text:style-name="T283"> y </text:span></text:span></text:p>
            </table:table-cell>
            <table:table-cell table:style-name="Table37.B1" office:value-type="string">
              <text:p text:style-name="P178"><text:span text:style-name="Source_20_Text"><text:span text:style-name="T283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17">x <text:span text:style-name="T67">!=</text:span> y</text:p>
            </table:table-cell>
            <table:table-cell table:style-name="Table37.B2" office:value-type="string">
              <text:p text:style-name="P117">// returns true if two things are not equal</text:p>
            </table:table-cell>
          </table:table-row>
          <table:table-row>
            <table:table-cell table:style-name="Table37.A2" office:value-type="string">
              <text:p text:style-name="P178"><text:span text:style-name="Source_20_Text"><text:span text:style-name="T283">x </text:span></text:span><text:span text:style-name="Source_20_Text"><text:span text:style-name="T104">&lt;=</text:span></text:span><text:span text:style-name="Source_20_Text"><text:span text:style-name="T283"> y</text:span></text:span></text:p>
            </table:table-cell>
            <table:table-cell table:style-name="Table37.B2" office:value-type="string">
              <text:p text:style-name="P178"><text:span text:style-name="Source_20_Text"><text:span text:style-name="T283">// returns true if x is less than or equal to y</text:span></text:span></text:p>
              <text:p text:style-name="P178"><text:span text:style-name="Source_20_Text"><text:span text:style-name="T317"/></text:span></text:p>
            </table:table-cell>
          </table:table-row>
          <table:table-row>
            <table:table-cell table:style-name="Table37.A2" office:value-type="string">
              <text:p text:style-name="P178"><text:span text:style-name="Source_20_Text"><text:span text:style-name="T283">x </text:span></text:span><text:span text:style-name="Source_20_Text"><text:span text:style-name="T104">&gt;=</text:span></text:span><text:span text:style-name="Source_20_Text"><text:span text:style-name="T283"> y</text:span></text:span></text:p>
            </table:table-cell>
            <table:table-cell table:style-name="Table37.B2" office:value-type="string">
              <text:p text:style-name="P178"><text:span text:style-name="Source_20_Text"><text:span text:style-name="T283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78"><text:span text:style-name="Source_20_Text"><text:span text:style-name="T283">x </text:span></text:span><text:span text:style-name="Source_20_Text"><text:span text:style-name="T104">&lt;</text:span></text:span><text:span text:style-name="Source_20_Text"><text:span text:style-name="T283"> y</text:span></text:span></text:p>
            </table:table-cell>
            <table:table-cell table:style-name="Table37.B2" office:value-type="string">
              <text:p text:style-name="P354"><text:span text:style-name="Source_20_Text"><text:span text:style-name="T283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76"><text:span text:style-name="Source_20_Text"><text:span text:style-name="T283">x </text:span></text:span><text:span text:style-name="Source_20_Text"><text:span text:style-name="T104">&gt;</text:span></text:span><text:span text:style-name="Source_20_Text"><text:span text:style-name="T283"> y</text:span></text:span></text:p>
            </table:table-cell>
            <table:table-cell table:style-name="Table37.B2" office:value-type="string">
              <text:p text:style-name="P117">// returns true if x is greater than y</text:p>
            </table:table-cell>
          </table:table-row>
        </table:table>
        <text:p text:style-name="P33"><text:span text:style-name="Strong_20_Emphasis"><text:span text:style-name="T283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78"><text:span text:style-name="Source_20_Text"><text:span text:style-name="T283">5 </text:span></text:span><text:span text:style-name="Source_20_Text"><text:span text:style-name="T104">==</text:span></text:span><text:span text:style-name="Source_20_Text"><text:span text:style-name="T283"> 5</text:span></text:span></text:p>
            </table:table-cell>
            <table:table-cell table:style-name="Table38.A1" office:value-type="string">
              <text:p text:style-name="P178"><text:span text:style-name="Source_20_Text"><text:span text:style-name="T283">=&gt; true</text:span></text:span></text:p>
            </table:table-cell>
            <table:table-cell table:style-name="Table38.A1" office:value-type="string">
              <text:p text:style-name="P346">Ex</text:p>
            </table:table-cell>
            <table:table-cell table:style-name="Table38.A1" office:value-type="string">
              <text:p text:style-name="P178"><text:span text:style-name="Source_20_Text"><text:span text:style-name="T283">5 != 5</text:span></text:span></text:p>
            </table:table-cell>
            <table:table-cell table:style-name="Table38.E1" office:value-type="string">
              <text:p text:style-name="P178"><text:span text:style-name="Source_20_Text"><text:span text:style-name="T283">=&gt; false</text:span></text:span></text:p>
            </table:table-cell>
          </table:table-row>
          <table:table-row>
            <table:table-cell table:style-name="Table38.A2" office:value-type="string">
              <text:p text:style-name="P178"><text:span text:style-name="Source_20_Text"><text:span text:style-name="T283">2 </text:span></text:span><text:span text:style-name="Source_20_Text"><text:span text:style-name="T104">&lt;=</text:span></text:span><text:span text:style-name="Source_20_Text"><text:span text:style-name="T283"> 2</text:span></text:span></text:p>
            </table:table-cell>
            <table:table-cell table:style-name="Table38.A2" office:value-type="string">
              <text:p text:style-name="P178"><text:span text:style-name="Source_20_Text"><text:span text:style-name="T283">=&gt; true</text:span></text:span></text:p>
            </table:table-cell>
            <table:table-cell table:style-name="Table38.A2" office:value-type="string">
              <text:p text:style-name="P346">am</text:p>
            </table:table-cell>
            <table:table-cell table:style-name="Table38.A2" office:value-type="string">
              <text:p text:style-name="P178"><text:span text:style-name="Source_20_Text"><text:span text:style-name="T283">2 &gt;= 3</text:span></text:span></text:p>
            </table:table-cell>
            <table:table-cell table:style-name="Table38.E2" office:value-type="string">
              <text:p text:style-name="P178"><text:span text:style-name="Source_20_Text"><text:span text:style-name="T283">=&gt; false</text:span></text:span></text:p>
            </table:table-cell>
          </table:table-row>
          <table:table-row>
            <table:table-cell table:style-name="Table38.A2" office:value-type="string">
              <text:p text:style-name="P178"><text:span text:style-name="Source_20_Text"><text:span text:style-name="T283">1 </text:span></text:span><text:span text:style-name="Source_20_Text"><text:span text:style-name="T104">&lt;</text:span></text:span><text:span text:style-name="Source_20_Text"><text:span text:style-name="T283"> 2</text:span></text:span></text:p>
            </table:table-cell>
            <table:table-cell table:style-name="Table38.A2" office:value-type="string">
              <text:p text:style-name="P178"><text:span text:style-name="Source_20_Text"><text:span text:style-name="T283">=&gt; true</text:span></text:span></text:p>
            </table:table-cell>
            <table:table-cell table:style-name="Table38.A2" office:value-type="string">
              <text:p text:style-name="P346">ple</text:p>
            </table:table-cell>
            <table:table-cell table:style-name="Table38.A2" office:value-type="string">
              <text:p text:style-name="P178"><text:span text:style-name="Source_20_Text"><text:span text:style-name="T283">1 &gt; 2</text:span></text:span></text:p>
            </table:table-cell>
            <table:table-cell table:style-name="Table38.E2" office:value-type="string">
              <text:p text:style-name="P117">=&gt; false</text:p>
            </table:table-cell>
          </table:table-row>
        </table:table>
        <text:h text:style-name="P522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17"><text:span text:style-name="Source_20_Text"><text:tab/>a </text:span><text:span text:style-name="Source_20_Text"><text:span text:style-name="T67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78"><text:span text:style-name="Source_20_Text">if a &lt; b then return -1</text:span></text:p>
              <text:p text:style-name="P178"><text:span text:style-name="Source_20_Text">if a = b then return <text:s/>0</text:span></text:p>
              <text:p text:style-name="P74"><text:span text:style-name="Source_20_Text">if a &gt; b then return <text:s/>1</text:span></text:p>
            </table:table-cell>
            <table:table-cell table:style-name="Table39.B1" office:value-type="string">
              <text:p text:style-name="P178"><text:span text:style-name="Source_20_Text"><text:span text:style-name="T131">i</text:span></text:span><text:span text:style-name="Source_20_Text"><text:span text:style-name="T126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3"/></text:span></text:h>
        <text:p text:style-name="Text_20_body"><text:span text:style-name="Source_20_Text"><text:span text:style-name="T423"/></text:span></text:p>
        <text:h text:style-name="P498" text:outline-level="1"/>
        <text:h text:style-name="P498" text:outline-level="1"/>
        <text:h text:style-name="P492" text:outline-level="1"/>
        <text:h text:style-name="P483" text:outline-level="1"><text:bookmark-start text:name="__RefHeading___Toc11999_2034189443"/>Hashes <text:span text:style-name="T413">{ <text:s/>}</text:span><text:bookmark-end text:name="__RefHeading___Toc11999_2034189443"/></text:h>
        <text:p text:style-name="P310">Hashes have values associated with indices, but in the case of hashes, the indices are called keys. </text:p>
        <text:p text:style-name="P311"/>
        <text:p text:style-name="P311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10"/>
        <text:p text:style-name="P310">Keys can be anything that's hashable, such as <text:span text:style-name="T67">integers</text:span>, <text:span text:style-name="T67">strings</text:span>, or <text:span text:style-name="T67">symbols</text:span>, but they must be unique for the hash they belong.<text:tab/> <text:s text:c="3"/><text:span text:style-name="T217">I</text:span><text:span text:style-name="T219">t is also considered a </text:span><text:span text:style-name="T218">good</text:span><text:span text:style-name="T219"> practice </text:span><text:span text:style-name="T217">t</text:span><text:span text:style-name="T219">o use symbols as keys</text:span></text:p>
        <text:p text:style-name="P310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51">Arrays</text:p>
            </table:table-cell>
            <table:table-cell table:style-name="Table40.A1" office:value-type="string">
              <text:p text:style-name="P352">hashes</text:p>
            </table:table-cell>
            <table:table-cell table:style-name="Table40.C1" table:number-rows-spanned="2" office:value-type="string">
              <text:p text:style-name="P357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58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51">in order</text:p>
            </table:table-cell>
            <table:table-cell table:style-name="Table40.B3" table:number-columns-spanned="2" office:value-type="string">
              <text:p text:style-name="P352">referenced by other things</text:p>
            </table:table-cell>
            <table:covered-table-cell/>
          </table:table-row>
        </table:table>
        <text:h text:style-name="P452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289">OLD</text:p>
            </table:table-cell>
            <table:table-cell table:style-name="Table41.B1" office:value-type="string">
              <text:p text:style-name="P289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07"><text:s/>{:name =&gt; 'bob',</text:p>
              <text:p text:style-name="P207"><text:s text:c="2"/>:<text:span text:style-name="T361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07"><text:s/>{name: 'bob<text:span text:style-name="T369">'</text:span>,</text:p>
              <text:p text:style-name="P207"><text:s text:c="2"/><text:span text:style-name="T361">age : 22 <text:s text:c="3"/></text:span>}</text:p>
            </table:table-cell>
          </table:table-row>
        </table:table>
        <text:h text:style-name="P523" text:outline-level="3"><text:bookmark-start text:name="__RefHeading___Toc9526_970994290"/><text:span text:style-name="T17">Hash</text:span><text:span text:style-name="T14">.new</text:span><text:span text:style-name="T283"> </text:span><text:bookmark-end text:name="__RefHeading___Toc9526_970994290"/></text:h>
        <text:p text:style-name="Standard"><text:span text:style-name="T283">Hashes have a </text:span><text:span text:style-name="Emphasis"><text:span text:style-name="T283">default value</text:span></text:span><text:span text:style-name="T283"> that is returned when accessing keys that do not exist in the hash. If no default is set </text:span><text:span text:style-name="Source_20_Text"><text:span text:style-name="T104">nil</text:span></text:span><text:span text:style-name="T283"> is used. You can set the default value like this</text:span></text:p>
        <text:p text:style-name="P208"><text:span text:style-name="T283">my_hash = </text:span><text:span text:style-name="T104">Hash.new</text:span><text:span text:style-name="T283">(</text:span><text:span text:style-name="T104">default_value</text:span><text:span text:style-name="T283">)</text:span></text:p>
        <text:p text:style-name="P347"><text:s text:c="2"/>Example</text:p>
        <text:p text:style-name="P208"><text:span text:style-name="Source_20_Text"><text:span text:style-name="T283">my_hash = </text:span></text:span><text:span text:style-name="Source_20_Text"><text:span text:style-name="T104">Hash.new</text:span></text:span><text:span text:style-name="Source_20_Text"><text:span text:style-name="T283">("The Default")</text:span></text:span></text:p>
        <text:p text:style-name="P208"><text:span text:style-name="Source_20_Text"><text:span text:style-name="T283">my_hash["random_key"]</text:span></text:span></text:p>
        <text:p text:style-name="P120">=&gt; "The Default"</text:p>
        <text:h text:style-name="Heading_20_3" text:outline-level="3"><text:bookmark-start text:name="__RefHeading___Toc8417_1782535436"/><text:span text:style-name="T366">k</text:span>eys<text:bookmark-end text:name="__RefHeading___Toc8417_1782535436"/></text:h>
        <text:p text:style-name="P44">the keys can be <text:span text:style-name="T41">symbols</text:span>, <text:span text:style-name="T41">strings</text:span> or <text:span text:style-name="T41">integers</text:span></text:p>
        <text:p text:style-name="Standard"><text:span text:style-name="T365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7">x</text:span>="hi" <text:s text:c="4"/>my_hash<text:span text:style-name="T370">1</text:span> = {<text:span text:style-name="T67">x:</text:span> <text:s text:c="2"/>"<text:span text:style-name="T370">meh</text:span>"}</text:p>
        <text:p text:style-name="Preformatted_20_Text"><text:tab/> <text:s text:c="4"/>my_hash2 = {<text:span text:style-name="T67">x =&gt;</text:span> "<text:span text:style-name="T370">meh</text:span>"}</text:p>
        <text:p text:style-name="P209">puts my_hash<text:span text:style-name="T370">1</text:span>.keys[0].class <text:span text:style-name="T371">=&gt; </text:span><text:span text:style-name="T79">Symbol</text:span></text:p>
        <text:p text:style-name="P209">puts my_hash2.keys[0].class <text:span text:style-name="T371">=&gt; </text:span><text:span text:style-name="T79">String</text:span></text:p>
        <text:p text:style-name="Preformatted_20_Text"/>
        <text:h text:style-name="P453" text:outline-level="2"><text:bookmark-start text:name="__RefHeading___Toc9528_970994290"/>adding keys<text:bookmark-end text:name="__RefHeading___Toc9528_970994290"/></text:h>
        <text:p text:style-name="P45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1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0">person = {height = 6}</text:p>
              <text:p text:style-name="P210"/>
              <text:p text:style-name="P211">person[:height] <text:s/>= <text:span text:style-name="T67">4</text:span></text:p>
              <text:p text:style-name="P211"><text:span text:style-name="T363">person["height"] = </text:span><text:span text:style-name="T77">1</text:span></text:p>
            </table:table-cell>
            <table:table-cell table:style-name="Table42.B1" office:value-type="string">
              <text:p text:style-name="P211"><text:span text:style-name="T362">### prints {:height=&gt;</text:span><text:span text:style-name="T77">4</text:span><text:span text:style-name="T362">, <text:s/>"height"=&gt;</text:span><text:span text:style-name="T77">1</text:span><text:span text:style-name="T362">}</text:span><text:span text:style-name="Source_20_Text"><text:span text:style-name="T283"> </text:span></text:span></text:p>
            </table:table-cell>
          </table:table-row>
        </table:table>
        <text:h text:style-name="P454" text:outline-level="2"><text:bookmark-start text:name="__RefHeading___Toc7815_1031849959"/>Retrieving<text:bookmark-end text:name="__RefHeading___Toc7815_1031849959"/></text:h>
        <text:p text:style-name="P212"><text:span text:style-name="T116">restaurant_menu=</text:span><text:span text:style-name="T283"> {"Ramen"=&gt;3,"Dal"=&gt; 4</text:span><text:span text:style-name="Source_20_Text"><text:span text:style-name="T125">}</text:span></text:span></text:p>
        <text:h text:style-name="P528" text:outline-level="3"><text:bookmark-start text:name="__RefHeading___Toc7817_1031849959"/><text:span text:style-name="T269">r</text:span>etrieving values<text:bookmark-end text:name="__RefHeading___Toc7817_1031849959"/></text:h>
        <text:p text:style-name="P212"><text:span text:style-name="Source_20_Text"><text:span text:style-name="T124">restaurant_menu</text:span></text:span><text:span text:style-name="Source_20_Text"><text:span text:style-name="T144">[</text:span></text:span><text:span text:style-name="Source_20_Text"><text:span text:style-name="T124">“Dal”</text:span></text:span><text:span text:style-name="Source_20_Text"><text:span text:style-name="T144">]<text:tab/></text:span></text:span><text:span text:style-name="Source_20_Text"><text:span text:style-name="T182">returns</text:span></text:span><text:span text:style-name="Source_20_Text"><text:span text:style-name="T291"> 4</text:span></text:span></text:p>
        <text:p text:style-name="P213"><text:span text:style-name="Source_20_Text"><text:span text:style-name="T124">restaurant_menu</text:span></text:span><text:span text:style-name="Source_20_Text"><text:span text:style-name="T144">[:</text:span></text:span><text:span text:style-name="Source_20_Text"><text:span text:style-name="T124">Dal</text:span></text:span><text:span text:style-name="Source_20_Text"><text:span text:style-name="T144">]</text:span></text:span></text:p>
        <text:h text:style-name="P524" text:outline-level="3"><text:bookmark-start text:name="__RefHeading___Toc7819_1031849959"/><text:span text:style-name="Source_20_Text"><text:span text:style-name="T359">retrieving methods</text:span></text:span><text:bookmark-end text:name="__RefHeading___Toc7819_1031849959"/></text:h>
        <text:p text:style-name="P212"><text:span text:style-name="Source_20_Text"><text:span text:style-name="T115">restaurant_menu</text:span></text:span><text:span text:style-name="Source_20_Text"><text:span text:style-name="T135">.values</text:span></text:span></text:p>
        <text:p text:style-name="P75"><text:span text:style-name="Source_20_Text"><text:span text:style-name="T336">restaurant_menu</text:span></text:span><text:span text:style-name="Source_20_Text"><text:span text:style-name="T111">.keys</text:span></text:span></text:p>
        <text:p text:style-name="P359"><text:span text:style-name="T283">The </text:span><text:span text:style-name="Source_20_Text"><text:span text:style-name="T32">keys</text:span></text:span><text:span text:style-name="T283"> method returns an </text:span><text:span text:style-name="T32">array</text:span><text:span text:style-name="T283"> of all the </text:span><text:span text:style-name="T32">keys</text:span><text:span text:style-name="T283"> in the </text:span><text:span text:style-name="T32">Hash</text:span><text:span text:style-name="T283">. Similarly </text:span><text:span text:style-name="Source_20_Text"><text:span text:style-name="T32">values</text:span></text:span><text:span text:style-name="T283"> returns an </text:span><text:span text:style-name="T32">array</text:span><text:span text:style-name="T283"> of just the </text:span><text:span text:style-name="T32">values</text:span><text:span text:style-name="T283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14">guys = {"Bob" =&gt; 42, "Steve" =&gt; 32}</text:p>
        <text:p text:style-name="P214">guys<text:span text:style-name="T67">.has_key?</text:span>("Steve")<text:tab/>returns <text:span text:style-name="T67">TRUE</text:span></text:p>
        <text:p text:style-name="P214"><text:span text:style-name="T283">guys</text:span><text:span text:style-name="T104">.has_key?</text:span><text:span text:style-name="T283">("Gigione")returns </text:span><text:span text:style-name="T104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396">return </text:span>Hash[<text:span text:style-name="T395">hasciazzo</text:span>.sort]</text:p>
        <text:h text:style-name="P455" text:outline-level="2"><text:bookmark-start text:name="__RefHeading___Toc4938_870494724"/><text:span text:style-name="T283">iter with </text:span><text:span text:style-name="T14">.each</text:span><text:bookmark-end text:name="__RefHeading___Toc4938_870494724"/></text:h>
        <text:p text:style-name="P105">restaurant_menu<text:span text:style-name="T67">.each</text:span> do |<text:span text:style-name="T73">item</text:span><text:span text:style-name="T268">, </text:span><text:span text:style-name="T73">price</text:span>|</text:p>
        <text:p text:style-name="P105"><text:s/>puts "#{<text:span text:style-name="T73">item</text:span>}: #{<text:span text:style-name="T73">price</text:span>},ma <text:span text:style-name="T268">fa schifo</text:span>"</text:p>
        <text:p text:style-name="P105">end</text:p>
        <text:p text:style-name="P121"/>
        <text:p text:style-name="P212">states<text:span text:style-name="T67">.each</text:span> do |<text:span text:style-name="T67">state, abbrev</text:span>|</text:p>
        <text:p text:style-name="P212"><text:s text:c="2"/>puts "#{<text:span text:style-name="T67">state</text:span>} is #{<text:span text:style-name="T67">abbrev</text:span>}"</text:p>
        <text:p text:style-name="Preformatted_20_Text">end</text:p>
        <text:h text:style-name="Heading_20_3" text:outline-level="3"><text:bookmark-start text:name="__RefHeading___Toc9530_970994290"/>.<text:span text:style-name="T400">each_key / _value</text:span><text:bookmark-end text:name="__RefHeading___Toc9530_970994290"/></text:h>
        <text:p text:style-name="P215">movies.each_key {|movie| puts movie}</text:p>
        <text:h text:style-name="P456" text:outline-level="2"><text:bookmark-start text:name="__RefHeading___Toc7821_1031849959"/>Modifying values<text:bookmark-end text:name="__RefHeading___Toc7821_1031849959"/></text:h>
        <text:p text:style-name="P122"><text:span text:style-name="Source_20_Text">restaurant_menu[“Ramen”] = “</text:span><text:span text:style-name="Source_20_Text"><text:span text:style-name="T357">10000</text:span></text:span><text:span text:style-name="Source_20_Text">”</text:span></text:p>
        <text:h text:style-name="P423" text:outline-level="2"><text:bookmark-start text:name="__RefHeading___Toc7733_1031849959"/><text:soft-page-break/>.delete<text:bookmark-end text:name="__RefHeading___Toc7733_1031849959"/></text:h>
        <text:p text:style-name="P123"><text:s text:c="2"/>stuff.delete(:city)</text:p>
        <text:p text:style-name="P124">h.each {|k,v| delete(k) if v&lt;3}</text:p>
        <text:h text:style-name="P430" text:outline-level="2"><text:bookmark-start text:name="__RefHeading___Toc9532_970994290"/>.select<text:bookmark-end text:name="__RefHeading___Toc9532_970994290"/></text:h>
        <text:p text:style-name="P45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08">dudes = </text:p>
              <text:p text:style-name="P208">{ "bob" =&gt; 42, </text:p>
              <text:p text:style-name="P208">"steve" =&gt; 31, </text:p>
              <text:p text:style-name="P208"><text:s text:c="2"/>"joe" =&gt; 19}</text:p>
            </table:table-cell>
            <table:table-cell table:style-name="Table43.B1" office:value-type="string">
              <text:p text:style-name="P208">puts dudes<text:span text:style-name="T67">.select</text:span> <text:span text:style-name="T67">{|k,v|</text:span><text:span text:style-name="T367">(</text:span>k == "bob"<text:span text:style-name="T367">)</text:span> </text:p>
              <text:p text:style-name="P208"><text:s text:c="3"/>or (v == 19)<text:span text:style-name="T67">}</text:span></text:p>
            </table:table-cell>
          </table:table-row>
        </table:table>
        <text:p text:style-name="P125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16"><text:tab/>#{cities[<text:span text:style-name="T358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17">def greeting(<text:span text:style-name="T205">name</text:span>, <text:span text:style-name="T67">options = {}</text:span>)</text:p>
        <text:p text:style-name="Preformatted_20_Text"><text:s/>if <text:span text:style-name="T67">options.empty?</text:span></text:p>
        <text:p text:style-name="Preformatted_20_Text"><text:s text:c="2"/>puts "Hi, my name is #{<text:span text:style-name="T205">name</text:span>}"</text:p>
        <text:p text:style-name="Preformatted_20_Text"><text:s/>else</text:p>
        <text:p text:style-name="P217"><text:s text:c="3"/>puts "Hi, my name is #{<text:span text:style-name="T205">name</text:span>} and" <text:span text:style-name="T364">+</text:span></text:p>
        <text:p text:style-name="P217"><text:s text:c="4"/>" <text:span text:style-name="T364">I</text:span>'m #<text:span text:style-name="T67">{options[:age]}</text:span> years old"<text:span text:style-name="T364">+</text:span></text:p>
        <text:p text:style-name="P217"><text:s text:c="4"/>" I live in #{<text:span text:style-name="T67">opti</text:span><text:span text:style-name="T78">on</text:span><text:span text:style-name="T67">s[:</text:span><text:span text:style-name="T78">city</text:span><text:span text:style-name="T67">]</text:span>}"</text:p>
        <text:p text:style-name="Preformatted_20_Text"><text:s text:c="2"/>end</text:p>
        <text:p text:style-name="P217">end<text:tab/><text:span text:style-name="T364">greeting("Bob", </text:span><text:span text:style-name="T78">{age:62, city: <text:tab/><text:tab/><text:tab/> <text:s text:c="3"/>"New York City"}</text:span><text:span text:style-name="T364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18"><text:span text:style-name="T205">a</text:span> = [:a, :b, :c] <text:s text:c="4"/><text:span text:style-name="T205">b</text:span> = [1, <text:s text:c="2"/>2, <text:s/>3]</text:p>
        <text:p text:style-name="P218"><text:span text:style-name="T205">ascio</text:span> = <text:span text:style-name="T67">Hash[</text:span><text:span text:style-name="T205">a</text:span>.zip <text:span text:style-name="T205">b</text:span><text:span text:style-name="T67">] <text:s text:c="4"/></text:span>puts <text:span text:style-name="T205">ascio</text:span></text:p>
        <text:p text:style-name="P218"/>
        <text:p text:style-name="P218">returns: {:a=&gt;1, :b=&gt;2, :c=&gt;3}</text:p>
        <text:h text:style-name="Heading_20_2" text:outline-level="2"><text:bookmark-start text:name="__RefHeading___Toc11504_1800458073"/>as <text:span text:style-name="T444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44">foo</text:span></text:span><text:span text:style-name="Source_20_Text">{ a: 1</text:span><text:span text:style-name="Source_20_Text"><text:span text:style-name="T444">2</text:span></text:span><text:span text:style-name="Source_20_Text">, :b </text:span><text:span text:style-name="Source_20_Text"><text:span text:style-name="T444">=&gt;</text:span></text:span><text:span text:style-name="Source_20_Text"> </text:span><text:span text:style-name="Source_20_Text"><text:span text:style-name="T444">13</text:span></text:span><text:span text:style-name="Source_20_Text"> }</text:span></text:p>
            </table:table-cell>
            <table:table-cell table:style-name="Table44.B1" office:value-type="string">
              <text:p text:style-name="P290">WRONG</text:p>
            </table:table-cell>
          </table:table-row>
          <table:table-row>
            <table:table-cell table:style-name="Table44.A2" office:value-type="string">
              <text:p text:style-name="P219"><text:span text:style-name="Source_20_Text">foo({a: 12, :b =&gt; 13})</text:span></text:p>
            </table:table-cell>
            <table:table-cell table:style-name="Table44.B2" office:value-type="string">
              <text:p text:style-name="P291">correct</text:p>
            </table:table-cell>
          </table:table-row>
          <table:table-row>
            <table:table-cell table:style-name="Table44.A2" office:value-type="string">
              <text:p text:style-name="P219"><text:span text:style-name="Source_20_Text"><text:s/>foo(a: 12, :b =&gt; 13)</text:span></text:p>
            </table:table-cell>
            <table:table-cell table:style-name="Table44.B2" office:value-type="string">
              <text:p text:style-name="P291">correct and short</text:p>
            </table:table-cell>
          </table:table-row>
        </table:table>
        <text:h text:style-name="Heading_20_2" text:outline-level="2"/>
        <text:h text:style-name="P393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0">words = <text:s/>['demo', 'none', 'tied', </text:p>
        <text:p text:style-name="P220"><text:s text:c="2"/>'evil', 'dome', 'mode', 'live', <text:s/></text:p>
        <text:p text:style-name="P220"><text:s text:c="2"/>'fowl', 'veil', 'wolf', 'diet', <text:s/></text:p>
        <text:p text:style-name="P220"><text:s text:c="2"/>'vile', 'edit', 'tide', 'flow']</text:p>
        <text:p text:style-name="P220"/>
        <text:p text:style-name="P187">result = {}</text:p>
        <text:p text:style-name="P220"/>
        <text:p text:style-name="P220">words.each do |word|</text:p>
        <text:p text:style-name="P220"><text:s text:c="2"/>key = word.split('').sort.join</text:p>
        <text:p text:style-name="P220"><text:s text:c="2"/>if <text:span text:style-name="T67">result.has_key?(key)</text:span></text:p>
        <text:p text:style-name="P220"><text:s text:c="4"/><text:span text:style-name="T67">result[key]</text:span>.push(word)</text:p>
        <text:p text:style-name="P220"><text:s text:c="2"/>else</text:p>
        <text:p text:style-name="P220"><text:s text:c="4"/><text:span text:style-name="T67">result[key] = [word]</text:span></text:p>
        <text:p text:style-name="P220"><text:s text:c="2"/>end</text:p>
        <text:p text:style-name="P220">end</text:p>
        <text:p text:style-name="P220"/>
        <text:p text:style-name="P220"><text:span text:style-name="T67">result.keys</text:span>.each do |key| </text:p>
        <text:p text:style-name="P220"><text:s text:c="2"/>puts '-'*20</text:p>
        <text:p text:style-name="P220"><text:s text:c="2"/>puts "#{<text:span text:style-name="T67">result[key]</text:span>}"</text:p>
        <text:p text:style-name="P220">end</text:p>
        <text:p text:style-name="P220">--------------------</text:p>
        <text:p text:style-name="P220">["demo", "dome", "mode"]</text:p>
        <text:p text:style-name="P220">--------------------</text:p>
        <text:p text:style-name="P220">["none", "neon"]</text:p>
        <text:p text:style-name="P220">--------------------</text:p>
        <text:p text:style-name="P220">["tied", "diet", "edit", "tide"]</text:p>
        <text:p text:style-name="P220">--------------------</text:p>
        <text:p text:style-name="P220">["evil", "live", "veil", "vile"]</text:p>
        <text:p text:style-name="P220">--------------------</text:p>
        <text:p text:style-name="P220">["fowl", "wolf", "flow"]</text:p>
        <text:p text:style-name="P220"/>
        <text:h text:style-name="Heading_20_3" text:outline-level="3"><text:bookmark-start text:name="__RefHeading___Toc23174_1937033018"/>Histogram<text:bookmark-end text:name="__RefHeading___Toc23174_1937033018"/></text:h>
        <text:p text:style-name="P46">(by CodeAcademy)</text:p>
        <text:p text:style-name="P221">puts 'write the damn text'</text:p>
        <text:p text:style-name="P221">text = gets.chomp</text:p>
        <text:p text:style-name="P221">words = text.split</text:p>
        <text:p text:style-name="P221"/>
        <text:p text:style-name="P188">frequencies = Hash.new(0)</text:p>
        <text:p text:style-name="P221"/>
        <text:p text:style-name="P221">words.each do |word|</text:p>
        <text:p text:style-name="P221"><text:s text:c="4"/><text:span text:style-name="T67">frequencies[word] += 1</text:span></text:p>
        <text:p text:style-name="P221">end</text:p>
        <text:p text:style-name="P221"/>
        <text:p text:style-name="P222">frequencies = frequencies.sort_by{</text:p>
        <text:p text:style-name="P222">|word, count| count}</text:p>
        <text:p text:style-name="P221">frequencies.reverse!</text:p>
        <text:p text:style-name="P223"/>
        <text:p text:style-name="P224">frequencies.each {|name, count| puts "#{name} #{count}" }</text:p>
        <text:p text:style-name="P224"/>
        <text:p text:style-name="P224"/>
        <text:h text:style-name="P485" text:outline-level="1"><text:bookmark-start text:name="__RefHeading___Toc2545_379422752"/>Iterators and loops<text:bookmark-end text:name="__RefHeading___Toc2545_379422752"/></text:h>
        <text:h text:style-name="P431" text:outline-level="2"><text:bookmark-start text:name="__RefHeading___Toc2547_379422752"/>.each<text:bookmark-end text:name="__RefHeading___Toc2547_379422752"/></text:h>
        <text:p text:style-name="P47"><text:span text:style-name="T283">loops through each item in a </text:span><text:span text:style-name="Source_20_Text"><text:span text:style-name="T113">list</text:span></text:span><text:span text:style-name="T283">, </text:span><text:span text:style-name="Source_20_Text"><text:span text:style-name="T113">hash</text:span></text:span><text:span text:style-name="T283">, or other </text:span><text:span text:style-name="T296">iterable object allowing you to perform operations</text:span><text:span text:style-name="T283"> on that value. The block of an .</text:span><text:span text:style-name="Source_20_Text"><text:span text:style-name="T113">each</text:span></text:span><text:span text:style-name="T283"> </text:span><text:span text:style-name="T296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27"><text:span text:style-name="Strong_20_Emphasis"><text:span text:style-name="T283">Syntax <text:s text:c="5"/></text:span></text:span><text:span text:style-name="Source_20_Text"><text:span text:style-name="T283">iterable_obj</text:span></text:span><text:span text:style-name="Source_20_Text"><text:span text:style-name="T104">.each do |</text:span></text:span><text:span text:style-name="Source_20_Text"><text:span text:style-name="T66">arg</text:span></text:span><text:span text:style-name="Source_20_Text"><text:span text:style-name="T104">|</text:span></text:span></text:p>
              <text:p text:style-name="P227"><text:span text:style-name="Source_20_Text"><text:span text:style-name="T283"><text:s text:c="2"/><text:tab/> <text:s text:c="9"/># Do something to arg</text:span></text:span></text:p>
              <text:p text:style-name="P227"><text:span text:style-name="Source_20_Text"><text:span text:style-name="T66"><text:s text:c="12"/>end</text:span></text:span><text:span text:style-name="T283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27"><text:span text:style-name="Source_20_Text"><text:span text:style-name="T283">array</text:span></text:span><text:span text:style-name="Source_20_Text"><text:span text:style-name="T104">.each {</text:span></text:span><text:span text:style-name="Source_20_Text"><text:span text:style-name="T283"> |arg| # Do </text:span></text:span><text:span text:style-name="Source_20_Text"><text:span text:style-name="T297">to</text:span></text:span><text:span text:style-name="Source_20_Text"><text:span text:style-name="T283"> arg </text:span></text:span><text:span text:style-name="Source_20_Text"><text:span text:style-name="T104">}</text:span></text:span></text:p>
            </table:table-cell>
          </table:table-row>
        </table:table>
        <text:p text:style-name="P227"><text:span text:style-name="Strong_20_Emphasis"><text:span text:style-name="T283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28"><text:span text:style-name="Source_20_Text"><text:span text:style-name="T283">one_to_ten = (1..10).to_a</text:span></text:span></text:p>
              <text:p text:style-name="P228"><text:span text:style-name="Source_20_Text"><text:span text:style-name="T283">one_to_ten</text:span></text:span><text:span text:style-name="Source_20_Text"><text:span text:style-name="T104">.each do</text:span></text:span><text:span text:style-name="Source_20_Text"><text:span text:style-name="T283"> |num|</text:span></text:span></text:p>
              <text:p text:style-name="P228"><text:span text:style-name="Source_20_Text"><text:span text:style-name="T283"><text:s/>print (num**2).to_s + " "</text:span></text:span></text:p>
              <text:p text:style-name="P228"><text:span text:style-name="Source_20_Text"><text:span text:style-name="T283">end</text:span></text:span></text:p>
            </table:table-cell>
            <table:covered-table-cell/>
            <table:table-cell table:style-name="Table46.C1" office:value-type="string">
              <text:p text:style-name="P126"/>
              <text:p text:style-name="P126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7">array = [1,2,3,4,5]</text:p>
              <text:p text:style-name="P127">array<text:span text:style-name="T67">.each do </text:span>|x|</text:p>
              <text:p text:style-name="P127"><text:s text:c="2"/>x += 10</text:p>
              <text:p text:style-name="P127"><text:s text:c="2"/>print "#{x}"</text:p>
              <text:p text:style-name="P127">end</text:p>
            </table:table-cell>
            <table:covered-table-cell/>
            <table:table-cell table:style-name="Table46.C2" office:value-type="string">
              <text:p text:style-name="P126"/>
              <text:p text:style-name="P126"/>
              <text:p text:style-name="P126"/>
              <text:p text:style-name="P126">11 12 13 14 15</text:p>
            </table:table-cell>
          </table:table-row>
          <table:table-row>
            <table:table-cell table:style-name="Table46.A2" table:number-columns-spanned="2" office:value-type="string">
              <text:p text:style-name="P128">[[1,2],[3,4]] <text:s/></text:p>
              <text:p text:style-name="P129">array<text:span text:style-name="T67">.each</text:span> <text:span text:style-name="T67">{</text:span> |sub_array|</text:p>
              <text:p text:style-name="P129"><text:s text:c="4"/>sub_array<text:span text:style-name="T67">.each {</text:span> |y|</text:p>
              <text:p text:style-name="P129"><text:s text:c="7"/>puts y <text:span text:style-name="T67">}</text:span> <text:span text:style-name="T67">}</text:span></text:p>
            </table:table-cell>
            <table:covered-table-cell/>
            <table:table-cell table:style-name="Table46.C2" office:value-type="string">
              <text:p text:style-name="P229">MULTI ARRAY</text:p>
              <text:p text:style-name="P130"/>
              <text:p text:style-name="P129">1 2 3 4</text:p>
            </table:table-cell>
          </table:table-row>
          <table:table-row>
            <table:table-cell table:style-name="Table46.A2" table:number-columns-spanned="2" office:value-type="string">
              <text:p text:style-name="P105">["R","Z"]<text:span text:style-name="T67">.each do</text:span> <text:span text:style-name="T60">|</text:span><text:span text:style-name="T67">person</text:span><text:span text:style-name="T60">|</text:span> <text:s text:c="17"/></text:p>
              <text:p text:style-name="P105">"#{<text:span text:style-name="T67">person</text:span>} is great!"</text:p>
              <text:p text:style-name="P105">end</text:p>
            </table:table-cell>
            <table:covered-table-cell/>
            <table:table-cell table:style-name="Table46.C2" office:value-type="string">
              <text:p text:style-name="P131">R is <text:span text:style-name="T223">great</text:span>!</text:p>
              <text:p text:style-name="P131">Z is great!</text:p>
            </table:table-cell>
          </table:table-row>
          <table:table-row>
            <table:table-cell table:style-name="Table46.A2" office:value-type="string">
              <text:p text:style-name="P133"><text:span text:style-name="T68">with </text:span><text:span text:style-name="T67">Hashes </text:span><text:span text:style-name="T69">(2 vars)</text:span></text:p>
              <text:p text:style-name="P204"><text:span text:style-name="Source_20_Text"><text:span text:style-name="T283">menu.each </text:span></text:span><text:span text:style-name="Source_20_Text"><text:span text:style-name="T298">{</text:span></text:span><text:span text:style-name="Source_20_Text"><text:span text:style-name="T283">|item, price|</text:span></text:span></text:p>
              <text:p text:style-name="P105">puts "#{item}: #{price}"</text:p>
              <text:p text:style-name="P105">}</text:p>
            </table:table-cell>
            <table:table-cell table:style-name="Table46.C2" table:number-columns-spanned="2" office:value-type="string">
              <text:p text:style-name="P105">menu = {</text:p>
              <text:p text:style-name="P105">"noodles"=&gt;4,</text:p>
              <text:p text:style-name="P105"><text:s text:c="2"/>"soup"=&gt;3,</text:p>
              <text:p text:style-name="Preformatted_20_Text"><text:span text:style-name="Source_20_Text"><text:span text:style-name="T283"><text:s text:c="2"/>"salad"=&gt;2</text:span></text:span><text:span text:style-name="Source_20_Text"><text:span text:style-name="T296">}</text:span></text:span></text:p>
            </table:table-cell>
            <table:covered-table-cell/>
          </table:table-row>
        </table:table>
        <text:p text:style-name="Preformatted_20_Text">(0...<text:span text:style-name="T360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68">each_with_index</text:span><text:bookmark-end text:name="__RefHeading___Toc8429_1782535436"/></text:h>
        <text:p text:style-name="Preformatted_20_Text">people.each_with_index <text:span text:style-name="T368">{</text:span> |i, j|</text:p>
        <text:p text:style-name="Preformatted_20_Text"><text:s text:c="2"/>puts "#{i} #{j}"<text:tab/><text:span text:style-name="T368">}</text:span></text:p>
        <text:p text:style-name="P236">bob 0 <text:s/>joe 1 <text:s/>steve 2 <text:s/>jane 3</text:p>
        <text:p text:style-name="P236"/>
        <text:p text:style-name="P236"/>
        <text:p text:style-name="P236"/>
        <text:p text:style-name="P236"/>
        <text:h text:style-name="P423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74">downto()</text:span></text:span><text:bookmark-end text:name="__RefHeading___Toc13948_1937033018"/></text:h>
        <text:p text:style-name="P237"><text:span text:style-name="Source_20_Text"><text:span text:style-name="T374">r</text:span></text:span><text:span text:style-name="Source_20_Text"> = 10..6 <text:s text:c="5"/></text:span></text:p>
        <text:p text:style-name="P237"><text:span text:style-name="Source_20_Text"><text:span text:style-name="T374">$(</text:span></text:span><text:span text:style-name="Source_20_Text">r.first).downto(r.last).each</text:span></text:p>
        <text:p text:style-name="P237"><text:span text:style-name="Source_20_Text"><text:span text:style-name="T375">{</text:span></text:span><text:span text:style-name="Source_20_Text">|i| puts i</text:span><text:span text:style-name="Source_20_Text"><text:span text:style-name="T375">}</text:span></text:span></text:p>
        <text:p text:style-name="Preformatted_20_Text"><text:span text:style-name="Source_20_Text">10 9 8 7 6</text:span></text:p>
        <text:h text:style-name="P423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8"><text:span text:style-name="Strong_20_Emphasis"><text:span text:style-name="T283">Syntax</text:span></text:span></text:p>
              <text:p text:style-name="P238"><text:span text:style-name="Source_20_Text"><text:span text:style-name="T299">x</text:span></text:span><text:span text:style-name="Source_20_Text"><text:span text:style-name="T283">.times do</text:span></text:span></text:p>
              <text:p text:style-name="P238"><text:span text:style-name="Source_20_Text"><text:span text:style-name="T283"><text:s text:c="2"/># do something</text:span></text:span></text:p>
              <text:p text:style-name="P134">end</text:p>
            </table:table-cell>
            <table:table-cell table:style-name="Table47.B1" office:value-type="string">
              <text:p text:style-name="P48"><text:span text:style-name="Strong_20_Emphasis"><text:span text:style-name="T283">Example</text:span></text:span></text:p>
              <text:p text:style-name="P238"><text:span text:style-name="Source_20_Text"><text:span text:style-name="T283">3.times do</text:span></text:span></text:p>
              <text:p text:style-name="P238"><text:span text:style-name="Source_20_Text"><text:span text:style-name="T283"><text:s text:c="2"/>puts "</text:span></text:span><text:span text:style-name="Source_20_Text"><text:span text:style-name="T299">culo</text:span></text:span><text:span text:style-name="Source_20_Text"><text:span text:style-name="T283">!"</text:span></text:span></text:p>
              <text:p text:style-name="P238"><text:span text:style-name="Source_20_Text"><text:span text:style-name="T283">end</text:span></text:span></text:p>
            </table:table-cell>
          </table:table-row>
        </table:table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>5.times { print "</text:span></text:span><text:span text:style-name="Source_20_Text"><text:span text:style-name="T300">sbocco</text:span></text:span><text:span text:style-name="Source_20_Text"><text:span text:style-name="T283">! " }</text:span></text:span><text:span text:style-name="T283"> </text:span></text:p>
        <text:p text:style-name="P105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5"><text:span text:style-name="T259">4</text:span>.times do |i|</text:p>
              <text:p text:style-name="Preformatted_20_Text"><text:span text:style-name="Source_20_Text"><text:span text:style-name="T283"><text:s text:c="2"/>puts "#{i}: </text:span></text:span><text:span text:style-name="Source_20_Text"><text:span text:style-name="T301">culo</text:span></text:span><text:span text:style-name="Source_20_Text"><text:span text:style-name="T283">!"</text:span></text:span></text:p>
              <text:p text:style-name="P105">end</text:p>
            </table:table-cell>
            <table:table-cell table:style-name="Table48.B1" office:value-type="string">
              <text:p text:style-name="P285">0:culo!</text:p>
              <text:p text:style-name="P285">1:culo!</text:p>
              <text:p text:style-name="P285">2:culo!</text:p>
              <text:p text:style-name="P285">3:culo!</text:p>
            </table:table-cell>
          </table:table-row>
        </table:table>
        <text:h text:style-name="P423" text:outline-level="2"><text:bookmark-start text:name="__RefHeading___Toc2551_379422752"/>loop<text:bookmark-end text:name="__RefHeading___Toc2551_379422752"/></text:h>
        <text:p text:style-name="P473"><text:span text:style-name="Source_20_Text"><text:span text:style-name="T104">loop</text:span></text:span><text:span text:style-name="Source_20_Text"><text:span text:style-name="T283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83">i = 0</text:span></text:span></text:p>
              <text:p text:style-name="Preformatted_20_Text"><text:span text:style-name="Source_20_Text"><text:span text:style-name="T104">loop</text:span></text:span><text:span text:style-name="Source_20_Text"><text:span text:style-name="T283"> do</text:span></text:span></text:p>
              <text:p text:style-name="Preformatted_20_Text"><text:span text:style-name="Source_20_Text"><text:span text:style-name="T283"><text:s text:c="2"/>i += 1</text:span></text:span></text:p>
              <text:p text:style-name="Preformatted_20_Text"><text:span text:style-name="Source_20_Text"><text:span text:style-name="T283"><text:s text:c="2"/>print "#{i}"</text:span></text:span></text:p>
              <text:p text:style-name="Preformatted_20_Text"><text:span text:style-name="Source_20_Text"><text:span text:style-name="T283"><text:s text:c="2"/>break if i &gt; 5</text:span></text:span></text:p>
              <text:p text:style-name="P105">end</text:p>
            </table:table-cell>
            <table:table-cell table:style-name="Table49.B1" office:value-type="string">
              <text:p text:style-name="P105">i = 20</text:p>
              <text:p text:style-name="P105"><text:span text:style-name="T67">loop</text:span> do</text:p>
              <text:p text:style-name="P105"><text:s text:c="2"/>i -= 1</text:p>
              <text:p text:style-name="P105"><text:s text:c="2"/>print "#{i}"</text:p>
              <text:p text:style-name="P105"><text:s text:c="2"/>break if i &lt;= 0</text:p>
              <text:p text:style-name="P105">end</text:p>
            </table:table-cell>
          </table:table-row>
        </table:table>
        <text:h text:style-name="P413" text:outline-level="2"><text:bookmark-start text:name="__RefHeading___Toc2553_379422752"/><text:span text:style-name="T11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39"><text:span text:style-name="Source_20_Text"><text:span text:style-name="T283">for i in 1..5</text:span></text:span></text:p>
              <text:p text:style-name="P239"><text:span text:style-name="Source_20_Text"><text:span text:style-name="T283"><text:s text:c="2"/></text:span></text:span><text:span text:style-name="Source_20_Text"><text:span text:style-name="T104">next</text:span></text:span><text:span text:style-name="Source_20_Text"><text:span text:style-name="T283"> if i % 2 == 0</text:span></text:span></text:p>
              <text:p text:style-name="P239"><text:span text:style-name="Source_20_Text"><text:span text:style-name="T283"><text:s text:c="2"/>print i</text:span></text:span></text:p>
              <text:p text:style-name="P295">end</text:p>
            </table:table-cell>
            <table:table-cell table:style-name="Table50.B1" office:value-type="string">
              <text:p text:style-name="P295"/>
              <text:p text:style-name="Standard"><text:span text:style-name="T283">If </text:span><text:span text:style-name="Source_20_Text"><text:span text:style-name="T283">i/2</text:span></text:span><text:span text:style-name="T283"> is </text:span><text:span text:style-name="T302">0</text:span><text:span text:style-name="T283">, </text:span></text:p>
              <text:p text:style-name="P295">the loop <text:span text:style-name="T213">continues</text:span></text:p>
            </table:table-cell>
          </table:table-row>
        </table:table>
        <text:h text:style-name="P457" text:outline-level="2"><text:bookmark-start text:name="__RefHeading___Toc11808_1800458073"/>.step<text:span text:style-name="T352">()</text:span><text:bookmark-end text:name="__RefHeading___Toc11808_1800458073"/></text:h>
        <text:p text:style-name="P240"><text:span text:style-name="T352">(</text:span><text:span text:style-name="Source_20_Text">0..10).step(5).each </text:span><text:span text:style-name="Source_20_Text"><text:span text:style-name="T353">{</text:span></text:span><text:span text:style-name="Source_20_Text">|i| </text:span>puts i<text:span text:style-name="T352">}</text:span></text:p>
        <text:p text:style-name="P240"># Prints three lines:</text:p>
        <text:p text:style-name="P240"># 0<text:tab/># 5<text:tab/># 10</text:p>
        <text:p text:style-name="P22"/>
        <text:p text:style-name="P22"><text:soft-page-break/></text:p>
        <text:h text:style-name="P413" text:outline-level="2"><text:bookmark-start text:name="__RefHeading___Toc2555_379422752"/><text:span text:style-name="T11">while</text:span> Loops<text:bookmark-end text:name="__RefHeading___Toc2555_379422752"/></text:h>
        <text:p text:style-name="Preformatted_20_Text"><text:span text:style-name="Strong_20_Emphasis"><text:span text:style-name="T160">Syntax</text:span></text:span><text:span text:style-name="Strong_20_Emphasis"><text:span text:style-name="T283"><text:tab/> <text:s/></text:span></text:span><text:span text:style-name="Source_20_Text"><text:span text:style-name="T133">while</text:span></text:span><text:span text:style-name="Source_20_Text"><text:span text:style-name="T113"> condition_is_true</text:span></text:span></text:p>
        <text:p text:style-name="Preformatted_20_Text"><text:span text:style-name="Source_20_Text"><text:span text:style-name="T283"><text:s text:c="2"/><text:tab/> <text:s/># do something</text:span></text:span></text:p>
        <text:p text:style-name="P105"><text:tab/> <text:s/>end</text:p>
        <text:p text:style-name="P105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1"><text:span text:style-name="Source_20_Text"><text:span text:style-name="T283">i = 1</text:span></text:span></text:p>
              <text:p text:style-name="P241"><text:span text:style-name="Source_20_Text"><text:span text:style-name="T104">while</text:span></text:span><text:span text:style-name="Source_20_Text"><text:span text:style-name="T283"> i &lt; 5</text:span></text:span></text:p>
              <text:p text:style-name="P241"><text:span text:style-name="Source_20_Text"><text:span text:style-name="T283"><text:s text:c="2"/>puts "#{i} is</text:span></text:span></text:p>
              <text:p text:style-name="P241"><text:span text:style-name="Source_20_Text"><text:span text:style-name="T283"><text:s text:c="2"/>less than 5!"</text:span></text:span></text:p>
              <text:p text:style-name="P241"><text:span text:style-name="Source_20_Text"><text:span text:style-name="T283"><text:s text:c="2"/>i += 1</text:span></text:span></text:p>
              <text:p text:style-name="P241"><text:span text:style-name="Source_20_Text"><text:span text:style-name="T283">end</text:span></text:span></text:p>
              <text:p text:style-name="P76"><text:span text:style-name="Source_20_Text"><text:span text:style-name="T283">puts "Done!"</text:span></text:span></text:p>
            </table:table-cell>
            <table:table-cell table:style-name="Table51.B1" office:value-type="string">
              <text:p text:style-name="P49"><text:span text:style-name="Strong_20_Emphasis"><text:span text:style-name="T283">Example</text:span></text:span></text:p>
              <text:p text:style-name="P241"><text:span text:style-name="Source_20_Text"><text:span text:style-name="T303">Results =&gt;</text:span></text:span></text:p>
              <text:p text:style-name="P241"><text:span text:style-name="Source_20_Text"><text:span text:style-name="T283">1 is less than 5!</text:span></text:span></text:p>
              <text:p text:style-name="P241"><text:span text:style-name="Source_20_Text"><text:span text:style-name="T283">2 is less than 5!</text:span></text:span></text:p>
              <text:p text:style-name="P241"><text:span text:style-name="Source_20_Text"><text:span text:style-name="T283">3 is less than 5!</text:span></text:span></text:p>
              <text:p text:style-name="P241"><text:span text:style-name="Source_20_Text"><text:span text:style-name="T283">4 is less than 5!</text:span></text:span></text:p>
              <text:p text:style-name="P105">Done!<text:tab/></text:p>
            </table:table-cell>
          </table:table-row>
          <table:table-row>
            <table:table-cell table:style-name="Table51.A2" office:value-type="string">
              <text:p text:style-name="P135">input = ''</text:p>
              <text:p text:style-name="P136">while input != 'bye'</text:p>
              <text:p text:style-name="P135">puts input</text:p>
              <text:p text:style-name="P135">input = gets.chomp</text:p>
              <text:p text:style-name="P135">end</text:p>
              <text:p text:style-name="P135">puts '<text:span text:style-name="T251">see you</text:span>!'</text:p>
            </table:table-cell>
            <table:table-cell table:style-name="Table51.B2" office:value-type="string">
              <text:p text:style-name="P137">While 3 &gt; 2 #true</text:p>
              <text:p text:style-name="P138">input = gets.chomp</text:p>
              <text:p text:style-name="P137">puts input</text:p>
              <text:p text:style-name="P137">if input == 'bye'</text:p>
              <text:p text:style-name="P137"><text:s/>break</text:p>
              <text:p text:style-name="P137">end</text:p>
              <text:p text:style-name="P137">end</text:p>
              <text:p text:style-name="P135">puts '<text:span text:style-name="T251">see you</text:span>!'</text:p>
            </table:table-cell>
          </table:table-row>
        </table:table>
        <text:h text:style-name="P413" text:outline-level="2"><text:bookmark-start text:name="__RefHeading___Toc2557_379422752"/><text:span text:style-name="T11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0"><text:span text:style-name="Strong_20_Emphasis"><text:span text:style-name="T283">Syntax</text:span></text:span></text:p>
              <text:p text:style-name="P242"><text:span text:style-name="Source_20_Text"><text:span text:style-name="T104">until</text:span></text:span><text:span text:style-name="Source_20_Text"><text:span text:style-name="T283"> condition_is_false</text:span></text:span></text:p>
              <text:p text:style-name="P242"><text:span text:style-name="Source_20_Text"><text:span text:style-name="T283"><text:s text:c="2"/># do something</text:span></text:span></text:p>
              <text:p text:style-name="P477"><text:span text:style-name="Source_20_Text"><text:span text:style-name="T283">end</text:span></text:span></text:p>
              <text:p text:style-name="Preformatted_20_Text"><text:span text:style-name="Source_20_Text"><text:span text:style-name="T304">=&gt;</text:span></text:span><text:span text:style-name="Source_20_Text"><text:span text:style-name="T283">3 2 1 Blast off!</text:span></text:span></text:p>
            </table:table-cell>
            <table:table-cell table:style-name="Table52.A1" office:value-type="string">
              <text:p text:style-name="P50"><text:span text:style-name="Strong_20_Emphasis"><text:span text:style-name="T283">Example</text:span></text:span></text:p>
              <text:p text:style-name="P242"><text:span text:style-name="Source_20_Text"><text:span text:style-name="T283">counter = 3</text:span></text:span></text:p>
              <text:p text:style-name="P242"><text:span text:style-name="Source_20_Text"><text:span text:style-name="T104">until</text:span></text:span><text:span text:style-name="Source_20_Text"><text:span text:style-name="T283"> counter &lt;= 0</text:span></text:span></text:p>
              <text:p text:style-name="P242"><text:span text:style-name="Source_20_Text"><text:span text:style-name="T283"><text:s text:c="2"/>puts counter</text:span></text:span></text:p>
              <text:p text:style-name="P242"><text:span text:style-name="Source_20_Text"><text:span text:style-name="T283"><text:s text:c="2"/>counter -= 1</text:span></text:span></text:p>
              <text:p text:style-name="P242"><text:span text:style-name="Source_20_Text"><text:span text:style-name="T283">end</text:span></text:span></text:p>
              <text:p text:style-name="P242"><text:span text:style-name="Source_20_Text"><text:span text:style-name="T283">puts "Blast off!"</text:span></text:span></text:p>
            </table:table-cell>
          </table:table-row>
        </table:table>
        <text:h text:style-name="P436" text:outline-level="2"><text:bookmark-start text:name="__RefHeading___Toc11393_924721042"/>catch and throw<text:bookmark-end text:name="__RefHeading___Toc11393_924721042"/></text:h>
        <text:p text:style-name="Preformatted_20_Text"><text:span text:style-name="T67">catch</text:span>(<text:span text:style-name="T67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7">throw</text:span> :finish if x == 123</text:p>
        <text:p text:style-name="Preformatted_20_Text"><text:s text:c="2"/>end</text:p>
        <text:p text:style-name="P243"><text:s text:c="2"/>puts "Generated 1000 random numbers <text:s text:c="2"/></text:p>
        <text:p text:style-name="P243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2"/>
        <text:p text:style-name="P22"/>
        <text:h text:style-name="P413" text:outline-level="2"><text:bookmark-start text:name="__RefHeading___Toc2559_379422752"/><text:span text:style-name="T11">for</text:span> Loops<text:bookmark-end text:name="__RefHeading___Toc2559_379422752"/></text:h>
        <text:p text:style-name="Text_20_body"><text:span text:style-name="T283">.</text:span><text:span text:style-name="Source_20_Text"><text:span text:style-name="T113">each</text:span></text:span><text:span text:style-name="T283"> method is preferred over the for </text:span><text:span text:style-name="Source_20_Text"><text:span text:style-name="T113">loop</text:span></text:span><text:span text:style-name="T283"> because the for loop does not create a new scope for the object whereas the .</text:span><text:span text:style-name="Source_20_Text"><text:span text:style-name="T113">each</text:span></text:span><text:span text:style-name="T283"> method does. The for loop is rare in Ruby.</text:span></text:p>
        <text:p text:style-name="Text_20_body"><text:span text:style-name="Strong_20_Emphasis"><text:span text:style-name="T283">Syntax</text:span></text:span></text:p>
        <text:p text:style-name="Preformatted_20_Text"><text:span text:style-name="Source_20_Text"><text:span text:style-name="T104">for</text:span></text:span><text:span text:style-name="Source_20_Text"><text:span text:style-name="T283"> iterator </text:span></text:span><text:span text:style-name="Source_20_Text"><text:span text:style-name="T104">in</text:span></text:span><text:span text:style-name="Source_20_Text"><text:span text:style-name="T283"> iterable_object</text:span></text:span></text:p>
        <text:p text:style-name="Preformatted_20_Text"><text:span text:style-name="Source_20_Text"><text:span text:style-name="T283"><text:s text:c="2"/># do something</text:span></text:span></text:p>
        <text:p text:style-name="P105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1"><text:span text:style-name="Strong_20_Emphasis"><text:span text:style-name="T283">Example</text:span></text:span></text:p>
              <text:p text:style-name="P244"><text:span text:style-name="Source_20_Text"><text:span text:style-name="T104">for</text:span></text:span><text:span text:style-name="Source_20_Text"><text:span text:style-name="T283"> number </text:span></text:span><text:span text:style-name="Source_20_Text"><text:span text:style-name="T104">in</text:span></text:span><text:span text:style-name="Source_20_Text"><text:span text:style-name="T283"> (0..5)</text:span></text:span></text:p>
              <text:p text:style-name="P244"><text:span text:style-name="Source_20_Text"><text:span text:style-name="T283"><text:s text:c="2"/>puts number</text:span></text:span></text:p>
              <text:p text:style-name="P77"><text:span text:style-name="Source_20_Text"><text:span text:style-name="T283">end<text:tab/></text:span></text:span><text:span text:style-name="Source_20_Text"><text:span text:style-name="T305">=&gt; </text:span></text:span><text:span text:style-name="Source_20_Text"><text:span text:style-name="T283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7">for</text:span> i <text:span text:style-name="T67">in</text:span> (1..3)</text:p>
              <text:p text:style-name="P245"><text:s text:c="2"/>puts "<text:span text:style-name="T405">#{i} is <text:s/></text:span></text:p>
              <text:p text:style-name="P245"><text:span text:style-name="T405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83">Example</text:span></text:span></text:p>
        <text:p text:style-name="Preformatted_20_Text"><text:span text:style-name="Source_20_Text"><text:span text:style-name="T283">my_array = ["Matz", "chunky", "bacon"]</text:span></text:span></text:p>
        <text:p text:style-name="Preformatted_20_Text"><text:span text:style-name="Source_20_Text"><text:span text:style-name="T104">for</text:span></text:span><text:span text:style-name="Source_20_Text"><text:span text:style-name="T283"> item in my_array</text:span></text:span></text:p>
        <text:p text:style-name="Preformatted_20_Text"><text:span text:style-name="Source_20_Text"><text:span text:style-name="T283"><text:s text:c="2"/>puts item</text:span></text:span></text:p>
        <text:p text:style-name="Preformatted_20_Text"><text:span text:style-name="Source_20_Text"><text:span text:style-name="T283">end</text:span></text:span></text:p>
        <text:p text:style-name="Preformatted_20_Text"><text:span text:style-name="Source_20_Text"><text:span text:style-name="T283"><text:tab/></text:span></text:span><text:span text:style-name="Source_20_Text"><text:span text:style-name="T305">=&gt; </text:span></text:span><text:span text:style-name="Source_20_Text"><text:span text:style-name="T283">Matz chunky bacon</text:span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p text:style-name="Preformatted_20_Text"><text:span text:style-name="Source_20_Text"><text:span text:style-name="T283"/></text:span></text:p>
        <text:h text:style-name="P499" text:outline-level="1"/>
        <text:h text:style-name="P499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21"><text:span text:style-name="T67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21"><text:span text:style-name="T67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60"><text:span text:style-name="T67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21"><text:s/><text:span text:style-name="T414">you</text:span> can use over and o<text:span text:style-name="T412">ver.</text:span></text:p>
            </table:table-cell>
            <table:covered-table-cell/>
            <table:table-cell table:style-name="Table54.C3" office:value-type="string">
              <text:p text:style-name="P321"/>
            </table:table-cell>
          </table:table-row>
        </table:table>
        <text:h text:style-name="P494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2"><text:span text:style-name="Strong_20_Emphasis"><text:span text:style-name="T283">Syntax</text:span></text:span></text:p>
        <text:p text:style-name="P92"><text:span text:style-name="Source_20_Text"><text:span text:style-name="T283"># Blocks that span only one line usually use the braces form</text:span></text:span></text:p>
        <text:p text:style-name="P478"><text:span text:style-name="Source_20_Text"><text:span text:style-name="T283">objs.method { |obj| do_something }</text:span></text:span></text:p>
        <text:p text:style-name="P52"><text:span text:style-name="Strong_20_Emphasis"><text:span text:style-name="T283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21"><text:span text:style-name="Source_20_Text"><text:span text:style-name="T290">[</text:span></text:span><text:span text:style-name="Source_20_Text"><text:span text:style-name="T283">1,2,3,4].each { </text:span></text:span></text:p>
              <text:p text:style-name="P321"><text:span text:style-name="Source_20_Text"><text:span text:style-name="T283"><text:s text:c="4"/>|number| puts number }</text:span></text:span></text:p>
              <text:p text:style-name="P348">Syntax</text:p>
            </table:table-cell>
            <table:table-cell table:style-name="Table55.B1" office:value-type="string">
              <text:p text:style-name="P92"><text:span text:style-name="Source_20_Text"><text:span text:style-name="T283">1</text:span></text:span></text:p>
              <text:p text:style-name="P92"><text:span text:style-name="Source_20_Text"><text:span text:style-name="T283">2</text:span></text:span></text:p>
              <text:p text:style-name="P92"><text:span text:style-name="Source_20_Text"><text:span text:style-name="T283">3</text:span></text:span></text:p>
              <text:p text:style-name="P106">4</text:p>
            </table:table-cell>
          </table:table-row>
        </table:table>
        <text:p text:style-name="P92"><text:span text:style-name="Source_20_Text"><text:span text:style-name="T283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46"><text:span text:style-name="Source_20_Text">def </text:span><text:span text:style-name="Source_20_Text"><text:span text:style-name="T67">do_it_twice(&amp;block)</text:span></text:span></text:p>
              <text:p text:style-name="P246"><text:span text:style-name="Source_20_Text"><text:s/>block.call</text:span></text:p>
              <text:p text:style-name="P246"><text:span text:style-name="Source_20_Text"><text:s/>block.call</text:span></text:p>
              <text:p text:style-name="P246"><text:span text:style-name="Source_20_Text">end</text:span></text:p>
              <text:p text:style-name="P246"><text:span text:style-name="Source_20_Text"><text:span text:style-name="T67">do_it_twice </text:span></text:span><text:span text:style-name="Source_20_Text"><text:span text:style-name="T88">{ </text:span></text:span><text:span text:style-name="Source_20_Text"><text:span text:style-name="T67">puts '</text:span></text:span><text:span text:style-name="Source_20_Text"><text:span text:style-name="T88">uoo</text:span></text:span><text:span text:style-name="Source_20_Text"><text:span text:style-name="T67">' </text:span></text:span><text:span text:style-name="Source_20_Text"><text:span text:style-name="T88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46"><text:span text:style-name="Source_20_Text"><text:span text:style-name="T63">def each_vowel(</text:span></text:span><text:span text:style-name="Source_20_Text"><text:span text:style-name="T90">&amp;code_block</text:span></text:span><text:span text:style-name="Source_20_Text"><text:span text:style-name="T63">)</text:span></text:span></text:p>
              <text:p text:style-name="P246"><text:span text:style-name="Source_20_Text"><text:span text:style-name="T63"><text:s text:c="2"/>%w{a e i o u}.each { |vowel| <text:s/></text:span></text:span></text:p>
              <text:p text:style-name="P65"><text:span text:style-name="Source_20_Text"><text:span text:style-name="T90">code_block</text:span></text:span><text:span text:style-name="Source_20_Text"><text:span text:style-name="T63">.</text:span></text:span><text:span text:style-name="Source_20_Text"><text:span text:style-name="T90">call</text:span></text:span><text:span text:style-name="Source_20_Text"><text:span text:style-name="T63">(vowel)}</text:span></text:span></text:p>
              <text:p text:style-name="P246"><text:span text:style-name="Source_20_Text"><text:span text:style-name="T63">end</text:span></text:span></text:p>
            </table:table-cell>
          </table:table-row>
          <table:table-row>
            <table:table-cell table:style-name="Table57.A2" office:value-type="string">
              <text:p text:style-name="P246"><text:span text:style-name="Source_20_Text"><text:span text:style-name="T63">def each_vowel</text:span></text:span></text:p>
              <text:p text:style-name="P246"><text:span text:style-name="Source_20_Text"><text:span text:style-name="T63"><text:s text:c="2"/>%w{a e i o u}.each { |vowel| </text:span></text:span></text:p>
              <text:p text:style-name="P65"><text:span text:style-name="Source_20_Text"><text:span text:style-name="T90">yield</text:span></text:span><text:span text:style-name="Source_20_Text"><text:span text:style-name="T63"> vowel }</text:span></text:span></text:p>
              <text:p text:style-name="P246"><text:span text:style-name="Source_20_Text"><text:span text:style-name="T63">end</text:span></text:span></text:p>
            </table:table-cell>
          </table:table-row>
          <table:table-row>
            <table:table-cell table:style-name="Table57.A2" office:value-type="string">
              <text:p text:style-name="P246"><text:span text:style-name="Source_20_Text"><text:span text:style-name="T63">each_vowel { |vowel| puts vowel }</text:span></text:span></text:p>
            </table:table-cell>
          </table:table-row>
        </table:table>
        <text:p text:style-name="P361"><text:span text:style-name="Source_20_Text"><text:span text:style-name="T88"/></text:span></text:p>
        <text:h text:style-name="P404" text:outline-level="1"><text:bookmark-start text:name="__RefHeading___Toc9895_1955588018"/>yield<text:bookmark-end text:name="__RefHeading___Toc9895_1955588018"/></text:h>
        <text:p text:style-name="P90">def <text:span text:style-name="T67">block_test</text:span></text:p>
        <text:p text:style-name="P90"><text:s text:c="2"/>puts "We're in the method!"</text:p>
        <text:p text:style-name="P90"><text:s text:c="2"/>puts "Yielding to the block..."</text:p>
        <text:p text:style-name="P90"><text:s text:c="2"/><text:span text:style-name="T67">yield</text:span></text:p>
        <text:p text:style-name="P90"><text:s text:c="2"/>puts "We're back in the method!"</text:p>
        <text:p text:style-name="P90">end</text:p>
        <text:p text:style-name="P90"/>
        <text:p text:style-name="P98"><text:span text:style-name="T82">block_test</text:span><text:span text:style-name="T406"> { puts "</text:span><text:span text:style-name="T82">&gt;&gt;&gt; Block here!</text:span><text:span text:style-name="T406">" }</text:span></text:p>
        <text:p text:style-name="P90"><text:span text:style-name="T406">=&gt;<text:tab/></text:span>We're in the method!</text:p>
        <text:p text:style-name="P90"><text:tab/>Yielding to the block...</text:p>
        <text:p text:style-name="P90"><text:tab/><text:span text:style-name="T67">&gt;&gt;&gt; </text:span><text:span text:style-name="T98">B</text:span><text:span text:style-name="T67">lock </text:span><text:span text:style-name="T98">here</text:span><text:span text:style-name="T67">!</text:span></text:p>
        <text:p text:style-name="P90"><text:tab/>We're back in the method!</text:p>
        <text:h text:style-name="P525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7"><text:span text:style-name="T407">def double(</text:span><text:span text:style-name="T83">num</text:span><text:span text:style-name="T407">)</text:span><text:span text:style-name="T83"> yield num </text:span><text:span text:style-name="T407">end</text:span></text:p>
              <text:p text:style-name="P67"><text:span text:style-name="Source_20_Text"><text:span text:style-name="T335">double</text:span></text:span><text:span text:style-name="Source_20_Text"><text:span text:style-name="T323">(</text:span></text:span><text:span text:style-name="Source_20_Text"><text:span text:style-name="T109">2</text:span></text:span><text:span text:style-name="Source_20_Text"><text:span text:style-name="T323">) { |</text:span></text:span><text:span text:style-name="Source_20_Text"><text:span text:style-name="T109">j</text:span></text:span><text:span text:style-name="Source_20_Text"><text:span text:style-name="T323">| </text:span></text:span><text:span text:style-name="Source_20_Text"><text:span text:style-name="T109">j</text:span></text:span><text:span text:style-name="Source_20_Text"><text:span text:style-name="T323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7"><text:span text:style-name="Source_20_Text"><text:span text:style-name="T334">def yield_name(</text:span></text:span><text:span text:style-name="Source_20_Text"><text:span text:style-name="T110">name</text:span></text:span><text:span text:style-name="Source_20_Text"><text:span text:style-name="T334">)</text:span></text:span></text:p>
              <text:p text:style-name="P67"><text:span text:style-name="Source_20_Text"><text:span text:style-name="T334"><text:s text:c="2"/></text:span></text:span><text:span text:style-name="Source_20_Text"><text:span text:style-name="T110">yield</text:span></text:span><text:span text:style-name="Source_20_Text"><text:span text:style-name="T334">("Kim")</text:span></text:span></text:p>
              <text:p text:style-name="P67"><text:span text:style-name="Source_20_Text"><text:span text:style-name="T334"><text:s text:c="2"/></text:span></text:span><text:span text:style-name="Source_20_Text"><text:span text:style-name="T110">yield</text:span></text:span><text:span text:style-name="Source_20_Text"><text:span text:style-name="T334">(name)</text:span></text:span></text:p>
              <text:p text:style-name="P68"><text:span text:style-name="Source_20_Text"><text:span text:style-name="T334">end</text:span></text:span></text:p>
            </table:table-cell>
            <table:table-cell table:style-name="Table60.B1" office:value-type="string">
              <text:p text:style-name="P67"><text:span text:style-name="Source_20_Text"><text:span text:style-name="T334"/></text:span></text:p>
            </table:table-cell>
          </table:table-row>
          <table:table-row table:style-name="Table60.2">
            <table:table-cell table:style-name="Table60.A2" office:value-type="string">
              <text:p text:style-name="P67"><text:span text:style-name="Source_20_Text"><text:span text:style-name="T334">yield_name("Eric") do</text:span></text:span></text:p>
              <text:p text:style-name="P67"><text:span text:style-name="Source_20_Text"><text:span text:style-name="T334"><text:s/>|</text:span></text:span><text:span text:style-name="Source_20_Text"><text:span text:style-name="T110">n</text:span></text:span><text:span text:style-name="Source_20_Text"><text:span text:style-name="T334">| puts "name is #{</text:span></text:span><text:span text:style-name="Source_20_Text"><text:span text:style-name="T110">n</text:span></text:span><text:span text:style-name="Source_20_Text"><text:span text:style-name="T334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7"><text:span text:style-name="Source_20_Text"><text:span text:style-name="T334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58" text:outline-level="2"><text:bookmark-start text:name="__RefHeading___Toc9994_947124772"/><text:span text:style-name="Source_20_Text"><text:span text:style-name="T392">(&amp;:foo) </text:span></text:span><text:span text:style-name="Source_20_Text"><text:span text:style-name="T393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0"><text:span text:style-name="Source_20_Text">some_objects.each(</text:span><text:span text:style-name="Source_20_Text"><text:span text:style-name="T67">&amp;</text:span></text:span><text:span text:style-name="Source_20_Text">:foo)</text:span></text:p>
              <text:p text:style-name="P353"><text:s text:c="21"/>==</text:p>
              <text:p text:style-name="P479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0"><text:span text:style-name="Source_20_Text">puts arr.select(</text:span><text:span text:style-name="Source_20_Text"><text:span text:style-name="T67">&amp;</text:span></text:span><text:span text:style-name="Source_20_Text">:even?)</text:span></text:p>
              <text:p text:style-name="P327"><text:s text:c="21"/><text:span text:style-name="T67">==</text:span></text:p>
              <text:p text:style-name="P90"><text:span text:style-name="Source_20_Text">puts arr.select { |x| x.even? }</text:span></text:p>
            </table:table-cell>
          </table:table-row>
        </table:table>
        <text:p text:style-name="P362"><text:span text:style-name="Source_20_Text"><text:span text:style-name="T158">The reason why </text:span></text:span><text:span text:style-name="Source_20_Text"><text:span text:style-name="T126">&amp;:whatever</text:span></text:span><text:span text:style-name="Source_20_Text"><text:span text:style-name="T158"> works, </text:span></text:span><text:span text:style-name="Source_20_Text"><text:span text:style-name="T194">but</text:span></text:span><text:span text:style-name="Source_20_Text"><text:span text:style-name="T158"> </text:span></text:span><text:span text:style-name="Source_20_Text"><text:span text:style-name="T126">&amp;whatever</text:span></text:span><text:span text:style-name="Source_20_Text"><text:span text:style-name="T158"> does not, is because in the latter case the Ruby virtual machine will actually try to </text:span></text:span><text:span text:style-name="Source_20_Text"><text:span text:style-name="T179">evaluate </text:span></text:span><text:span text:style-name="Source_20_Text"><text:span text:style-name="T147">whatever</text:span></text:span><text:span text:style-name="Source_20_Text"><text:span text:style-name="T179"> and pass the result to </text:span></text:span><text:span text:style-name="Source_20_Text"><text:span text:style-name="T147">&amp;</text:span></text:span><text:span text:style-name="Source_20_Text"><text:span text:style-name="T158">, when what you really want is a sort of lazy-evaluation. <text:tab/>You want to </text:span></text:span><text:span text:style-name="Source_20_Text"><text:span text:style-name="T179">pass a method reference/name to </text:span></text:span><text:span text:style-name="Source_20_Text"><text:span text:style-name="T147">&amp;</text:span></text:span><text:span text:style-name="Source_20_Text"><text:span text:style-name="T179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0"><text:span text:style-name="Source_20_Text"><text:span text:style-name="T60">strings = ["1", "2", "3"]</text:span></text:span></text:p>
              <text:p text:style-name="P90"><text:span text:style-name="Source_20_Text">nums = strings.map</text:span><text:span text:style-name="Source_20_Text"><text:span text:style-name="T67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7">my_each</text:span></text:p>
              <text:p text:style-name="Preformatted_20_Text"><text:s/><text:span text:style-name="T94">self</text:span><text:span text:style-name="T214">.length.times {|i| </text:span><text:span text:style-name="T94">yield</text:span><text:span text:style-name="T214">(</text:span><text:span text:style-name="T94">self</text:span><text:span text:style-name="T214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47">[1,2].<text:span text:style-name="T67">my_each</text:span>{ |j| puts "#{j} rocks" }</text:p>
            </table:table-cell>
          </table:table-row>
        </table:table>
        <text:p text:style-name="Text_20_body"/>
        <text:h text:style-name="P488" text:outline-level="1"><text:bookmark-start text:name="__RefHeading___Toc10023_915285827"/><text:span text:style-name="T324">Proc</text:span><text:span text:style-name="T325">s</text:span><text:bookmark-end text:name="__RefHeading___Toc10023_915285827"/></text:h>
        <text:p text:style-name="P321">Remember when we told you that everything is an object in Ruby? Well, <text:span text:style-name="T408">bullshit</text:span>. </text:p>
        <text:p text:style-name="P321"><text:span text:style-name="T67">Blocks </text:span><text:span text:style-name="Emphasis"><text:span text:style-name="T67">are not </text:span></text:span><text:span text:style-name="T67">object</text:span><text:span text:style-name="T84">s</text:span>. Because of this, blocks can't be saved to variables and don't have all the powers and abilities of a real object. For that, we'll need procs.</text:p>
        <text:p text:style-name="P321">You can think of <text:span text:style-name="T67">a proc as a "saved" block</text:span>.</text:p>
        <text:p text:style-name="P321"/>
        <text:p text:style-name="P321">take a block of code (in between do and end), wrap it up in an object (called a <text:span text:style-name="T67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2"><text:span text:style-name="Source_20_Text">cube = <text:s text:c="6"/></text:span><text:span text:style-name="Source_20_Text"><text:span text:style-name="T67">Proc.new {</text:span></text:span><text:span text:style-name="Source_20_Text"> |x| x ** 3 <text:s/></text:span><text:span text:style-name="Source_20_Text"><text:span text:style-name="T67">}</text:span></text:span></text:p>
            </table:table-cell>
          </table:table-row>
          <table:table-row>
            <table:table-cell table:style-name="Table64.A2" office:value-type="string">
              <text:p text:style-name="P248">round_down = <text:span text:style-name="T67">Proc.new {</text:span> |j| j.floor <text:span text:style-name="T67">}</text:span></text:p>
            </table:table-cell>
          </table:table-row>
          <table:table-row>
            <table:table-cell table:style-name="Table64.A2" office:value-type="string">
              <text:p text:style-name="P91">mult_of_3 = <text:span text:style-name="T67">Proc.new </text:span><text:span text:style-name="T99">{</text:span>|n| <text:s/>n % 3 == 0<text:span text:style-name="T99">}</text:span></text:p>
              <text:p text:style-name="P92">(1..100).to_a.select(&amp;mult_of_3)</text:p>
            </table:table-cell>
          </table:table-row>
          <table:table-row>
            <table:table-cell table:style-name="Table64.A1" office:value-type="string">
              <text:p text:style-name="P92">do_you_like = <text:span text:style-name="T67">Proc.new</text:span> do |good_stuff|</text:p>
              <text:p text:style-name="P92"><text:s text:c="2"/>puts "I really like #{good_stuff}"</text:p>
              <text:p text:style-name="P189">end</text:p>
              <text:p text:style-name="P92"><text:span text:style-name="Source_20_Text">do_you_like</text:span><text:span text:style-name="Source_20_Text"><text:span text:style-name="T67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49">over_4_feet = <text:span text:style-name="T67">Proc.new {</text:span> |j| j &gt; 4 <text:span text:style-name="T67">}</text:span></text:p>
              <text:p text:style-name="P249">tall = group_1.select(<text:span text:style-name="T67">&amp;</text:span>over_4_feet)</text:p>
            </table:table-cell>
          </table:table-row>
          <table:table-row>
            <table:table-cell table:style-name="Table64.A2" office:value-type="string">
              <text:p text:style-name="P250">def greeter<text:span text:style-name="T456">()</text:span> puts <text:span text:style-name="T67">yield <text:s/></text:span>end</text:p>
              <text:p text:style-name="P250">phrase = <text:span text:style-name="T67">Proc.new {</text:span> "Hello there!" <text:span text:style-name="T67">}</text:span></text:p>
              <text:p text:style-name="P250">greeter(<text:span text:style-name="T67">&amp;</text:span>phrase)</text:p>
            </table:table-cell>
          </table:table-row>
        </table:table>
        <text:h text:style-name="P459" text:outline-level="2"><text:bookmark-start text:name="__RefHeading___Toc7749_1031849959"/><text:span text:style-name="Source_20_Text">.</text:span><text:span text:style-name="Source_20_Text"><text:span text:style-name="T355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2">hi = <text:span text:style-name="T67">Proc.new {</text:span> puts "Hello!" <text:span text:style-name="T67">}</text:span></text:p>
              <text:p text:style-name="P92">hi<text:span text:style-name="T67">.call <text:s text:c="8"/></text:span><text:span text:style-name="T65">#=&gt; Hello!</text:span></text:p>
            </table:table-cell>
          </table:table-row>
          <table:table-row>
            <table:table-cell table:style-name="Table65.A2" office:value-type="string">
              <text:p text:style-name="P92"><text:span text:style-name="Source_20_Text"><text:span text:style-name="T356">def </text:span></text:span><text:span text:style-name="Source_20_Text"><text:span text:style-name="T207">compose</text:span></text:span><text:span text:style-name="Source_20_Text"><text:span text:style-name="T356"> </text:span></text:span><text:span text:style-name="Source_20_Text"><text:span text:style-name="T76">proc1</text:span></text:span><text:span text:style-name="Source_20_Text"><text:span text:style-name="T356">, </text:span></text:span><text:span text:style-name="Source_20_Text"><text:span text:style-name="T76">proc2</text:span></text:span></text:p>
              <text:p text:style-name="P92"><text:span text:style-name="Source_20_Text"><text:span text:style-name="T356"><text:s text:c="2"/>Proc.new do |x|</text:span></text:span></text:p>
              <text:p text:style-name="P92"><text:span text:style-name="Source_20_Text"><text:span text:style-name="T356"><text:s text:c="4"/></text:span></text:span><text:span text:style-name="Source_20_Text"><text:span text:style-name="T76">proc2.call</text:span></text:span><text:span text:style-name="Source_20_Text"><text:span text:style-name="T356">(</text:span></text:span><text:span text:style-name="Source_20_Text"><text:span text:style-name="T76">proc1.call</text:span></text:span><text:span text:style-name="Source_20_Text"><text:span text:style-name="T356">(x))</text:span></text:span></text:p>
              <text:p text:style-name="P92"><text:span text:style-name="Source_20_Text"><text:span text:style-name="T356"><text:s text:c="2"/>end</text:span></text:span></text:p>
              <text:p text:style-name="P92"><text:span text:style-name="Source_20_Text"><text:span text:style-name="T356">end</text:span></text:span></text:p>
              <text:p text:style-name="P92"><text:span text:style-name="Source_20_Text"/></text:p>
              <text:p text:style-name="P92"><text:span text:style-name="Source_20_Text"><text:span text:style-name="T356">square_it = </text:span></text:span><text:span text:style-name="Source_20_Text"><text:span text:style-name="T76">Proc.new </text:span></text:span><text:span text:style-name="Source_20_Text"><text:span text:style-name="T356">{ |x| x * x }</text:span></text:span></text:p>
              <text:p text:style-name="P92"><text:span text:style-name="Source_20_Text"><text:span text:style-name="T356">double_it = </text:span></text:span><text:span text:style-name="Source_20_Text"><text:span text:style-name="T76">Proc.new</text:span></text:span><text:span text:style-name="Source_20_Text"><text:span text:style-name="T356"> { |x| x + x }</text:span></text:span></text:p>
              <text:p text:style-name="P92"><text:span text:style-name="Source_20_Text"/></text:p>
              <text:p text:style-name="P92"><text:span text:style-name="Source_20_Text"><text:span text:style-name="T356">double_then_square = </text:span></text:span></text:p>
              <text:p text:style-name="P92"><text:span text:style-name="Source_20_Text"><text:span text:style-name="T155">compose</text:span></text:span><text:span text:style-name="Source_20_Text"><text:span text:style-name="T356"> double_it, square_it</text:span></text:span></text:p>
              <text:p text:style-name="P92"><text:span text:style-name="Source_20_Text"/></text:p>
              <text:p text:style-name="P92"><text:span text:style-name="Source_20_Text"><text:span text:style-name="T356">square_then_double = </text:span></text:span></text:p>
              <text:p text:style-name="P92"><text:span text:style-name="Source_20_Text"><text:span text:style-name="T155">compose</text:span></text:span><text:span text:style-name="Source_20_Text"><text:span text:style-name="T356"> square_it, double_it</text:span></text:span></text:p>
              <text:p text:style-name="P92"><text:span text:style-name="Source_20_Text"/></text:p>
              <text:p text:style-name="P92"><text:span text:style-name="Source_20_Text"><text:span text:style-name="T356">puts double_then_square</text:span></text:span><text:span text:style-name="Source_20_Text"><text:span text:style-name="T76">.call</text:span></text:span><text:span text:style-name="Source_20_Text"><text:span text:style-name="T356">(5)</text:span></text:span></text:p>
              <text:p text:style-name="P92"><text:span text:style-name="Source_20_Text"><text:span text:style-name="T320">puts square_then_double</text:span></text:span><text:span text:style-name="Source_20_Text"><text:span text:style-name="T107">.call</text:span></text:span><text:span text:style-name="Source_20_Text"><text:span text:style-name="T320">(5)</text:span></text:span></text:p>
            </table:table-cell>
          </table:table-row>
        </table:table>
        <text:h text:style-name="P471" text:outline-level="1"><text:span text:style-name="Source_20_Text"><text:span text:style-name="T326"/></text:span></text:h>
        <text:h text:style-name="P472" text:outline-level="1"><text:bookmark-start text:name="__RefHeading___Toc9897_1955588018"/><text:span text:style-name="Source_20_Text"><text:span text:style-name="T326">Lambdas </text:span></text:span><text:span text:style-name="Source_20_Text"><text:span text:style-name="T409">λ </text:span></text:span><text:bookmark-end text:name="__RefHeading___Toc9897_1955588018"/></text:h>
        <text:p text:style-name="P362"><text:span text:style-name="Source_20_Text"><text:span text:style-name="T158">with the exception of a bit of syntax and a few behavioral quirks, lambdas are identical to procs.</text:span></text:span></text:p>
        <text:p text:style-name="P362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0"><text:span text:style-name="Source_20_Text"><text:span text:style-name="T67">lambda</text:span></text:span><text:span text:style-name="Source_20_Text"> { </text:span><text:span text:style-name="Source_20_Text"><text:span text:style-name="T205">|param|</text:span></text:span><text:span text:style-name="Source_20_Text"> block }</text:span></text:p>
            </table:table-cell>
            <table:table-cell table:style-name="Table66.B1" office:value-type="string">
              <text:p text:style-name="P252">syntax</text:p>
            </table:table-cell>
          </table:table-row>
          <table:table-row>
            <table:table-cell table:style-name="Table66.A2" table:number-columns-spanned="2" office:value-type="string">
              <text:p text:style-name="P90"><text:span text:style-name="Source_20_Text"><text:span text:style-name="T67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292"><text:s text:c="18"/><text:span text:style-name="T85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0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3">symbolize = <text:span text:style-name="T67">lambda</text:span> { |j| j.to_sym }</text:p>
              <text:p text:style-name="P254">symbols = strings.collect(<text:span text:style-name="T67">&amp;symbolize</text:span>)</text:p>
            </table:table-cell>
            <table:covered-table-cell/>
          </table:table-row>
        </table:table>
        <text:p text:style-name="P362"><text:span text:style-name="Source_20_Text"><text:span text:style-name="T409"/></text:span></text:p>
        <text:h text:style-name="P525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63">a lambda checks the <text:span text:style-name="T87">number of arguments</text:span><text:span text:style-name="T273"> passed</text:span></text:p>
            </table:table-cell>
            <table:covered-table-cell/>
            <table:table-cell table:style-name="Table67.C1" office:value-type="string">
              <text:p text:style-name="P363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63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63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63">when a lambda returns, it <text:span text:style-name="T67">passes control back to the calling method</text:span></text:p>
            </table:table-cell>
            <table:table-cell table:style-name="Table67.C2" table:number-columns-spanned="2" office:value-type="string">
              <text:p text:style-name="P363">when <text:span text:style-name="T67">a proc returns</text:span>, <text:span text:style-name="T411">it does so </text:span><text:span text:style-name="T86">immediately</text:span>, without going back to the calling method.</text:p>
            </table:table-cell>
            <table:covered-table-cell/>
          </table:table-row>
        </table:table>
        <text:p text:style-name="P90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0">def batman_ironman_proc</text:p>
              <text:p text:style-name="P90"><text:s text:c="2"/>victor = <text:span text:style-name="T67">Proc.new </text:span></text:p>
              <text:p text:style-name="P62"><text:s text:c="9"/><text:span text:style-name="T67">{ return "Batman will win!" }</text:span></text:p>
              <text:p text:style-name="P90"><text:s text:c="2"/>victor.call</text:p>
              <text:p text:style-name="P90"><text:s text:c="2"/>"Iron Man will win!"</text:p>
              <text:p text:style-name="P90">end</text:p>
              <text:p text:style-name="P90">def batman_ironman_lambda</text:p>
              <text:p text:style-name="P90"><text:s text:c="2"/>victor = <text:span text:style-name="T67">lambda</text:span> </text:p>
              <text:p text:style-name="P62">{ return "Batman will win!" }</text:p>
              <text:p text:style-name="P90"><text:s text:c="2"/>victor.call</text:p>
              <text:p text:style-name="P90"><text:s text:c="2"/><text:span text:style-name="T67">"Iron Man will win!"</text:span></text:p>
              <text:p text:style-name="P90">end</text:p>
              <text:p text:style-name="P90">puts batman_ironman_lambda</text:p>
              <text:p text:style-name="P78">puts batman_ironman_proc</text:p>
            </table:table-cell>
          </table:table-row>
          <table:table-row>
            <table:table-cell table:style-name="Table68.A2" office:value-type="string">
              <text:p text:style-name="P255">my_array = ["raindrops", :kettles, "whiskers", :mittens, :packages]</text:p>
              <text:p text:style-name="P255"/>
              <text:p text:style-name="P255">symbol_filter = <text:span text:style-name="T67">lambda</text:span> do |j|</text:p>
              <text:p text:style-name="P255"><text:s text:c="3"/>return j.to_s if j.is_a? (Symbol)</text:p>
              <text:p text:style-name="P79">end</text:p>
              <text:p text:style-name="P79"/>
              <text:p text:style-name="P79">symbols = my_array.select(<text:span text:style-name="T67">&amp;</text:span>symbol_filter)</text:p>
            </table:table-cell>
          </table:table-row>
        </table:table>
        <text:p text:style-name="P479"><text:span text:style-name="Source_20_Text"><text:span text:style-name="T410"/></text:span></text:p>
        <text:h text:style-name="P499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0"><text:span text:style-name="Source_20_Text"><text:span text:style-name="T283">def method_name(arguments)</text:span></text:span></text:p>
              <text:p text:style-name="P240"><text:span text:style-name="Source_20_Text"><text:span text:style-name="T283"><text:s text:c="2"/># Code to be executed</text:span></text:span></text:p>
              <text:p text:style-name="P240"><text:span text:style-name="Source_20_Text">end</text:span></text:p>
            </table:table-cell>
            <table:table-cell table:style-name="Table69.B1" office:value-type="string">
              <text:p text:style-name="P53"><text:span text:style-name="Strong_20_Emphasis"><text:span text:style-name="T283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39"><text:span text:style-name="T67">def</text:span> obj.talk</text:p>
              <text:p text:style-name="P139"><text:s text:c="2"/>puts "I am an object."</text:p>
              <text:p text:style-name="P139"><text:s text:c="2"/><text:span text:style-name="T224">puts "(Do you objec</text:span><text:span text:style-name="T225">t</text:span><text:span text:style-name="T224">?)"</text:span></text:p>
              <text:p text:style-name="P139">end</text:p>
              <text:p text:style-name="P139"/>
              <text:p text:style-name="P140">obj.talk</text:p>
            </table:table-cell>
          </table:table-row>
          <table:table-row>
            <table:table-cell table:style-name="Table70.A2" office:value-type="string">
              <text:p text:style-name="P240"><text:span text:style-name="Source_20_Text"><text:span text:style-name="T104">def</text:span></text:span><text:span text:style-name="Source_20_Text"><text:span text:style-name="T283"> sum(x,y)</text:span></text:span></text:p>
              <text:p text:style-name="P240"><text:span text:style-name="Source_20_Text"><text:span text:style-name="T283"><text:s text:c="2"/>x + y</text:span></text:span></text:p>
              <text:p text:style-name="P240"><text:span text:style-name="Source_20_Text"><text:span text:style-name="T283">end</text:span></text:span></text:p>
              <text:p text:style-name="P141"/>
              <text:p text:style-name="P141"><text:span text:style-name="Source_20_Text">sum(13, 379)</text:span></text:p>
            </table:table-cell>
            <table:table-cell table:style-name="Table70.B2" office:value-type="string">
              <text:p text:style-name="P142"><text:span text:style-name="T67">def</text:span> obj.c2f(c)</text:p>
              <text:p text:style-name="P142">c * 9.0 / 5 + 32</text:p>
              <text:p text:style-name="P142">end</text:p>
              <text:p text:style-name="P142"/>
              <text:p text:style-name="P142">puts obj.c2f(100)</text:p>
            </table:table-cell>
          </table:table-row>
        </table:table>
        <text:h text:style-name="P460" text:outline-level="2"><text:bookmark-start text:name="__RefHeading___Toc11810_1800458073"/><text:span text:style-name="Source_20_Text"><text:span text:style-name="T14">gets</text:span></text:span><text:span text:style-name="Source_20_Text"><text:span text:style-name="T306"> </text:span></text:span><text:span text:style-name="Source_20_Text"><text:span text:style-name="T183">and</text:span></text:span><text:span text:style-name="Source_20_Text"><text:span text:style-name="T306"> </text:span></text:span><text:span text:style-name="Source_20_Text"><text:span text:style-name="T14">.chomp</text:span></text:span><text:bookmark-end text:name="__RefHeading___Toc11810_1800458073"/></text:h>
        <text:p text:style-name="P364"><text:span text:style-name="Source_20_Text"><text:span text:style-name="T133">gets</text:span></text:span><text:span text:style-name="Source_20_Text"><text:span text:style-name="T181"> is the Ruby method that </text:span></text:span><text:span text:style-name="Emphasis"><text:span text:style-name="T181">gets</text:span></text:span><text:span text:style-name="Source_20_Text"><text:span text:style-name="T181"> </text:span></text:span><text:span text:style-name="Source_20_Text"><text:span text:style-name="T184">(retrieves) </text:span></text:span><text:span text:style-name="Source_20_Text"><text:span text:style-name="T181">input from the user. When getting input, Ruby automatically adds a blank line (or </text:span></text:span><text:span text:style-name="Strong_20_Emphasis"><text:span text:style-name="T181">newline</text:span></text:span><text:span text:style-name="Source_20_Text"><text:span text:style-name="T181">) after each bit of input; </text:span></text:span></text:p>
        <text:p text:style-name="P364"><text:span text:style-name="Source_20_Text"><text:span text:style-name="T133">chomp</text:span></text:span><text:span text:style-name="Source_20_Text"><text:span text:style-name="T181"> removes that extra line. </text:span></text:span></text:p>
        <text:p text:style-name="P312">(Your program will work fine without chomp, but you'll get extra blank lines everywhere.) </text:p>
        <text:p text:style-name="P93"><text:span text:style-name="Source_20_Text"><text:span text:style-name="T283">string = gets.</text:span></text:span><text:span text:style-name="Source_20_Text"><text:span text:style-name="T333">chomp |</text:span></text:span><text:span text:style-name="Source_20_Text"><text:span text:style-name="T283">name = gets.chomp</text:span></text:span></text:p>
        <text:h text:style-name="P460" text:outline-level="2"><text:bookmark-start text:name="__RefHeading___Toc11812_1800458073"/><text:span text:style-name="Source_20_Text"><text:span text:style-name="T14">puts</text:span></text:span><text:span text:style-name="T283"> vs. </text:span><text:span text:style-name="Source_20_Text"><text:span text:style-name="T231">pr</text:span></text:span><text:span text:style-name="Source_20_Text"><text:span text:style-name="T14">int</text:span></text:span><text:bookmark-end text:name="__RefHeading___Toc11812_1800458073"/></text:h>
        <text:p text:style-name="P364"><text:span text:style-name="Source_20_Text"><text:span text:style-name="T133">puts</text:span></text:span><text:span text:style-name="T104"> adds a newline</text:span><text:span text:style-name="T283"> to the string it outputs</text:span></text:p>
        <text:p text:style-name="P364"><text:span text:style-name="Source_20_Text"><text:span text:style-name="T136">p</text:span></text:span><text:span text:style-name="Source_20_Text"><text:span text:style-name="T133">rint</text:span></text:span><text:span text:style-name="T104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49">Syntax</text:p>
            </table:table-cell>
            <table:table-cell table:style-name="Table71.B1" office:value-type="string">
              <text:p text:style-name="P349">Example</text:p>
            </table:table-cell>
          </table:table-row>
          <table:table-row>
            <table:table-cell table:style-name="Table71.A2" office:value-type="string">
              <text:p text:style-name="P80"><text:span text:style-name="Source_20_Text"><text:span text:style-name="T307">print </text:span></text:span><text:span text:style-name="Source_20_Text"><text:span text:style-name="T308">a</text:span></text:span><text:span text:style-name="Source_20_Text"><text:span text:style-name="T307">_string</text:span></text:span></text:p>
            </table:table-cell>
            <table:table-cell table:style-name="Table71.B2" office:value-type="string">
              <text:p text:style-name="P93"><text:span text:style-name="Source_20_Text"><text:span text:style-name="T239">3.times {print "</text:span></text:span><text:span text:style-name="Source_20_Text"><text:span text:style-name="T240">No.</text:span></text:span><text:span text:style-name="Source_20_Text"><text:span text:style-name="T239">"}</text:span></text:span></text:p>
              <text:p text:style-name="P80"><text:span text:style-name="Source_20_Text"><text:span text:style-name="T240">No.No.No.</text:span></text:span></text:p>
            </table:table-cell>
          </table:table-row>
          <table:table-row>
            <table:table-cell table:style-name="Table71.A2" office:value-type="string">
              <text:p text:style-name="P143">puts <text:span text:style-name="T275">a</text:span>_string</text:p>
              <text:p text:style-name="P143"><text:span text:style-name="T276">puts really means </text:span><text:span text:style-name="T74">put string</text:span></text:p>
            </table:table-cell>
            <table:table-cell table:style-name="Table71.B2" office:value-type="string">
              <text:p text:style-name="P93"><text:span text:style-name="Source_20_Text"><text:span text:style-name="T309">2</text:span></text:span><text:span text:style-name="Source_20_Text"><text:span text:style-name="T283">.times {puts "</text:span></text:span><text:span text:style-name="Source_20_Text"><text:span text:style-name="T310">No</text:span></text:span><text:span text:style-name="Source_20_Text"><text:span text:style-name="T283">!"}</text:span></text:span></text:p>
              <text:p text:style-name="P93"><text:span text:style-name="Source_20_Text"><text:span text:style-name="T310">No</text:span></text:span><text:span text:style-name="Source_20_Text"><text:span text:style-name="T283">!</text:span></text:span></text:p>
              <text:p text:style-name="P93"><text:span text:style-name="Source_20_Text"><text:span text:style-name="T310">No</text:span></text:span><text:span text:style-name="Source_20_Text"><text:span text:style-name="T283">!</text:span></text:span></text:p>
            </table:table-cell>
          </table:table-row>
        </table:table>
        <text:h text:style-name="P460" text:outline-level="2"><text:bookmark-start text:name="__RefHeading___Toc7252_1333707516"/><text:span text:style-name="Source_20_Text"><text:span text:style-name="T15">puts vs p</text:span></text:span><text:bookmark-end text:name="__RefHeading___Toc7252_1333707516"/></text:h>
        <text:p text:style-name="P364"><text:span text:style-name="Source_20_Text"><text:span text:style-name="T33">p foo</text:span></text:span><text:span text:style-name="Source_20_Text"><text:span text:style-name="T181"> does </text:span></text:span><text:span text:style-name="Source_20_Text"><text:span text:style-name="T33">puts </text:span></text:span><text:span text:style-name="Source_20_Text"><text:span text:style-name="T40">foo.inspect</text:span></text:span></text:p>
        <text:p text:style-name="P364"><text:span text:style-name="Source_20_Text"><text:span text:style-name="T181">prints the value of inspect instead of </text:span></text:span><text:span text:style-name="Source_20_Text"><text:span text:style-name="T34">to_s</text:span></text:span><text:span text:style-name="Source_20_Text"><text:span text:style-name="T181">, which is more suitable for debugging </text:span></text:span></text:p>
        <text:p text:style-name="P312"><text:span text:style-name="Source_20_Text"><text:span text:style-name="T158">(because you can e.g. tell the difference between </text:span></text:span><text:span text:style-name="Source_20_Text"><text:span text:style-name="T29">1, "1" </text:span></text:span><text:span text:style-name="Source_20_Text"><text:span text:style-name="T158">and </text:span></text:span><text:span text:style-name="Source_20_Text"><text:span text:style-name="T30">"2\b1",</text:span></text:span><text:span text:style-name="Source_20_Text"><text:span text:style-name="T158"> which you can't when printing without inspect</text:span></text:span><text:span text:style-name="Source_20_Text">)</text:span></text:p>
        <text:h text:style-name="P394" text:outline-level="2"><text:bookmark-start text:name="__RefHeading___Toc11814_1800458073"/><text:span text:style-name="Source_20_Text"><text:span text:style-name="T14">return</text:span></text:span><text:bookmark-end text:name="__RefHeading___Toc11814_1800458073"/></text:h>
        <text:p text:style-name="P405">If no <text:span text:style-name="T31">return</text:span> keyword is specified, the object created by the <text:span text:style-name="Emphasis"><text:span text:style-name="T67">last line in the method</text:span></text:span> is <text:span text:style-name="T67">automatically treated as the </text:span><text:span text:style-name="T39">return</text:span><text:span text:style-name="T67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06"><text:span text:style-name="T274">C</text:span>alling <text:span text:style-name="Source_20_Text"><text:span text:style-name="T31">return</text:span></text:span> also<text:span text:style-name="T67"> exits the method </text:span>at that point. </text:p>
            </table:table-cell>
            <table:table-cell table:style-name="Table72.B1" office:value-type="string">
              <text:p text:style-name="P328"><text:span text:style-name="T67">No code</text:span> in the method <text:span text:style-name="T67">after</text:span> the <text:span text:style-name="Source_20_Text"><text:span text:style-name="T31">return</text:span></text:span> statement <text:span text:style-name="T67">is executed. </text:span><text:s/></text:p>
            </table:table-cell>
          </table:table-row>
        </table:table>
        <text:p text:style-name="P406">Calling <text:span text:style-name="Source_20_Text"><text:span text:style-name="T113">return</text:span></text:span> without specifying an object to <text:span text:style-name="T273">return results in a </text:span><text:span text:style-name="Source_20_Text"><text:span text:style-name="T116">nil</text:span></text:span><text:span text:style-name="T273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3">def obj.c2f(c)</text:p>
              <text:p text:style-name="P143">return c * 9.0 / 5 + 32</text:p>
              <text:p text:style-name="P143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13">You have to use it if you return multiple values, which will be automatically wrapped up in an array. You also have to use return if you want to <text:span text:style-name="T214">return from somewhere in the middle of a method.</text:span></text:p>
        <text:h text:style-name="P420" text:outline-level="2"><text:bookmark-start text:name="__RefHeading___Toc10055_915285827"/><text:span text:style-name="Source_20_Text"><text:span text:style-name="T230">.</text:span></text:span><text:span text:style-name="Source_20_Text"><text:span text:style-name="T229">to_ </text:span></text:span><text:span text:style-name="T270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286">.<text:span text:style-name="T244">to_f</text:span></text:p>
            </table:table-cell>
            <table:table-cell table:style-name="Table74.A1" office:value-type="string">
              <text:p text:style-name="P309">float</text:p>
            </table:table-cell>
            <table:table-cell table:style-name="Table74.C3" office:value-type="string">
              <text:p text:style-name="P143"><text:span text:style-name="T245">y = 9.</text:span><text:span text:style-name="T81">to_f</text:span><text:span text:style-name="T245"> =&gt; 9.0</text:span><text:tab/> <text:tab/></text:p>
            </table:table-cell>
          </table:table-row>
          <table:table-row>
            <table:table-cell table:style-name="Table74.A2" office:value-type="string">
              <text:p text:style-name="P286">.<text:span text:style-name="T244">to_i</text:span></text:p>
            </table:table-cell>
            <table:table-cell table:style-name="Table74.A2" office:value-type="string">
              <text:p text:style-name="P309">integer</text:p>
            </table:table-cell>
            <table:table-cell table:style-name="Table74.C2" office:value-type="string">
              <text:p text:style-name="P225">x = "100"<text:span text:style-name="T67">.to_i</text:span></text:p>
            </table:table-cell>
          </table:table-row>
          <table:table-row>
            <table:table-cell table:style-name="Table74.A2" office:value-type="string">
              <text:p text:style-name="P287">.to_s</text:p>
            </table:table-cell>
            <table:table-cell table:style-name="Table74.A2" office:value-type="string">
              <text:p text:style-name="P309">string</text:p>
            </table:table-cell>
            <table:table-cell table:style-name="Table74.C3" office:value-type="string">
              <text:p text:style-name="P143"><text:span text:style-name="T243">v</text:span>ar1 = 2 <text:s/>var2 = '5'</text:p>
              <text:p text:style-name="P225">puts var1<text:span text:style-name="T67">.to_s</text:span> <text:span text:style-name="T243">+ var2</text:span></text:p>
            </table:table-cell>
          </table:table-row>
          <table:table-row>
            <table:table-cell table:style-name="Table74.A2" office:value-type="string">
              <text:p text:style-name="P286">.<text:span text:style-name="T341">to_a</text:span></text:p>
            </table:table-cell>
            <table:table-cell table:style-name="Table74.A2" office:value-type="string">
              <text:p text:style-name="P314">array</text:p>
            </table:table-cell>
            <table:table-cell table:style-name="Table74.C4" office:value-type="string">
              <text:p text:style-name="P225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288">.to_sym</text:p>
            </table:table-cell>
            <table:table-cell table:style-name="Table74.A2" office:value-type="string">
              <text:p text:style-name="P315">symbol</text:p>
            </table:table-cell>
            <table:table-cell table:style-name="Table74.C5" office:value-type="string">
              <text:p text:style-name="P93"><text:span text:style-name="Source_20_Text"><text:span text:style-name="T66">"sasquatch".to_sym</text:span></text:span></text:p>
            </table:table-cell>
          </table:table-row>
        </table:table>
        <text:h text:style-name="P460" text:outline-level="2"><text:bookmark-start text:name="__RefHeading___Toc11816_1800458073"/><text:span text:style-name="Source_20_Text"><text:span text:style-name="T231">.respond_to?</text:span></text:span><text:bookmark-end text:name="__RefHeading___Toc11816_1800458073"/></text:h>
        <text:p text:style-name="P170">obj = Object.new</text:p>
        <text:p text:style-name="P170">if obj.respond_to?("talk")</text:p>
        <text:p text:style-name="P170">obj.talk</text:p>
        <text:p text:style-name="P170">else</text:p>
        <text:p text:style-name="P132"><text:span text:style-name="Source_20_Text">puts "Sorry, the object is stupid."</text:span></text:p>
        <text:p text:style-name="P132"/>
        <text:h text:style-name="P460" text:outline-level="2"><text:bookmark-start text:name="__RefHeading___Toc11818_1800458073"/><text:span text:style-name="T14">.</text:span><text:span text:style-name="Source_20_Text"><text:span text:style-name="T14">send</text:span></text:span><text:bookmark-end text:name="__RefHeading___Toc11818_1800458073"/></text:h>
        <text:p text:style-name="P16">the <text:s/>send method is an all-purpose way of getting a message to the ticket object</text:p>
        <text:p text:style-name="P144">if ticket.respond_to?(request)</text:p>
        <text:p text:style-name="P144"><text:s text:c="2"/>puts ticket.send(request)</text:p>
        <text:p text:style-name="P144">end</text:p>
        <text:p text:style-name="P316">Most of the time, you’ll use the dot operator to send messages to objects. But the send alternati<text:span text:style-name="T242">ve</text:span> can be useful and powerful. It’s powerful enough, and error-prone enough, that you normally wouldn’t use it to send messages <text:span text:style-name="T224">to objects with no safety checks or error handlin</text:span><text:span text:style-name="T226">g</text:span></text:p>
        <text:h text:style-name="P393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45">values</text:span></text:span><text:bookmark-end text:name="__RefHeading___Toc11822_1800458073"/></text:h>
        <text:p text:style-name="P365"><text:span text:style-name="Source_20_Text"><text:span text:style-name="T48">d</text:span></text:span><text:span text:style-name="Source_20_Text"><text:span text:style-name="T49">ef say_hello(name</text:span></text:span><text:span text:style-name="Source_20_Text"><text:span text:style-name="T46">=</text:span></text:span><text:span text:style-name="Source_20_Text"><text:span text:style-name="T49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4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56"><text:span text:style-name="Source_20_Text"><text:span text:style-name="T51">def add(</text:span></text:span><text:span text:style-name="Source_20_Text"><text:span text:style-name="T52">a,*c,d</text:span></text:span><text:span text:style-name="Source_20_Text"><text:span text:style-name="T51">) </text:span></text:span></text:p>
              <text:p text:style-name="P256"><text:span text:style-name="Source_20_Text"><text:span text:style-name="T50"><text:s text:c="2"/>blabla </text:span></text:span></text:p>
              <text:p text:style-name="P256"><text:span text:style-name="Source_20_Text"><text:span text:style-name="T50">end</text:span></text:span></text:p>
              <text:p text:style-name="P256"><text:span text:style-name="Source_20_Text"><text:span text:style-name="T51">puts add(1,2,3,</text:span></text:span><text:span text:style-name="Source_20_Text"><text:span text:style-name="T53">4</text:span></text:span><text:span text:style-name="Source_20_Text"><text:span text:style-name="T51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0">def add(number) </text:span></text:span></text:p>
              <text:p text:style-name="Preformatted_20_Text"><text:span text:style-name="Source_20_Text"><text:span text:style-name="T47"><text:s text:c="2"/>blabla</text:span></text:span></text:p>
              <text:p text:style-name="Preformatted_20_Text"><text:span text:style-name="Source_20_Text"><text:span text:style-name="T47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0">arg_<text:span text:style-name="T282">demo(</text:span></text:p>
            </table:table-cell>
            <table:table-cell table:style-name="Table76.A1" office:value-type="string">
              <text:p text:style-name="P231">1,</text:p>
            </table:table-cell>
            <table:table-cell table:style-name="Table76.A1" office:value-type="string">
              <text:p text:style-name="P231">2,</text:p>
            </table:table-cell>
            <table:table-cell table:style-name="Table76.A1" office:value-type="string">
              <text:p text:style-name="P231">3,</text:p>
            </table:table-cell>
            <table:table-cell table:style-name="Table76.A1" table:number-columns-spanned="2" office:value-type="string">
              <text:p text:style-name="P233">4,</text:p>
            </table:table-cell>
            <table:covered-table-cell/>
            <table:table-cell table:style-name="Table76.A1" office:value-type="string">
              <text:p text:style-name="P234">5,</text:p>
            </table:table-cell>
            <table:table-cell table:style-name="Table76.A1" office:value-type="string">
              <text:p text:style-name="P234">6,</text:p>
            </table:table-cell>
            <table:table-cell table:style-name="Table76.A1" office:value-type="string">
              <text:p text:style-name="P231">7,</text:p>
            </table:table-cell>
            <table:table-cell table:style-name="Table76.A1" office:value-type="string">
              <text:p text:style-name="P231">8)</text:p>
            </table:table-cell>
          </table:table-row>
          <table:table-row>
            <table:table-cell table:style-name="Table76.A2" office:value-type="string">
              <text:p text:style-name="P257">def arg_demo(</text:p>
            </table:table-cell>
            <table:table-cell table:style-name="Table76.A2" office:value-type="string">
              <text:p text:style-name="P258"><text:span text:style-name="T337">a</text:span>,</text:p>
            </table:table-cell>
            <table:table-cell table:style-name="Table76.A2" office:value-type="string">
              <text:p text:style-name="P259">b,</text:p>
            </table:table-cell>
            <table:table-cell table:style-name="Table76.A2" table:number-columns-spanned="2" office:value-type="string">
              <text:p text:style-name="P259">c=1,</text:p>
            </table:table-cell>
            <table:covered-table-cell/>
            <table:table-cell table:style-name="Table76.A2" table:number-columns-spanned="3" office:value-type="string">
              <text:p text:style-name="P205"><text:span text:style-name="T67">*</text:span><text:span text:style-name="T75">d</text:span><text:span text:style-name="T337">,</text:span></text:p>
            </table:table-cell>
            <table:covered-table-cell/>
            <table:covered-table-cell/>
            <table:table-cell table:style-name="Table76.A2" office:value-type="string">
              <text:p text:style-name="P259">e,</text:p>
            </table:table-cell>
            <table:table-cell table:style-name="Table76.A2" office:value-type="string">
              <text:p text:style-name="P259">f)</text:p>
            </table:table-cell>
          </table:table-row>
        </table:table>
        <text:p text:style-name="P366">The required arguments both before <text:s/>*c and after <text:s/>*c get taken care of before *c does.</text:p>
        <text:p text:style-name="P367"><text:s/>*c , <text:span text:style-name="T67">sponges</text:span> up the remaining arguments</text:p>
        <text:p text:style-name="P368"/>
        <text:p text:style-name="P368">you can’t put the argument sponge to the left of any default-valued arguments. </text:p>
        <text:p text:style-name="P368">If you do this: <text:span text:style-name="T31">def</text:span> <text:span text:style-name="T31">broken_args(x,</text:span><text:span text:style-name="T39">*y,z=1</text:span><text:span text:style-name="T31">)</text:span></text:p>
        <text:p text:style-name="P368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0">def add(a_number, another_number,</text:p>
        <text:p text:style-name="P240"><text:tab/><text:tab/><text:tab/><text:tab/> <text:span text:style-name="T67">options = {}</text:span>)</text:p>
        <text:p text:style-name="P240"><text:s text:c="2"/>sum = a_number + another_number</text:p>
        <text:p text:style-name="P240"><text:s text:c="2"/>sum = sum.abs if <text:span text:style-name="T67">options[:absolute]</text:span> </text:p>
        <text:p text:style-name="P240"><text:s text:c="2"/>sum = sum.round(<text:span text:style-name="T67">options[:precision]</text:span>)</text:p>
        <text:p text:style-name="P240"><text:tab/><text:tab/> <text:s text:c="6"/>if <text:span text:style-name="T67">options[:round]</text:span></text:p>
        <text:p text:style-name="P240"><text:s text:c="2"/><text:tab/><text:tab/><text:span text:style-name="T277">return </text:span>sum</text:p>
        <text:p text:style-name="P240"><text:tab/>end</text:p>
        <text:p text:style-name="P408">puts add(1.0134, -5.568, absolute: true, round: true, precision: 2)</text:p>
        <text:p text:style-name="P240"/>
        <text:p text:style-name="P369">we default <text:span text:style-name="T278">the </text:span><text:span text:style-name="Source_20_Text"><text:span text:style-name="T23">options</text:span></text:span> <text:span text:style-name="T278">parameter </text:span>to <text:span text:style-name="Source_20_Text"><text:span text:style-name="T23">{}</text:span></text:span> because if it isn't passed, it should be an empty <text:span text:style-name="Source_20_Text"><text:span text:style-name="T23">Hash</text:span></text:span>. </text:p>
        <text:h text:style-name="Heading_20_3" text:outline-level="3"/>
        <text:h text:style-name="P529" text:outline-level="3"><text:bookmark-start text:name="__RefHeading___Toc11826_1800458073"/>hash as argument<text:span text:style-name="T446">s</text:span><text:bookmark-end text:name="__RefHeading___Toc11826_1800458073"/></text:h>
        <text:p text:style-name="P54">so you don't have to rely on a specific order</text:p>
        <text:p text:style-name="P55">here it even has<text:span text:style-name="T67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3">def initialize(<text:span text:style-name="T67">args</text:span>)</text:p>
              <text:p text:style-name="P104"><text:s/>@chainring<text:tab/>= <text:span text:style-name="T67">args[:chain]<text:tab/>|| 40</text:span></text:p>
              <text:p text:style-name="P104"><text:s/>@cog <text:tab/>= args[:cog] <text:tab/><text:span text:style-name="T67">||</text:span> 18</text:p>
              <text:p text:style-name="P104"><text:s/>@wheel <text:tab/>= args[:wheel]</text:p>
              <text:p text:style-name="P103">end</text:p>
            </table:table-cell>
          </table:table-row>
          <table:table-row>
            <table:table-cell table:style-name="Table77.A2" office:value-type="string">
              <text:p text:style-name="P103">puts Gear.new(<text:tab/><text:tab/><text:tab/></text:p>
              <text:p text:style-name="P103"><text:tab/>chainring: 52, </text:p>
              <text:p text:style-name="P103"><text:tab/>cog: <text:s text:c="6"/>11, </text:p>
              <text:p text:style-name="P103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7">args</text:span>)</text:p>
              <text:p text:style-name="P102"><text:s/>@chairing <text:tab/>= <text:span text:style-name="T67">args.fetch</text:span>(:chain, 40)</text:p>
              <text:p text:style-name="P102"><text:span text:style-name="Source_20_Text"><text:s/>@cog <text:tab/></text:span><text:span text:style-name="Source_20_Text"><text:span text:style-name="T447">= args.fetch(:cog, <text:s text:c="2"/>18)</text:span></text:span></text:p>
              <text:p text:style-name="P102"><text:span text:style-name="Source_20_Text"><text:s/></text:span><text:span text:style-name="Source_20_Text"><text:span text:style-name="T447">@wheel<text:tab/>= args[:wheel]</text:span></text:span></text:p>
              <text:p text:style-name="P102"><text:span text:style-name="Source_20_Text"><text:span text:style-name="T448">end</text:span></text:span> </text:p>
            </table:table-cell>
          </table:table-row>
        </table:table>
        <text:h text:style-name="P437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1">o = Object.new</text:p>
              <text:p text:style-name="P101">def o.<text:span text:style-name="T67">method_missing</text:span>(m,*args)</text:p>
              <text:p text:style-name="P101"><text:s/>puts "You can't call #{m}."</text:p>
              <text:p text:style-name="P101">end</text:p>
              <text:p text:style-name="P95">o.blah</text:p>
            </table:table-cell>
            <table:table-cell table:style-name="Table78.B1" office:value-type="string">
              <text:p text:style-name="P21"/>
              <text:p text:style-name="P21"><text:s/></text:p>
            </table:table-cell>
          </table:table-row>
          <table:table-row>
            <table:table-cell table:style-name="Table78.A1" table:number-columns-spanned="2" office:value-type="string">
              <text:p text:style-name="P18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4"/></text:span></text:p>
        <text:h text:style-name="P461" text:outline-level="2"><text:span text:style-name="Source_20_Text"><text:span text:style-name="T14"/></text:span></text:h>
        <text:h text:style-name="P480" text:outline-level="2"><text:bookmark-start text:name="__RefHeading___Toc10311_1836067520"/>Super<text:bookmark-end text:name="__RefHeading___Toc10311_1836067520"/></text:h>
        <text:p text:style-name="P56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0">class Bicycle</text:p>
              <text:p text:style-name="P260"><text:s/>attr_reader :gears,</text:p>
              <text:p text:style-name="P260"><text:s text:c="4"/>:wheels, :seats</text:p>
              <text:p text:style-name="P260"><text:s/>def initialize(gears=1)</text:p>
              <text:p text:style-name="P260"><text:s text:c="2"/>@wheels = 2 </text:p>
              <text:p text:style-name="P260"><text:s text:c="2"/>@seats <text:s/>= 1</text:p>
              <text:p text:style-name="P260"><text:s text:c="2"/>@gears <text:s/>= gears</text:p>
              <text:p text:style-name="P260"><text:s/>end</text:p>
              <text:p text:style-name="P260">end</text:p>
              <text:p text:style-name="P260"/>
              <text:p text:style-name="P260">class Tandem &lt; Bicycle</text:p>
              <text:p text:style-name="P260"><text:s/>def initialize(gears)</text:p>
              <text:p text:style-name="P260"><text:s text:c="2"/><text:span text:style-name="T67">super</text:span></text:p>
              <text:p text:style-name="P260"><text:s text:c="2"/>@seats = 2</text:p>
              <text:p text:style-name="P260"><text:s/>end</text:p>
              <text:p text:style-name="P260">end</text:p>
            </table:table-cell>
            <table:table-cell table:style-name="Table79.B1" office:value-type="string">
              <text:p text:style-name="P370"/>
              <text:p text:style-name="P370"/>
              <text:p text:style-name="P370">Called with <text:span text:style-name="T67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70">Called with an <text:span text:style-name="T67">empty argument list</text:span>- <text:span text:style-name="T23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70">Called with <text:span text:style-name="T67">specific arguments</text:span> - <text:span text:style-name="T23">super(a,b,c)</text:span> <text:s text:c="2"/>sends exactly <text:span text:style-name="T224">those argument</text:span><text:span text:style-name="T227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1">class Person</text:p>
              <text:p text:style-name="P261"><text:s/>def initialize(name) @name = name end</text:p>
              <text:p text:style-name="P261"><text:s/>def name() <text:s text:c="11"/>return nam<text:span text:style-name="T428">e</text:span> end</text:p>
              <text:p text:style-name="P261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7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2">johns = Doctor.new("Johns")</text:p>
              <text:p text:style-name="P262">puts johns.name <text:s text:c="6"/>=&gt; <text:span text:style-name="T67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82">class Base</text:p>
              <text:p text:style-name="P282"><text:s/>def show x=0,y=0</text:p>
              <text:p text:style-name="P282"><text:s text:c="2"/>p "Base class,</text:p>
              <text:p text:style-name="P282"><text:s text:c="2"/>x:#{x}, y:#{y}"</text:p>
              <text:p text:style-name="P282"><text:s/>end</text:p>
              <text:p text:style-name="P282">end</text:p>
            </table:table-cell>
            <table:table-cell table:style-name="Table81.B1" office:value-type="string">
              <text:p text:style-name="P282">class Derived &lt; Base</text:p>
              <text:p text:style-name="P282"><text:s/>def show x,y</text:p>
              <text:p text:style-name="Preformatted_20_Text"><text:span text:style-name="T59">1</text:span><text:span text:style-name="T126"> <text:s/></text:span><text:span text:style-name="T67">super</text:span></text:p>
              <text:p text:style-name="P282"><text:span text:style-name="T451">2</text:span> <text:s/><text:span text:style-name="T67">super x</text:span></text:p>
              <text:p text:style-name="P282"><text:span text:style-name="T451">3</text:span> <text:s/><text:span text:style-name="T67">super x, y</text:span></text:p>
              <text:p text:style-name="P282"><text:span text:style-name="T451">4</text:span> <text:s/><text:span text:style-name="T67">super()</text:span></text:p>
              <text:p text:style-name="P282"><text:s/>end</text:p>
              <text:p text:style-name="P282">end</text:p>
            </table:table-cell>
          </table:table-row>
          <table:table-row>
            <table:table-cell table:style-name="Table81.A2" table:number-columns-spanned="2" office:value-type="string">
              <text:p text:style-name="P81">Derived.new.<text:span text:style-name="T452">show(</text:span><text:span text:style-name="T97">3</text:span><text:span text:style-name="T452">,</text:span><text:span text:style-name="T97">3</text:span><text:span text:style-name="T452">)</text:span></text:p>
              <text:p text:style-name="P282"><text:span text:style-name="T451">1</text:span><text:span text:style-name="T450"> </text:span>"Base class, x: <text:span text:style-name="T67">3</text:span>, y:<text:span text:style-name="T67">3</text:span>"</text:p>
              <text:p text:style-name="P282"><text:span text:style-name="T451">2</text:span><text:span text:style-name="T450"> </text:span>"Base class, x: <text:span text:style-name="T67">3</text:span>, y:0"</text:p>
              <text:p text:style-name="P282"><text:span text:style-name="T451">3</text:span><text:span text:style-name="T450"> </text:span>"Base class, x: <text:span text:style-name="T67">3</text:span>, y:<text:span text:style-name="T67">3</text:span>"</text:p>
              <text:p text:style-name="P282"><text:span text:style-name="T451">4</text:span><text:span text:style-name="T450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394" text:outline-level="2"/>
        <text:h text:style-name="Heading_20_2" text:outline-level="2"/>
        <text:h text:style-name="P401" text:outline-level="1"><text:bookmark-start text:name="__RefHeading___Toc11144_2142260940"/><text:soft-page-break/>Numbers<text:bookmark-end text:name="__RefHeading___Toc11144_2142260940"/></text:h>
        <text:h text:style-name="P421" text:outline-level="2"><text:bookmark-start text:name="__RefHeading___Toc2563_379422752"/>Basic Arithmetic<text:bookmark-end text:name="__RefHeading___Toc2563_379422752"/></text:h>
        <text:p text:style-name="P263"><text:span text:style-name="Source_20_Text"><text:span text:style-name="T283">x + y </text:span></text:span><text:span text:style-name="Source_20_Text"><text:span text:style-name="T311">||</text:span></text:span><text:span text:style-name="Source_20_Text"><text:span text:style-name="T283"> x - y </text:span></text:span><text:span text:style-name="Source_20_Text"><text:span text:style-name="T311">||</text:span></text:span><text:span text:style-name="Source_20_Text"><text:span text:style-name="T283"> x * y </text:span></text:span><text:span text:style-name="Source_20_Text"><text:span text:style-name="T311">||</text:span></text:span><text:span text:style-name="Source_20_Text"><text:span text:style-name="T283"> x / y <text:s/></text:span></text:span></text:p>
        <text:p text:style-name="P145"><text:tab/>x ** y #exponentiation</text:p>
        <text:p text:style-name="P263"><text:span text:style-name="Strong_20_Emphasis"><text:span text:style-name="T160">Example</text:span></text:span><text:span text:style-name="Strong_20_Emphasis"><text:span text:style-name="T283"><text:tab/></text:span></text:span><text:span text:style-name="Source_20_Text"><text:span text:style-name="T113">2**3<text:tab/>=&gt; 8</text:span></text:span></text:p>
        <text:h text:style-name="P462" text:outline-level="2"><text:bookmark-start text:name="__RefHeading___Toc7745_1031849959"/>... vs ..<text:bookmark-end text:name="__RefHeading___Toc7745_1031849959"/></text:h>
        <text:p text:style-name="P371"><text:span text:style-name="T351">it's about the </text:span>final number </text:p>
        <text:p text:style-name="P371"><text:span text:style-name="Source_20_Text"><text:span text:style-name="T31">... </text:span></text:span><text:span text:style-name="Emphasis"><text:span text:style-name="T113">exclude</text:span></text:span><text:span text:style-name="Emphasis"><text:span text:style-name="T122">s</text:span></text:span><text:span text:style-name="Source_20_Text"><text:span text:style-name="T113"> </text:span></text:span><text:span text:style-name="Source_20_Text"><text:span text:style-name="T123">it<text:tab/></text:span></text:span><text:span text:style-name="Source_20_Text"><text:span text:style-name="T22">.. </text:span></text:span><text:span text:style-name="Source_20_Text"><text:span text:style-name="T169">includes</text:span></text:span><text:span text:style-name="Source_20_Text"><text:span text:style-name="T164"> it</text:span></text:span></text:p>
        <text:h text:style-name="P421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7"><text:span text:style-name="T283">However, if you divide an integer with a floating point number or two floating point numbers, the outcome will account for the remainder.<text:tab/><text:tab/></text:span><text:span text:style-name="Strong_20_Emphasis"><text:span text:style-name="T283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5">10 / 3</text:p>
              <text:p text:style-name="P145">=&gt; 3</text:p>
            </table:table-cell>
            <table:table-cell table:style-name="Table82.A1" office:value-type="string">
              <text:p text:style-name="P145">10.0 / 3</text:p>
              <text:p text:style-name="P145">=&gt; 3.333</text:p>
            </table:table-cell>
            <table:table-cell table:style-name="Table82.A1" office:value-type="string">
              <text:p text:style-name="P145">10 / 3.0</text:p>
              <text:p text:style-name="P145">=&gt; 3.333</text:p>
            </table:table-cell>
            <table:table-cell table:style-name="Table82.D1" office:value-type="string">
              <text:p text:style-name="P145">10.0 / 3.0</text:p>
              <text:p text:style-name="P145">=&gt; 3.333</text:p>
            </table:table-cell>
          </table:table-row>
        </table:table>
        <text:h text:style-name="P421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7"><text:span text:style-name="Strong_20_Emphasis"><text:span text:style-name="T283">Syntax</text:span></text:span></text:p>
              <text:p text:style-name="P145">a.divmod(b)</text:p>
            </table:table-cell>
            <table:table-cell table:style-name="Table83.B1" office:value-type="string">
              <text:p text:style-name="P57"><text:span text:style-name="Strong_20_Emphasis"><text:span text:style-name="T283">Example</text:span></text:span></text:p>
              <text:p text:style-name="P263"><text:span text:style-name="Source_20_Text"><text:span text:style-name="T283">10.divmod(3) <text:s/></text:span></text:span><text:span text:style-name="T283">=&gt; [3, 1]</text:span></text:p>
            </table:table-cell>
          </table:table-row>
        </table:table>
        <text:h text:style-name="P421" text:outline-level="2"><text:bookmark-start text:name="__RefHeading___Toc2569_379422752"/><text:span text:style-name="T215">m</text:span>odul<text:span text:style-name="T261">o</text:span> <text:span text:style-name="T11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7"><text:span text:style-name="Strong_20_Emphasis"><text:span text:style-name="T283">Syntax</text:span></text:span></text:p>
              <text:p text:style-name="P145">x % y</text:p>
            </table:table-cell>
            <table:table-cell table:style-name="Table84.A1" office:value-type="string">
              <text:p text:style-name="P57"><text:span text:style-name="Strong_20_Emphasis"><text:span text:style-name="T283">Example</text:span></text:span></text:p>
              <text:p text:style-name="P264"><text:span text:style-name="Source_20_Text"><text:span text:style-name="T283">14 % 9 =&gt; 5</text:span></text:span></text:p>
            </table:table-cell>
            <table:table-cell table:style-name="Table84.C1" office:value-type="string">
              <text:p text:style-name="P265"><text:span text:style-name="Source_20_Text"><text:span text:style-name="T283">10 % 3 </text:span></text:span><text:span text:style-name="Source_20_Text"><text:span text:style-name="T312">=&gt; 1</text:span></text:span></text:p>
              <text:p text:style-name="P146">10 % 3*3</text:p>
              <text:p text:style-name="P105">10 % <text:span text:style-name="T261">9 =&gt; 1</text:span></text:p>
            </table:table-cell>
          </table:table-row>
        </table:table>
        <text:h text:style-name="P432" text:outline-level="2"/>
        <text:h text:style-name="P393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83">0.3.<text:span text:style-name="T67">rationalize</text:span>(0.1)</text:p>
            </table:table-cell>
            <table:table-cell table:style-name="Table85.B1" office:value-type="string">
              <text:p text:style-name="P283">=&gt; (1/3)</text:p>
            </table:table-cell>
          </table:table-row>
          <table:table-row>
            <table:table-cell table:style-name="Table85.A2" office:value-type="string">
              <text:p text:style-name="P283">1.45.<text:span text:style-name="T67">round</text:span>(1)</text:p>
            </table:table-cell>
            <table:table-cell table:style-name="Table85.B2" office:value-type="string">
              <text:p text:style-name="P283">=&gt; 1.5</text:p>
            </table:table-cell>
          </table:table-row>
          <table:table-row>
            <table:table-cell table:style-name="Table85.A2" office:value-type="string">
              <text:p text:style-name="P283">1.999.<text:span text:style-name="T67">floor</text:span></text:p>
            </table:table-cell>
            <table:table-cell table:style-name="Table85.B2" office:value-type="string">
              <text:p text:style-name="P283">=&gt; 1</text:p>
            </table:table-cell>
          </table:table-row>
          <table:table-row>
            <table:table-cell table:style-name="Table85.A2" office:value-type="string">
              <text:p text:style-name="P283">1.111.<text:span text:style-name="T67">ceil</text:span></text:p>
            </table:table-cell>
            <table:table-cell table:style-name="Table85.B2" office:value-type="string">
              <text:p text:style-name="P283">=&gt; 2</text:p>
            </table:table-cell>
          </table:table-row>
        </table:table>
        <text:h text:style-name="P511" text:outline-level="2"><text:bookmark-start text:name="__RefHeading___Toc3870_491805839"/><text:span text:style-name="T283">exponentiation</text:span><text:bookmark-end text:name="__RefHeading___Toc3870_491805839"/></text:h>
        <text:p text:style-name="P147"><text:span text:style-name="T249">5 </text:span><text:span text:style-name="T72">**</text:span><text:span text:style-name="T249"> 2 =&gt; 25<text:tab/>25 </text:span><text:span text:style-name="T71">** </text:span><text:span text:style-name="T248">0.5 =&gt; 5</text:span></text:p>
        <text:h text:style-name="P433" text:outline-level="2"><text:bookmark-start text:name="__RefHeading___Toc3872_491805839"/>Math<text:bookmark-end text:name="__RefHeading___Toc3872_491805839"/></text:h>
        <text:p text:style-name="P105">puts(<text:span text:style-name="T67">Math::E)</text:span></text:p>
        <text:p text:style-name="P105">puts(<text:span text:style-name="T67">Math.cos</text:span>(Math::PI/3))</text:p>
        <text:p text:style-name="P105">puts(<text:span text:style-name="T67">Math.tan</text:span>(Math::PI/4))</text:p>
        <text:p text:style-name="P105">puts(<text:span text:style-name="T67">Math.log</text:span>(Math::E ** 2))</text:p>
        <text:h text:style-name="P516" text:outline-level="3"><text:bookmark-start text:name="__RefHeading___Toc2575_379422752"/>PI<text:bookmark-end text:name="__RefHeading___Toc2575_379422752"/></text:h>
        <text:p text:style-name="P57"><text:span text:style-name="T327">there is no</text:span><text:span text:style-name="T283"> </text:span><text:span text:style-name="Source_20_Text"><text:span text:style-name="T283">()</text:span></text:span><text:span text:style-name="T283"> at the end of </text:span><text:span text:style-name="Source_20_Text"><text:span text:style-name="T283">Math::PI</text:span></text:span><text:span text:style-name="T283"> because </text:span><text:span text:style-name="T313">it </text:span><text:span text:style-name="T283">is not a function but rather a constant.</text:span></text:p>
        <text:p text:style-name="P263"><text:span text:style-name="Source_20_Text"><text:span text:style-name="T283">Math::PI<text:tab/></text:span></text:span><text:span text:style-name="T283">=&gt; 3.14159265358979</text:span></text:p>
        <text:h text:style-name="P516" text:outline-level="3"><text:bookmark-start text:name="__RefHeading___Toc2577_379422752"/>.sqrt<text:bookmark-end text:name="__RefHeading___Toc2577_379422752"/></text:h>
        <text:p text:style-name="P57"><text:span text:style-name="Strong_20_Emphasis"><text:span text:style-name="T283">Syntax<text:tab/><text:tab/></text:span></text:span><text:span text:style-name="Source_20_Text"><text:span text:style-name="T283">Math.sqrt(expression)</text:span></text:span></text:p>
        <text:p text:style-name="P263"><text:span text:style-name="Source_20_Text"><text:span text:style-name="T283">Math.sqrt(100)<text:tab/>=&gt; 10.0</text:span></text:span></text:p>
        <text:p text:style-name="P263"><text:span text:style-name="Source_20_Text"><text:span text:style-name="T283">Math.sqrt(5+4)<text:tab/>=&gt; 3.0</text:span></text:span></text:p>
        <text:p text:style-name="P263"><text:span text:style-name="Source_20_Text"><text:span text:style-name="T283">Math.sqrt(Math.sqrt(122+22) + Math.sqrt(16))<text:tab/></text:span></text:span><text:span text:style-name="T283">=&gt; 4.0</text:span></text:p>
        <text:h text:style-name="P413" text:outline-level="2"><text:bookmark-start text:name="__RefHeading___Toc3874_491805839"/>Random<text:bookmark-end text:name="__RefHeading___Toc3874_491805839"/></text:h>
        <text:p text:style-name="P317">If you call rand just like that, you’ll get a float <text:span text:style-name="T250">between</text:span> 0.0 and 1.0 . </text:p>
        <text:p text:style-name="P317">If you give it an integer parameter (rand(5) , for example), it will give you an integer <text:s/><text:span text:style-name="T250">between </text:span>0 and 5 (so five possible numbers, from 0 to 4 ).</text:p>
        <text:p text:style-name="P317"/>
        <text:p text:style-name="P105">puts rand<text:tab/><text:tab/>puts(rand(100))</text:p>
        <text:p text:style-name="P232">puts(rand(101).to_s + '% chance of rain')</text:p>
        <text:p text:style-name="P105"><text:span text:style-name="T159">to use </text:span><text:span text:style-name="T165">THE SEED</text:span><text:span text:style-name="T159"> =&gt; </text:span><text:span text:style-name="T67">srand</text:span> 1976</text:p>
        <text:p text:style-name="P105"/>
        <text:p text:style-name="Preformatted_20_Text"><text:span text:style-name="Source_20_Text">rand(a..b)</text:span></text:p>
        <text:h text:style-name="P512" text:outline-level="2"><text:bookmark-start text:name="__RefHeading___Toc11669_241723351"/><text:span text:style-name="Source_20_Text"><text:span text:style-name="T466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508"/>
        <text:h text:style-name="P484" text:outline-level="1"><text:bookmark-start text:name="__RefHeading___Toc9009_1665812660"/>Strings<text:bookmark-end text:name="__RefHeading___Toc9009_1665812660"/></text:h>
        <text:p text:style-name="P318">single (') and double (") quotes <text:span text:style-name="T247">both</text:span> supported</text:p>
        <text:h text:style-name="P434" text:outline-level="2"><text:bookmark-start text:name="__RefHeading___Toc7085_920350223"/>&lt;&lt;PARAGRAPH<text:bookmark-end text:name="__RefHeading___Toc7085_920350223"/></text:h>
        <text:p text:style-name="P190">puts &lt;&lt;PARAGRAPH</text:p>
        <text:p text:style-name="P158">There's something going on here. </text:p>
        <text:p text:style-name="P158">with the PARAGRAPH thing</text:p>
        <text:p text:style-name="P266">We'll be able to type as much as we like</text:p>
        <text:p text:style-name="P158">Even 4 lines if we want, or 5, or 6.</text:p>
        <text:p text:style-name="P190">PARAGRAPH</text:p>
        <text:h text:style-name="P463" text:outline-level="2"><text:bookmark-start text:name="__RefHeading___Toc3876_491805839"/><text:span text:style-name="T57">#{</text:span><text:span text:style-name="T58">i</text:span><text:span text:style-name="T57">nterpolation}</text:span><text:bookmark-end text:name="__RefHeading___Toc3876_491805839"/></text:h>
        <text:p text:style-name="P318">Whatever’s inside the interpolation operator <text:s/><text:span text:style-name="T36">#{“...”} </text:span>gets calculated separately,</text:p>
        <text:p text:style-name="P350"><text:span text:style-name="T346">BUT</text:span> <text:span text:style-name="T346">you have to </text:span>use “double quotation marks”</text:p>
        <text:p text:style-name="P148">puts "This ticket is for: #{ticket.event}, at #{ticket.venue}."</text:p>
        <text:h text:style-name="P464" text:outline-level="2"><text:bookmark-start text:name="__RefHeading___Toc7087_920350223"/><text:span text:style-name="T14">%</text:span> interpolation<text:bookmark-end text:name="__RefHeading___Toc7087_920350223"/></text:h>
        <text:p text:style-name="P324">You simply put the formatted variables in the</text:p>
        <text:p text:style-name="P324">string, and then a <text:span text:style-name="T39">%</text:span><text:span text:style-name="T67"> (percent) </text:span>character, <text:span text:style-name="T67">followed by the variable</text:span>.</text:p>
        <text:p text:style-name="P324">if you want multiple variables, you need to put them inside <text:span text:style-name="T39">[ ]</text:span> separated by <text:span text:style-name="T67">commas</text:span></text:p>
        <text:p text:style-name="P324">.</text:p>
        <text:p text:style-name="P149">puts "If I add <text:span text:style-name="T67">%d</text:span>, <text:span text:style-name="T67">%d</text:span>, and <text:span text:style-name="T67">%d</text:span> I get <text:span text:style-name="T67">%d</text:span>." <text:tab/><text:span text:style-name="T67">%</text:span> <text:span text:style-name="T67">[</text:span>my_age, my_height, my_weight, <text:tab/>my_age + <text:s/>my_height + my_weight<text:span text:style-name="T67">]</text:span></text:p>
        <text:p text:style-name="P192">=&gt; If I add 35, 74, and 180 I get 289.</text:p>
        <text:p text:style-name="P192"/>
        <text:p text:style-name="P235">puts "We'd have <text:span text:style-name="T67">%s </text:span>beans, <text:span text:style-name="T67">%s</text:span> jars and <text:span text:style-name="T67">%s </text:span>crates" <text:span text:style-name="T67">% </text:span>secret_formula(start_point)</text:p>
        <text:h text:style-name="P434" text:outline-level="2"><text:bookmark-start text:name="__RefHeading___Toc2593_379422752"/>.gsub! <text:bookmark-end text:name="__RefHeading___Toc2593_379422752"/></text:h>
        <text:p text:style-name="P324"><text:span text:style-name="Source_20_Text"><text:span text:style-name="T190">which stands for </text:span></text:span><text:span text:style-name="Source_20_Text"><text:span text:style-name="T133">g</text:span></text:span><text:span text:style-name="Source_20_Text"><text:span text:style-name="T152">lobal </text:span></text:span><text:span text:style-name="Source_20_Text"><text:span text:style-name="T133">sub</text:span></text:span><text:span text:style-name="Source_20_Text"><text:span text:style-name="T152">stitution</text:span></text:span><text:span text:style-name="Source_20_Text"><text:span text:style-name="T190">.</text:span></text:span></text:p>
        <text:p text:style-name="P324"><text:span text:style-name="Source_20_Text"><text:span text:style-name="T190">like using "Find &amp; Replace" </text:span></text:span></text:p>
        <text:p text:style-name="P158"><text:span text:style-name="Source_20_Text"><text:span text:style-name="T178"/></text:span></text:p>
        <text:p text:style-name="P193">string_to_change.gsub!(/s/, "th")</text:p>
        <text:p text:style-name="P324"><text:span text:style-name="Source_20_Text"><text:span text:style-name="T181">you </text:span></text:span><text:span text:style-name="Emphasis"><text:span text:style-name="T181">cannot</text:span></text:span><text:span text:style-name="Source_20_Text"><text:span text:style-name="T181"> put a space between </text:span></text:span><text:span text:style-name="Source_20_Text"><text:span text:style-name="T31">gsub</text:span></text:span><text:span text:style-name="Source_20_Text"><text:span text:style-name="T181">! and </text:span></text:span><text:span text:style-name="Source_20_Text"><text:span text:style-name="T189">the ()</text:span></text:span></text:p>
        <text:p text:style-name="P110">greeting = "Hello Everyone!"</text:p>
        <text:p text:style-name="P110">greeting.gsub("Everyone!","Friends!")</text:p>
        <text:p text:style-name="P110"/>
        <text:p text:style-name="P150">"this is a sentence".gsub("e")</text:p>
        <text:p text:style-name="P150">{|letter| letter.upcase}</text:p>
        <text:p text:style-name="P194"/>
        <text:p text:style-name="P194">to remove <text:span text:style-name="Emphasis">all</text:span> whitespac<text:span text:style-name="T271">e</text:span></text:p>
        <text:p text:style-name="P194"><text:span text:style-name="Source_20_Text"><text:span text:style-name="T60">.gsub(/\s+/, "")</text:span></text:span><text:span text:style-name="T60"> <text:tab/> <text:s text:c="3"/>The // </text:span><text:span text:style-name="T62">are REGEX</text:span></text:p>
        <text:p text:style-name="P226"><text:span text:style-name="T67">to remove </text:span><text:span text:style-name="T80">non-alphanumeric</text:span></text:p>
        <text:p text:style-name="P226"><text:span text:style-name="Source_20_Text"><text:span text:style-name="T214">string.downcase.gsub(/[^a-z0-9\s]/i, '')</text:span></text:span> </text:p>
        <text:p text:style-name="P226"><text:span text:style-name="Source_20_Text"><text:span text:style-name="T130">string.downcase.gsub(/\W+/, <text:tab/> <text:s text:c="4"/>' ')</text:span></text:span></text:p>
        <text:p text:style-name="P226"/>
        <text:p text:style-name="P226"/>
        <text:h text:style-name="P423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5">"ye<text:span text:style-name="T373">ll</text:span>ow m<text:span text:style-name="T373">oo</text:span>n".<text:span text:style-name="T67">squeeze</text:span> <text:s/></text:p>
              <text:p text:style-name="P85"><text:s text:c="3"/><text:span text:style-name="T372">=&gt;</text:span> "yelow mon"</text:p>
            </table:table-cell>
            <table:table-cell table:style-name="Table86.B1" office:value-type="string">
              <text:p text:style-name="P82">"<text:span text:style-name="T373"> <text:s/></text:span>now<text:span text:style-name="T373"> <text:s text:c="2"/></text:span>is <text:s/>the"</text:p>
              <text:p text:style-name="P82">.<text:span text:style-name="T67">squeeze</text:span>(" ") <text:s text:c="8"/>#=&gt; " now is the"</text:p>
            </table:table-cell>
          </table:table-row>
        </table:table>
        <text:p text:style-name="Preformatted_20_Text">"pu<text:span text:style-name="T373">tt</text:span>ers sh<text:span text:style-name="T373">oo</text:span>t balls".<text:span text:style-name="T67">squeeze</text:span>("m-z") <text:s text:c="2"/>=&gt; "puters shot balls"</text:p>
        <text:h text:style-name="Heading_20_2" text:outline-level="2"><text:bookmark-start text:name="__RefHeading___Toc4858_870494724"/><text:span text:style-name="T394">=~ <text:s/></text:span>.<text:span text:style-name="T11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7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3"/>
        <text:p text:style-name="P324"><text:span text:style-name="Source_20_Text"><text:span text:style-name="T185">find the characters from a String which are next to a whitespace: <text:tab/>=&gt;<text:tab/>I</text:span></text:span></text:p>
        <text:p text:style-name="P110">'RubyMonk Is Pretty'.match(/ ./, <text:span text:style-name="T267">3</text:span>)</text:p>
        <text:p text:style-name="P318"><text:span text:style-name="T220">When the second parameter is present, it specifies</text:span> the position in the string to begin the search. </text:p>
        <text:h text:style-name="P422" text:outline-level="2"><text:bookmark-start text:name="__RefHeading___Toc12001_2034189443"/>Substrings<text:bookmark-end text:name="__RefHeading___Toc12001_2034189443"/></text:h>
        <text:p text:style-name="P110">greeting = "Hello Everyone!"</text:p>
        <text:p text:style-name="P158"><text:span text:style-name="T283">greeting[0..4]<text:tab/></text:span><text:span text:style-name="Source_20_Text"><text:span text:style-name="T186"><text:tab/>=&gt; Hello</text:span></text:span></text:p>
        <text:p text:style-name="P158"><text:span text:style-name="T283">greeting[6..-</text:span><text:span text:style-name="T314">3</text:span><text:span text:style-name="T283">]<text:tab/></text:span><text:span text:style-name="Source_20_Text"><text:span text:style-name="T187"><text:tab/>=&gt; "Everyon"</text:span></text:span></text:p>
        <text:h text:style-name="P464" text:outline-level="2"><text:bookmark-start text:name="__RefHeading___Toc2607_379422752"/><text:span text:style-name="Source_20_Text"><text:span text:style-name="T55">.</text:span></text:span><text:span text:style-name="Source_20_Text"><text:span text:style-name="T14">reverse</text:span></text:span><text:bookmark-end text:name="__RefHeading___Toc2607_379422752"/></text:h>
        <text:p text:style-name="P110">'CULO'.reverse<text:tab/>=&gt; "OLUC"</text:p>
        <text:p text:style-name="P110"/>
        <text:h text:style-name="P464" text:outline-level="2"><text:bookmark-start text:name="__RefHeading___Toc4860_870494724"/><text:span text:style-name="T283">.</text:span><text:span text:style-name="Source_20_Text"><text:span text:style-name="T231">up</text:span></text:span><text:span text:style-name="T283"> and </text:span><text:span text:style-name="Source_20_Text"><text:span text:style-name="T231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0"><text:span text:style-name="T246">l</text:span>etters = 'aAbBcCdDeE'</text:p>
              <text:p text:style-name="P110">puts letters.upcase</text:p>
              <text:p text:style-name="P110">puts letters.downcase</text:p>
              <text:p text:style-name="P110">puts letters.swapcase</text:p>
              <text:p text:style-name="P110">puts letters.capitalize</text:p>
              <text:p text:style-name="P110">puts ' a'.capitalize</text:p>
            </table:table-cell>
            <table:table-cell table:style-name="Table87.B1" office:value-type="string">
              <text:p text:style-name="P151"/>
              <text:p text:style-name="P151">AABBCCDDEE</text:p>
              <text:p text:style-name="P151">aabbccddee</text:p>
              <text:p text:style-name="P151">AaBbCcDdEe</text:p>
              <text:p text:style-name="P151">Aabbccddee</text:p>
              <text:p text:style-name="P151"><text:s/>a</text:p>
            </table:table-cell>
          </table:table-row>
        </table:table>
        <text:p text:style-name="P318">the capitalize method capitalizes only the first character, not the first letter</text:p>
        <text:p text:style-name="P318"/>
        <text:p text:style-name="P318"/>
        <text:h text:style-name="P422" text:outline-level="2"><text:bookmark-start text:name="__RefHeading___Toc3878_491805839"/><text:soft-page-break/><text:span text:style-name="T56">.</text:span><text:span text:style-name="T10">length</text:span><text:bookmark-end text:name="__RefHeading___Toc3878_491805839"/></text:h>
        <text:p text:style-name="P110">puts 'What is your full name?'</text:p>
        <text:p text:style-name="P110">name = gets.chomp</text:p>
        <text:p text:style-name="P110">puts 'Did you know there are ' + </text:p>
        <text:p text:style-name="P110"><text:tab/> name.<text:span text:style-name="T67">length.to_s</text:span> + ' characters'</text:p>
        <text:p text:style-name="P110">puts 'in your name, ' + name + '?'</text:p>
        <text:h text:style-name="P434" text:outline-level="2"><text:bookmark-start text:name="__RefHeading___Toc7747_1031849959"/>.chr() <text:span text:style-name="T380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7">65.chr <text:s text:c="3"/>#=&gt; "A"</text:p>
            </table:table-cell>
            <table:table-cell table:style-name="Table88.B1" office:value-type="string">
              <text:p text:style-name="P88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58">255.chr(Encoding::UTF_8)#=&gt; "\303\277" </text:p>
            </table:table-cell>
            <table:covered-table-cell/>
          </table:table-row>
        </table:table>
        <text:p text:style-name="P372"><text:span text:style-name="T54">.ord()</text:span> is the opposite</text:p>
        <text:h text:style-name="P422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0">line_width = 40</text:p>
              <text:p text:style-name="P110">str = '--&gt; text &lt;--'</text:p>
              <text:p text:style-name="P110">puts(str.<text:span text:style-name="T67">ljust</text:span>(line_width))</text:p>
              <text:p text:style-name="P110">puts(str.<text:span text:style-name="T67">center</text:span>(line_width))</text:p>
              <text:p text:style-name="P110">puts(str.<text:span text:style-name="T67">rjust</text:span>(line_width))</text:p>
              <text:p text:style-name="P110">puts(str.<text:span text:style-name="T67">ljust</text:span>(line_width/2) <text:s/></text:p>
              <text:p text:style-name="P110"><text:s text:c="2"/>+ str.<text:span text:style-name="T67">rjust</text:span>(line_width/2))</text:p>
            </table:table-cell>
            <table:table-cell table:style-name="Table89.B1" office:value-type="string">
              <text:p text:style-name="P110"/>
              <text:p text:style-name="P110"/>
              <text:p text:style-name="P152">o</text:p>
              <text:p text:style-name="P153">o</text:p>
              <text:p text:style-name="P152"><text:s text:c="7"/>o</text:p>
              <text:p text:style-name="P152">o <text:s text:c="5"/>o</text:p>
            </table:table-cell>
          </table:table-row>
        </table:table>
        <text:p text:style-name="P324"/>
        <text:h text:style-name="P493" text:outline-level="1"/>
        <text:h text:style-name="P400" text:outline-level="1"><text:bookmark-start text:name="__RefHeading___Toc12808_1905917240"/>Symbols :<text:bookmark-end text:name="__RefHeading___Toc12808_1905917240"/></text:h>
        <text:p text:style-name="P323">think of a symbol as a "named integer"</text:p>
        <text:p text:style-name="P323"/>
        <text:p text:style-name="P323">In Ruby, a symbol is simply a name used in your program. One of the main uses for Ruby symbols is hash keys, especially if you would otherwise use the same string as a hash key over and over. </text:p>
        <text:p text:style-name="P323">Ruby will create an (almost) unlimited number of string instances for all your hash keys, but will only keep one copy of a symbol in memory at a time. This can really save memory for your programs in the long run.</text:p>
        <text:p text:style-name="P25"><text:span text:style-name="Strong_20_Emphasis"><text:span text:style-name="T283">Syntax<text:tab/><text:tab/></text:span></text:span><text:span text:style-name="Source_20_Text"><text:span text:style-name="T283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5"><text:span text:style-name="Strong_20_Emphasis"><text:span text:style-name="T283">Example</text:span></text:span></text:p>
              <text:p text:style-name="P157"><text:span text:style-name="Source_20_Text"><text:span text:style-name="T283">fox1 = :fox</text:span></text:span></text:p>
              <text:p text:style-name="P157"><text:span text:style-name="Source_20_Text"><text:span text:style-name="T283">fox2 = :fox</text:span></text:span></text:p>
            </table:table-cell>
            <table:table-cell table:style-name="Table90.B1" office:value-type="string">
              <text:p text:style-name="P157"><text:span text:style-name="Source_20_Text"><text:span text:style-name="T283">fox1.object_id</text:span></text:span></text:p>
              <text:p text:style-name="P157"><text:span text:style-name="Source_20_Text"><text:span text:style-name="T283">=&gt; 430488</text:span></text:span></text:p>
              <text:p text:style-name="P157"><text:span text:style-name="Source_20_Text"><text:span text:style-name="T283">fox2.object_id</text:span></text:span></text:p>
              <text:p text:style-name="P111">=&gt; 430488</text:p>
            </table:table-cell>
          </table:table-row>
        </table:table>
        <text:p text:style-name="P7">They never appear on the left side of an assign. </text:p>
        <text:p text:style-name="P323">A Ruby symbol is a <text:span text:style-name="T204">thing</text:span> that has both </text:p>
        <text:p text:style-name="P325"><text:span text:style-name="T67">a number</text:span> (integer) <text:s/>and <text:s/><text:span text:style-name="T67">a string</text:span> representation</text:p>
        <text:p text:style-name="P330"/>
        <text:list xml:id="list191376188248081791" text:style-name="L1">
          <text:list-item>
            <text:p text:style-name="P509">The string representation is much more important and used much more often.</text:p>
          </text:list-item>
        </text:list>
        <text:list xml:id="list3966220732184076039" text:style-name="L2">
          <text:list-item>
            <text:p text:style-name="P510">A Ruby symbol cannot be changed at runtime.</text:p>
          </text:list-item>
        </text:list>
        <text:p text:style-name="P323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57">puts "string".object_id</text:p>
            </table:table-cell>
            <table:table-cell table:style-name="Table91.A1" office:value-type="string">
              <text:p text:style-name="P157">19073100</text:p>
            </table:table-cell>
          </table:table-row>
          <table:table-row>
            <table:table-cell table:style-name="Table91.A1" office:value-type="string">
              <text:p text:style-name="P157">puts "string".object_id</text:p>
            </table:table-cell>
            <table:table-cell table:style-name="Table91.A1" office:value-type="string">
              <text:p text:style-name="P157">19072900</text:p>
            </table:table-cell>
          </table:table-row>
          <table:table-row>
            <table:table-cell table:style-name="Table91.A1" office:value-type="string">
              <text:p text:style-name="P157">puts :symbol.object_id</text:p>
            </table:table-cell>
            <table:table-cell table:style-name="Table91.A1" office:value-type="string">
              <text:p text:style-name="P157">319528</text:p>
            </table:table-cell>
          </table:table-row>
          <table:table-row table:style-name="Table91.4">
            <table:table-cell table:style-name="Table91.A1" office:value-type="string">
              <text:p text:style-name="P157">puts :symbol.object_id</text:p>
            </table:table-cell>
            <table:table-cell table:style-name="Table91.A1" office:value-type="string">
              <text:p text:style-name="P157">319528</text:p>
            </table:table-cell>
          </table:table-row>
        </table:table>
        <text:p text:style-name="P25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4">we can change the contents of a string:</text:p>
            </table:table-cell>
            <table:table-cell table:style-name="Table94.B1" office:value-type="string">
              <text:p text:style-name="P157"><text:span text:style-name="Source_20_Text">"foo"[0] = ?b </text:span></text:p>
              <text:p text:style-name="P157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5">But we can't change the contents of a symbol:</text:p>
            </table:table-cell>
            <table:table-cell table:style-name="Table94.B2" office:value-type="string">
              <text:p text:style-name="P157"><text:span text:style-name="Source_20_Text">:foo[0] <text:s/>= ?b </text:span></text:p>
              <text:p text:style-name="P157"><text:span text:style-name="Source_20_Text">#Raises an error</text:span></text:p>
            </table:table-cell>
          </table:table-row>
        </table:table>
        <text:h text:style-name="P439" text:outline-level="2"><text:bookmark-start text:name="__RefHeading___Toc9302_970994290"/>convert to symbols<text:bookmark-end text:name="__RefHeading___Toc9302_970994290"/></text:h>
        <text:p text:style-name="P323">Besides using <text:span text:style-name="Source_20_Text"><text:span text:style-name="T23">.to_sym</text:span></text:span>, you can <text:span text:style-name="T23">use .</text:span><text:span text:style-name="T25">intern</text:span></text:p>
        <text:p text:style-name="P25">This will internalize the string into a symbol:</text:p>
        <text:p text:style-name="P109"><text:span text:style-name="Source_20_Text"><text:span text:style-name="T388">"hello".intern<text:tab/># ==&gt; :hello</text:span></text:span></text:p>
        <text:h text:style-name="P402" text:outline-level="1"><text:bookmark-start text:name="__RefHeading___Toc12810_1905917240"/><text:soft-page-break/><text:span text:style-name="T332">S</text:span><text:span text:style-name="T283">yntax</text:span><text:bookmark-end text:name="__RefHeading___Toc12810_1905917240"/></text:h>
        <text:h text:style-name="P414" text:outline-level="2"><text:bookmark-start text:name="__RefHeading___Toc3219_1456555390"/>keywords<text:bookmark-end text:name="__RefHeading___Toc3219_1456555390"/></text:h>
        <text:p text:style-name="P296">Keywords include <text:s/>def (for method definitions), <text:s/>class (for class definitions), <text:s/>if (conditional execution), and <text:s/>__FILE__ (the name of the file</text:p>
        <text:p text:style-name="P299">currently being executed). There are about 40 of them, and they’re generally short, single-word (as opposed to underscore-composed)identifiers.</text:p>
        <text:h text:style-name="P414" text:outline-level="2"><text:bookmark-start text:name="__RefHeading___Toc3221_1456555390"/><text:span text:style-name="T255">m</text:span>ethod Names<text:bookmark-end text:name="__RefHeading___Toc3221_1456555390"/></text:h>
        <text:p text:style-name="P298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24">expression, whether you’re seeing a local variable or a method name, and that’s intentional.</text:span></text:p>
        <text:h text:style-name="P414" text:outline-level="2"><text:bookmark-start text:name="__RefHeading___Toc3277_1456555390"/>! Exclamation mark<text:bookmark-end text:name="__RefHeading___Toc3277_1456555390"/></text:h>
        <text:p text:style-name="P299">In general, methods that end in ! indicate that the method will modify the object it's called on. Ruby calls these "dangerous methods" because they change state that someone else might have a reference to.</text:p>
        <text:p text:style-name="P108">foo = "A STRING" # a string called foo</text:p>
        <text:p text:style-name="P108">foo.downcase! <text:s text:c="3"/># modifies foo itself</text:p>
        <text:p text:style-name="P108">puts foo <text:s text:c="8"/># prints modified foo</text:p>
        <text:p text:style-name="P322"><text:span text:style-name="Source_20_Text"><text:span text:style-name="T283"><text:tab/>This will output:<text:tab/></text:span></text:span><text:span text:style-name="Source_20_Text"><text:span text:style-name="T21">a string</text:span></text:span></text:p>
        <text:h text:style-name="P414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08">if ticket.available?</text:p>
        <text:p text:style-name="P108">puts "You're in luck!"</text:p>
        <text:p text:style-name="P108">end</text:p>
        <text:h text:style-name="P438" text:outline-level="2"><text:bookmark-start text:name="__RefHeading___Toc10315_1836067520"/>; multiple lines <text:bookmark-end text:name="__RefHeading___Toc10315_1836067520"/></text:h>
        <text:p text:style-name="P322">Ruby supports ending lines of code with semicolons ( ; ) and allows you to put multiple lines of code onto a single line </text:p>
        <text:p text:style-name="P101">(x = 10; x += 1; puts x ) </text:p>
        <text:p text:style-name="P322">it’s not considered good style in production-quality Ruby code.</text:p>
        <text:h text:style-name="P395" text:outline-level="2"><text:bookmark-start text:name="__RefHeading___Toc3836_2142260940"/><text:span text:style-name="T260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07">tabby_cat = </text:p>
              <text:p text:style-name="P107"><text:s text:c="2"/>"<text:span text:style-name="T67">\t</text:span>I'm tabbed in."</text:p>
              <text:p text:style-name="P107">persian_cat = </text:p>
              <text:p text:style-name="P107">"I'm split<text:span text:style-name="T67">\n</text:span>on a <text:span text:style-name="T347">l</text:span>in"</text:p>
              <text:p text:style-name="P107">backslash_cat = </text:p>
              <text:p text:style-name="P107"><text:s text:c="2"/>"I'm <text:span text:style-name="T67">\</text:span>\ a <text:span text:style-name="T67">\</text:span>\ cat."</text:p>
              <text:p text:style-name="P107"/>
              <text:p text:style-name="P107">fat_cat = </text:p>
              <text:p text:style-name="P107"><text:s text:c="2"/><text:span text:style-name="T67">&lt;&lt;MY_HEREDOC</text:span></text:p>
              <text:p text:style-name="P107"><text:s text:c="2"/>I'll do a list:</text:p>
              <text:p text:style-name="P107"><text:s/><text:span text:style-name="T67">\t</text:span>* Cat food</text:p>
              <text:p text:style-name="P107"><text:s/><text:span text:style-name="T67">\t</text:span>* Fishies</text:p>
              <text:p text:style-name="P107"><text:span text:style-name="T67">\t</text:span>* Catnip\n\t* Grass</text:p>
              <text:p text:style-name="P84"><text:s text:c="2"/><text:span text:style-name="T67">MY_HEREDOC</text:span></text:p>
            </table:table-cell>
            <table:table-cell table:style-name="Table95.B1" office:value-type="string">
              <text:p text:style-name="P279"/>
              <text:p text:style-name="P279"><text:s/>I'm tabbed in.</text:p>
              <text:p text:style-name="P279"/>
              <text:p text:style-name="P279">I'm split</text:p>
              <text:p text:style-name="P279">on a <text:span text:style-name="T401">new </text:span>lin<text:span text:style-name="T401">e</text:span></text:p>
              <text:p text:style-name="P279"/>
              <text:p text:style-name="P279">I'm \ a \ cat.</text:p>
              <text:p text:style-name="P279"/>
              <text:p text:style-name="P279"/>
              <text:p text:style-name="P279">I'll do a list:</text:p>
              <text:p text:style-name="P279"><text:s text:c="3"/>* Cat food</text:p>
              <text:p text:style-name="P279"><text:s text:c="3"/>* Fishies</text:p>
              <text:p text:style-name="P279"><text:s text:c="3"/>* Catnip</text:p>
              <text:p text:style-name="P279"><text:s text:c="3"/>* Grass</text:p>
            </table:table-cell>
          </table:table-row>
        </table:table>
        <text:p text:style-name="P101"><text:span text:style-name="Source_20_Text"><text:span text:style-name="T393"/></text:span></text:p>
        <text:h text:style-name="P495" text:outline-level="1"><text:bookmark-start text:name="__RefHeading___Toc11508_1800458073"/>Modules<text:bookmark-end text:name="__RefHeading___Toc11508_1800458073"/></text:h>
        <text:p text:style-name="P5">the class <text:span text:style-name="T37">Class</text:span> is a subclass of the class <text:span text:style-name="T37">Module</text:span> which means that every class object is ancestrally a module object</text:p>
        <text:p text:style-name="P6">The main difference between inheriting from a class and mixing in a module is that you can mix <text:span text:style-name="T60">in</text:span><text:span text:style-name="T67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1">module <text:span text:style-name="T418">ModuleOne</text:span></text:p>
              <text:p text:style-name="P101"><text:s text:c="2"/>def say_hello() puts "hello" end</text:p>
              <text:p text:style-name="P101">end</text:p>
            </table:table-cell>
            <table:covered-table-cell/>
          </table:table-row>
          <table:table-row>
            <table:table-cell table:style-name="Table96.A2" office:value-type="string">
              <text:p text:style-name="P101">class Test</text:p>
              <text:p text:style-name="P101"><text:span text:style-name="T67"><text:s text:c="2"/>include</text:span> <text:span text:style-name="T418">ModuleOne</text:span></text:p>
              <text:p text:style-name="P101">end</text:p>
            </table:table-cell>
            <table:table-cell table:style-name="Table96.B2" office:value-type="string">
              <text:p text:style-name="P101"/>
              <text:p text:style-name="P101">mt = Test.new</text:p>
              <text:p text:style-name="P101">mt.say_hello</text:p>
            </table:table-cell>
          </table:table-row>
        </table:table>
        <text:p text:style-name="P21">modules <text:span text:style-name="T67">don’t have insta</text:span><text:span text:style-name="T89">­</text:span><text:span text:style-name="T67">nces</text:span></text:p>
        <text:p text:style-name="P108">s = <text:span text:style-name="T420">ModuleOne</text:span>.new<text:tab/><text:tab/><text:span text:style-name="T421">&lt;== </text:span>Wrong!</text:p>
        <text:h text:style-name="P487" text:outline-level="1"><text:bookmark-start text:name="__RefHeading___Toc12812_1905917240"/><text:span text:style-name="T330">V</text:span><text:span text:style-name="T283">ariables</text:span><text:bookmark-end text:name="__RefHeading___Toc12812_1905917240"/></text:h>
        <text:p text:style-name="P300">A variable can hold almost any type of value including <text:s/><text:tab/><text:span text:style-name="T67">numbers</text:span>, <text:span text:style-name="T67">strings</text:span>, </text:p>
        <text:p text:style-name="P300"><text:span text:style-name="T67"><text:tab/><text:tab/>arrays</text:span>, and <text:span text:style-name="T67">hashes</text:span>.</text:p>
        <text:p text:style-name="P300">By convention, <text:span text:style-name="T343">they</text:span></text:p>
        <text:p text:style-name="P300">should start with a lowercase letter and </text:p>
        <text:p text:style-name="P300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57">str = "Hello"</text:p>
              <text:p text:style-name="P157">abc = str</text:p>
              <text:p text:style-name="P157">str.replace("<text:span text:style-name="T338">Muori</text:span>")</text:p>
              <text:p text:style-name="P157">puts str</text:p>
              <text:p text:style-name="P71">puts abc</text:p>
            </table:table-cell>
            <table:table-cell table:style-name="Table97.B1" office:value-type="string">
              <text:p text:style-name="P323">returns:</text:p>
              <text:p text:style-name="P159">Muori</text:p>
              <text:p text:style-name="P69">Muori</text:p>
              <text:p text:style-name="P69"/>
            </table:table-cell>
          </table:table-row>
        </table:table>
        <text:p text:style-name="P157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57"><text:span text:style-name="Source_20_Text"><text:span text:style-name="T283"/></text:span></text:p>
              <text:p text:style-name="P157"><text:span text:style-name="Source_20_Text"><text:span text:style-name="T283"/></text:span></text:p>
              <text:p text:style-name="P157"><text:span text:style-name="Source_20_Text"><text:span text:style-name="T283">name <text:s text:c="5"/>=&gt; "Artur"</text:span></text:span></text:p>
              <text:p text:style-name="P157"><text:span text:style-name="Source_20_Text"><text:span text:style-name="T283">name_copy =&gt; "Artur"</text:span></text:span></text:p>
              <text:p text:style-name="P157"><text:span text:style-name="Source_20_Text"><text:span text:style-name="T283">age <text:s text:c="6"/></text:span></text:span><text:span text:style-name="Source_20_Text"><text:span text:style-name="T113">=&gt; 21</text:span></text:span></text:p>
            </table:table-cell>
            <table:table-cell table:style-name="Table98.B1" office:value-type="string">
              <text:p text:style-name="P157"><text:span text:style-name="Source_20_Text"><text:span text:style-name="T283">name = "Dustin"</text:span></text:span></text:p>
              <text:p text:style-name="P157"><text:span text:style-name="Source_20_Text"><text:span text:style-name="T283">=&gt; "Dustin"</text:span></text:span></text:p>
              <text:p text:style-name="P157"><text:span text:style-name="Source_20_Text"><text:span text:style-name="T283">name_copy</text:span></text:span></text:p>
              <text:p text:style-name="P157"><text:span text:style-name="Source_20_Text"><text:span text:style-name="T283">=&gt; "Artur"</text:span></text:span></text:p>
              <text:p text:style-name="P157"><text:span text:style-name="Source_20_Text"><text:span text:style-name="T283">name_copy = name</text:span></text:span></text:p>
              <text:p text:style-name="P157"><text:span text:style-name="Source_20_Text"><text:span text:style-name="T283">=&gt; "Dustin"</text:span></text:span></text:p>
              <text:p text:style-name="P157"><text:span text:style-name="Source_20_Text"><text:span text:style-name="T283">age = 22 <text:s text:c="2"/></text:span></text:span><text:span text:style-name="T31">=&gt; 22</text:span></text:p>
            </table:table-cell>
          </table:table-row>
        </table:table>
        <text:h text:style-name="P424" text:outline-level="2"><text:bookmark-start text:name="__RefHeading___Toc8794_18812532"/>defined?<text:bookmark-end text:name="__RefHeading___Toc8794_18812532"/></text:h>
        <text:p text:style-name="P26">to see <text:span text:style-name="T383">if a variable has already been defined or not</text:span></text:p>
        <text:p text:style-name="P160"><text:span text:style-name="T384">muori</text:span> = <text:span text:style-name="T385">true</text:span> if <text:span text:style-name="T67">defined?</text:span> <text:span text:style-name="T384">@@cavellette</text:span></text:p>
        <text:h text:style-name="P440" text:outline-level="2"><text:bookmark-start text:name="__RefHeading___Toc9534_970994290"/><text:span text:style-name="T14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57"><text:span text:style-name="Source_20_Text">book = nil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402">=&gt; nil</text:span></text:p>
            </table:table-cell>
            <table:table-cell table:style-name="Table99.C1" table:number-rows-spanned="4" office:value-type="string">
              <text:p text:style-name="P25"><text:span text:style-name="Strong_20_Emphasis">conditional assignment operator</text:span>:</text:p>
              <text:p text:style-name="P27"><text:span text:style-name="Source_20_Text"><text:span text:style-name="T403">||=</text:span></text:span></text:p>
            </table:table-cell>
          </table:table-row>
          <table:table-row>
            <table:table-cell table:style-name="Table99.A1" office:value-type="string">
              <text:p text:style-name="P157"><text:span text:style-name="Source_20_Text">book ||= </text:span><text:span text:style-name="Source_20_Text"><text:span text:style-name="T402">1</text:span>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402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7"><text:span text:style-name="Source_20_Text">book ||= </text:span><text:span text:style-name="Source_20_Text"><text:span text:style-name="T402">2</text:span>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402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7"><text:span text:style-name="Source_20_Text">book = </text:span><text:span text:style-name="Source_20_Text"><text:span text:style-name="T402">2</text:span>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402">=&gt; 2</text:span></text:p>
            </table:table-cell>
            <table:covered-table-cell/>
          </table:table-row>
        </table:table>
        <text:p text:style-name="P25"><text:span text:style-name="Source_20_Text"><text:span text:style-name="T419">array || array = []</text:span></text:span></text:p>
        <text:p text:style-name="P25"><text:span text:style-name="Source_20_Text"><text:span text:style-name="T176">if </text:span></text:span><text:span text:style-name="Source_20_Text"><text:span text:style-name="T126">array</text:span></text:span><text:span text:style-name="Source_20_Text"><text:span text:style-name="T176"> has a boolean value of </text:span></text:span><text:span text:style-name="Source_20_Text"><text:span text:style-name="T126">true</text:span></text:span><text:span text:style-name="Source_20_Text"><text:span text:style-name="T176"> (if it’s neither </text:span></text:span><text:span text:style-name="Source_20_Text"><text:span text:style-name="T126">false</text:span></text:span><text:span text:style-name="Source_20_Text"><text:span text:style-name="T176"> nor </text:span></text:span><text:span text:style-name="Source_20_Text"><text:span text:style-name="T126">nil</text:span></text:span><text:span text:style-name="Source_20_Text"><text:span text:style-name="T176">), then </text:span></text:span><text:span text:style-name="Source_20_Text"><text:span text:style-name="T167">don’t do anything</text:span></text:span></text:p>
        <text:p text:style-name="P25"><text:span text:style-name="Source_20_Text"><text:span text:style-name="T176">but if it doesn’t, </text:span></text:span><text:span text:style-name="Source_20_Text"><text:span text:style-name="T167">initialize it to a new array</text:span></text:span></text:p>
        <text:h text:style-name="P415" text:outline-level="2"><text:bookmark-start text:name="__RefHeading___Toc9536_970994290"/>$Global variables <text:bookmark-end text:name="__RefHeading___Toc9536_970994290"/></text:h>
        <text:p text:style-name="P300">The segment after the dollar sign doesn’t follow local-variable naming conventions; there are global variables called <text:s/><text:span text:style-name="Source_20_Text"><text:span text:style-name="T126">$:</text:span></text:span> , <text:s/><text:span text:style-name="Source_20_Text"><text:span text:style-name="T126">$1</text:span></text:span> , and <text:s/><text:span text:style-name="Source_20_Text"><text:span text:style-name="T126">$/</text:span></text:span> , as well as <text:s/><text:span text:style-name="Source_20_Text"><text:span text:style-name="T126">$stdin</text:span></text:span> and <text:span text:style-name="Source_20_Text"><text:span text:style-name="T126">$LOAD_PATH</text:span></text:span> . </text:p>
        <text:h text:style-name="P397" text:outline-level="2"><text:bookmark-start text:name="__RefHeading___Toc7042_650475850"/><text:span text:style-name="T344">@</text:span>Instance Variables<text:bookmark-end text:name="__RefHeading___Toc7042_650475850"/></text:h>
        <text:p text:style-name="P331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1">class Die</text:p>
              <text:p text:style-name="P71"><text:s text:c="2"/>def roll</text:p>
              <text:p text:style-name="P332">@number_showing = </text:p>
              <text:p text:style-name="P71"><text:s text:c="4"/>1 + rand(6)</text:p>
              <text:p text:style-name="P71"><text:s text:c="2"/>end</text:p>
            </table:table-cell>
            <table:table-cell table:style-name="Table100.B1" office:value-type="string">
              <text:p text:style-name="P71"><text:s/>def showing</text:p>
              <text:p text:style-name="P332"><text:s text:c="2"/>@number_showing</text:p>
              <text:p text:style-name="P71"><text:s/>end</text:p>
              <text:p text:style-name="P71">end</text:p>
              <text:p text:style-name="P71"><text:s/>puts die.rol<text:span text:style-name="T345">l</text:span></text:p>
              <text:p text:style-name="P70"><text:s/>puts die.showing</text:p>
            </table:table-cell>
          </table:table-row>
        </table:table>
        <text:p text:style-name="P331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31">A <text:span text:style-name="T67">method’s local variables</text:span> last </text:p>
              <text:p text:style-name="P331"><text:span text:style-name="T67">until the method is finished</text:span>. </text:p>
            </table:table-cell>
            <table:table-cell table:style-name="Table101.B1" office:value-type="string">
              <text:p text:style-name="P331">An <text:span text:style-name="T67">object’s instance variables</text:span>, will <text:span text:style-name="T60">last</text:span><text:span text:style-name="T67"> </text:span></text:p>
              <text:p text:style-name="P331"><text:span text:style-name="T67">as long as the object </text:span>does.</text:p>
            </table:table-cell>
          </table:table-row>
        </table:table>
        <text:h text:style-name="P415" text:outline-level="2"><text:bookmark-start text:name="__RefHeading___Toc3213_1456555390"/>@@Class variables<text:bookmark-end text:name="__RefHeading___Toc3213_1456555390"/></text:h>
        <text:p text:style-name="P300">store information per class hierarchy <text:s/>follow the same rules as instance variables, except that they start with two at-signs: <text:s/>@@running_total </text:p>
        <text:h text:style-name="P415" text:outline-level="2"><text:bookmark-start text:name="__RefHeading___Toc3217_1456555390"/>Constants<text:bookmark-end text:name="__RefHeading___Toc3217_1456555390"/></text:h>
        <text:p text:style-name="P297">Constants begin with an uppercase letter. <text:s/></text:p>
        <text:p text:style-name="P297">A , <text:s/>String , <text:s/>FirstName , and <text:s/>STDIN </text:p>
        <text:p text:style-name="P297">It’s customary to use either camelcase ( FirstName ) or under-score-separated </text:p>
        <text:p text:style-name="P297">all-uppercase words ( FIRST_NAME ) </text:p>
        <text:h text:style-name="P439" text:outline-level="2"><text:bookmark-start text:name="__RefHeading___Toc7254_1333707516"/>$<text:span text:style-name="T14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57">inp = $stdin.read</text:p>
              <text:p text:style-name="P157">puts inp</text:p>
            </table:table-cell>
            <table:table-cell table:style-name="Table102.B1" office:value-type="string">
              <text:p text:style-name="P336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36"><text:s/>that holds a stream for the standard input. It can be used to read input from the console. </text:p>
            </table:table-cell>
            <table:covered-table-cell/>
          </table:table-row>
        </table:table>
        <text:h text:style-name="P424" text:outline-level="2"><text:bookmark-start text:name="__RefHeading___Toc7444_255360517"/>ARGV<text:bookmark-end text:name="__RefHeading___Toc7444_255360517"/></text:h>
        <text:p text:style-name="P323">Ruby automatically places any parameters that are appended to the command line <text:span text:style-name="T426">when using</text:span></text:p>
        <text:p text:style-name="P323">“argument vector,” which is basically a variable that <text:span text:style-name="T67">contains the arguments passed to a program through the command line </text:span></text:p>
        <text:p text:style-name="P157"><text:span text:style-name="Source_20_Text"><text:span text:style-name="T348">ruby program</text:span></text:span><text:span text:style-name="Source_20_Text">.rb </text:span><text:span text:style-name="Source_20_Text"><text:span text:style-name="T348">1st</text:span></text:span><text:span text:style-name="Source_20_Text">_arg </text:span><text:span text:style-name="Source_20_Text"><text:span text:style-name="T348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1"><text:span text:style-name="Source_20_Text"><text:span text:style-name="T427">puts ARGV.join('-')</text:span></text:span></text:p>
            </table:table-cell>
            <table:table-cell table:style-name="Table103.B1" office:value-type="string">
              <text:p text:style-name="P71"><text:span text:style-name="Source_20_Text"/></text:p>
            </table:table-cell>
          </table:table-row>
          <table:table-row>
            <table:table-cell table:style-name="Table103.A2" office:value-type="string">
              <text:p text:style-name="P281">$ <text:span text:style-name="Source_20_Text">ruby argv.rb test 123 <text:s/></text:span></text:p>
            </table:table-cell>
            <table:table-cell table:style-name="Table103.B2" office:value-type="string">
              <text:p text:style-name="P280"><text:span text:style-name="Source_20_Text">=&gt; test-123</text:span></text:p>
            </table:table-cell>
          </table:table-row>
        </table:table>
        <text:p text:style-name="P157"/>
        <text:p text:style-name="P157"><text:span text:style-name="Source_20_Text"/></text:p>
        <text:p text:style-name="P157"><text:span text:style-name="Source_20_Text"/></text:p>
        <text:p text:style-name="P504"><text:span text:style-name="Source_20_Text"/></text:p>
        <text:h text:style-name="P503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1">ruby –r debug debugtest.rb</text:p>
            </table:table-cell>
          </table:table-row>
        </table:table>
        <text:p text:style-name="Standard"><text:span text:style-name="Source_20_Text"><text:span text:style-name="T126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73"><text:span text:style-name="Source_20_Text"><text:span text:style-name="T147">list 2-4</text:span></text:span><text:span text:style-name="Source_20_Text"><text:span text:style-name="T179"> </text:span></text:span><text:span text:style-name="Source_20_Text"><text:span text:style-name="T158">shows code lines 2 through 4. Without any arguments, list shows a local portion of the program to the current</text:span></text:span></text:p>
              <text:p text:style-name="P373"><text:span text:style-name="Source_20_Text"><text:span text:style-name="T158">execution point</text:span></text:span></text:p>
            </table:table-cell>
            <table:table-cell table:style-name="Table105.B1" office:value-type="string">
              <text:p text:style-name="P373"><text:span text:style-name="Source_20_Text"><text:span text:style-name="T148">step 2</text:span></text:span><text:span text:style-name="Source_20_Text"><text:span text:style-name="T180"> </text:span></text:span><text:span text:style-name="Source_20_Text"><text:span text:style-name="T198"><text:s/>executes two lines</text:span></text:span></text:p>
              <text:p text:style-name="P373"><text:span text:style-name="Source_20_Text"><text:span text:style-name="T198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74"><text:span text:style-name="Source_20_Text"><text:span text:style-name="T148">break 3</text:span></text:span><text:span text:style-name="Source_20_Text"><text:span text:style-name="T198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73"><text:span text:style-name="Source_20_Text"><text:span text:style-name="T148">watch x &gt; 10</text:span></text:span><text:span text:style-name="Source_20_Text"><text:span text:style-name="T198"> Sets a condition breakpoint</text:span></text:span></text:p>
              <text:p text:style-name="P373"><text:span text:style-name="Source_20_Text"><text:span text:style-name="T198">quit: Exits the debugger.</text:span></text:span></text:p>
            </table:table-cell>
            <table:covered-table-cell/>
          </table:table-row>
        </table:table>
        <text:h text:style-name="P465" text:outline-level="2"><text:bookmark-start text:name="__RefHeading___Toc11510_1800458073"/><text:span text:style-name="Source_20_Text">Test::Unit</text:span><text:bookmark-end text:name="__RefHeading___Toc11510_1800458073"/></text:h>
        <text:p text:style-name="P267"><text:span text:style-name="Source_20_Text"><text:span text:style-name="T92">require 'test/unit'</text:span></text:span></text:p>
        <text:p text:style-name="P267"><text:span text:style-name="Source_20_Text"><text:span text:style-name="T241">class TestTitleize &lt; Test::Unit::TestCase</text:span></text:span></text:p>
        <text:p text:style-name="P267"><text:span text:style-name="Source_20_Text"><text:s/>def test_basic</text:span></text:p>
        <text:p text:style-name="P267"><text:span text:style-name="Source_20_Text"><text:s text:c="2"/></text:span><text:span text:style-name="Source_20_Text"><text:span text:style-name="T67">assert_equal(</text:span></text:span><text:span text:style-name="Source_20_Text">"This Is A Test" <text:s text:c="2"/></text:span><text:span text:style-name="Source_20_Text"><text:span text:style-name="T67">,</text:span></text:span><text:span text:style-name="Source_20_Text"> </text:span></text:p>
        <text:p text:style-name="P66"><text:span text:style-name="Source_20_Text"><text:s text:c="2"/><text:tab/><text:tab/>"this is a test".titleize</text:span><text:span text:style-name="Source_20_Text"><text:span text:style-name="T67">)</text:span></text:span></text:p>
        <text:p text:style-name="P267"><text:span text:style-name="Source_20_Text"><text:s text:c="2"/>assert_equal("Another Test 1234", </text:span></text:p>
        <text:p text:style-name="P66"><text:span text:style-name="Source_20_Text"><text:tab/>"another test 1234".titleize)</text:span></text:p>
        <text:p text:style-name="P99"><text:span text:style-name="Source_20_Text"><text:s text:c="2"/>assert_equal("We're Testing" <text:s text:c="3"/>,</text:span></text:p>
        <text:p text:style-name="P66"><text:span text:style-name="Source_20_Text"><text:s/>"we're testing".titleize)</text:span></text:p>
        <text:p text:style-name="P267"><text:span text:style-name="Source_20_Text"><text:s/>end</text:span></text:p>
        <text:p text:style-name="P267"><text:span text:style-name="Source_20_Text">end</text:span></text:p>
        <text:h text:style-name="P465" text:outline-level="2"><text:bookmark-start text:name="__RefHeading___Toc11401_924721042"/><text:span text:style-name="Source_20_Text">Minitest::Test</text:span><text:bookmark-end text:name="__RefHeading___Toc11401_924721042"/></text:h>
        <text:p text:style-name="P267"><text:span text:style-name="Source_20_Text"><text:span text:style-name="T93">require 'minitest/autorun'</text:span></text:span></text:p>
        <text:p text:style-name="P267"><text:span text:style-name="Source_20_Text"><text:span text:style-name="T67">require 'minitest/pride'</text:span></text:span></text:p>
        <text:p text:style-name="P267"><text:span text:style-name="Source_20_Text"><text:span text:style-name="T67"/></text:span></text:p>
        <text:p text:style-name="P267"><text:span text:style-name="Source_20_Text"><text:span text:style-name="T67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75"><text:span text:style-name="Source_20_Text"><text:span text:style-name="T149">assert_equal </text:span></text:span>can also accept an optional third argument as a message to be displayed if the assertion fails.</text:p>
            </table:table-cell>
          </table:table-row>
        </table:table>
        <text:h text:style-name="P465" text:outline-level="2"><text:bookmark-start text:name="__RefHeading___Toc11512_1800458073"/><text:span text:style-name="Source_20_Text"><text:span text:style-name="T95">it "</text:span></text:span><text:span text:style-name="Source_20_Text"><text:span text:style-name="T96">blabla</text:span></text:span><text:span text:style-name="Source_20_Text"><text:span text:style-name="T95">" do</text:span></text:span><text:bookmark-end text:name="__RefHeading___Toc11512_1800458073"/></text:h>
        <text:p text:style-name="P267"><text:span text:style-name="Source_20_Text"><text:span text:style-name="T95">describe</text:span></text:span><text:span text:style-name="Source_20_Text"><text:span text:style-name="T440"> "FakeEnumerable" </text:span></text:span><text:span text:style-name="Source_20_Text"><text:span text:style-name="T95">do</text:span></text:span></text:p>
        <text:p text:style-name="P267"><text:span text:style-name="Source_20_Text"><text:span text:style-name="T440"><text:s/></text:span></text:span><text:span text:style-name="Source_20_Text"><text:span text:style-name="T95">it</text:span></text:span><text:span text:style-name="Source_20_Text"><text:span text:style-name="T440"> "supports map" </text:span></text:span><text:span text:style-name="Source_20_Text"><text:span text:style-name="T95">do</text:span></text:span></text:p>
        <text:p text:style-name="P267"><text:span text:style-name="Source_20_Text"><text:span text:style-name="T440"><text:s text:c="3"/>@list.map</text:span></text:span><text:span text:style-name="Source_20_Text"><text:span text:style-name="T228">{|x| x+1}.must_equal([4,5])</text:span></text:span></text:p>
        <text:p text:style-name="P267"><text:span text:style-name="Source_20_Text"><text:span text:style-name="T440"><text:s/>end</text:span></text:span></text:p>
        <text:p text:style-name="P267"><text:span text:style-name="Source_20_Text"><text:span text:style-name="T440">end</text:span></text:span></text:p>
        <text:h text:style-name="Heading_20_2" text:outline-level="2"><text:span text:style-name="Source_20_Text"/></text:h>
        <text:h text:style-name="P402" text:outline-level="1"><text:bookmark-start text:name="__RefHeading___Toc12814_1905917240"/>IRB<text:bookmark-end text:name="__RefHeading___Toc12814_1905917240"/></text:h>
        <text:p text:style-name="P299">location of install files:</text:p>
        <text:p text:style-name="P322"><text:span text:style-name="Source_20_Text"><text:span text:style-name="T140">$irb --simple-prompt -rrbconfig</text:span></text:span></text:p>
        <text:p text:style-name="P386"><text:span text:style-name="Source_20_Text"><text:span text:style-name="T127">$irb </text:span></text:span><text:span text:style-name="Source_20_Text"><text:span text:style-name="T128">–</text:span></text:span><text:span text:style-name="Source_20_Text"><text:span text:style-name="T129">noecho <text:s text:c="3"/></text:span></text:span><text:span text:style-name="Source_20_Text"><text:span text:style-name="T173">irb not to be that talkative</text:span></text:span></text:p>
        <text:p text:style-name="P387"><text:span text:style-name="Source_20_Text"><text:span text:style-name="T171">$ </text:span></text:span><text:span text:style-name="Source_20_Text"><text:span text:style-name="T387">system 'clear' <text:s text:c="4"/></text:span></text:span><text:span text:style-name="Source_20_Text"><text:span text:style-name="T174">clear</text:span></text:span><text:span text:style-name="Source_20_Text"><text:span text:style-name="T175">s </text:span></text:span><text:span text:style-name="Source_20_Text"><text:span text:style-name="T174">console</text:span></text:span></text:p>
        <text:h text:style-name="P526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390"><text:span text:style-name="Source_20_Text"><text:span text:style-name="T386">alias irb="</text:span></text:span><text:bookmark-start text:name="__DdeLink__9510_947124772"/><text:bookmark-start text:name="__DdeLink__9508_947124772"/><text:span text:style-name="Source_20_Text"><text:span text:style-name="T386">ruby -S irb</text:span></text:span><text:bookmark-end text:name="__DdeLink__9510_947124772"/><text:bookmark-end text:name="__DdeLink__9508_947124772"/><text:span text:style-name="Source_20_Text"><text:span text:style-name="T386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06"><text:span text:style-name="Example"><text:span text:style-name="T156">-S </text:span></text:span><text:span text:style-name="T112">makes Ruby uses the PATH environment variable to search for script, unless if its name begins with a slash. This is used to emulate </text:span><text:span text:style-name="Example"><text:span text:style-name="T112">#!</text:span></text:span><text:span text:style-name="T112"> on machines that don't support it</text:span></text:p>
            </table:table-cell>
          </table:table-row>
        </table:table>
        <text:p text:style-name="P391"/>
        <text:h text:style-name="P526" text:outline-level="3"><text:bookmark-start text:name="__RefHeading___Toc18247_1912268999"/><text:span text:style-name="Source_20_Text">auto indentation</text:span><text:bookmark-end text:name="__RefHeading___Toc18247_1912268999"/></text:h>
        <text:p text:style-name="P21"><text:span text:style-name="Source_20_Text"><text:span text:style-name="T397">in ~/.irbrc</text:span></text:span></text:p>
        <text:p text:style-name="P389"><text:span text:style-name="Source_20_Text"><text:span text:style-name="T388">IRB.conf[:AUTO_INDENT] = true</text:span></text:span></text:p>
        <text:p text:style-name="P389"><text:span text:style-name="Source_20_Text"><text:span text:style-name="T389"/></text:span></text:p>
        <text:h text:style-name="P496" text:outline-level="1"><text:bookmark-start text:name="__RefHeading___Toc12816_1905917240"/>Terminal<text:bookmark-end text:name="__RefHeading___Toc12816_1905917240"/></text:h>
        <text:p text:style-name="P322"><text:span text:style-name="Source_20_Text"><text:span text:style-name="T188">clear screen:</text:span></text:span><text:span text:style-name="Source_20_Text"><text:span text:style-name="T315"> </text:span></text:span><text:span text:style-name="Source_20_Text"><text:span text:style-name="T138">cls </text:span></text:span><text:span text:style-name="Source_20_Text"><text:span text:style-name="T170">or</text:span></text:span><text:span text:style-name="Source_20_Text"><text:span text:style-name="T139"> system 'cls' </text:span></text:span><text:span text:style-name="Source_20_Text"><text:span text:style-name="T153">(irb)</text:span></text:span></text:p>
        <text:p text:style-name="P385"><text:span text:style-name="Source_20_Text"><text:span text:style-name="T133">-c </text:span></text:span><text:span text:style-name="T104"><text:tab/></text:span><text:span text:style-name="T283">check for syntax errors </text:span><text:span text:style-name="T316">without executing<text:tab/><text:tab/></text:span><text:span text:style-name="Source_20_Text"><text:span text:style-name="T118">ruby -c c2f.rb</text:span></text:span></text:p>
        <text:p text:style-name="P387"><text:span text:style-name="Source_20_Text"><text:span text:style-name="T142">-w</text:span></text:span><text:span text:style-name="Source_20_Text"><text:span text:style-name="T119"> <text:s/></text:span></text:span><text:span text:style-name="Source_20_Text"><text:span text:style-name="T161"><text:tab/></text:span></text:span><text:span text:style-name="Source_20_Text"><text:span text:style-name="T162">gives warning messages during program execution<text:tab/></text:span></text:span><text:span text:style-name="Source_20_Text"><text:span text:style-name="T118">ruby -</text:span></text:span><text:span text:style-name="Source_20_Text"><text:span text:style-name="T120">c</text:span></text:span><text:span text:style-name="Source_20_Text"><text:span text:style-name="T118">w c2f.rb</text:span></text:span></text:p>
        <text:p text:style-name="P387"><text:span text:style-name="Source_20_Text"><text:span text:style-name="T141">-e</text:span></text:span><text:span text:style-name="Source_20_Text"><text:span text:style-name="T162"><text:tab/></text:span></text:span><text:span text:style-name="Source_20_Text"><text:span text:style-name="T163">the command line contains Ruby code</text:span></text:span><text:span text:style-name="Source_20_Text"><text:span text:style-name="T162"><text:tab/><text:tab/></text:span></text:span><text:span text:style-name="Source_20_Text"><text:span text:style-name="T118">ruby -e 'puts “culo”'</text:span></text:span></text:p>
        <text:p text:style-name="P387"><text:span text:style-name="Source_20_Text"><text:span text:style-name="T141">-v </text:span></text:span><text:span text:style-name="Source_20_Text"><text:span text:style-name="T162"><text:tab/>shows ruby information and executes the program in verbose mode</text:span></text:span></text:p>
        <text:p text:style-name="P387"><text:span text:style-name="Source_20_Text"><text:span text:style-name="T141">-l</text:span></text:span><text:span text:style-name="Source_20_Text"><text:span text:style-name="T162"><text:tab/>line mode, prints a newline after every output line <text:s/><text:tab/><text:tab/><text:tab/><text:tab/><text:tab/></text:span></text:span><text:span text:style-name="Source_20_Text"><text:span text:style-name="T118">ruby -le 'print “+newline!”'</text:span></text:span></text:p>
        <text:p text:style-name="P387"><text:span text:style-name="Source_20_Text"><text:span text:style-name="T141">-rname</text:span></text:span><text:span text:style-name="Source_20_Text"><text:span text:style-name="T166"> <text:s text:c="4"/></text:span></text:span><text:span text:style-name="Source_20_Text"><text:span text:style-name="T162">requires the name <text:tab/></text:span></text:span></text:p>
        <text:p text:style-name="P387"><text:span text:style-name="Source_20_Text"><text:span text:style-name="T162"><text:tab/><text:tab/><text:tab/></text:span></text:span><text:span text:style-name="Source_20_Text"><text:span text:style-name="T118">ruby -rprofil</text:span></text:span><text:span text:style-name="Source_20_Text"><text:span text:style-name="T162">e</text:span></text:span></text:p>
        <text:p text:style-name="P387"><text:span text:style-name="Source_20_Text"><text:span text:style-name="T146">--version<text:tab/></text:span></text:span><text:span text:style-name="Source_20_Text"><text:span text:style-name="T172">shows Ruby version info<text:tab/><text:tab/><text:tab/></text:span></text:span><text:span text:style-name="Source_20_Text"><text:span text:style-name="T154">ruby –version</text:span></text:span></text:p>
        <text:p text:style-name="Text_20_body"><text:span text:style-name="Source_20_Text"><text:span text:style-name="T283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284a53" style:font-weight-asian="normal" style:font-weight-complex="normal"/>
    </style:style>
    <style:style style:name="MT7" style:family="text">
      <style:text-properties style:font-name="Liberation Mono" fo:font-size="8pt" fo:font-weight="normal" officeooo:rsid="04011c3b" style:font-weight-asian="normal" style:font-weight-complex="normal"/>
    </style:style>
    <style:style style:name="MT8" style:family="text">
      <style:text-properties style:font-name="Liberation Mono" fo:font-size="8pt" fo:font-weight="normal" officeooo:rsid="010db811" style:font-weight-asian="normal" style:font-weight-complex="normal"/>
    </style:style>
    <style:style style:name="MT9" style:family="text">
      <style:text-properties style:font-name="Liberation Mono" fo:font-size="8pt" fo:font-weight="normal" officeooo:rsid="0419d3fe" style:font-weight-asian="normal" style:font-weight-complex="normal"/>
    </style:style>
    <style:style style:name="MT10" style:family="text">
      <style:text-properties fo:font-weight="normal" officeooo:rsid="00f83a4f" style:font-weight-asian="normal" style:font-weight-complex="normal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7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7</text:span><text:span text:style-name="MT5">.0.</text:span><text:span text:style-name="MT6">3</text:span><text:span text:style-name="MT7"> <text:s text:c="5"/><text:tab/></text:span><text:span text:style-name="MT8">(print</text:span><text:span text:style-name="MT9">7</text:span><text:span text:style-name="MT8">)</text:span><text:span text:style-name="MT10"><text:tab/></text:span><text:span text:style-name="MT11"><text:page-number text:select-page="current">27</text:page-number></text:span><text:span text:style-name="MT11">/</text:span><text:span text:style-name="MT11"><text:page-count>2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2-10T17:12:55.136011025</dc:date>
    <meta:editing-duration>P45DT1H53M18S</meta:editing-duration>
    <meta:editing-cycles>977</meta:editing-cycles>
    <meta:generator>LibreOffice/5.1.4.2$Linux_X86_64 LibreOffice_project/10m0$Build-2</meta:generator>
    <meta:print-date>2016-08-10T11:34:56.970102686</meta:print-date>
    <meta:document-statistic meta:table-count="124" meta:image-count="2" meta:object-count="0" meta:page-count="27" meta:paragraph-count="1914" meta:word-count="8496" meta:character-count="49615" meta:non-whitespace-character-count="41572"/>
  </office:meta>
</office:document-meta>
</file>